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fo:color="#ff0000" fo:font-size="11pt" fo:font-weight="normal" officeooo:rsid="01b4550f" officeooo:paragraph-rsid="05897a83" style:font-size-asian="9.60000038146973pt" style:font-weight-asian="normal" style:font-size-complex="11pt" style:font-weight-complex="normal"/>
    </style:style>
    <style:style style:name="P2" style:family="paragraph" style:parent-style-name="List_20_Paragraph" style:list-style-name="L1">
      <style:paragraph-properties fo:text-align="justify" style:justify-single-word="false"/>
      <style:text-properties officeooo:rsid="0145d31b" officeooo:paragraph-rsid="05897a83"/>
    </style:style>
    <style:style style:name="P3" style:family="paragraph" style:parent-style-name="List_20_Paragraph" style:list-style-name="L1">
      <style:paragraph-properties fo:text-align="justify" style:justify-single-word="false"/>
      <style:text-properties officeooo:rsid="0145d31b" officeooo:paragraph-rsid="05a5c439"/>
    </style:style>
    <style:style style:name="P4" style:family="paragraph" style:parent-style-name="List_20_Paragraph" style:list-style-name="L1">
      <style:paragraph-properties fo:text-align="justify" style:justify-single-word="false"/>
      <style:text-properties officeooo:rsid="0145d31b" officeooo:paragraph-rsid="05a4c550"/>
    </style:style>
    <style:style style:name="P5" style:family="paragraph" style:parent-style-name="List_20_Paragraph" style:list-style-name="L1">
      <style:paragraph-properties fo:text-align="justify" style:justify-single-word="false"/>
      <style:text-properties officeooo:rsid="0145d31b" officeooo:paragraph-rsid="05c58e0e"/>
    </style:style>
    <style:style style:name="P6" style:family="paragraph" style:parent-style-name="List_20_Paragraph" style:list-style-name="L1">
      <style:paragraph-properties fo:text-align="justify" style:justify-single-word="false"/>
      <style:text-properties officeooo:rsid="0145d31b" officeooo:paragraph-rsid="05ac4c5c"/>
    </style:style>
    <style:style style:name="P7" style:family="paragraph" style:parent-style-name="List_20_Paragraph" style:list-style-name="L1">
      <style:paragraph-properties fo:text-align="justify" style:justify-single-word="false"/>
      <style:text-properties officeooo:rsid="0145d31b" officeooo:paragraph-rsid="06153703"/>
    </style:style>
    <style:style style:name="P8" style:family="paragraph" style:parent-style-name="List_20_Paragraph" style:list-style-name="L1">
      <style:paragraph-properties fo:text-align="justify" style:justify-single-word="false"/>
      <style:text-properties fo:color="#ff0000" fo:font-size="11pt" fo:font-weight="bold" officeooo:rsid="01fc5c0a" officeooo:paragraph-rsid="05c58e0e" style:font-name-asian="Times New Roman" style:font-size-asian="9.60000038146973pt" style:font-weight-asian="bold" style:font-name-complex="Calibri2" style:font-size-complex="11pt" style:font-weight-complex="bold"/>
    </style:style>
    <style:style style:name="P9" style:family="paragraph" style:parent-style-name="List_20_Paragraph" style:list-style-name="L1">
      <style:paragraph-properties fo:text-align="justify" style:justify-single-word="false"/>
      <style:text-properties fo:color="#ff0000" fo:font-size="11pt" fo:font-weight="bold" officeooo:rsid="01fc5c0a" officeooo:paragraph-rsid="05c1ddc6" style:font-name-asian="Times New Roman" style:font-size-asian="9.60000038146973pt" style:font-weight-asian="bold" style:font-name-complex="Calibri2" style:font-size-complex="11pt" style:font-weight-complex="bold"/>
    </style:style>
    <style:style style:name="P10" style:family="paragraph" style:parent-style-name="List_20_Paragraph" style:list-style-name="L1">
      <style:paragraph-properties fo:text-align="justify" style:justify-single-word="false"/>
      <style:text-properties fo:color="#ff0000" fo:font-size="11pt" fo:font-weight="bold" officeooo:rsid="01fc5c0a" officeooo:paragraph-rsid="05c15e4a" style:font-name-asian="Times New Roman" style:font-size-asian="9.60000038146973pt" style:font-weight-asian="bold" style:font-name-complex="Calibri2" style:font-size-complex="11pt" style:font-weight-complex="bold"/>
    </style:style>
    <style:style style:name="P11" style:family="paragraph" style:parent-style-name="List_20_Paragraph" style:list-style-name="L1">
      <style:paragraph-properties fo:text-align="justify" style:justify-single-word="false"/>
      <style:text-properties fo:color="#ff0000" fo:font-size="11pt" fo:font-weight="bold" officeooo:rsid="01fc5c0a" officeooo:paragraph-rsid="05bd2ef0" style:font-name-asian="Times New Roman" style:font-size-asian="9.60000038146973pt" style:font-weight-asian="bold" style:font-name-complex="Calibri2" style:font-size-complex="11pt" style:font-weight-complex="bold"/>
    </style:style>
    <style:style style:name="P12" style:family="paragraph" style:parent-style-name="List_20_Paragraph" style:list-style-name="L1">
      <style:paragraph-properties fo:text-align="justify" style:justify-single-word="false"/>
      <style:text-properties fo:color="#ff0000" fo:font-size="11pt" fo:font-weight="bold" officeooo:rsid="01fc5c0a" officeooo:paragraph-rsid="05ba1e98" style:font-name-asian="Times New Roman" style:font-size-asian="9.60000038146973pt" style:font-weight-asian="bold" style:font-name-complex="Calibri2" style:font-size-complex="11pt" style:font-weight-complex="bold"/>
    </style:style>
    <style:style style:name="P13" style:family="paragraph" style:parent-style-name="List_20_Paragraph" style:list-style-name="L1">
      <style:paragraph-properties fo:text-align="justify" style:justify-single-word="false"/>
      <style:text-properties fo:color="#ff0000" fo:font-size="11pt" fo:font-weight="bold" officeooo:rsid="01fc5c0a" officeooo:paragraph-rsid="05b73eb7" style:font-name-asian="Times New Roman" style:font-size-asian="9.60000038146973pt" style:font-weight-asian="bold" style:font-name-complex="Calibri2" style:font-size-complex="11pt" style:font-weight-complex="bold"/>
    </style:style>
    <style:style style:name="P14" style:family="paragraph" style:parent-style-name="List_20_Paragraph" style:list-style-name="L1">
      <style:paragraph-properties fo:text-align="justify" style:justify-single-word="false"/>
      <style:text-properties fo:color="#ff0000" fo:font-size="11pt" fo:font-weight="bold" officeooo:rsid="01fc5c0a" officeooo:paragraph-rsid="05c3bf43" style:font-name-asian="Times New Roman" style:font-size-asian="9.60000038146973pt" style:font-weight-asian="bold" style:font-name-complex="Calibri2" style:font-size-complex="11pt" style:font-weight-complex="bold"/>
    </style:style>
    <style:style style:name="P15" style:family="paragraph" style:parent-style-name="List_20_Paragraph" style:list-style-name="L1">
      <style:paragraph-properties fo:text-align="justify" style:justify-single-word="false"/>
      <style:text-properties fo:color="#ff0000" fo:font-size="11pt" fo:font-weight="bold" officeooo:rsid="05b1753e" officeooo:paragraph-rsid="05bd2ef0" style:font-name-asian="Times New Roman" style:font-size-asian="9.60000038146973pt" style:font-weight-asian="bold" style:font-name-complex="Calibri2" style:font-size-complex="11pt" style:font-weight-complex="bold"/>
    </style:style>
    <style:style style:name="P16" style:family="paragraph" style:parent-style-name="List_20_Paragraph" style:list-style-name="L1">
      <style:paragraph-properties fo:text-align="justify" style:justify-single-word="false"/>
      <style:text-properties fo:color="#ff0000" fo:font-size="11pt" fo:font-weight="bold" officeooo:rsid="05b1753e" officeooo:paragraph-rsid="05b73eb7" style:font-name-asian="Times New Roman" style:font-size-asian="9.60000038146973pt" style:font-weight-asian="bold" style:font-name-complex="Calibri2" style:font-size-complex="11pt" style:font-weight-complex="bold"/>
    </style:style>
    <style:style style:name="P17" style:family="paragraph" style:parent-style-name="List_20_Paragraph" style:list-style-name="L1">
      <style:paragraph-properties fo:text-align="justify" style:justify-single-word="false"/>
      <style:text-properties fo:color="#ff0000" fo:font-size="11pt" fo:font-weight="bold" officeooo:rsid="02012fb4" officeooo:paragraph-rsid="05ba1e98" style:font-name-asian="Times New Roman" style:font-size-asian="9.60000038146973pt" style:font-weight-asian="bold" style:font-name-complex="Calibri2" style:font-size-complex="11pt" style:font-weight-complex="bold"/>
    </style:style>
    <style:style style:name="P18" style:family="paragraph" style:parent-style-name="List_20_Paragraph" style:list-style-name="L1">
      <style:paragraph-properties fo:text-align="justify" style:justify-single-word="false"/>
      <style:text-properties fo:color="#ff0000" fo:font-size="11pt" fo:font-weight="bold" officeooo:rsid="02012fb4" officeooo:paragraph-rsid="05897a83" style:font-name-asian="Times New Roman" style:font-size-asian="9.60000038146973pt" style:font-weight-asian="bold" style:font-name-complex="Calibri2" style:font-size-complex="11pt" style:font-weight-complex="bold"/>
    </style:style>
    <style:style style:name="P19" style:family="paragraph" style:parent-style-name="List_20_Paragraph" style:list-style-name="L1">
      <style:paragraph-properties fo:text-align="justify" style:justify-single-word="false"/>
      <style:text-properties fo:color="#ff0000" fo:font-size="11pt" fo:font-weight="bold" officeooo:rsid="02012fb4" officeooo:paragraph-rsid="05a2bbab" style:font-name-asian="Times New Roman" style:font-size-asian="9.60000038146973pt" style:font-weight-asian="bold" style:font-name-complex="Calibri2" style:font-size-complex="11pt" style:font-weight-complex="bold"/>
    </style:style>
    <style:style style:name="P20" style:family="paragraph" style:parent-style-name="List_20_Paragraph" style:list-style-name="L1">
      <style:paragraph-properties fo:text-align="justify" style:justify-single-word="false"/>
      <style:text-properties fo:color="#ff0000" fo:font-size="11pt" fo:font-weight="bold" officeooo:rsid="0336e8b2" officeooo:paragraph-rsid="05897a83" style:font-name-asian="Times New Roman" style:font-size-asian="9.60000038146973pt" style:font-weight-asian="bold" style:font-name-complex="Calibri2" style:font-size-complex="11pt" style:font-weight-complex="bold"/>
    </style:style>
    <style:style style:name="P21" style:family="paragraph" style:parent-style-name="List_20_Paragraph" style:list-style-name="L1">
      <style:paragraph-properties fo:text-align="justify" style:justify-single-word="false"/>
      <style:text-properties fo:color="#ff0000" fo:font-size="11pt" fo:font-weight="bold" officeooo:rsid="03fdb08d" officeooo:paragraph-rsid="05897a83" style:font-name-asian="Times New Roman" style:font-size-asian="9.60000038146973pt" style:font-weight-asian="bold" style:font-name-complex="Calibri2" style:font-size-complex="11pt" style:font-weight-complex="bold"/>
    </style:style>
    <style:style style:name="P22" style:family="paragraph" style:parent-style-name="List_20_Paragraph" style:list-style-name="L1">
      <style:paragraph-properties fo:text-align="justify" style:justify-single-word="false"/>
      <style:text-properties fo:color="#ff0000" fo:font-size="11pt" fo:font-weight="bold" officeooo:rsid="020ed386" officeooo:paragraph-rsid="05897a83" style:font-name-asian="Times New Roman" style:font-size-asian="9.60000038146973pt" style:font-weight-asian="bold" style:font-name-complex="Calibri2" style:font-size-complex="11pt" style:font-weight-complex="bold"/>
    </style:style>
    <style:style style:name="P23" style:family="paragraph" style:parent-style-name="List_20_Paragraph" style:list-style-name="L1">
      <style:paragraph-properties fo:text-align="justify" style:justify-single-word="false"/>
      <style:text-properties fo:color="#ff0000" fo:font-size="11pt" fo:font-weight="bold" officeooo:rsid="02056b4b" officeooo:paragraph-rsid="05897a83" style:font-name-asian="Times New Roman" style:font-size-asian="9.60000038146973pt" style:font-weight-asian="bold" style:font-name-complex="Calibri2" style:font-size-complex="11pt" style:font-weight-complex="bold"/>
    </style:style>
    <style:style style:name="P24" style:family="paragraph" style:parent-style-name="List_20_Paragraph" style:list-style-name="L1">
      <style:paragraph-properties fo:text-align="justify" style:justify-single-word="false"/>
      <style:text-properties fo:color="#ff0000" fo:font-size="11pt" fo:font-weight="bold" officeooo:rsid="03681d27" officeooo:paragraph-rsid="05897a83" style:font-name-asian="Times New Roman" style:font-size-asian="9.60000038146973pt" style:font-weight-asian="bold" style:font-name-complex="Calibri2" style:font-size-complex="11pt" style:font-weight-complex="bold"/>
    </style:style>
    <style:style style:name="P25" style:family="paragraph" style:parent-style-name="List_20_Paragraph" style:list-style-name="L1">
      <style:paragraph-properties fo:text-align="justify" style:justify-single-word="false"/>
      <style:text-properties fo:color="#ff0000" fo:font-size="11pt" fo:font-weight="bold" officeooo:rsid="03681d27" officeooo:paragraph-rsid="05a2bbab" style:font-name-asian="Times New Roman" style:font-size-asian="9.60000038146973pt" style:font-weight-asian="bold" style:font-name-complex="Calibri2" style:font-size-complex="11pt" style:font-weight-complex="bold"/>
    </style:style>
    <style:style style:name="P26" style:family="paragraph" style:parent-style-name="List_20_Paragraph" style:list-style-name="L1">
      <style:paragraph-properties fo:text-align="justify" style:justify-single-word="false"/>
      <style:text-properties fo:color="#ff0000" fo:font-size="11pt" fo:font-weight="bold" officeooo:rsid="0545a0a3" officeooo:paragraph-rsid="05897a83" style:font-name-asian="Times New Roman" style:font-size-asian="9.60000038146973pt" style:font-weight-asian="bold" style:font-name-complex="Calibri2" style:font-size-complex="11pt" style:font-weight-complex="bold"/>
    </style:style>
    <style:style style:name="P27" style:family="paragraph" style:parent-style-name="List_20_Paragraph" style:list-style-name="L1">
      <style:paragraph-properties fo:text-align="justify" style:justify-single-word="false"/>
      <style:text-properties fo:color="#ff0000" fo:font-size="11pt" fo:font-weight="bold" officeooo:rsid="03e83fbb" officeooo:paragraph-rsid="05897a83" style:font-name-asian="Times New Roman" style:font-size-asian="9.60000038146973pt" style:font-weight-asian="bold" style:font-name-complex="Calibri2" style:font-size-complex="11pt" style:font-weight-complex="bold"/>
    </style:style>
    <style:style style:name="P28" style:family="paragraph" style:parent-style-name="List_20_Paragraph" style:list-style-name="L1">
      <style:paragraph-properties fo:text-align="justify" style:justify-single-word="false"/>
      <style:text-properties fo:color="#ff0000" fo:font-size="11pt" fo:font-weight="bold" officeooo:rsid="009fb1ba" officeooo:paragraph-rsid="05897a83" style:font-name-asian="Times New Roman" style:font-size-asian="9.60000038146973pt" style:font-weight-asian="bold" style:font-name-complex="Calibri2" style:font-size-complex="11pt" style:font-weight-complex="bold"/>
    </style:style>
    <style:style style:name="P29" style:family="paragraph" style:parent-style-name="List_20_Paragraph" style:list-style-name="L1">
      <style:paragraph-properties fo:text-align="justify" style:justify-single-word="false"/>
      <style:text-properties fo:color="#ff0000" fo:font-size="11pt" fo:font-weight="bold" officeooo:rsid="00a003ec" officeooo:paragraph-rsid="05897a83" style:font-name-asian="Times New Roman" style:font-size-asian="9.60000038146973pt" style:font-weight-asian="bold" style:font-name-complex="Calibri2" style:font-size-complex="11pt" style:font-weight-complex="bold"/>
    </style:style>
    <style:style style:name="P30" style:family="paragraph" style:parent-style-name="List_20_Paragraph" style:list-style-name="L1">
      <style:paragraph-properties fo:text-align="justify" style:justify-single-word="false"/>
      <style:text-properties fo:color="#ff0000" fo:font-size="11pt" fo:font-weight="bold" officeooo:rsid="00a19649" officeooo:paragraph-rsid="05897a83" style:font-name-asian="Times New Roman" style:font-size-asian="9.60000038146973pt" style:font-weight-asian="bold" style:font-name-complex="Calibri2" style:font-size-complex="11pt" style:font-weight-complex="bold"/>
    </style:style>
    <style:style style:name="P31" style:family="paragraph" style:parent-style-name="List_20_Paragraph" style:list-style-name="L1">
      <style:paragraph-properties fo:text-align="justify" style:justify-single-word="false"/>
      <style:text-properties fo:color="#ff0000" fo:font-size="11pt" fo:font-weight="bold" officeooo:rsid="0304e86b" officeooo:paragraph-rsid="05897a83" style:font-name-asian="Times New Roman" style:font-size-asian="9.60000038146973pt" style:font-weight-asian="bold" style:font-name-complex="Calibri2" style:font-size-complex="11pt" style:font-weight-complex="bold"/>
    </style:style>
    <style:style style:name="P32" style:family="paragraph" style:parent-style-name="List_20_Paragraph" style:list-style-name="L1">
      <style:paragraph-properties fo:text-align="justify" style:justify-single-word="false"/>
      <style:text-properties fo:color="#ff0000" fo:font-size="11pt" fo:font-weight="bold" officeooo:rsid="03052144" officeooo:paragraph-rsid="05897a83" style:font-name-asian="Times New Roman" style:font-size-asian="9.60000038146973pt" style:font-weight-asian="bold" style:font-name-complex="Calibri2" style:font-size-complex="11pt" style:font-weight-complex="bold"/>
    </style:style>
    <style:style style:name="P33" style:family="paragraph" style:parent-style-name="List_20_Paragraph" style:list-style-name="L1">
      <style:paragraph-properties fo:text-align="justify" style:justify-single-word="false"/>
      <style:text-properties fo:color="#ff0000" fo:font-size="11pt" fo:font-weight="bold" officeooo:rsid="0305fd2d" officeooo:paragraph-rsid="05897a83" style:font-name-asian="Times New Roman" style:font-size-asian="9.60000038146973pt" style:font-weight-asian="bold" style:font-name-complex="Calibri2" style:font-size-complex="11pt" style:font-weight-complex="bold"/>
    </style:style>
    <style:style style:name="P34" style:family="paragraph" style:parent-style-name="List_20_Paragraph" style:list-style-name="L1">
      <style:paragraph-properties fo:text-align="justify" style:justify-single-word="false"/>
      <style:text-properties fo:color="#ff0000" fo:font-size="11pt" fo:font-weight="bold" officeooo:rsid="0307d93c" officeooo:paragraph-rsid="05897a83" style:font-name-asian="Times New Roman" style:font-size-asian="9.60000038146973pt" style:font-weight-asian="bold" style:font-name-complex="Calibri2" style:font-size-complex="11pt" style:font-weight-complex="bold"/>
    </style:style>
    <style:style style:name="P35" style:family="paragraph" style:parent-style-name="List_20_Paragraph" style:list-style-name="L1">
      <style:paragraph-properties fo:text-align="justify" style:justify-single-word="false"/>
      <style:text-properties fo:color="#ff0000" fo:font-size="11pt" fo:font-weight="bold" officeooo:rsid="030acb76" officeooo:paragraph-rsid="05897a83" style:font-name-asian="Times New Roman" style:font-size-asian="9.60000038146973pt" style:font-weight-asian="bold" style:font-name-complex="Calibri2" style:font-size-complex="11pt" style:font-weight-complex="bold"/>
    </style:style>
    <style:style style:name="P36" style:family="paragraph" style:parent-style-name="List_20_Paragraph" style:list-style-name="L1">
      <style:paragraph-properties fo:text-align="justify" style:justify-single-word="false"/>
      <style:text-properties fo:color="#ff0000" fo:font-size="11pt" fo:font-weight="bold" officeooo:rsid="02efe2e9" officeooo:paragraph-rsid="0617a523" style:font-name-asian="Times New Roman" style:font-size-asian="9.60000038146973pt" style:font-weight-asian="bold" style:font-name-complex="Calibri2" style:font-size-complex="11pt" style:font-weight-complex="bold"/>
    </style:style>
    <style:style style:name="P37" style:family="paragraph" style:parent-style-name="List_20_Paragraph" style:list-style-name="L1">
      <style:paragraph-properties fo:text-align="justify" style:justify-single-word="false"/>
      <style:text-properties fo:color="#ff0000" fo:font-size="11pt" fo:font-weight="bold" officeooo:rsid="0307fef7" officeooo:paragraph-rsid="05897a83" style:font-name-asian="Times New Roman" style:font-size-asian="9.60000038146973pt" style:font-weight-asian="bold" style:font-name-complex="Calibri2" style:font-size-complex="11pt" style:font-weight-complex="bold"/>
    </style:style>
    <style:style style:name="P38" style:family="paragraph" style:parent-style-name="List_20_Paragraph" style:list-style-name="L1">
      <style:paragraph-properties fo:text-align="justify" style:justify-single-word="false"/>
      <style:text-properties fo:color="#ff0000" fo:font-size="11pt" fo:font-weight="bold" officeooo:rsid="031b2772" officeooo:paragraph-rsid="05897a83" style:font-name-asian="Times New Roman" style:font-size-asian="9.60000038146973pt" style:font-weight-asian="bold" style:font-name-complex="Calibri2" style:font-size-complex="11pt" style:font-weight-complex="bold"/>
    </style:style>
    <style:style style:name="P39" style:family="paragraph" style:parent-style-name="List_20_Paragraph" style:list-style-name="L1">
      <style:paragraph-properties fo:text-align="justify" style:justify-single-word="false"/>
      <style:text-properties fo:color="#ff0000" fo:font-size="11pt" fo:font-weight="bold" officeooo:rsid="0201312f" officeooo:paragraph-rsid="05a87865" style:font-name-asian="Times New Roman" style:font-size-asian="9.60000038146973pt" style:font-weight-asian="bold" style:font-name-complex="Calibri2" style:font-size-complex="11pt" style:font-weight-complex="bold"/>
    </style:style>
    <style:style style:name="P40" style:family="paragraph" style:parent-style-name="List_20_Paragraph" style:list-style-name="L1">
      <style:paragraph-properties fo:text-align="justify" style:justify-single-word="false"/>
      <style:text-properties fo:color="#ff0000" fo:font-size="11pt" fo:font-weight="bold" officeooo:rsid="0338595d" officeooo:paragraph-rsid="05897a83" style:font-name-asian="Times New Roman" style:font-size-asian="9.60000038146973pt" style:font-weight-asian="bold" style:font-name-complex="Calibri2" style:font-size-complex="11pt" style:font-weight-complex="bold"/>
    </style:style>
    <style:style style:name="P41" style:family="paragraph" style:parent-style-name="List_20_Paragraph" style:list-style-name="L1">
      <style:paragraph-properties fo:text-align="justify" style:justify-single-word="false"/>
      <style:text-properties fo:color="#ff0000" fo:font-size="11pt" fo:font-weight="bold" officeooo:rsid="02109056" officeooo:paragraph-rsid="05897a83" style:font-name-asian="Times New Roman" style:font-size-asian="9.60000038146973pt" style:font-weight-asian="bold" style:font-name-complex="Calibri2" style:font-size-complex="11pt" style:font-weight-complex="bold"/>
    </style:style>
    <style:style style:name="P42" style:family="paragraph" style:parent-style-name="List_20_Paragraph" style:list-style-name="L1">
      <style:paragraph-properties fo:text-align="justify" style:justify-single-word="false"/>
      <style:text-properties fo:color="#ff0000" fo:font-size="11pt" fo:font-weight="bold" officeooo:rsid="042390ce" officeooo:paragraph-rsid="05897a83" style:font-name-asian="Times New Roman" style:font-size-asian="9.60000038146973pt" style:font-weight-asian="bold" style:font-name-complex="Calibri2" style:font-size-complex="11pt" style:font-weight-complex="bold"/>
    </style:style>
    <style:style style:name="P43" style:family="paragraph" style:parent-style-name="List_20_Paragraph" style:list-style-name="L1">
      <style:paragraph-properties fo:text-align="justify" style:justify-single-word="false"/>
      <style:text-properties fo:color="#ff0000" fo:font-size="11pt" fo:font-weight="bold" officeooo:rsid="03394722" officeooo:paragraph-rsid="05897a83" style:font-name-asian="Times New Roman" style:font-size-asian="9.60000038146973pt" style:font-weight-asian="bold" style:font-name-complex="Calibri2" style:font-size-complex="11pt" style:font-weight-complex="bold"/>
    </style:style>
    <style:style style:name="P44" style:family="paragraph" style:parent-style-name="List_20_Paragraph" style:list-style-name="L1">
      <style:paragraph-properties fo:text-align="justify" style:justify-single-word="false"/>
      <style:text-properties fo:color="#ff0000" fo:font-size="11pt" fo:font-weight="bold" officeooo:rsid="0308ed24" officeooo:paragraph-rsid="05897a83" style:font-name-asian="Times New Roman" style:font-size-asian="9.60000038146973pt" style:font-weight-asian="bold" style:font-name-complex="Calibri2" style:font-size-complex="11pt" style:font-weight-complex="bold"/>
    </style:style>
    <style:style style:name="P45" style:family="paragraph" style:parent-style-name="List_20_Paragraph" style:list-style-name="L1">
      <style:paragraph-properties fo:text-align="justify" style:justify-single-word="false"/>
      <style:text-properties fo:color="#ff0000" fo:font-size="11pt" fo:font-weight="bold" officeooo:rsid="03489a37" officeooo:paragraph-rsid="05897a83" style:font-name-asian="Times New Roman" style:font-size-asian="9.60000038146973pt" style:font-weight-asian="bold" style:font-name-complex="Calibri2" style:font-size-complex="11pt" style:font-weight-complex="bold"/>
    </style:style>
    <style:style style:name="P46" style:family="paragraph" style:parent-style-name="List_20_Paragraph" style:list-style-name="L1">
      <style:paragraph-properties fo:text-align="justify" style:justify-single-word="false"/>
      <style:text-properties fo:color="#ff0000" fo:font-size="11pt" fo:font-weight="bold" officeooo:rsid="020ca336" officeooo:paragraph-rsid="05897a83" style:font-name-asian="Times New Roman" style:font-size-asian="9.60000038146973pt" style:font-weight-asian="bold" style:font-name-complex="Calibri2" style:font-size-complex="11pt" style:font-weight-complex="bold"/>
    </style:style>
    <style:style style:name="P47" style:family="paragraph" style:parent-style-name="List_20_Paragraph" style:list-style-name="L1">
      <style:paragraph-properties fo:text-align="justify" style:justify-single-word="false"/>
      <style:text-properties fo:color="#ff0000" fo:font-size="11pt" fo:font-weight="bold" officeooo:rsid="035e3d52" officeooo:paragraph-rsid="05897a83" style:font-name-asian="Times New Roman" style:font-size-asian="9.60000038146973pt" style:font-weight-asian="bold" style:font-name-complex="Calibri2" style:font-size-complex="11pt" style:font-weight-complex="bold"/>
    </style:style>
    <style:style style:name="P48" style:family="paragraph" style:parent-style-name="List_20_Paragraph" style:list-style-name="L1">
      <style:paragraph-properties fo:text-align="justify" style:justify-single-word="false"/>
      <style:text-properties fo:color="#ff0000" fo:font-size="11pt" fo:font-weight="bold" officeooo:rsid="020e83d0" officeooo:paragraph-rsid="05897a83" style:font-name-asian="Times New Roman" style:font-size-asian="9.60000038146973pt" style:font-weight-asian="bold" style:font-name-complex="Calibri2" style:font-size-complex="11pt" style:font-weight-complex="bold"/>
    </style:style>
    <style:style style:name="P49" style:family="paragraph" style:parent-style-name="List_20_Paragraph" style:list-style-name="L1">
      <style:paragraph-properties fo:text-align="justify" style:justify-single-word="false"/>
      <style:text-properties fo:color="#ff0000" fo:font-size="11pt" fo:font-weight="bold" officeooo:rsid="035d4464" officeooo:paragraph-rsid="05897a83" style:font-name-asian="Times New Roman" style:font-size-asian="9.60000038146973pt" style:font-weight-asian="bold" style:font-name-complex="Calibri2" style:font-size-complex="11pt" style:font-weight-complex="bold"/>
    </style:style>
    <style:style style:name="P50" style:family="paragraph" style:parent-style-name="List_20_Paragraph" style:list-style-name="L1">
      <style:paragraph-properties fo:text-align="justify" style:justify-single-word="false"/>
      <style:text-properties fo:color="#ff0000" fo:font-size="11pt" fo:font-weight="bold" officeooo:rsid="04759b33" officeooo:paragraph-rsid="05897a83" style:font-name-asian="Times New Roman" style:font-size-asian="9.60000038146973pt" style:font-weight-asian="bold" style:font-name-complex="Calibri2" style:font-size-complex="11pt" style:font-weight-complex="bold"/>
    </style:style>
    <style:style style:name="P51" style:family="paragraph" style:parent-style-name="List_20_Paragraph" style:list-style-name="L1">
      <style:paragraph-properties fo:text-align="justify" style:justify-single-word="false"/>
      <style:text-properties fo:color="#ff0000" fo:font-size="11pt" fo:font-weight="bold" officeooo:rsid="04759b33" officeooo:paragraph-rsid="0645b214" style:font-name-asian="Times New Roman" style:font-size-asian="9.60000038146973pt" style:font-weight-asian="bold" style:font-name-complex="Calibri2" style:font-size-complex="11pt" style:font-weight-complex="bold"/>
    </style:style>
    <style:style style:name="P52" style:family="paragraph" style:parent-style-name="List_20_Paragraph" style:list-style-name="L1">
      <style:paragraph-properties fo:text-align="justify" style:justify-single-word="false"/>
      <style:text-properties fo:color="#ff0000" fo:font-size="11pt" fo:font-weight="bold" officeooo:rsid="01a54cc8" officeooo:paragraph-rsid="05897a83" style:font-name-asian="Times New Roman" style:font-size-asian="11pt" style:font-weight-asian="bold" style:font-name-complex="Calibri2" style:font-size-complex="11pt" style:font-weight-complex="bold"/>
    </style:style>
    <style:style style:name="P53" style:family="paragraph" style:parent-style-name="List_20_Paragraph" style:list-style-name="L1">
      <style:paragraph-properties fo:text-align="justify" style:justify-single-word="false"/>
      <style:text-properties fo:color="#ff0000" fo:font-size="11pt" fo:font-weight="bold" officeooo:rsid="004464cc" officeooo:paragraph-rsid="05897a83" style:font-name-asian="Times New Roman" style:font-size-asian="11pt" style:font-weight-asian="bold" style:font-name-complex="Calibri2" style:font-size-complex="11pt" style:font-weight-complex="bold"/>
    </style:style>
    <style:style style:name="P54" style:family="paragraph" style:parent-style-name="List_20_Paragraph" style:list-style-name="L1">
      <style:paragraph-properties fo:text-align="justify" style:justify-single-word="false"/>
      <style:text-properties fo:color="#ff0000" fo:font-size="11pt" fo:font-weight="bold" officeooo:rsid="0091a152" officeooo:paragraph-rsid="05897a83" style:font-name-asian="Times New Roman" style:font-size-asian="11pt" style:font-weight-asian="bold" style:font-name-complex="Calibri2" style:font-size-complex="11pt" style:font-weight-complex="bold"/>
    </style:style>
    <style:style style:name="P55" style:family="paragraph" style:parent-style-name="List_20_Paragraph" style:list-style-name="L1">
      <style:paragraph-properties fo:text-align="justify" style:justify-single-word="false"/>
      <style:text-properties fo:color="#ff0000" fo:font-size="11pt" fo:font-weight="bold" officeooo:rsid="036ccf33" officeooo:paragraph-rsid="05897a83" style:font-name-asian="Times New Roman" style:font-size-asian="11pt" style:font-weight-asian="bold" style:font-name-complex="Calibri2" style:font-size-complex="11pt" style:font-weight-complex="bold"/>
    </style:style>
    <style:style style:name="P56" style:family="paragraph" style:parent-style-name="List_20_Paragraph" style:list-style-name="L1">
      <style:paragraph-properties fo:text-align="justify" style:justify-single-word="false"/>
      <style:text-properties fo:color="#ff0000" fo:font-size="11pt" fo:font-weight="bold" officeooo:rsid="00458f8f" officeooo:paragraph-rsid="05897a83" style:font-name-asian="Times New Roman" style:font-size-asian="11pt" style:font-weight-asian="bold" style:font-name-complex="Calibri2" style:font-size-complex="11pt" style:font-weight-complex="bold"/>
    </style:style>
    <style:style style:name="P57" style:family="paragraph" style:parent-style-name="List_20_Paragraph" style:list-style-name="L1">
      <style:paragraph-properties fo:text-align="justify" style:justify-single-word="false"/>
      <style:text-properties fo:color="#ff0000" fo:font-size="11pt" fo:font-weight="bold" officeooo:rsid="00474f47" officeooo:paragraph-rsid="05897a83" style:font-name-asian="Times New Roman" style:font-size-asian="11pt" style:font-weight-asian="bold" style:font-name-complex="Calibri2" style:font-size-complex="11pt" style:font-weight-complex="bold"/>
    </style:style>
    <style:style style:name="P58" style:family="paragraph" style:parent-style-name="List_20_Paragraph" style:list-style-name="L1">
      <style:paragraph-properties fo:text-align="justify" style:justify-single-word="false"/>
      <style:text-properties fo:color="#ff0000" fo:font-size="11pt" fo:font-weight="bold" officeooo:rsid="003ab827" officeooo:paragraph-rsid="05897a83" style:font-name-asian="Times New Roman" style:font-size-asian="11pt" style:font-weight-asian="bold" style:font-name-complex="Calibri2" style:font-size-complex="11pt" style:font-weight-complex="bold"/>
    </style:style>
    <style:style style:name="P59" style:family="paragraph" style:parent-style-name="List_20_Paragraph" style:list-style-name="L1">
      <style:paragraph-properties fo:text-align="justify" style:justify-single-word="false"/>
      <style:text-properties fo:color="#ff0000" fo:font-size="11pt" fo:font-weight="bold" officeooo:rsid="0048730e" officeooo:paragraph-rsid="05897a83" style:font-name-asian="Times New Roman" style:font-size-asian="11pt" style:font-weight-asian="bold" style:font-name-complex="Calibri2" style:font-size-complex="11pt" style:font-weight-complex="bold"/>
    </style:style>
    <style:style style:name="P60" style:family="paragraph" style:parent-style-name="List_20_Paragraph" style:list-style-name="L1">
      <style:paragraph-properties fo:text-align="justify" style:justify-single-word="false"/>
      <style:text-properties fo:color="#ff0000" fo:font-size="11pt" fo:font-weight="bold" officeooo:rsid="0050a1cb" officeooo:paragraph-rsid="05897a83" style:font-name-asian="Times New Roman" style:font-size-asian="11pt" style:font-weight-asian="bold" style:font-name-complex="Calibri2" style:font-size-complex="11pt" style:font-weight-complex="bold"/>
    </style:style>
    <style:style style:name="P61" style:family="paragraph" style:parent-style-name="List_20_Paragraph" style:list-style-name="L1">
      <style:paragraph-properties fo:text-align="justify" style:justify-single-word="false"/>
      <style:text-properties fo:color="#ff0000" fo:font-size="11pt" fo:font-weight="bold" officeooo:rsid="0048fa0f" officeooo:paragraph-rsid="05897a83" style:font-name-asian="Times New Roman" style:font-size-asian="11pt" style:font-weight-asian="bold" style:font-name-complex="Calibri2" style:font-size-complex="11pt" style:font-weight-complex="bold"/>
    </style:style>
    <style:style style:name="P62" style:family="paragraph" style:parent-style-name="List_20_Paragraph" style:list-style-name="L1">
      <style:paragraph-properties fo:text-align="justify" style:justify-single-word="false"/>
      <style:text-properties fo:color="#ff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63" style:family="paragraph" style:parent-style-name="List_20_Paragraph" style:list-style-name="L1">
      <style:paragraph-properties fo:text-align="justify" style:justify-single-word="false"/>
      <style:text-properties fo:color="#ff0000" fo:font-size="11pt" fo:font-weight="bold" officeooo:rsid="019aa1cc" officeooo:paragraph-rsid="05ba1e98" style:font-size-asian="9.60000038146973pt" style:font-weight-asian="bold" style:font-size-complex="11pt" style:font-weight-complex="bold"/>
    </style:style>
    <style:style style:name="P64" style:family="paragraph" style:parent-style-name="List_20_Paragraph" style:list-style-name="L1">
      <style:paragraph-properties fo:text-align="justify" style:justify-single-word="false"/>
      <style:text-properties fo:color="#ff0000" fo:font-size="11pt" fo:font-weight="bold" officeooo:rsid="019aa1cc" officeooo:paragraph-rsid="05b73eb7" style:font-size-asian="9.60000038146973pt" style:font-weight-asian="bold" style:font-size-complex="11pt" style:font-weight-complex="bold"/>
    </style:style>
    <style:style style:name="P65" style:family="paragraph" style:parent-style-name="List_20_Paragraph" style:list-style-name="L1">
      <style:paragraph-properties fo:text-align="justify" style:justify-single-word="false"/>
      <style:text-properties fo:color="#ff0000" fo:font-size="11pt" fo:font-weight="bold" officeooo:rsid="01fc5c0a" officeooo:paragraph-rsid="05ba1e98" style:font-size-asian="9.60000038146973pt" style:font-weight-asian="bold" style:font-size-complex="11pt" style:font-weight-complex="bold"/>
    </style:style>
    <style:style style:name="P66" style:family="paragraph" style:parent-style-name="List_20_Paragraph" style:list-style-name="L1">
      <style:paragraph-properties fo:text-align="justify" style:justify-single-word="false"/>
      <style:text-properties fo:color="#ff0000" fo:font-size="11pt" fo:font-weight="bold" officeooo:rsid="01fc5c0a" officeooo:paragraph-rsid="05b73eb7" style:font-size-asian="9.60000038146973pt" style:font-weight-asian="bold" style:font-size-complex="11pt" style:font-weight-complex="bold"/>
    </style:style>
    <style:style style:name="P67" style:family="paragraph" style:parent-style-name="List_20_Paragraph" style:list-style-name="L1">
      <style:paragraph-properties fo:text-align="justify" style:justify-single-word="false"/>
      <style:text-properties fo:color="#ff0000" fo:font-size="11pt" fo:font-weight="bold" officeooo:rsid="043e195c" officeooo:paragraph-rsid="05897a83" style:font-size-asian="9.60000038146973pt" style:font-weight-asian="bold" style:font-size-complex="11pt" style:font-weight-complex="bold"/>
    </style:style>
    <style:style style:name="P68" style:family="paragraph" style:parent-style-name="List_20_Paragraph" style:list-style-name="L1">
      <style:paragraph-properties fo:text-align="justify" style:justify-single-word="false"/>
      <style:text-properties fo:color="#ff0000" fo:font-size="11pt" fo:font-weight="bold" officeooo:rsid="011dad5e" officeooo:paragraph-rsid="05897a83" style:font-size-asian="9.60000038146973pt" style:font-weight-asian="bold" style:font-size-complex="11pt" style:font-weight-complex="bold"/>
    </style:style>
    <style:style style:name="P69" style:family="paragraph" style:parent-style-name="List_20_Paragraph" style:list-style-name="L1">
      <style:paragraph-properties fo:text-align="justify" style:justify-single-word="false"/>
      <style:text-properties fo:color="#ff0000" fo:font-size="11pt" fo:font-weight="bold" officeooo:rsid="011dad5e" officeooo:paragraph-rsid="0638e315" style:font-size-asian="9.60000038146973pt" style:font-weight-asian="bold" style:font-size-complex="11pt" style:font-weight-complex="bold"/>
    </style:style>
    <style:style style:name="P70" style:family="paragraph" style:parent-style-name="List_20_Paragraph" style:list-style-name="L1">
      <style:paragraph-properties fo:text-align="justify" style:justify-single-word="false"/>
      <style:text-properties fo:color="#ff0000" fo:font-size="11pt" fo:font-weight="bold" officeooo:rsid="05fc3d45" officeooo:paragraph-rsid="0603f9ef" style:font-size-asian="9.60000038146973pt" style:font-weight-asian="bold" style:font-size-complex="11pt" style:font-weight-complex="bold"/>
    </style:style>
    <style:style style:name="P71" style:family="paragraph" style:parent-style-name="List_20_Paragraph" style:list-style-name="L1">
      <style:paragraph-properties fo:text-align="justify" style:justify-single-word="false"/>
      <style:text-properties fo:color="#ff0000" fo:font-size="11pt" fo:font-weight="bold" officeooo:rsid="0601614e" officeooo:paragraph-rsid="0603f9ef" style:font-size-asian="9.60000038146973pt" style:font-weight-asian="bold" style:font-size-complex="11pt" style:font-weight-complex="bold"/>
    </style:style>
    <style:style style:name="P72" style:family="paragraph" style:parent-style-name="List_20_Paragraph" style:list-style-name="L1">
      <style:paragraph-properties fo:text-align="justify" style:justify-single-word="false"/>
      <style:text-properties fo:color="#ff0000" fo:font-size="11pt" fo:font-weight="bold" officeooo:rsid="05efbb26" officeooo:paragraph-rsid="05ff8a20" style:font-size-asian="9.60000038146973pt" style:font-weight-asian="bold" style:font-size-complex="11pt" style:font-weight-complex="bold"/>
    </style:style>
    <style:style style:name="P73" style:family="paragraph" style:parent-style-name="List_20_Paragraph" style:list-style-name="L1">
      <style:paragraph-properties fo:text-align="justify" style:justify-single-word="false"/>
      <style:text-properties fo:color="#ff0000" fo:font-size="11pt" fo:font-weight="bold" officeooo:rsid="0147389a" officeooo:paragraph-rsid="05897a83" style:font-size-asian="9.60000038146973pt" style:font-weight-asian="bold" style:font-size-complex="11pt" style:font-weight-complex="bold"/>
    </style:style>
    <style:style style:name="P74" style:family="paragraph" style:parent-style-name="List_20_Paragraph" style:list-style-name="L1">
      <style:paragraph-properties fo:text-align="justify" style:justify-single-word="false"/>
      <style:text-properties fo:color="#ff0000" fo:font-size="11pt" fo:font-weight="bold" officeooo:rsid="018db849" officeooo:paragraph-rsid="0595676e" style:font-size-asian="9.60000038146973pt" style:font-weight-asian="bold" style:font-size-complex="11pt" style:font-weight-complex="bold"/>
    </style:style>
    <style:style style:name="P75" style:family="paragraph" style:parent-style-name="List_20_Paragraph" style:list-style-name="L1">
      <style:paragraph-properties fo:text-align="justify" style:justify-single-word="false"/>
      <style:text-properties fo:color="#ff0000" fo:font-size="11pt" fo:font-weight="bold" officeooo:rsid="018db849" officeooo:paragraph-rsid="0593a35e" style:font-size-asian="9.60000038146973pt" style:font-weight-asian="bold" style:font-size-complex="11pt" style:font-weight-complex="bold"/>
    </style:style>
    <style:style style:name="P76" style:family="paragraph" style:parent-style-name="List_20_Paragraph" style:list-style-name="L1">
      <style:paragraph-properties fo:text-align="justify" style:justify-single-word="false"/>
      <style:text-properties fo:color="#ff0000" fo:font-size="11pt" fo:font-weight="bold" officeooo:rsid="01adba20" officeooo:paragraph-rsid="0595676e" style:font-size-asian="9.60000038146973pt" style:font-weight-asian="bold" style:font-size-complex="11pt" style:font-weight-complex="bold"/>
    </style:style>
    <style:style style:name="P77" style:family="paragraph" style:parent-style-name="List_20_Paragraph" style:list-style-name="L1">
      <style:paragraph-properties fo:text-align="justify" style:justify-single-word="false"/>
      <style:text-properties fo:color="#ff0000" fo:font-size="11pt" fo:font-weight="bold" officeooo:rsid="01adba20" officeooo:paragraph-rsid="0593a35e" style:font-size-asian="9.60000038146973pt" style:font-weight-asian="bold" style:font-size-complex="11pt" style:font-weight-complex="bold"/>
    </style:style>
    <style:style style:name="P78" style:family="paragraph" style:parent-style-name="List_20_Paragraph" style:list-style-name="L1">
      <style:paragraph-properties fo:text-align="justify" style:justify-single-word="false"/>
      <style:text-properties fo:color="#ff0000" fo:font-size="11pt" fo:font-weight="bold" officeooo:rsid="01adba20" officeooo:paragraph-rsid="05e04079" style:font-size-asian="9.60000038146973pt" style:font-weight-asian="bold" style:font-size-complex="11pt" style:font-weight-complex="bold"/>
    </style:style>
    <style:style style:name="P79" style:family="paragraph" style:parent-style-name="List_20_Paragraph" style:list-style-name="L1">
      <style:paragraph-properties fo:text-align="justify" style:justify-single-word="false"/>
      <style:text-properties fo:color="#ff0000" fo:font-size="11pt" fo:font-weight="bold" officeooo:rsid="041670ee" officeooo:paragraph-rsid="0595676e" style:font-size-asian="9.60000038146973pt" style:font-weight-asian="bold" style:font-size-complex="11pt" style:font-weight-complex="bold"/>
    </style:style>
    <style:style style:name="P80" style:family="paragraph" style:parent-style-name="List_20_Paragraph" style:list-style-name="L1">
      <style:paragraph-properties fo:text-align="justify" style:justify-single-word="false"/>
      <style:text-properties fo:color="#ff0000" fo:font-size="11pt" fo:font-weight="bold" officeooo:rsid="01b4550f" officeooo:paragraph-rsid="05897a83" style:font-size-asian="9.60000038146973pt" style:font-weight-asian="bold" style:font-size-complex="11pt" style:font-weight-complex="bold"/>
    </style:style>
    <style:style style:name="P81" style:family="paragraph" style:parent-style-name="List_20_Paragraph" style:list-style-name="L1">
      <style:paragraph-properties fo:text-align="justify" style:justify-single-word="false"/>
      <style:text-properties fo:color="#ff0000" fo:font-size="11pt" fo:font-weight="bold" officeooo:rsid="0264a783" officeooo:paragraph-rsid="05897a83" style:font-size-asian="9.60000038146973pt" style:font-weight-asian="bold" style:font-size-complex="11pt" style:font-weight-complex="bold"/>
    </style:style>
    <style:style style:name="P82" style:family="paragraph" style:parent-style-name="List_20_Paragraph" style:list-style-name="L1">
      <style:paragraph-properties fo:text-align="justify" style:justify-single-word="false"/>
      <style:text-properties fo:color="#ff0000" fo:font-size="11pt" fo:font-weight="bold" officeooo:rsid="03ffa6b3" officeooo:paragraph-rsid="05897a83" style:font-size-asian="9.60000038146973pt" style:font-weight-asian="bold" style:font-size-complex="11pt" style:font-weight-complex="bold"/>
    </style:style>
    <style:style style:name="P83" style:family="paragraph" style:parent-style-name="List_20_Paragraph" style:list-style-name="L1">
      <style:paragraph-properties fo:text-align="justify" style:justify-single-word="false"/>
      <style:text-properties fo:color="#ff0000" fo:font-size="11pt" fo:font-weight="bold" officeooo:rsid="05f48795" officeooo:paragraph-rsid="0603f9ef" style:font-size-asian="9.60000038146973pt" style:font-weight-asian="bold" style:font-size-complex="11pt" style:font-weight-complex="bold"/>
    </style:style>
    <style:style style:name="P84" style:family="paragraph" style:parent-style-name="List_20_Paragraph" style:list-style-name="L1">
      <style:paragraph-properties fo:text-align="justify" style:justify-single-word="false"/>
      <style:text-properties fo:color="#ff0000" fo:font-size="11pt" fo:font-weight="bold" officeooo:rsid="0638e315" officeooo:paragraph-rsid="0638e315" style:font-size-asian="9.60000038146973pt" style:font-weight-asian="bold" style:font-size-complex="11pt" style:font-weight-complex="bold"/>
    </style:style>
    <style:style style:name="P85" style:family="paragraph" style:parent-style-name="List_20_Paragraph" style:list-style-name="L1">
      <style:paragraph-properties fo:text-align="justify" style:justify-single-word="false"/>
      <style:text-properties fo:color="#ff0000" fo:font-size="11pt" fo:font-weight="bold" officeooo:rsid="0638e315" officeooo:paragraph-rsid="0644c607" style:font-size-asian="9.60000038146973pt" style:font-weight-asian="bold" style:font-size-complex="11pt" style:font-weight-complex="bold"/>
    </style:style>
    <style:style style:name="P86" style:family="paragraph" style:parent-style-name="List_20_Paragraph" style:list-style-name="L1">
      <style:paragraph-properties fo:text-align="justify" style:justify-single-word="false"/>
      <style:text-properties fo:color="#ff0000" fo:font-size="11pt" fo:font-weight="bold" officeooo:rsid="0638e315" officeooo:paragraph-rsid="0645b214" style:font-size-asian="9.60000038146973pt" style:font-weight-asian="bold" style:font-size-complex="11pt" style:font-weight-complex="bold"/>
    </style:style>
    <style:style style:name="P87" style:family="paragraph" style:parent-style-name="List_20_Paragraph" style:list-style-name="L1">
      <style:paragraph-properties fo:text-align="justify" style:justify-single-word="false"/>
      <style:text-properties fo:color="#ff0000" fo:font-size="11pt" fo:font-weight="normal" officeooo:rsid="0152f134" officeooo:paragraph-rsid="05ba1e98" style:font-name-asian="Times New Roman" style:font-size-asian="9.60000038146973pt" style:font-weight-asian="normal" style:font-name-complex="Calibri2" style:font-size-complex="11pt" style:font-weight-complex="normal"/>
    </style:style>
    <style:style style:name="P88" style:family="paragraph" style:parent-style-name="List_20_Paragraph" style:list-style-name="L1">
      <style:paragraph-properties fo:text-align="justify" style:justify-single-word="false"/>
      <style:text-properties fo:color="#ff0000" fo:font-size="11pt" fo:font-weight="normal" officeooo:rsid="0152f134" officeooo:paragraph-rsid="05b73eb7" style:font-name-asian="Times New Roman" style:font-size-asian="9.60000038146973pt" style:font-weight-asian="normal" style:font-name-complex="Calibri2" style:font-size-complex="11pt" style:font-weight-complex="normal"/>
    </style:style>
    <style:style style:name="P89" style:family="paragraph" style:parent-style-name="List_20_Paragraph" style:list-style-name="L1">
      <style:paragraph-properties fo:text-align="justify" style:justify-single-word="false"/>
      <style:text-properties fo:color="#ff0000" fo:font-size="11pt" fo:font-weight="normal" officeooo:rsid="02012fb4" officeooo:paragraph-rsid="05897a83" style:font-name-asian="Times New Roman" style:font-size-asian="9.60000038146973pt" style:font-weight-asian="normal" style:font-name-complex="Calibri2" style:font-size-complex="11pt" style:font-weight-complex="normal"/>
    </style:style>
    <style:style style:name="P90" style:family="paragraph" style:parent-style-name="List_20_Paragraph" style:list-style-name="L1">
      <style:paragraph-properties fo:text-align="justify" style:justify-single-word="false"/>
      <style:text-properties fo:color="#ff0000" fo:font-size="11pt" fo:font-weight="normal" officeooo:rsid="02012fb4" officeooo:paragraph-rsid="05a2bbab" style:font-name-asian="Times New Roman" style:font-size-asian="9.60000038146973pt" style:font-weight-asian="normal" style:font-name-complex="Calibri2" style:font-size-complex="11pt" style:font-weight-complex="normal"/>
    </style:style>
    <style:style style:name="P91" style:family="paragraph" style:parent-style-name="List_20_Paragraph" style:list-style-name="L1">
      <style:paragraph-properties fo:text-align="justify" style:justify-single-word="false"/>
      <style:text-properties fo:color="#ff0000" fo:font-size="11pt" fo:font-weight="normal" officeooo:rsid="02012fb4" officeooo:paragraph-rsid="0627a72e" style:font-name-asian="Times New Roman" style:font-size-asian="9.60000038146973pt" style:font-weight-asian="normal" style:font-name-complex="Calibri2" style:font-size-complex="11pt" style:font-weight-complex="normal"/>
    </style:style>
    <style:style style:name="P92" style:family="paragraph" style:parent-style-name="List_20_Paragraph" style:list-style-name="L1">
      <style:paragraph-properties fo:text-align="justify" style:justify-single-word="false"/>
      <style:text-properties fo:color="#ff0000" fo:font-size="11pt" fo:font-weight="normal" officeooo:rsid="02012fb4" officeooo:paragraph-rsid="0644c607" style:font-name-asian="Times New Roman" style:font-size-asian="9.60000038146973pt" style:font-weight-asian="normal" style:font-name-complex="Calibri2" style:font-size-complex="11pt" style:font-weight-complex="normal"/>
    </style:style>
    <style:style style:name="P93" style:family="paragraph" style:parent-style-name="List_20_Paragraph" style:list-style-name="L1">
      <style:paragraph-properties fo:text-align="justify" style:justify-single-word="false"/>
      <style:text-properties fo:color="#ff0000" fo:font-size="11pt" fo:font-weight="normal" officeooo:rsid="01b6f5d6" officeooo:paragraph-rsid="05897a83" style:font-name-asian="Times New Roman" style:font-size-asian="9.60000038146973pt" style:font-weight-asian="normal" style:font-name-complex="Calibri2" style:font-size-complex="11pt" style:font-weight-complex="normal"/>
    </style:style>
    <style:style style:name="P94" style:family="paragraph" style:parent-style-name="List_20_Paragraph" style:list-style-name="L1">
      <style:paragraph-properties fo:text-align="justify" style:justify-single-word="false"/>
      <style:text-properties fo:color="#ff0000" fo:font-size="11pt" fo:font-weight="normal" officeooo:rsid="01fc5c0a" officeooo:paragraph-rsid="0617a523" style:font-name-asian="Times New Roman" style:font-size-asian="9.60000038146973pt" style:font-weight-asian="normal" style:font-name-complex="Calibri2" style:font-size-complex="11pt" style:font-weight-complex="normal"/>
    </style:style>
    <style:style style:name="P95" style:family="paragraph" style:parent-style-name="List_20_Paragraph" style:list-style-name="L1">
      <style:paragraph-properties fo:text-align="justify" style:justify-single-word="false"/>
      <style:text-properties fo:color="#ff0000" fo:font-size="11pt" fo:font-weight="normal" officeooo:rsid="02a7c6df" officeooo:paragraph-rsid="05897a83" style:font-name-asian="Times New Roman" style:font-size-asian="9.60000038146973pt" style:font-weight-asian="normal" style:font-name-complex="Calibri2" style:font-size-complex="11pt" style:font-weight-complex="normal"/>
    </style:style>
    <style:style style:name="P96" style:family="paragraph" style:parent-style-name="List_20_Paragraph" style:list-style-name="L1">
      <style:paragraph-properties fo:text-align="justify" style:justify-single-word="false"/>
      <style:text-properties fo:color="#ff0000" fo:font-size="11pt" fo:font-weight="normal" officeooo:rsid="02ed20ce" officeooo:paragraph-rsid="05897a83" style:font-name-asian="Times New Roman" style:font-size-asian="9.60000038146973pt" style:font-weight-asian="normal" style:font-name-complex="Calibri2" style:font-size-complex="11pt" style:font-weight-complex="normal"/>
    </style:style>
    <style:style style:name="P97" style:family="paragraph" style:parent-style-name="List_20_Paragraph" style:list-style-name="L1">
      <style:paragraph-properties fo:text-align="justify" style:justify-single-word="false"/>
      <style:text-properties fo:color="#ff0000" fo:font-size="11pt" fo:font-weight="normal" officeooo:rsid="0336e8b2" officeooo:paragraph-rsid="05897a83" style:font-name-asian="Times New Roman" style:font-size-asian="9.60000038146973pt" style:font-weight-asian="normal" style:font-name-complex="Calibri2" style:font-size-complex="11pt" style:font-weight-complex="normal"/>
    </style:style>
    <style:style style:name="P98" style:family="paragraph" style:parent-style-name="List_20_Paragraph" style:list-style-name="L1">
      <style:paragraph-properties fo:text-align="justify" style:justify-single-word="false"/>
      <style:text-properties fo:color="#ff0000" fo:font-size="11pt" fo:font-weight="normal" officeooo:rsid="03f65bf7" officeooo:paragraph-rsid="05897a83" style:font-name-asian="Times New Roman" style:font-size-asian="9.60000038146973pt" style:font-weight-asian="normal" style:font-name-complex="Calibri2" style:font-size-complex="11pt" style:font-weight-complex="normal"/>
    </style:style>
    <style:style style:name="P99" style:family="paragraph" style:parent-style-name="List_20_Paragraph" style:list-style-name="L1">
      <style:paragraph-properties fo:text-align="justify" style:justify-single-word="false"/>
      <style:text-properties fo:color="#ff0000" fo:font-size="11pt" fo:font-weight="normal" officeooo:rsid="0145d31b" officeooo:paragraph-rsid="05897a83" style:font-name-asian="Times New Roman" style:font-size-asian="11pt" style:font-weight-asian="normal" style:font-name-complex="Calibri2" style:font-size-complex="11pt" style:font-weight-complex="normal"/>
    </style:style>
    <style:style style:name="P100" style:family="paragraph" style:parent-style-name="List_20_Paragraph" style:list-style-name="L1">
      <style:paragraph-properties fo:text-align="justify" style:justify-single-word="false"/>
      <style:text-properties fo:color="#ff0000" fo:font-size="11pt" fo:font-weight="normal" officeooo:rsid="05fd589d" officeooo:paragraph-rsid="05fd589d" style:font-size-asian="9.60000038146973pt" style:font-weight-asian="normal" style:font-size-complex="11pt" style:font-weight-complex="normal"/>
    </style:style>
    <style:style style:name="P101" style:family="paragraph" style:parent-style-name="List_20_Paragraph" style:list-style-name="L1">
      <style:paragraph-properties fo:text-align="justify" style:justify-single-word="false"/>
      <style:text-properties fo:color="#ff0000" fo:font-size="11pt" fo:font-weight="normal" officeooo:rsid="05fd589d" officeooo:paragraph-rsid="060279c9" style:font-size-asian="9.60000038146973pt" style:font-weight-asian="normal" style:font-size-complex="11pt" style:font-weight-complex="normal"/>
    </style:style>
    <style:style style:name="P102" style:family="paragraph" style:parent-style-name="List_20_Paragraph" style:list-style-name="L1">
      <style:paragraph-properties fo:text-align="justify" style:justify-single-word="false"/>
      <style:text-properties fo:color="#ff0000" fo:font-size="11pt" fo:font-weight="normal" officeooo:rsid="05fd589d" officeooo:paragraph-rsid="0603f9ef" style:font-size-asian="9.60000038146973pt" style:font-weight-asian="normal" style:font-size-complex="11pt" style:font-weight-complex="normal"/>
    </style:style>
    <style:style style:name="P103" style:family="paragraph" style:parent-style-name="List_20_Paragraph" style:list-style-name="L1">
      <style:paragraph-properties fo:text-align="justify" style:justify-single-word="false"/>
      <style:text-properties fo:color="#ff0000" fo:font-size="11pt" fo:font-weight="normal" officeooo:rsid="0601614e" officeooo:paragraph-rsid="0601614e" style:font-size-asian="9.60000038146973pt" style:font-weight-asian="normal" style:font-size-complex="11pt" style:font-weight-complex="normal"/>
    </style:style>
    <style:style style:name="P104" style:family="paragraph" style:parent-style-name="List_20_Paragraph" style:list-style-name="L1">
      <style:paragraph-properties fo:text-align="justify" style:justify-single-word="false"/>
      <style:text-properties fo:color="#ff0000" fo:font-size="11pt" fo:font-weight="normal" officeooo:rsid="0601614e" officeooo:paragraph-rsid="060279c9" style:font-size-asian="9.60000038146973pt" style:font-weight-asian="normal" style:font-size-complex="11pt" style:font-weight-complex="normal"/>
    </style:style>
    <style:style style:name="P105" style:family="paragraph" style:parent-style-name="List_20_Paragraph" style:list-style-name="L1">
      <style:paragraph-properties fo:text-align="justify" style:justify-single-word="false"/>
      <style:text-properties fo:color="#ff0000" fo:font-size="11pt" fo:font-weight="normal" officeooo:rsid="0601614e" officeooo:paragraph-rsid="0603f9ef" style:font-size-asian="9.60000038146973pt" style:font-weight-asian="normal" style:font-size-complex="11pt" style:font-weight-complex="normal"/>
    </style:style>
    <style:style style:name="P106" style:family="paragraph" style:parent-style-name="List_20_Paragraph" style:list-style-name="L1">
      <style:paragraph-properties fo:text-align="justify" style:justify-single-word="false"/>
      <style:text-properties fo:color="#ff0000" fo:font-size="11pt" fo:font-weight="normal" officeooo:rsid="05f711a5" officeooo:paragraph-rsid="05f9ec60" style:font-size-asian="9.60000038146973pt" style:font-weight-asian="normal" style:font-size-complex="11pt" style:font-weight-complex="normal"/>
    </style:style>
    <style:style style:name="P107" style:family="paragraph" style:parent-style-name="List_20_Paragraph" style:list-style-name="L1">
      <style:paragraph-properties fo:text-align="justify" style:justify-single-word="false"/>
      <style:text-properties fo:color="#ff0000" fo:font-size="11pt" fo:font-weight="normal" officeooo:rsid="05f711a5" officeooo:paragraph-rsid="05fdbe13" style:font-size-asian="9.60000038146973pt" style:font-weight-asian="normal" style:font-size-complex="11pt" style:font-weight-complex="normal"/>
    </style:style>
    <style:style style:name="P108" style:family="paragraph" style:parent-style-name="List_20_Paragraph" style:list-style-name="L1">
      <style:paragraph-properties fo:text-align="justify" style:justify-single-word="false"/>
      <style:text-properties fo:color="#ff0000" fo:font-size="11pt" fo:font-weight="normal" officeooo:rsid="05f711a5" officeooo:paragraph-rsid="05ff8a20" style:font-size-asian="9.60000038146973pt" style:font-weight-asian="normal" style:font-size-complex="11pt" style:font-weight-complex="normal"/>
    </style:style>
    <style:style style:name="P109" style:family="paragraph" style:parent-style-name="List_20_Paragraph" style:list-style-name="L1">
      <style:paragraph-properties fo:text-align="justify" style:justify-single-word="false"/>
      <style:text-properties fo:color="#ff0000" fo:font-size="11pt" fo:font-weight="normal" officeooo:rsid="05eff2fb" officeooo:paragraph-rsid="05eff2fb" style:font-size-asian="9.60000038146973pt" style:font-weight-asian="normal" style:font-size-complex="11pt" style:font-weight-complex="normal"/>
    </style:style>
    <style:style style:name="P110" style:family="paragraph" style:parent-style-name="List_20_Paragraph" style:list-style-name="L1">
      <style:paragraph-properties fo:text-align="justify" style:justify-single-word="false"/>
      <style:text-properties fo:color="#ff0000" fo:font-size="11pt" fo:font-weight="normal" officeooo:rsid="05eff2fb" officeooo:paragraph-rsid="05fdbe13" style:font-size-asian="9.60000038146973pt" style:font-weight-asian="normal" style:font-size-complex="11pt" style:font-weight-complex="normal"/>
    </style:style>
    <style:style style:name="P111" style:family="paragraph" style:parent-style-name="List_20_Paragraph" style:list-style-name="L1">
      <style:paragraph-properties fo:text-align="justify" style:justify-single-word="false"/>
      <style:text-properties fo:color="#ff0000" fo:font-size="11pt" fo:font-weight="normal" officeooo:rsid="05eff2fb" officeooo:paragraph-rsid="05ff8a20" style:font-size-asian="9.60000038146973pt" style:font-weight-asian="normal" style:font-size-complex="11pt" style:font-weight-complex="normal"/>
    </style:style>
    <style:style style:name="P112" style:family="paragraph" style:parent-style-name="List_20_Paragraph" style:list-style-name="L1">
      <style:paragraph-properties fo:text-align="justify" style:justify-single-word="false"/>
      <style:text-properties fo:color="#ff0000" fo:font-size="11pt" fo:font-weight="normal" officeooo:rsid="03adf5f8" officeooo:paragraph-rsid="05897a83" style:font-size-asian="9.60000038146973pt" style:font-weight-asian="normal" style:font-size-complex="11pt" style:font-weight-complex="normal"/>
    </style:style>
    <style:style style:name="P113" style:family="paragraph" style:parent-style-name="List_20_Paragraph" style:list-style-name="L1">
      <style:paragraph-properties fo:text-align="justify" style:justify-single-word="false"/>
      <style:text-properties fo:color="#ff0000" fo:font-size="11pt" fo:font-weight="normal" officeooo:rsid="054e55ba" officeooo:paragraph-rsid="05897a83" style:font-size-asian="9.60000038146973pt" style:font-weight-asian="normal" style:font-size-complex="11pt" style:font-weight-complex="normal"/>
    </style:style>
    <style:style style:name="P114" style:family="paragraph" style:parent-style-name="List_20_Paragraph" style:list-style-name="L1">
      <style:paragraph-properties fo:text-align="justify" style:justify-single-word="false"/>
      <style:text-properties fo:color="#ff0000" fo:font-size="11pt" fo:font-weight="normal" officeooo:rsid="0638e315" officeooo:paragraph-rsid="0638e315" style:font-size-asian="9.60000038146973pt" style:font-weight-asian="normal" style:font-size-complex="11pt" style:font-weight-complex="normal"/>
    </style:style>
    <style:style style:name="P115" style:family="paragraph" style:parent-style-name="List_20_Paragraph" style:list-style-name="L1">
      <style:paragraph-properties fo:text-align="justify" style:justify-single-word="false"/>
      <style:text-properties fo:color="#ff0000" fo:font-size="11pt" fo:font-weight="normal" officeooo:rsid="0638e315" officeooo:paragraph-rsid="0644c607" style:font-size-asian="9.60000038146973pt" style:font-weight-asian="normal" style:font-size-complex="11pt" style:font-weight-complex="normal"/>
    </style:style>
    <style:style style:name="P116" style:family="paragraph" style:parent-style-name="List_20_Paragraph" style:list-style-name="L1">
      <style:paragraph-properties fo:text-align="justify" style:justify-single-word="false"/>
      <style:text-properties fo:color="#ff0000" fo:font-size="11pt" fo:font-weight="normal" officeooo:rsid="0638e315" officeooo:paragraph-rsid="0645b214" style:font-size-asian="9.60000038146973pt" style:font-weight-asian="normal" style:font-size-complex="11pt" style:font-weight-complex="normal"/>
    </style:style>
    <style:style style:name="P117" style:family="paragraph" style:parent-style-name="List_20_Paragraph" style:list-style-name="L1">
      <style:paragraph-properties fo:text-align="justify" style:justify-single-word="false"/>
      <style:text-properties fo:color="#ff0000" fo:font-weight="normal" officeooo:rsid="05b1753e" officeooo:paragraph-rsid="05ba1e98" style:font-name-asian="Times New Roman" style:font-weight-asian="normal" style:font-name-complex="Calibri2" style:font-weight-complex="normal"/>
    </style:style>
    <style:style style:name="P118" style:family="paragraph" style:parent-style-name="List_20_Paragraph" style:list-style-name="L1">
      <style:paragraph-properties fo:text-align="justify" style:justify-single-word="false"/>
      <style:text-properties fo:color="#ff0000" fo:font-weight="normal" officeooo:rsid="05b1753e" officeooo:paragraph-rsid="05b73eb7" style:font-name-asian="Times New Roman" style:font-weight-asian="normal" style:font-name-complex="Calibri2" style:font-weight-complex="normal"/>
    </style:style>
    <style:style style:name="P119" style:family="paragraph" style:parent-style-name="List_20_Paragraph" style:list-style-name="L1">
      <style:paragraph-properties fo:text-align="justify" style:justify-single-word="false"/>
      <style:text-properties fo:color="#ff0000" fo:font-weight="normal" officeooo:rsid="048de736" officeooo:paragraph-rsid="05897a83" style:font-name-asian="Times New Roman" style:font-weight-asian="normal" style:font-name-complex="Calibri2" style:font-weight-complex="normal"/>
    </style:style>
    <style:style style:name="P120" style:family="paragraph" style:parent-style-name="List_20_Paragraph" style:list-style-name="L1">
      <style:paragraph-properties fo:text-align="justify" style:justify-single-word="false"/>
      <style:text-properties fo:color="#ff0000" fo:font-weight="normal" officeooo:rsid="04912325" officeooo:paragraph-rsid="05897a83" style:font-name-asian="Times New Roman" style:font-weight-asian="normal" style:font-name-complex="Calibri2" style:font-weight-complex="normal"/>
    </style:style>
    <style:style style:name="P121" style:family="paragraph" style:parent-style-name="List_20_Paragraph" style:list-style-name="L1">
      <style:paragraph-properties fo:text-align="justify" style:justify-single-word="false"/>
      <style:text-properties fo:color="#ff0000" fo:font-weight="normal" officeooo:rsid="01d95c7e" officeooo:paragraph-rsid="05897a83" style:font-name-asian="Times New Roman" style:font-weight-asian="normal" style:font-name-complex="Calibri2" style:font-weight-complex="normal"/>
    </style:style>
    <style:style style:name="P122" style:family="paragraph" style:parent-style-name="List_20_Paragraph" style:list-style-name="L1">
      <style:paragraph-properties fo:text-align="justify" style:justify-single-word="false"/>
      <style:text-properties fo:color="#ff0000" fo:font-weight="normal" officeooo:rsid="01db2dd9" officeooo:paragraph-rsid="05897a83" style:font-name-asian="Times New Roman" style:font-weight-asian="normal" style:font-name-complex="Calibri2" style:font-weight-complex="normal"/>
    </style:style>
    <style:style style:name="P123" style:family="paragraph" style:parent-style-name="List_20_Paragraph" style:list-style-name="L1">
      <style:paragraph-properties fo:text-align="justify" style:justify-single-word="false"/>
      <style:text-properties fo:color="#ff0000" fo:font-weight="normal" officeooo:rsid="029aa223" officeooo:paragraph-rsid="05897a83" style:font-name-asian="Times New Roman" style:font-weight-asian="normal" style:font-name-complex="Calibri2" style:font-weight-complex="normal"/>
    </style:style>
    <style:style style:name="P124" style:family="paragraph" style:parent-style-name="List_20_Paragraph" style:list-style-name="L1">
      <style:paragraph-properties fo:text-align="justify" style:justify-single-word="false"/>
      <style:text-properties fo:color="#ff0000" fo:font-weight="normal" officeooo:rsid="029aa223" officeooo:paragraph-rsid="05fa8554" style:font-name-asian="Times New Roman" style:font-weight-asian="normal" style:font-name-complex="Calibri2" style:font-weight-complex="normal"/>
    </style:style>
    <style:style style:name="P125" style:family="paragraph" style:parent-style-name="List_20_Paragraph" style:list-style-name="L1">
      <style:paragraph-properties fo:text-align="justify" style:justify-single-word="false"/>
      <style:text-properties fo:color="#ff0000" fo:font-weight="normal" officeooo:rsid="0254aed9" officeooo:paragraph-rsid="05897a83" style:font-weight-asian="normal" style:font-weight-complex="normal"/>
    </style:style>
    <style:style style:name="P126" style:family="paragraph" style:parent-style-name="List_20_Paragraph" style:list-style-name="L1">
      <style:paragraph-properties fo:text-align="justify" style:justify-single-word="false"/>
      <style:text-properties fo:color="#ff0000" fo:font-weight="normal" officeooo:rsid="010e3cf7" officeooo:paragraph-rsid="05897a83" style:font-weight-asian="normal" style:font-weight-complex="normal"/>
    </style:style>
    <style:style style:name="P127" style:family="paragraph" style:parent-style-name="List_20_Paragraph" style:list-style-name="L1">
      <style:paragraph-properties fo:text-align="justify" style:justify-single-word="false"/>
      <style:text-properties fo:color="#ff0000" fo:font-weight="normal" officeooo:rsid="01102ae5" officeooo:paragraph-rsid="05897a83" style:font-weight-asian="normal" style:font-weight-complex="normal"/>
    </style:style>
    <style:style style:name="P128" style:family="paragraph" style:parent-style-name="List_20_Paragraph" style:list-style-name="L1">
      <style:paragraph-properties fo:text-align="justify" style:justify-single-word="false"/>
      <style:text-properties fo:color="#ff0000" fo:font-weight="normal" officeooo:rsid="0114e866" officeooo:paragraph-rsid="05897a83" style:font-weight-asian="normal" style:font-weight-complex="normal"/>
    </style:style>
    <style:style style:name="P129" style:family="paragraph" style:parent-style-name="List_20_Paragraph" style:list-style-name="L1">
      <style:paragraph-properties fo:text-align="justify" style:justify-single-word="false"/>
      <style:text-properties fo:color="#ff0000" fo:font-weight="normal" officeooo:rsid="010ab1f8" officeooo:paragraph-rsid="05897a83" style:font-weight-asian="normal" style:font-weight-complex="normal"/>
    </style:style>
    <style:style style:name="P130" style:family="paragraph" style:parent-style-name="List_20_Paragraph" style:list-style-name="L1">
      <style:paragraph-properties fo:text-align="justify" style:justify-single-word="false"/>
      <style:text-properties fo:color="#ff0000" fo:font-weight="normal" officeooo:rsid="00a19649" officeooo:paragraph-rsid="05897a83" style:font-weight-asian="normal" style:font-weight-complex="normal"/>
    </style:style>
    <style:style style:name="P131" style:family="paragraph" style:parent-style-name="List_20_Paragraph" style:list-style-name="L1">
      <style:paragraph-properties fo:text-align="justify" style:justify-single-word="false"/>
      <style:text-properties fo:color="#ff0000" fo:font-weight="bold" officeooo:rsid="01db4cb5" officeooo:paragraph-rsid="05ba1e98" style:font-name-asian="Times New Roman" style:font-weight-asian="bold" style:font-name-complex="Calibri2" style:font-weight-complex="bold"/>
    </style:style>
    <style:style style:name="P132" style:family="paragraph" style:parent-style-name="List_20_Paragraph" style:list-style-name="L1">
      <style:paragraph-properties fo:text-align="justify" style:justify-single-word="false"/>
      <style:text-properties fo:color="#ff0000" fo:font-weight="bold" officeooo:rsid="01db4cb5" officeooo:paragraph-rsid="05b73eb7" style:font-name-asian="Times New Roman" style:font-weight-asian="bold" style:font-name-complex="Calibri2" style:font-weight-complex="bold"/>
    </style:style>
    <style:style style:name="P133" style:family="paragraph" style:parent-style-name="List_20_Paragraph" style:list-style-name="L1">
      <style:paragraph-properties fo:text-align="justify" style:justify-single-word="false"/>
      <style:text-properties fo:color="#ff0000" fo:font-weight="bold" officeooo:rsid="03432f29" officeooo:paragraph-rsid="05ba1e98" style:font-name-asian="Times New Roman" style:font-weight-asian="bold" style:font-name-complex="Calibri2" style:font-weight-complex="bold"/>
    </style:style>
    <style:style style:name="P134" style:family="paragraph" style:parent-style-name="List_20_Paragraph" style:list-style-name="L1">
      <style:paragraph-properties fo:text-align="justify" style:justify-single-word="false"/>
      <style:text-properties fo:color="#ff0000" fo:font-weight="bold" officeooo:rsid="03432f29" officeooo:paragraph-rsid="05b73eb7" style:font-name-asian="Times New Roman" style:font-weight-asian="bold" style:font-name-complex="Calibri2" style:font-weight-complex="bold"/>
    </style:style>
    <style:style style:name="P135" style:family="paragraph" style:parent-style-name="List_20_Paragraph" style:list-style-name="L1">
      <style:paragraph-properties fo:text-align="justify" style:justify-single-word="false"/>
      <style:text-properties fo:color="#ff0000" fo:font-weight="bold" officeooo:rsid="050f8966" officeooo:paragraph-rsid="05897a83" style:font-name-asian="Times New Roman" style:font-weight-asian="bold" style:font-name-complex="Calibri2" style:font-weight-complex="bold"/>
    </style:style>
    <style:style style:name="P136" style:family="paragraph" style:parent-style-name="List_20_Paragraph" style:list-style-name="L1">
      <style:paragraph-properties fo:text-align="justify" style:justify-single-word="false"/>
      <style:text-properties fo:color="#ff0000" fo:font-weight="bold" officeooo:rsid="0161250e" officeooo:paragraph-rsid="05ba1e98" style:font-weight-asian="bold" style:font-weight-complex="bold"/>
    </style:style>
    <style:style style:name="P137" style:family="paragraph" style:parent-style-name="List_20_Paragraph" style:list-style-name="L1">
      <style:paragraph-properties fo:text-align="justify" style:justify-single-word="false"/>
      <style:text-properties fo:color="#ff0000" fo:font-weight="bold" officeooo:rsid="0161250e" officeooo:paragraph-rsid="05b73eb7" style:font-weight-asian="bold" style:font-weight-complex="bold"/>
    </style:style>
    <style:style style:name="P138" style:family="paragraph" style:parent-style-name="List_20_Paragraph" style:list-style-name="L1">
      <style:paragraph-properties fo:text-align="justify" style:justify-single-word="false"/>
      <style:text-properties fo:color="#ff0000" fo:font-weight="bold" officeooo:rsid="02238310" officeooo:paragraph-rsid="05897a83" style:font-weight-asian="bold" style:font-weight-complex="bold"/>
    </style:style>
    <style:style style:name="P139" style:family="paragraph" style:parent-style-name="List_20_Paragraph" style:list-style-name="L1">
      <style:paragraph-properties fo:text-align="justify" style:justify-single-word="false"/>
      <style:text-properties fo:color="#ff0000" fo:font-weight="bold" officeooo:rsid="02238310" officeooo:paragraph-rsid="05a2bbab" style:font-weight-asian="bold" style:font-weight-complex="bold"/>
    </style:style>
    <style:style style:name="P140" style:family="paragraph" style:parent-style-name="List_20_Paragraph" style:list-style-name="L1">
      <style:paragraph-properties fo:text-align="justify" style:justify-single-word="false"/>
      <style:text-properties fo:color="#ff0000" fo:font-weight="bold" officeooo:rsid="0365244d" officeooo:paragraph-rsid="05897a83" style:font-weight-asian="bold" style:font-weight-complex="bold"/>
    </style:style>
    <style:style style:name="P141" style:family="paragraph" style:parent-style-name="List_20_Paragraph" style:list-style-name="L1">
      <style:paragraph-properties fo:text-align="justify" style:justify-single-word="false"/>
      <style:text-properties fo:color="#ff0000" fo:font-weight="bold" officeooo:rsid="0365244d" officeooo:paragraph-rsid="05a2bbab" style:font-weight-asian="bold" style:font-weight-complex="bold"/>
    </style:style>
    <style:style style:name="P142" style:family="paragraph" style:parent-style-name="List_20_Paragraph" style:list-style-name="L1">
      <style:paragraph-properties fo:text-align="justify" style:justify-single-word="false"/>
      <style:text-properties fo:color="#ff0000" fo:font-weight="bold" officeooo:paragraph-rsid="05897a83" style:font-weight-asian="bold" style:font-weight-complex="bold"/>
    </style:style>
    <style:style style:name="P143" style:family="paragraph" style:parent-style-name="List_20_Paragraph" style:list-style-name="L1">
      <style:paragraph-properties fo:text-align="justify" style:justify-single-word="false"/>
      <style:text-properties fo:color="#ff0000" fo:font-weight="bold" officeooo:rsid="01eede42" officeooo:paragraph-rsid="05897a83" style:font-weight-asian="bold" style:font-weight-complex="bold"/>
    </style:style>
    <style:style style:name="P144" style:family="paragraph" style:parent-style-name="List_20_Paragraph" style:list-style-name="L1">
      <style:paragraph-properties fo:text-align="justify" style:justify-single-word="false"/>
      <style:text-properties fo:color="#ff0000" fo:font-weight="bold" officeooo:rsid="01e640e0" officeooo:paragraph-rsid="05897a83" style:font-weight-asian="bold" style:font-weight-complex="bold"/>
    </style:style>
    <style:style style:name="P145" style:family="paragraph" style:parent-style-name="List_20_Paragraph" style:list-style-name="L1">
      <style:paragraph-properties fo:text-align="justify" style:justify-single-word="false"/>
      <style:text-properties fo:color="#ff0000" fo:font-weight="bold" officeooo:rsid="02e4a468" officeooo:paragraph-rsid="05897a83" style:font-weight-asian="bold" style:font-weight-complex="bold"/>
    </style:style>
    <style:style style:name="P146" style:family="paragraph" style:parent-style-name="List_20_Paragraph" style:list-style-name="L1">
      <style:paragraph-properties fo:text-align="justify" style:justify-single-word="false"/>
      <style:text-properties fo:color="#ff0000" fo:font-weight="bold" officeooo:rsid="02a16cfb" officeooo:paragraph-rsid="05897a83" style:font-weight-asian="bold" style:font-weight-complex="bold"/>
    </style:style>
    <style:style style:name="P147" style:family="paragraph" style:parent-style-name="List_20_Paragraph" style:list-style-name="L1">
      <style:paragraph-properties fo:text-align="justify" style:justify-single-word="false"/>
      <style:text-properties fo:color="#ff0000" fo:font-weight="bold" officeooo:rsid="010e3cf7" officeooo:paragraph-rsid="05897a83" style:font-weight-asian="bold" style:font-weight-complex="bold"/>
    </style:style>
    <style:style style:name="P148" style:family="paragraph" style:parent-style-name="List_20_Paragraph" style:list-style-name="L1">
      <style:paragraph-properties fo:text-align="justify" style:justify-single-word="false"/>
      <style:text-properties fo:color="#ff0000" fo:font-weight="bold" officeooo:rsid="01f91398" officeooo:paragraph-rsid="05897a83" style:font-weight-asian="bold" style:font-weight-complex="bold"/>
    </style:style>
    <style:style style:name="P149" style:family="paragraph" style:parent-style-name="List_20_Paragraph" style:list-style-name="L1">
      <style:paragraph-properties fo:text-align="justify" style:justify-single-word="false"/>
      <style:text-properties fo:color="#ff0000" fo:font-weight="bold" officeooo:rsid="00a36550" officeooo:paragraph-rsid="05897a83" style:font-weight-asian="bold" style:font-weight-complex="bold"/>
    </style:style>
    <style:style style:name="P150" style:family="paragraph" style:parent-style-name="List_20_Paragraph" style:list-style-name="L1">
      <style:paragraph-properties fo:text-align="justify" style:justify-single-word="false"/>
      <style:text-properties fo:color="#ff0000" officeooo:rsid="002a2bbf" officeooo:paragraph-rsid="05897a83"/>
    </style:style>
    <style:style style:name="P151" style:family="paragraph" style:parent-style-name="List_20_Paragraph" style:list-style-name="L1">
      <style:paragraph-properties fo:text-align="justify" style:justify-single-word="false"/>
      <style:text-properties fo:color="#ff0000" officeooo:paragraph-rsid="05897a83"/>
    </style:style>
    <style:style style:name="P152" style:family="paragraph" style:parent-style-name="List_20_Paragraph" style:list-style-name="L1">
      <style:paragraph-properties fo:text-align="justify" style:justify-single-word="false"/>
      <style:text-properties fo:color="#ff0000" officeooo:rsid="01d9029c" officeooo:paragraph-rsid="05897a83"/>
    </style:style>
    <style:style style:name="P153" style:family="paragraph" style:parent-style-name="List_20_Paragraph" style:list-style-name="L1">
      <style:paragraph-properties fo:text-align="justify" style:justify-single-word="false"/>
      <style:text-properties fo:color="#ff0000" officeooo:rsid="0100db06" officeooo:paragraph-rsid="05897a83"/>
    </style:style>
    <style:style style:name="P154" style:family="paragraph" style:parent-style-name="List_20_Paragraph" style:list-style-name="L1">
      <style:paragraph-properties fo:text-align="justify" style:justify-single-word="false"/>
      <style:text-properties fo:color="#ff0000" style:font-name="Courier 10 Pitch" fo:font-size="11pt" fo:font-weight="bold" officeooo:rsid="03ff8125" officeooo:paragraph-rsid="05897a83" style:font-size-asian="9.60000038146973pt" style:font-weight-asian="bold" style:font-size-complex="11pt" style:font-weight-complex="bold"/>
    </style:style>
    <style:style style:name="P155" style:family="paragraph" style:parent-style-name="List_20_Paragraph" style:list-style-name="L1">
      <style:paragraph-properties fo:text-align="justify" style:justify-single-word="false"/>
      <style:text-properties fo:color="#ff0000" style:font-name="Courier 10 Pitch" fo:font-size="11pt" fo:font-weight="bold" officeooo:rsid="03fa395e" officeooo:paragraph-rsid="05897a83" style:font-size-asian="9.60000038146973pt" style:font-weight-asian="bold" style:font-size-complex="11pt" style:font-weight-complex="bold"/>
    </style:style>
    <style:style style:name="P156" style:family="paragraph" style:parent-style-name="List_20_Paragraph" style:list-style-name="L1">
      <style:paragraph-properties fo:text-align="justify" style:justify-single-word="false"/>
      <style:text-properties fo:color="#ff0000" style:font-name="Courier 10 Pitch" fo:font-size="11pt" fo:font-weight="bold" officeooo:rsid="03fbfdbd" officeooo:paragraph-rsid="05897a83" style:font-size-asian="9.60000038146973pt" style:font-weight-asian="bold" style:font-size-complex="11pt" style:font-weight-complex="bold"/>
    </style:style>
    <style:style style:name="P157" style:family="paragraph" style:parent-style-name="List_20_Paragraph" style:list-style-name="L1">
      <style:paragraph-properties fo:text-align="justify" style:justify-single-word="false"/>
      <style:text-properties fo:color="#ff0000" style:font-name="Courier 10 Pitch" fo:font-size="11pt" fo:font-weight="bold" officeooo:rsid="03fd8d45" officeooo:paragraph-rsid="05897a83" style:font-size-asian="9.60000038146973pt" style:font-weight-asian="bold" style:font-size-complex="11pt" style:font-weight-complex="bold"/>
    </style:style>
    <style:style style:name="P158" style:family="paragraph" style:parent-style-name="List_20_Paragraph" style:list-style-name="L1">
      <style:paragraph-properties fo:text-align="justify" style:justify-single-word="false"/>
      <style:text-properties fo:color="#ff0000" style:font-name="Courier 10 Pitch" fo:font-size="11pt" fo:font-weight="bold" officeooo:rsid="03fa53d0" officeooo:paragraph-rsid="05897a83" style:font-size-asian="9.60000038146973pt" style:font-weight-asian="bold" style:font-size-complex="11pt" style:font-weight-complex="bold"/>
    </style:style>
    <style:style style:name="P159" style:family="paragraph" style:parent-style-name="List_20_Paragraph" style:list-style-name="L1">
      <style:paragraph-properties fo:text-align="justify" style:justify-single-word="false"/>
      <style:text-properties fo:color="#ff0000" officeooo:rsid="00ce771a" officeooo:paragraph-rsid="05897a83"/>
    </style:style>
    <style:style style:name="P160" style:family="paragraph" style:parent-style-name="List_20_Paragraph" style:list-style-name="L1">
      <style:paragraph-properties fo:text-align="justify" style:justify-single-word="false"/>
      <style:text-properties officeooo:paragraph-rsid="05ba1e98"/>
    </style:style>
    <style:style style:name="P161" style:family="paragraph" style:parent-style-name="List_20_Paragraph" style:list-style-name="L1">
      <style:paragraph-properties fo:text-align="justify" style:justify-single-word="false"/>
      <style:text-properties officeooo:paragraph-rsid="05897a83"/>
    </style:style>
    <style:style style:name="P162" style:family="paragraph" style:parent-style-name="List_20_Paragraph" style:list-style-name="L1">
      <style:paragraph-properties fo:text-align="justify" style:justify-single-word="false"/>
      <style:text-properties officeooo:paragraph-rsid="0595676e"/>
    </style:style>
    <style:style style:name="P163" style:family="paragraph" style:parent-style-name="List_20_Paragraph" style:list-style-name="L1">
      <style:paragraph-properties fo:text-align="justify" style:justify-single-word="false"/>
      <style:text-properties officeooo:paragraph-rsid="05e08bf9"/>
    </style:style>
    <style:style style:name="P164" style:family="paragraph" style:parent-style-name="List_20_Paragraph" style:list-style-name="L1">
      <style:paragraph-properties fo:text-align="justify" style:justify-single-word="false"/>
      <style:text-properties officeooo:paragraph-rsid="05b73eb7"/>
    </style:style>
    <style:style style:name="P165" style:family="paragraph" style:parent-style-name="List_20_Paragraph" style:list-style-name="L1">
      <style:paragraph-properties fo:text-align="justify" style:justify-single-word="false"/>
      <style:text-properties officeooo:paragraph-rsid="0593a35e"/>
    </style:style>
    <style:style style:name="P166" style:family="paragraph" style:parent-style-name="List_20_Paragraph" style:list-style-name="L1">
      <style:paragraph-properties fo:text-align="justify" style:justify-single-word="false"/>
      <style:text-properties officeooo:paragraph-rsid="05df327c"/>
    </style:style>
    <style:style style:name="P167" style:family="paragraph" style:parent-style-name="List_20_Paragraph" style:list-style-name="L1">
      <style:paragraph-properties fo:text-align="justify" style:justify-single-word="false"/>
      <style:text-properties officeooo:paragraph-rsid="05e04079"/>
    </style:style>
    <style:style style:name="P168" style:family="paragraph" style:parent-style-name="List_20_Paragraph" style:list-style-name="L1">
      <style:paragraph-properties fo:text-align="justify" style:justify-single-word="false"/>
      <style:text-properties officeooo:paragraph-rsid="0592b9d3"/>
    </style:style>
    <style:style style:name="P169" style:family="paragraph" style:parent-style-name="List_20_Paragraph" style:list-style-name="L1">
      <style:paragraph-properties fo:text-align="justify" style:justify-single-word="false"/>
      <style:text-properties officeooo:rsid="0027eccc" officeooo:paragraph-rsid="05ba1e98"/>
    </style:style>
    <style:style style:name="P170" style:family="paragraph" style:parent-style-name="List_20_Paragraph" style:list-style-name="L1">
      <style:paragraph-properties fo:text-align="justify" style:justify-single-word="false"/>
      <style:text-properties officeooo:rsid="0027eccc" officeooo:paragraph-rsid="05b73eb7"/>
    </style:style>
    <style:style style:name="P171" style:family="paragraph" style:parent-style-name="List_20_Paragraph" style:list-style-name="L1">
      <style:paragraph-properties fo:text-align="justify" style:justify-single-word="false"/>
      <style:text-properties officeooo:rsid="002a2bbf" officeooo:paragraph-rsid="05897a83"/>
    </style:style>
    <style:style style:name="P172" style:family="paragraph" style:parent-style-name="List_20_Paragraph" style:list-style-name="L1">
      <style:paragraph-properties fo:text-align="justify" style:justify-single-word="false"/>
      <style:text-properties officeooo:rsid="0023733c" officeooo:paragraph-rsid="05897a83"/>
    </style:style>
    <style:style style:name="P173" style:family="paragraph" style:parent-style-name="List_20_Paragraph" style:list-style-name="L1">
      <style:paragraph-properties fo:text-align="justify" style:justify-single-word="false"/>
      <style:text-properties officeooo:rsid="002dece7" officeooo:paragraph-rsid="05897a83"/>
    </style:style>
    <style:style style:name="P174" style:family="paragraph" style:parent-style-name="List_20_Paragraph" style:list-style-name="L1">
      <style:paragraph-properties fo:text-align="justify" style:justify-single-word="false"/>
      <style:text-properties officeooo:rsid="0261121e" officeooo:paragraph-rsid="05897a83"/>
    </style:style>
    <style:style style:name="P175" style:family="paragraph" style:parent-style-name="List_20_Paragraph" style:list-style-name="L1">
      <style:paragraph-properties fo:text-align="justify" style:justify-single-word="false"/>
      <style:text-properties officeooo:rsid="0409e99c" officeooo:paragraph-rsid="05897a83"/>
    </style:style>
    <style:style style:name="P176" style:family="paragraph" style:parent-style-name="List_20_Paragraph" style:list-style-name="L1">
      <style:paragraph-properties fo:text-align="justify" style:justify-single-word="false"/>
      <style:text-properties fo:color="#007826" fo:font-size="11pt" fo:font-weight="bold" officeooo:rsid="02012fb4" officeooo:paragraph-rsid="05897a83" style:font-name-asian="Times New Roman" style:font-size-asian="9.60000038146973pt" style:font-weight-asian="bold" style:font-name-complex="Calibri2" style:font-size-complex="11pt" style:font-weight-complex="bold"/>
    </style:style>
    <style:style style:name="P177" style:family="paragraph" style:parent-style-name="List_20_Paragraph" style:list-style-name="L1">
      <style:paragraph-properties fo:text-align="justify" style:justify-single-word="false"/>
      <style:text-properties fo:color="#007826" fo:font-size="11pt" fo:font-weight="bold" officeooo:rsid="02012fb4" officeooo:paragraph-rsid="05a254bf" style:font-name-asian="Times New Roman" style:font-size-asian="9.60000038146973pt" style:font-weight-asian="bold" style:font-name-complex="Calibri2" style:font-size-complex="11pt" style:font-weight-complex="bold"/>
    </style:style>
    <style:style style:name="P178" style:family="paragraph" style:parent-style-name="List_20_Paragraph" style:list-style-name="L1">
      <style:paragraph-properties fo:text-align="justify" style:justify-single-word="false"/>
      <style:text-properties fo:color="#007826" fo:font-size="11pt" fo:font-weight="bold" officeooo:rsid="03e1fe27" officeooo:paragraph-rsid="05977f6f" style:font-name-asian="Times New Roman" style:font-size-asian="9.60000038146973pt" style:font-weight-asian="bold" style:font-name-complex="Calibri2" style:font-size-complex="11pt" style:font-weight-complex="bold"/>
    </style:style>
    <style:style style:name="P179" style:family="paragraph" style:parent-style-name="List_20_Paragraph" style:list-style-name="L1">
      <style:paragraph-properties fo:text-align="justify" style:justify-single-word="false"/>
      <style:text-properties fo:color="#007826" fo:font-size="11pt" fo:font-weight="bold" officeooo:rsid="0419843b" officeooo:paragraph-rsid="05897a83" style:font-name-asian="Times New Roman" style:font-size-asian="9.60000038146973pt" style:font-weight-asian="bold" style:font-name-complex="Calibri2" style:font-size-complex="11pt" style:font-weight-complex="bold"/>
    </style:style>
    <style:style style:name="P180" style:family="paragraph" style:parent-style-name="List_20_Paragraph" style:list-style-name="L1">
      <style:paragraph-properties fo:text-align="justify" style:justify-single-word="false"/>
      <style:text-properties fo:color="#007826" fo:font-size="11pt" fo:font-weight="bold" officeooo:rsid="020ed386" officeooo:paragraph-rsid="05897a83" style:font-name-asian="Times New Roman" style:font-size-asian="9.60000038146973pt" style:font-weight-asian="bold" style:font-name-complex="Calibri2" style:font-size-complex="11pt" style:font-weight-complex="bold"/>
    </style:style>
    <style:style style:name="P181" style:family="paragraph" style:parent-style-name="List_20_Paragraph" style:list-style-name="L1">
      <style:paragraph-properties fo:text-align="justify" style:justify-single-word="false"/>
      <style:text-properties fo:color="#007826" fo:font-size="11pt" fo:font-weight="bold" officeooo:rsid="02056b4b" officeooo:paragraph-rsid="05897a83" style:font-name-asian="Times New Roman" style:font-size-asian="9.60000038146973pt" style:font-weight-asian="bold" style:font-name-complex="Calibri2" style:font-size-complex="11pt" style:font-weight-complex="bold"/>
    </style:style>
    <style:style style:name="P182" style:family="paragraph" style:parent-style-name="List_20_Paragraph" style:list-style-name="L1">
      <style:paragraph-properties fo:text-align="justify" style:justify-single-word="false"/>
      <style:text-properties fo:color="#007826" fo:font-size="11pt" fo:font-weight="bold" officeooo:rsid="03681d27" officeooo:paragraph-rsid="05a254bf" style:font-name-asian="Times New Roman" style:font-size-asian="9.60000038146973pt" style:font-weight-asian="bold" style:font-name-complex="Calibri2" style:font-size-complex="11pt" style:font-weight-complex="bold"/>
    </style:style>
    <style:style style:name="P183" style:family="paragraph" style:parent-style-name="List_20_Paragraph" style:list-style-name="L1">
      <style:paragraph-properties fo:text-align="justify" style:justify-single-word="false"/>
      <style:text-properties fo:color="#007826" fo:font-size="11pt" fo:font-weight="bold" officeooo:rsid="0545a0a3" officeooo:paragraph-rsid="05897a83" style:font-name-asian="Times New Roman" style:font-size-asian="9.60000038146973pt" style:font-weight-asian="bold" style:font-name-complex="Calibri2" style:font-size-complex="11pt" style:font-weight-complex="bold"/>
    </style:style>
    <style:style style:name="P184" style:family="paragraph" style:parent-style-name="List_20_Paragraph" style:list-style-name="L1">
      <style:paragraph-properties fo:text-align="justify" style:justify-single-word="false"/>
      <style:text-properties fo:color="#007826" fo:font-size="11pt" fo:font-weight="bold" officeooo:rsid="02b0327d" officeooo:paragraph-rsid="062ec532" style:font-name-asian="Times New Roman" style:font-size-asian="9.60000038146973pt" style:font-weight-asian="bold" style:font-name-complex="Calibri2" style:font-size-complex="11pt" style:font-weight-complex="bold"/>
    </style:style>
    <style:style style:name="P185" style:family="paragraph" style:parent-style-name="List_20_Paragraph" style:list-style-name="L1">
      <style:paragraph-properties fo:text-align="justify" style:justify-single-word="false"/>
      <style:text-properties fo:color="#007826" fo:font-size="11pt" fo:font-weight="bold" officeooo:rsid="004652b3" officeooo:paragraph-rsid="05897a83" style:font-name-asian="Times New Roman" style:font-size-asian="9.60000038146973pt" style:font-weight-asian="bold" style:font-name-complex="Calibri2" style:font-size-complex="11pt" style:font-weight-complex="bold"/>
    </style:style>
    <style:style style:name="P186" style:family="paragraph" style:parent-style-name="List_20_Paragraph" style:list-style-name="L1">
      <style:paragraph-properties fo:text-align="justify" style:justify-single-word="false"/>
      <style:text-properties fo:color="#007826" fo:font-size="11pt" fo:font-weight="bold" officeooo:rsid="009bf954" officeooo:paragraph-rsid="05897a83" style:font-name-asian="Times New Roman" style:font-size-asian="9.60000038146973pt" style:font-weight-asian="bold" style:font-name-complex="Calibri2" style:font-size-complex="11pt" style:font-weight-complex="bold"/>
    </style:style>
    <style:style style:name="P187" style:family="paragraph" style:parent-style-name="List_20_Paragraph" style:list-style-name="L1">
      <style:paragraph-properties fo:text-align="justify" style:justify-single-word="false"/>
      <style:text-properties fo:color="#007826" fo:font-size="11pt" fo:font-weight="bold" officeooo:rsid="009d05fa" officeooo:paragraph-rsid="05897a83" style:font-name-asian="Times New Roman" style:font-size-asian="9.60000038146973pt" style:font-weight-asian="bold" style:font-name-complex="Calibri2" style:font-size-complex="11pt" style:font-weight-complex="bold"/>
    </style:style>
    <style:style style:name="P188" style:family="paragraph" style:parent-style-name="List_20_Paragraph" style:list-style-name="L1">
      <style:paragraph-properties fo:text-align="justify" style:justify-single-word="false"/>
      <style:text-properties fo:color="#007826" fo:font-size="11pt" fo:font-weight="bold" officeooo:rsid="01828db5" officeooo:paragraph-rsid="05e80283" style:font-size-asian="9.60000038146973pt" style:font-weight-asian="bold" style:font-size-complex="11pt" style:font-weight-complex="bold"/>
    </style:style>
    <style:style style:name="P189" style:family="paragraph" style:parent-style-name="List_20_Paragraph" style:list-style-name="L1">
      <style:paragraph-properties fo:text-align="justify" style:justify-single-word="false"/>
      <style:text-properties fo:color="#007826" fo:font-size="11pt" fo:font-weight="bold" officeooo:rsid="01828db5" officeooo:paragraph-rsid="06478017" style:font-size-asian="9.60000038146973pt" style:font-weight-asian="bold" style:font-size-complex="11pt" style:font-weight-complex="bold"/>
    </style:style>
    <style:style style:name="P190" style:family="paragraph" style:parent-style-name="List_20_Paragraph" style:list-style-name="L1">
      <style:paragraph-properties fo:text-align="justify" style:justify-single-word="false"/>
      <style:text-properties fo:color="#007826" fo:font-size="11pt" fo:font-weight="bold" officeooo:rsid="05811096" officeooo:paragraph-rsid="05897a83" style:font-size-asian="9.60000038146973pt" style:font-weight-asian="bold" style:font-size-complex="11pt" style:font-weight-complex="bold"/>
    </style:style>
    <style:style style:name="P191" style:family="paragraph" style:parent-style-name="List_20_Paragraph" style:list-style-name="L1">
      <style:paragraph-properties fo:text-align="justify" style:justify-single-word="false"/>
      <style:text-properties fo:color="#007826" fo:font-size="11pt" fo:font-weight="bold" officeooo:rsid="0116be85" officeooo:paragraph-rsid="05897a83" style:font-size-asian="9.60000038146973pt" style:font-weight-asian="bold" style:font-size-complex="11pt" style:font-weight-complex="bold"/>
    </style:style>
    <style:style style:name="P192" style:family="paragraph" style:parent-style-name="List_20_Paragraph" style:list-style-name="L1">
      <style:paragraph-properties fo:text-align="justify" style:justify-single-word="false"/>
      <style:text-properties fo:color="#007826" fo:font-size="11pt" fo:font-weight="bold" officeooo:rsid="011967ca" officeooo:paragraph-rsid="05897a83" style:font-size-asian="9.60000038146973pt" style:font-weight-asian="bold" style:font-size-complex="11pt" style:font-weight-complex="bold"/>
    </style:style>
    <style:style style:name="P193" style:family="paragraph" style:parent-style-name="List_20_Paragraph" style:list-style-name="L1">
      <style:paragraph-properties fo:text-align="justify" style:justify-single-word="false"/>
      <style:text-properties fo:color="#007826" fo:font-size="11pt" fo:font-weight="bold" officeooo:rsid="0123e1dc" officeooo:paragraph-rsid="05e04079" style:font-size-asian="9.60000038146973pt" style:font-weight-asian="bold" style:font-size-complex="11pt" style:font-weight-complex="bold"/>
    </style:style>
    <style:style style:name="P194" style:family="paragraph" style:parent-style-name="List_20_Paragraph" style:list-style-name="L1">
      <style:paragraph-properties fo:text-align="justify" style:justify-single-word="false"/>
      <style:text-properties fo:color="#007826" fo:font-size="11pt" fo:font-weight="bold" officeooo:rsid="01290fef" officeooo:paragraph-rsid="05897a83" style:font-size-asian="9.60000038146973pt" style:font-weight-asian="bold" style:font-size-complex="11pt" style:font-weight-complex="bold"/>
    </style:style>
    <style:style style:name="P195" style:family="paragraph" style:parent-style-name="List_20_Paragraph" style:list-style-name="L1">
      <style:paragraph-properties fo:text-align="justify" style:justify-single-word="false"/>
      <style:text-properties fo:color="#007826" fo:font-size="11pt" fo:font-weight="bold" officeooo:rsid="012f4fbc" officeooo:paragraph-rsid="05897a83" style:font-size-asian="9.60000038146973pt" style:font-weight-asian="bold" style:font-size-complex="11pt" style:font-weight-complex="bold"/>
    </style:style>
    <style:style style:name="P196" style:family="paragraph" style:parent-style-name="List_20_Paragraph" style:list-style-name="L1">
      <style:paragraph-properties fo:text-align="justify" style:justify-single-word="false"/>
      <style:text-properties fo:color="#007826" fo:font-size="11pt" fo:font-weight="bold" officeooo:rsid="01404b1c" officeooo:paragraph-rsid="05897a83" style:font-size-asian="9.60000038146973pt" style:font-weight-asian="bold" style:font-size-complex="11pt" style:font-weight-complex="bold"/>
    </style:style>
    <style:style style:name="P197" style:family="paragraph" style:parent-style-name="List_20_Paragraph" style:list-style-name="L1">
      <style:paragraph-properties fo:text-align="justify" style:justify-single-word="false"/>
      <style:text-properties fo:color="#007826" fo:font-size="11pt" fo:font-weight="bold" officeooo:rsid="011dad5e" officeooo:paragraph-rsid="05897a83" style:font-size-asian="9.60000038146973pt" style:font-weight-asian="bold" style:font-size-complex="11pt" style:font-weight-complex="bold"/>
    </style:style>
    <style:style style:name="P198" style:family="paragraph" style:parent-style-name="List_20_Paragraph" style:list-style-name="L1">
      <style:paragraph-properties fo:text-align="justify" style:justify-single-word="false"/>
      <style:text-properties fo:color="#007826" fo:font-size="11pt" fo:font-weight="bold" officeooo:rsid="0147389a" officeooo:paragraph-rsid="05897a83" style:font-size-asian="9.60000038146973pt" style:font-weight-asian="bold" style:font-size-complex="11pt" style:font-weight-complex="bold"/>
    </style:style>
    <style:style style:name="P199" style:family="paragraph" style:parent-style-name="List_20_Paragraph" style:list-style-name="L1">
      <style:paragraph-properties fo:text-align="justify" style:justify-single-word="false"/>
      <style:text-properties fo:color="#007826" fo:font-size="11pt" fo:font-weight="bold" officeooo:rsid="0152dde6" officeooo:paragraph-rsid="05897a83" style:font-size-asian="9.60000038146973pt" style:font-weight-asian="bold" style:font-size-complex="11pt" style:font-weight-complex="bold"/>
    </style:style>
    <style:style style:name="P200" style:family="paragraph" style:parent-style-name="List_20_Paragraph" style:list-style-name="L1">
      <style:paragraph-properties fo:text-align="justify" style:justify-single-word="false"/>
      <style:text-properties fo:color="#007826" fo:font-size="11pt" fo:font-weight="bold" officeooo:rsid="013baf3a" officeooo:paragraph-rsid="05897a83" style:font-size-asian="9.60000038146973pt" style:font-weight-asian="bold" style:font-size-complex="11pt" style:font-weight-complex="bold"/>
    </style:style>
    <style:style style:name="P201" style:family="paragraph" style:parent-style-name="List_20_Paragraph" style:list-style-name="L1">
      <style:paragraph-properties fo:text-align="justify" style:justify-single-word="false"/>
      <style:text-properties fo:color="#007826" fo:font-size="11pt" fo:font-weight="bold" officeooo:rsid="0159b23f" officeooo:paragraph-rsid="05897a83" style:font-size-asian="9.60000038146973pt" style:font-weight-asian="bold" style:font-size-complex="11pt" style:font-weight-complex="bold"/>
    </style:style>
    <style:style style:name="P202" style:family="paragraph" style:parent-style-name="List_20_Paragraph" style:list-style-name="L1">
      <style:paragraph-properties fo:text-align="justify" style:justify-single-word="false"/>
      <style:text-properties fo:color="#007826" fo:font-size="11pt" fo:font-weight="bold" officeooo:rsid="016a02b8" officeooo:paragraph-rsid="05897a83" style:font-size-asian="9.60000038146973pt" style:font-weight-asian="bold" style:font-size-complex="11pt" style:font-weight-complex="bold"/>
    </style:style>
    <style:style style:name="P203" style:family="paragraph" style:parent-style-name="List_20_Paragraph" style:list-style-name="L1">
      <style:paragraph-properties fo:text-align="justify" style:justify-single-word="false"/>
      <style:text-properties fo:color="#007826" fo:font-size="11pt" fo:font-weight="bold" officeooo:rsid="0186c8ed" officeooo:paragraph-rsid="05897a83" style:font-size-asian="9.60000038146973pt" style:font-weight-asian="bold" style:font-size-complex="11pt" style:font-weight-complex="bold"/>
    </style:style>
    <style:style style:name="P204" style:family="paragraph" style:parent-style-name="List_20_Paragraph" style:list-style-name="L1">
      <style:paragraph-properties fo:text-align="justify" style:justify-single-word="false"/>
      <style:text-properties fo:color="#007826" fo:font-size="11pt" fo:font-weight="bold" officeooo:rsid="018db849" officeooo:paragraph-rsid="05897a83" style:font-size-asian="9.60000038146973pt" style:font-weight-asian="bold" style:font-size-complex="11pt" style:font-weight-complex="bold"/>
    </style:style>
    <style:style style:name="P205" style:family="paragraph" style:parent-style-name="List_20_Paragraph" style:list-style-name="L1">
      <style:paragraph-properties fo:text-align="justify" style:justify-single-word="false"/>
      <style:text-properties fo:color="#007826" fo:font-size="11pt" fo:font-weight="bold" officeooo:rsid="018db849" officeooo:paragraph-rsid="0592b9d3" style:font-size-asian="9.60000038146973pt" style:font-weight-asian="bold" style:font-size-complex="11pt" style:font-weight-complex="bold"/>
    </style:style>
    <style:style style:name="P206" style:family="paragraph" style:parent-style-name="List_20_Paragraph" style:list-style-name="L1">
      <style:paragraph-properties fo:text-align="justify" style:justify-single-word="false"/>
      <style:text-properties fo:color="#007826" fo:font-size="11pt" fo:font-weight="bold" officeooo:rsid="0196a5e9" officeooo:paragraph-rsid="05897a83" style:font-size-asian="9.60000038146973pt" style:font-weight-asian="bold" style:font-size-complex="11pt" style:font-weight-complex="bold"/>
    </style:style>
    <style:style style:name="P207" style:family="paragraph" style:parent-style-name="List_20_Paragraph" style:list-style-name="L1">
      <style:paragraph-properties fo:text-align="justify" style:justify-single-word="false"/>
      <style:text-properties fo:color="#007826" fo:font-size="11pt" fo:font-weight="bold" officeooo:rsid="019f763b" officeooo:paragraph-rsid="05897a83" style:font-size-asian="9.60000038146973pt" style:font-weight-asian="bold" style:font-size-complex="11pt" style:font-weight-complex="bold"/>
    </style:style>
    <style:style style:name="P208" style:family="paragraph" style:parent-style-name="List_20_Paragraph" style:list-style-name="L1">
      <style:paragraph-properties fo:text-align="justify" style:justify-single-word="false"/>
      <style:text-properties fo:color="#007826" fo:font-size="11pt" fo:font-weight="bold" officeooo:rsid="01a54cc8" officeooo:paragraph-rsid="05897a83" style:font-size-asian="9.60000038146973pt" style:font-weight-asian="bold" style:font-size-complex="11pt" style:font-weight-complex="bold"/>
    </style:style>
    <style:style style:name="P209" style:family="paragraph" style:parent-style-name="List_20_Paragraph" style:list-style-name="L1">
      <style:paragraph-properties fo:text-align="justify" style:justify-single-word="false"/>
      <style:text-properties fo:color="#007826" fo:font-size="11pt" fo:font-weight="bold" officeooo:rsid="019df8cb" officeooo:paragraph-rsid="05897a83" style:font-size-asian="9.60000038146973pt" style:font-weight-asian="bold" style:font-size-complex="11pt" style:font-weight-complex="bold"/>
    </style:style>
    <style:style style:name="P210" style:family="paragraph" style:parent-style-name="List_20_Paragraph" style:list-style-name="L1">
      <style:paragraph-properties fo:text-align="justify" style:justify-single-word="false"/>
      <style:text-properties fo:color="#007826" fo:font-size="11pt" fo:font-weight="bold" officeooo:rsid="01adba20" officeooo:paragraph-rsid="0592b9d3" style:font-size-asian="9.60000038146973pt" style:font-weight-asian="bold" style:font-size-complex="11pt" style:font-weight-complex="bold"/>
    </style:style>
    <style:style style:name="P211" style:family="paragraph" style:parent-style-name="List_20_Paragraph" style:list-style-name="L1">
      <style:paragraph-properties fo:text-align="justify" style:justify-single-word="false"/>
      <style:text-properties fo:color="#007826" fo:font-size="11pt" fo:font-weight="bold" officeooo:rsid="01adba20" officeooo:paragraph-rsid="05e08bf9" style:font-size-asian="9.60000038146973pt" style:font-weight-asian="bold" style:font-size-complex="11pt" style:font-weight-complex="bold"/>
    </style:style>
    <style:style style:name="P212" style:family="paragraph" style:parent-style-name="List_20_Paragraph" style:list-style-name="L1">
      <style:paragraph-properties fo:text-align="justify" style:justify-single-word="false"/>
      <style:text-properties fo:color="#007826" fo:font-size="11pt" fo:font-weight="bold" officeooo:rsid="01af4bb9" officeooo:paragraph-rsid="05897a83" style:font-size-asian="9.60000038146973pt" style:font-weight-asian="bold" style:font-size-complex="11pt" style:font-weight-complex="bold"/>
    </style:style>
    <style:style style:name="P213" style:family="paragraph" style:parent-style-name="List_20_Paragraph" style:list-style-name="L1">
      <style:paragraph-properties fo:text-align="justify" style:justify-single-word="false"/>
      <style:text-properties fo:color="#007826" fo:font-size="11pt" fo:font-weight="bold" officeooo:rsid="01b4550f" officeooo:paragraph-rsid="05897a83" style:font-size-asian="9.60000038146973pt" style:font-weight-asian="bold" style:font-size-complex="11pt" style:font-weight-complex="bold"/>
    </style:style>
    <style:style style:name="P214" style:family="paragraph" style:parent-style-name="List_20_Paragraph" style:list-style-name="L1">
      <style:paragraph-properties fo:text-align="justify" style:justify-single-word="false"/>
      <style:text-properties fo:color="#007826" fo:font-size="11pt" fo:font-weight="bold" officeooo:rsid="01b9ac51" officeooo:paragraph-rsid="05897a83" style:font-size-asian="9.60000038146973pt" style:font-weight-asian="bold" style:font-size-complex="11pt" style:font-weight-complex="bold"/>
    </style:style>
    <style:style style:name="P215" style:family="paragraph" style:parent-style-name="List_20_Paragraph" style:list-style-name="L1">
      <style:paragraph-properties fo:text-align="justify" style:justify-single-word="false"/>
      <style:text-properties fo:color="#007826" fo:font-size="11pt" fo:font-weight="bold" officeooo:rsid="041b0afc" officeooo:paragraph-rsid="05897a83" style:font-size-asian="9.60000038146973pt" style:font-weight-asian="bold" style:font-size-complex="11pt" style:font-weight-complex="bold"/>
    </style:style>
    <style:style style:name="P216" style:family="paragraph" style:parent-style-name="List_20_Paragraph" style:list-style-name="L1">
      <style:paragraph-properties fo:text-align="justify" style:justify-single-word="false"/>
      <style:text-properties fo:color="#007826" fo:font-size="11pt" fo:font-weight="bold" officeooo:rsid="05dc2c6c" officeooo:paragraph-rsid="05dc2c6c" style:font-size-asian="9.60000038146973pt" style:font-weight-asian="bold" style:font-size-complex="11pt" style:font-weight-complex="bold"/>
    </style:style>
    <style:style style:name="P217" style:family="paragraph" style:parent-style-name="List_20_Paragraph" style:list-style-name="L1">
      <style:paragraph-properties fo:text-align="justify" style:justify-single-word="false"/>
      <style:text-properties fo:color="#007826" fo:font-size="11pt" fo:font-weight="bold" officeooo:rsid="05eb33f4" officeooo:paragraph-rsid="05eb33f4" style:font-size-asian="9.60000038146973pt" style:font-weight-asian="bold" style:font-size-complex="11pt" style:font-weight-complex="bold"/>
    </style:style>
    <style:style style:name="P218" style:family="paragraph" style:parent-style-name="List_20_Paragraph" style:list-style-name="L1">
      <style:paragraph-properties fo:text-align="justify" style:justify-single-word="false"/>
      <style:text-properties fo:color="#007826" fo:font-size="11pt" fo:font-weight="bold" officeooo:rsid="05ed7936" officeooo:paragraph-rsid="05ed7936" style:font-size-asian="9.60000038146973pt" style:font-weight-asian="bold" style:font-size-complex="11pt" style:font-weight-complex="bold"/>
    </style:style>
    <style:style style:name="P219" style:family="paragraph" style:parent-style-name="List_20_Paragraph" style:list-style-name="L1">
      <style:paragraph-properties fo:text-align="justify" style:justify-single-word="false"/>
      <style:text-properties fo:color="#007826" fo:font-size="11pt" fo:font-weight="bold" officeooo:rsid="05e230a1" officeooo:paragraph-rsid="05e230a1" style:font-size-asian="9.60000038146973pt" style:font-weight-asian="bold" style:font-size-complex="11pt" style:font-weight-complex="bold"/>
    </style:style>
    <style:style style:name="P220" style:family="paragraph" style:parent-style-name="List_20_Paragraph" style:list-style-name="L1">
      <style:paragraph-properties fo:text-align="justify" style:justify-single-word="false"/>
      <style:text-properties fo:color="#007826" fo:font-size="11pt" fo:font-weight="bold" officeooo:rsid="05e63458" officeooo:paragraph-rsid="05e63458" style:font-size-asian="9.60000038146973pt" style:font-weight-asian="bold" style:font-size-complex="11pt" style:font-weight-complex="bold"/>
    </style:style>
    <style:style style:name="P221" style:family="paragraph" style:parent-style-name="List_20_Paragraph" style:list-style-name="L1">
      <style:paragraph-properties fo:text-align="justify" style:justify-single-word="false"/>
      <style:text-properties fo:color="#007826" fo:font-size="11pt" fo:font-weight="bold" officeooo:rsid="05e80283" officeooo:paragraph-rsid="05e80283" style:font-size-asian="9.60000038146973pt" style:font-weight-asian="bold" style:font-size-complex="11pt" style:font-weight-complex="bold"/>
    </style:style>
    <style:style style:name="P222" style:family="paragraph" style:parent-style-name="List_20_Paragraph" style:list-style-name="L1">
      <style:paragraph-properties fo:text-align="justify" style:justify-single-word="false"/>
      <style:text-properties fo:color="#007826" fo:font-size="11pt" fo:font-weight="bold" officeooo:rsid="05fc3d45" officeooo:paragraph-rsid="05fc3d45" style:font-size-asian="9.60000038146973pt" style:font-weight-asian="bold" style:font-size-complex="11pt" style:font-weight-complex="bold"/>
    </style:style>
    <style:style style:name="P223" style:family="paragraph" style:parent-style-name="List_20_Paragraph" style:list-style-name="L1">
      <style:paragraph-properties fo:text-align="justify" style:justify-single-word="false"/>
      <style:text-properties fo:color="#007826" fo:font-size="11pt" fo:font-weight="bold" officeooo:rsid="0601614e" officeooo:paragraph-rsid="060279c9" style:font-size-asian="9.60000038146973pt" style:font-weight-asian="bold" style:font-size-complex="11pt" style:font-weight-complex="bold"/>
    </style:style>
    <style:style style:name="P224" style:family="paragraph" style:parent-style-name="List_20_Paragraph" style:list-style-name="L1">
      <style:paragraph-properties fo:text-align="justify" style:justify-single-word="false"/>
      <style:text-properties fo:color="#007826" fo:font-size="11pt" fo:font-weight="bold" officeooo:rsid="0601614e" officeooo:paragraph-rsid="0601614e" style:font-size-asian="9.60000038146973pt" style:font-weight-asian="bold" style:font-size-complex="11pt" style:font-weight-complex="bold"/>
    </style:style>
    <style:style style:name="P225" style:family="paragraph" style:parent-style-name="List_20_Paragraph" style:list-style-name="L1">
      <style:paragraph-properties fo:text-align="justify" style:justify-single-word="false"/>
      <style:text-properties fo:color="#007826" fo:font-size="11pt" fo:font-weight="bold" officeooo:rsid="05f48795" officeooo:paragraph-rsid="060279c9" style:font-size-asian="9.60000038146973pt" style:font-weight-asian="bold" style:font-size-complex="11pt" style:font-weight-complex="bold"/>
    </style:style>
    <style:style style:name="P226" style:family="paragraph" style:parent-style-name="List_20_Paragraph" style:list-style-name="L1">
      <style:paragraph-properties fo:text-align="justify" style:justify-single-word="false"/>
      <style:text-properties fo:color="#007826" fo:font-size="11pt" fo:font-weight="bold" officeooo:rsid="05efbb26" officeooo:paragraph-rsid="05fdbe13" style:font-size-asian="9.60000038146973pt" style:font-weight-asian="bold" style:font-size-complex="11pt" style:font-weight-complex="bold"/>
    </style:style>
    <style:style style:name="P227" style:family="paragraph" style:parent-style-name="List_20_Paragraph" style:list-style-name="L1">
      <style:paragraph-properties fo:text-align="justify" style:justify-single-word="false"/>
      <style:text-properties fo:color="#007826" fo:font-size="11pt" fo:font-weight="bold" officeooo:rsid="05efbb26" officeooo:paragraph-rsid="05f9ec60" style:font-size-asian="9.60000038146973pt" style:font-weight-asian="bold" style:font-size-complex="11pt" style:font-weight-complex="bold"/>
    </style:style>
    <style:style style:name="P228" style:family="paragraph" style:parent-style-name="List_20_Paragraph" style:list-style-name="L1">
      <style:paragraph-properties fo:text-align="justify" style:justify-single-word="false"/>
      <style:text-properties fo:color="#007826" fo:font-size="11pt" fo:font-weight="bold" officeooo:rsid="004652b3" officeooo:paragraph-rsid="05f1ed89" style:font-size-asian="9.60000038146973pt" style:font-weight-asian="bold" style:font-size-complex="11pt" style:font-weight-complex="bold"/>
    </style:style>
    <style:style style:name="P229" style:family="paragraph" style:parent-style-name="List_20_Paragraph" style:list-style-name="L1">
      <style:paragraph-properties fo:text-align="justify" style:justify-single-word="false"/>
      <style:text-properties fo:color="#007826" fo:font-size="11pt" fo:font-weight="normal" officeooo:rsid="01fc5c0a" officeooo:paragraph-rsid="05897a83" style:font-name-asian="Times New Roman" style:font-size-asian="9.60000038146973pt" style:font-weight-asian="normal" style:font-name-complex="Calibri2" style:font-size-complex="11pt" style:font-weight-complex="normal"/>
    </style:style>
    <style:style style:name="P230" style:family="paragraph" style:parent-style-name="List_20_Paragraph" style:list-style-name="L1">
      <style:paragraph-properties fo:text-align="justify" style:justify-single-word="false"/>
      <style:text-properties fo:color="#007826" fo:font-size="11pt" fo:font-weight="normal" officeooo:rsid="02012fb4" officeooo:paragraph-rsid="05897a83" style:font-name-asian="Times New Roman" style:font-size-asian="9.60000038146973pt" style:font-weight-asian="normal" style:font-name-complex="Calibri2" style:font-size-complex="11pt" style:font-weight-complex="normal"/>
    </style:style>
    <style:style style:name="P231" style:family="paragraph" style:parent-style-name="List_20_Paragraph" style:list-style-name="L1">
      <style:paragraph-properties fo:text-align="justify" style:justify-single-word="false"/>
      <style:text-properties fo:color="#007826" fo:font-size="11pt" fo:font-weight="normal" officeooo:rsid="02012fb4" officeooo:paragraph-rsid="05a254bf" style:font-name-asian="Times New Roman" style:font-size-asian="9.60000038146973pt" style:font-weight-asian="normal" style:font-name-complex="Calibri2" style:font-size-complex="11pt" style:font-weight-complex="normal"/>
    </style:style>
    <style:style style:name="P232" style:family="paragraph" style:parent-style-name="List_20_Paragraph" style:list-style-name="L1">
      <style:paragraph-properties fo:text-align="justify" style:justify-single-word="false"/>
      <style:text-properties fo:color="#007826" fo:font-size="11pt" fo:font-weight="normal" officeooo:rsid="02012fb4" officeooo:paragraph-rsid="062ec532" style:font-name-asian="Times New Roman" style:font-size-asian="9.60000038146973pt" style:font-weight-asian="normal" style:font-name-complex="Calibri2" style:font-size-complex="11pt" style:font-weight-complex="normal"/>
    </style:style>
    <style:style style:name="P233" style:family="paragraph" style:parent-style-name="List_20_Paragraph" style:list-style-name="L1">
      <style:paragraph-properties fo:text-align="justify" style:justify-single-word="false"/>
      <style:text-properties fo:color="#007826" fo:font-size="11pt" fo:font-weight="normal" officeooo:rsid="0419843b" officeooo:paragraph-rsid="05897a83" style:font-name-asian="Times New Roman" style:font-size-asian="9.60000038146973pt" style:font-weight-asian="normal" style:font-name-complex="Calibri2" style:font-size-complex="11pt" style:font-weight-complex="normal"/>
    </style:style>
    <style:style style:name="P234" style:family="paragraph" style:parent-style-name="List_20_Paragraph" style:list-style-name="L1">
      <style:paragraph-properties fo:text-align="justify" style:justify-single-word="false"/>
      <style:text-properties fo:color="#007826" fo:font-size="11pt" fo:font-weight="normal" officeooo:rsid="043c1c88" officeooo:paragraph-rsid="05897a83" style:font-size-asian="9.60000038146973pt" style:font-weight-asian="normal" style:font-size-complex="11pt" style:font-weight-complex="normal"/>
    </style:style>
    <style:style style:name="P235" style:family="paragraph" style:parent-style-name="List_20_Paragraph" style:list-style-name="L1">
      <style:paragraph-properties fo:text-align="justify" style:justify-single-word="false"/>
      <style:text-properties fo:color="#007826" fo:font-size="11pt" fo:font-weight="normal" officeooo:rsid="0423642d" officeooo:paragraph-rsid="05897a83" style:font-size-asian="9.60000038146973pt" style:font-weight-asian="normal" style:font-size-complex="11pt" style:font-weight-complex="normal"/>
    </style:style>
    <style:style style:name="P236" style:family="paragraph" style:parent-style-name="List_20_Paragraph" style:list-style-name="L1">
      <style:paragraph-properties fo:text-align="justify" style:justify-single-word="false"/>
      <style:text-properties fo:color="#007826" fo:font-size="11pt" fo:font-weight="normal" officeooo:rsid="0423adb1" officeooo:paragraph-rsid="05897a83" style:font-size-asian="9.60000038146973pt" style:font-weight-asian="normal" style:font-size-complex="11pt" style:font-weight-complex="normal"/>
    </style:style>
    <style:style style:name="P237" style:family="paragraph" style:parent-style-name="List_20_Paragraph" style:list-style-name="L1">
      <style:paragraph-properties fo:text-align="justify" style:justify-single-word="false"/>
      <style:text-properties fo:color="#007826" fo:font-size="11pt" fo:font-weight="normal" officeooo:rsid="05dc2c6c" officeooo:paragraph-rsid="05dc2c6c" style:font-size-asian="9.60000038146973pt" style:font-weight-asian="normal" style:font-size-complex="11pt" style:font-weight-complex="normal"/>
    </style:style>
    <style:style style:name="P238" style:family="paragraph" style:parent-style-name="List_20_Paragraph" style:list-style-name="L1">
      <style:paragraph-properties fo:text-align="justify" style:justify-single-word="false"/>
      <style:text-properties fo:color="#007826" fo:font-size="11pt" fo:font-weight="normal" officeooo:rsid="05ec6bf3" officeooo:paragraph-rsid="05ec6bf3" style:font-size-asian="9.60000038146973pt" style:font-weight-asian="normal" style:font-size-complex="11pt" style:font-weight-complex="normal"/>
    </style:style>
    <style:style style:name="P239" style:family="paragraph" style:parent-style-name="List_20_Paragraph" style:list-style-name="L1">
      <style:paragraph-properties fo:text-align="justify" style:justify-single-word="false"/>
      <style:text-properties fo:color="#007826" fo:font-size="11pt" fo:font-weight="normal" officeooo:rsid="05edcb47" officeooo:paragraph-rsid="05edcb47" style:font-size-asian="9.60000038146973pt" style:font-weight-asian="normal" style:font-size-complex="11pt" style:font-weight-complex="normal"/>
    </style:style>
    <style:style style:name="P240" style:family="paragraph" style:parent-style-name="List_20_Paragraph" style:list-style-name="L1">
      <style:paragraph-properties fo:text-align="justify" style:justify-single-word="false"/>
      <style:text-properties fo:color="#007826" fo:font-size="11pt" fo:font-weight="normal" officeooo:rsid="05ee0ffa" officeooo:paragraph-rsid="05ee0ffa" style:font-size-asian="9.60000038146973pt" style:font-weight-asian="normal" style:font-size-complex="11pt" style:font-weight-complex="normal"/>
    </style:style>
    <style:style style:name="P241" style:family="paragraph" style:parent-style-name="List_20_Paragraph" style:list-style-name="L1">
      <style:paragraph-properties fo:text-align="justify" style:justify-single-word="false"/>
      <style:text-properties fo:color="#007826" fo:font-size="11pt" fo:font-weight="normal" officeooo:rsid="05ded284" officeooo:paragraph-rsid="05ded284" style:font-size-asian="9.60000038146973pt" style:font-weight-asian="normal" style:font-size-complex="11pt" style:font-weight-complex="normal"/>
    </style:style>
    <style:style style:name="P242" style:family="paragraph" style:parent-style-name="List_20_Paragraph" style:list-style-name="L1">
      <style:paragraph-properties fo:text-align="justify" style:justify-single-word="false"/>
      <style:text-properties fo:color="#007826" fo:font-size="11pt" fo:font-weight="normal" officeooo:rsid="05e3b95e" officeooo:paragraph-rsid="05e3b95e" style:font-size-asian="9.60000038146973pt" style:font-weight-asian="normal" style:font-size-complex="11pt" style:font-weight-complex="normal"/>
    </style:style>
    <style:style style:name="P243" style:family="paragraph" style:parent-style-name="List_20_Paragraph" style:list-style-name="L1">
      <style:paragraph-properties fo:text-align="justify" style:justify-single-word="false"/>
      <style:text-properties fo:color="#007826" fo:font-size="11pt" fo:font-weight="normal" officeooo:rsid="05e753cf" officeooo:paragraph-rsid="05e753cf" style:font-size-asian="9.60000038146973pt" style:font-weight-asian="normal" style:font-size-complex="11pt" style:font-weight-complex="normal"/>
    </style:style>
    <style:style style:name="P244" style:family="paragraph" style:parent-style-name="List_20_Paragraph" style:list-style-name="L1">
      <style:paragraph-properties fo:text-align="justify" style:justify-single-word="false"/>
      <style:text-properties fo:color="#007826" fo:font-size="11pt" fo:font-weight="normal" officeooo:rsid="05e9bfb6" officeooo:paragraph-rsid="05e9bfb6" style:font-size-asian="9.60000038146973pt" style:font-weight-asian="normal" style:font-size-complex="11pt" style:font-weight-complex="normal"/>
    </style:style>
    <style:style style:name="P245" style:family="paragraph" style:parent-style-name="List_20_Paragraph" style:list-style-name="L1">
      <style:paragraph-properties fo:text-align="justify" style:justify-single-word="false"/>
      <style:text-properties fo:color="#007826" fo:font-size="11pt" fo:font-weight="normal" officeooo:rsid="01828db5" officeooo:paragraph-rsid="06478017" style:font-size-asian="9.60000038146973pt" style:font-weight-asian="normal" style:font-size-complex="11pt" style:font-weight-complex="normal"/>
    </style:style>
    <style:style style:name="P246" style:family="paragraph" style:parent-style-name="List_20_Paragraph" style:list-style-name="L1">
      <style:paragraph-properties fo:text-align="justify" style:justify-single-word="false"/>
      <style:text-properties fo:color="#007826" fo:font-weight="bold" officeooo:rsid="01dd1595" officeooo:paragraph-rsid="05b552a3" style:font-name-asian="Times New Roman" style:font-weight-asian="bold" style:font-name-complex="Calibri2" style:font-weight-complex="bold"/>
    </style:style>
    <style:style style:name="P247" style:family="paragraph" style:parent-style-name="List_20_Paragraph" style:list-style-name="L1">
      <style:paragraph-properties fo:text-align="justify" style:justify-single-word="false"/>
      <style:text-properties fo:color="#007826" fo:font-weight="bold" officeooo:rsid="01e7e56b" officeooo:paragraph-rsid="05897a83" style:font-name-asian="Times New Roman" style:font-weight-asian="bold" style:font-name-complex="Calibri2" style:font-weight-complex="bold"/>
    </style:style>
    <style:style style:name="P248" style:family="paragraph" style:parent-style-name="List_20_Paragraph" style:list-style-name="L1">
      <style:paragraph-properties fo:text-align="justify" style:justify-single-word="false"/>
      <style:text-properties fo:color="#007826" fo:font-weight="bold" officeooo:rsid="01e92c94" officeooo:paragraph-rsid="05897a83" style:font-name-asian="Times New Roman" style:font-weight-asian="bold" style:font-name-complex="Calibri2" style:font-weight-complex="bold"/>
    </style:style>
    <style:style style:name="P249" style:family="paragraph" style:parent-style-name="List_20_Paragraph" style:list-style-name="L1">
      <style:paragraph-properties fo:text-align="justify" style:justify-single-word="false"/>
      <style:text-properties fo:color="#007826" fo:font-weight="bold" officeooo:rsid="0168c261" officeooo:paragraph-rsid="05897a83" style:font-weight-asian="bold" style:font-weight-complex="bold"/>
    </style:style>
    <style:style style:name="P250" style:family="paragraph" style:parent-style-name="List_20_Paragraph" style:list-style-name="L1">
      <style:paragraph-properties fo:text-align="justify" style:justify-single-word="false"/>
      <style:text-properties fo:color="#007826" fo:font-weight="bold" officeooo:rsid="016b478d" officeooo:paragraph-rsid="05897a83" style:font-weight-asian="bold" style:font-weight-complex="bold"/>
    </style:style>
    <style:style style:name="P251" style:family="paragraph" style:parent-style-name="List_20_Paragraph" style:list-style-name="L1">
      <style:paragraph-properties fo:text-align="justify" style:justify-single-word="false"/>
      <style:text-properties fo:color="#007826" fo:font-weight="bold" officeooo:rsid="016f7f26" officeooo:paragraph-rsid="05897a83" style:font-weight-asian="bold" style:font-weight-complex="bold"/>
    </style:style>
    <style:style style:name="P252" style:family="paragraph" style:parent-style-name="List_20_Paragraph" style:list-style-name="L1">
      <style:paragraph-properties fo:text-align="justify" style:justify-single-word="false"/>
      <style:text-properties fo:color="#007826" fo:font-weight="bold" officeooo:rsid="0171e659" officeooo:paragraph-rsid="05897a83" style:font-weight-asian="bold" style:font-weight-complex="bold"/>
    </style:style>
    <style:style style:name="P253" style:family="paragraph" style:parent-style-name="List_20_Paragraph" style:list-style-name="L1">
      <style:paragraph-properties fo:text-align="justify" style:justify-single-word="false"/>
      <style:text-properties fo:color="#007826" fo:font-weight="bold" officeooo:rsid="056778ac" officeooo:paragraph-rsid="05897a83" style:font-weight-asian="bold" style:font-weight-complex="bold"/>
    </style:style>
    <style:style style:name="P254" style:family="paragraph" style:parent-style-name="List_20_Paragraph" style:list-style-name="L1">
      <style:paragraph-properties fo:text-align="justify" style:justify-single-word="false"/>
      <style:text-properties fo:color="#007826" fo:font-weight="bold" officeooo:rsid="0174c8b2" officeooo:paragraph-rsid="05897a83" style:font-weight-asian="bold" style:font-weight-complex="bold"/>
    </style:style>
    <style:style style:name="P255" style:family="paragraph" style:parent-style-name="List_20_Paragraph" style:list-style-name="L1">
      <style:paragraph-properties fo:text-align="justify" style:justify-single-word="false"/>
      <style:text-properties fo:color="#007826" fo:font-weight="bold" officeooo:rsid="0177f6f6" officeooo:paragraph-rsid="05897a83" style:font-weight-asian="bold" style:font-weight-complex="bold"/>
    </style:style>
    <style:style style:name="P256" style:family="paragraph" style:parent-style-name="List_20_Paragraph" style:list-style-name="L1">
      <style:paragraph-properties fo:text-align="justify" style:justify-single-word="false"/>
      <style:text-properties fo:color="#007826" fo:font-weight="bold" officeooo:rsid="01798609" officeooo:paragraph-rsid="05897a83" style:font-weight-asian="bold" style:font-weight-complex="bold"/>
    </style:style>
    <style:style style:name="P257" style:family="paragraph" style:parent-style-name="List_20_Paragraph" style:list-style-name="L1">
      <style:paragraph-properties fo:text-align="justify" style:justify-single-word="false"/>
      <style:text-properties fo:color="#007826" fo:font-weight="bold" officeooo:rsid="02238310" officeooo:paragraph-rsid="05a254bf" style:font-weight-asian="bold" style:font-weight-complex="bold"/>
    </style:style>
    <style:style style:name="P258" style:family="paragraph" style:parent-style-name="List_20_Paragraph" style:list-style-name="L1">
      <style:paragraph-properties fo:text-align="justify" style:justify-single-word="false"/>
      <style:text-properties fo:color="#007826" fo:font-weight="bold" officeooo:rsid="0365244d" officeooo:paragraph-rsid="05a254bf" style:font-weight-asian="bold" style:font-weight-complex="bold"/>
    </style:style>
    <style:style style:name="P259" style:family="paragraph" style:parent-style-name="List_20_Paragraph" style:list-style-name="L1">
      <style:paragraph-properties fo:text-align="justify" style:justify-single-word="false"/>
      <style:text-properties fo:color="#007826" fo:font-weight="bold" officeooo:rsid="02651b59" officeooo:paragraph-rsid="05897a83" style:font-weight-asian="bold" style:font-weight-complex="bold"/>
    </style:style>
    <style:style style:name="P260" style:family="paragraph" style:parent-style-name="List_20_Paragraph" style:list-style-name="L1">
      <style:paragraph-properties fo:text-align="justify" style:justify-single-word="false"/>
      <style:text-properties fo:color="#007826" fo:font-weight="bold" officeooo:paragraph-rsid="05897a83" style:font-weight-asian="bold" style:font-weight-complex="bold"/>
    </style:style>
    <style:style style:name="P261" style:family="paragraph" style:parent-style-name="List_20_Paragraph" style:list-style-name="L1">
      <style:paragraph-properties fo:text-align="justify" style:justify-single-word="false"/>
      <style:text-properties fo:color="#007826" fo:font-weight="bold" officeooo:rsid="05fc3d45" officeooo:paragraph-rsid="060279c9" style:font-weight-asian="bold" style:font-weight-complex="bold"/>
    </style:style>
    <style:style style:name="P262" style:family="paragraph" style:parent-style-name="List_20_Paragraph" style:list-style-name="L1">
      <style:paragraph-properties fo:text-align="justify" style:justify-single-word="false"/>
      <style:text-properties fo:color="#007826" fo:font-weight="bold" officeooo:rsid="00ace3e8" officeooo:paragraph-rsid="062ec532" style:font-weight-asian="bold" style:font-weight-complex="bold"/>
    </style:style>
    <style:style style:name="P263" style:family="paragraph" style:parent-style-name="List_20_Paragraph" style:list-style-name="L1">
      <style:paragraph-properties fo:text-align="justify" style:justify-single-word="false"/>
      <style:text-properties fo:color="#007826" fo:font-weight="bold" officeooo:rsid="00422d8b" officeooo:paragraph-rsid="062ec532" style:font-weight-asian="bold" style:font-weight-complex="bold"/>
    </style:style>
    <style:style style:name="P264" style:family="paragraph" style:parent-style-name="List_20_Paragraph" style:list-style-name="L1">
      <style:paragraph-properties fo:text-align="justify" style:justify-single-word="false"/>
      <style:text-properties fo:color="#007826" fo:font-weight="normal" officeooo:rsid="04b9c78c" officeooo:paragraph-rsid="05977f6f" style:font-weight-asian="normal" style:font-weight-complex="normal"/>
    </style:style>
    <style:style style:name="P265" style:family="paragraph" style:parent-style-name="List_20_Paragraph" style:list-style-name="L1">
      <style:paragraph-properties fo:text-align="justify" style:justify-single-word="false"/>
      <style:text-properties fo:color="#007826" fo:font-weight="normal" officeooo:rsid="02a7c6df" officeooo:paragraph-rsid="062ec532" style:font-weight-asian="normal" style:font-weight-complex="normal"/>
    </style:style>
    <style:style style:name="P266" style:family="paragraph" style:parent-style-name="List_20_Paragraph" style:list-style-name="L1">
      <style:paragraph-properties fo:text-align="justify" style:justify-single-word="false"/>
      <style:text-properties fo:color="#007826" fo:font-weight="normal" officeooo:rsid="00affdfd" officeooo:paragraph-rsid="062ec532" style:font-weight-asian="normal" style:font-weight-complex="normal"/>
    </style:style>
    <style:style style:name="P267" style:family="paragraph" style:parent-style-name="List_20_Paragraph" style:list-style-name="L1">
      <style:paragraph-properties fo:text-align="justify" style:justify-single-word="false"/>
      <style:text-properties fo:color="#007826" officeooo:paragraph-rsid="05897a83"/>
    </style:style>
    <style:style style:name="P268" style:family="paragraph" style:parent-style-name="List_20_Paragraph" style:list-style-name="L1">
      <style:paragraph-properties fo:text-align="justify" style:justify-single-word="false"/>
      <style:text-properties fo:color="#007826" style:font-name="Courier 10 Pitch" fo:font-size="11pt" fo:font-weight="normal" officeooo:rsid="0428b3a2" officeooo:paragraph-rsid="05897a83" style:font-size-asian="9.60000038146973pt" style:font-weight-asian="normal" style:font-size-complex="11pt" style:font-weight-complex="normal"/>
    </style:style>
    <style:style style:name="P269" style:family="paragraph" style:parent-style-name="List_20_Paragraph" style:list-style-name="L1">
      <style:paragraph-properties fo:text-align="justify" style:justify-single-word="false"/>
      <style:text-properties fo:color="#007826" style:font-name="Courier 10 Pitch" fo:font-size="11pt" fo:font-weight="normal" officeooo:rsid="0423adb1" officeooo:paragraph-rsid="05897a83" style:font-size-asian="9.60000038146973pt" style:font-weight-asian="normal" style:font-size-complex="11pt" style:font-weight-complex="normal"/>
    </style:style>
    <style:style style:name="P270" style:family="paragraph" style:parent-style-name="List_20_Paragraph" style:list-style-name="L1">
      <style:paragraph-properties fo:text-align="justify" style:justify-single-word="false"/>
      <style:text-properties fo:color="#007826" style:font-name="Courier 10 Pitch" fo:font-size="11pt" fo:font-weight="normal" officeooo:rsid="042cb64b" officeooo:paragraph-rsid="05897a83" style:font-size-asian="9.60000038146973pt" style:font-weight-asian="normal" style:font-size-complex="11pt" style:font-weight-complex="normal"/>
    </style:style>
    <style:style style:name="P271" style:family="paragraph" style:parent-style-name="List_20_Paragraph" style:list-style-name="L1">
      <style:paragraph-properties fo:text-align="justify" style:justify-single-word="false"/>
      <style:text-properties fo:color="#007826" fo:font-size="9pt" fo:font-weight="normal" officeooo:rsid="00affdfd" officeooo:paragraph-rsid="05897a83" style:font-name-asian="Times New Roman" style:font-size-asian="9pt" style:font-weight-asian="normal" style:font-name-complex="Calibri2" style:font-size-complex="9pt" style:font-weight-complex="normal"/>
    </style:style>
    <style:style style:name="P272" style:family="paragraph" style:parent-style-name="List_20_Paragraph" style:list-style-name="L1">
      <style:paragraph-properties fo:text-align="justify" style:justify-single-word="false"/>
      <style:text-properties fo:color="#007826" officeooo:rsid="0216e3aa" officeooo:paragraph-rsid="05897a83"/>
    </style:style>
    <style:style style:name="P273" style:family="paragraph" style:parent-style-name="List_20_Paragraph" style:list-style-name="L1">
      <style:paragraph-properties fo:text-align="justify" style:justify-single-word="false"/>
      <style:text-properties fo:color="#007826" officeooo:rsid="02172a25" officeooo:paragraph-rsid="05897a83"/>
    </style:style>
    <style:style style:name="P274" style:family="paragraph" style:parent-style-name="List_20_Paragraph" style:list-style-name="L1">
      <style:paragraph-properties fo:text-align="justify" style:justify-single-word="false"/>
      <style:text-properties fo:color="#000000" fo:font-size="11pt" fo:font-weight="bold" officeooo:rsid="0272d7f9" officeooo:paragraph-rsid="05897a83" style:font-name-asian="Times New Roman" style:font-size-asian="9.60000038146973pt" style:font-weight-asian="bold" style:font-name-complex="Calibri2" style:font-size-complex="11pt" style:font-weight-complex="bold"/>
    </style:style>
    <style:style style:name="P275" style:family="paragraph" style:parent-style-name="List_20_Paragraph" style:list-style-name="L1">
      <style:paragraph-properties fo:text-align="justify" style:justify-single-word="false"/>
      <style:text-properties fo:color="#000000" fo:font-size="11pt" fo:font-weight="bold" officeooo:rsid="02732e10" officeooo:paragraph-rsid="0624edbd" style:font-name-asian="Times New Roman" style:font-size-asian="9.60000038146973pt" style:font-weight-asian="bold" style:font-name-complex="Calibri2" style:font-size-complex="11pt" style:font-weight-complex="bold"/>
    </style:style>
    <style:style style:name="P276" style:family="paragraph" style:parent-style-name="List_20_Paragraph" style:list-style-name="L1">
      <style:paragraph-properties fo:text-align="justify" style:justify-single-word="false"/>
      <style:text-properties fo:color="#000000" fo:font-size="11pt" fo:font-weight="bold" officeooo:rsid="038bbf68" officeooo:paragraph-rsid="05897a83" style:font-name-asian="Times New Roman" style:font-size-asian="11pt" style:font-weight-asian="bold" style:font-name-complex="Calibri2" style:font-size-complex="11pt" style:font-weight-complex="bold"/>
    </style:style>
    <style:style style:name="P277" style:family="paragraph" style:parent-style-name="List_20_Paragraph" style:list-style-name="L1">
      <style:paragraph-properties fo:text-align="justify" style:justify-single-word="false"/>
      <style:text-properties fo:color="#000000" fo:font-size="11pt" fo:font-weight="normal" officeooo:rsid="0272d7f9" officeooo:paragraph-rsid="05897a83" style:font-name-asian="Times New Roman" style:font-size-asian="9.60000038146973pt" style:font-weight-asian="normal" style:font-name-complex="Calibri2" style:font-size-complex="11pt" style:font-weight-complex="normal"/>
    </style:style>
    <style:style style:name="P278" style:family="paragraph" style:parent-style-name="List_20_Paragraph" style:list-style-name="L1">
      <style:paragraph-properties fo:text-align="justify" style:justify-single-word="false"/>
      <style:text-properties fo:color="#000000" fo:font-size="11pt" fo:font-weight="normal" officeooo:rsid="026b4363" officeooo:paragraph-rsid="05897a83" style:font-name-asian="Times New Roman" style:font-size-asian="9.60000038146973pt" style:font-weight-asian="normal" style:font-name-complex="Calibri2" style:font-size-complex="11pt" style:font-weight-complex="normal"/>
    </style:style>
    <style:style style:name="P279" style:family="paragraph" style:parent-style-name="List_20_Paragraph" style:list-style-name="L1">
      <style:paragraph-properties fo:text-align="justify" style:justify-single-word="false"/>
      <style:text-properties fo:color="#000000" fo:font-size="11pt" fo:font-weight="normal" officeooo:rsid="026d612d" officeooo:paragraph-rsid="05897a83" style:font-name-asian="Times New Roman" style:font-size-asian="9.60000038146973pt" style:font-weight-asian="normal" style:font-name-complex="Calibri2" style:font-size-complex="11pt" style:font-weight-complex="normal"/>
    </style:style>
    <style:style style:name="P280" style:family="paragraph" style:parent-style-name="List_20_Paragraph" style:list-style-name="L1">
      <style:paragraph-properties fo:text-align="justify" style:justify-single-word="false"/>
      <style:text-properties fo:color="#000000" fo:font-size="11pt" fo:font-weight="normal" officeooo:rsid="0477a894" officeooo:paragraph-rsid="05897a83" style:font-name-asian="Times New Roman" style:font-size-asian="9.60000038146973pt" style:font-weight-asian="normal" style:font-name-complex="Calibri2" style:font-size-complex="11pt" style:font-weight-complex="normal"/>
    </style:style>
    <style:style style:name="P281" style:family="paragraph" style:parent-style-name="List_20_Paragraph" style:list-style-name="L1">
      <style:paragraph-properties fo:text-align="justify" style:justify-single-word="false"/>
      <style:text-properties fo:color="#000000" fo:font-weight="normal" officeooo:rsid="0272d7f9" officeooo:paragraph-rsid="05897a83" style:font-weight-asian="normal" style:font-weight-complex="normal"/>
    </style:style>
    <style:style style:name="P282" style:family="paragraph" style:parent-style-name="List_20_Paragraph" style:list-style-name="L1">
      <style:paragraph-properties fo:text-align="justify" style:justify-single-word="false"/>
      <style:text-properties fo:color="#000000" fo:font-weight="normal" officeooo:rsid="0278f6da" officeooo:paragraph-rsid="05897a83" style:font-weight-asian="normal" style:font-weight-complex="normal"/>
    </style:style>
    <style:style style:name="P283" style:family="paragraph" style:parent-style-name="List_20_Paragraph" style:list-style-name="L1">
      <style:paragraph-properties fo:text-align="justify" style:justify-single-word="false"/>
      <style:text-properties fo:color="#000000" fo:font-weight="normal" officeooo:rsid="0278d1b4" officeooo:paragraph-rsid="05897a83" style:font-weight-asian="normal" style:font-weight-complex="normal"/>
    </style:style>
    <style:style style:name="P284" style:family="paragraph" style:parent-style-name="List_20_Paragraph" style:list-style-name="L1">
      <style:paragraph-properties fo:text-align="justify" style:justify-single-word="false"/>
      <style:text-properties fo:color="#000000" fo:font-weight="normal" officeooo:rsid="00c9efbf" officeooo:paragraph-rsid="05897a83" style:font-weight-asian="normal" style:font-weight-complex="normal"/>
    </style:style>
    <style:style style:name="P285" style:family="paragraph" style:parent-style-name="List_20_Paragraph" style:list-style-name="L1">
      <style:paragraph-properties fo:text-align="justify" style:justify-single-word="false"/>
      <style:text-properties fo:color="#000000" fo:font-weight="normal" officeooo:rsid="0376a19e" officeooo:paragraph-rsid="05897a83" style:font-weight-asian="normal" style:font-weight-complex="normal"/>
    </style:style>
    <style:style style:name="P286" style:family="paragraph" style:parent-style-name="List_20_Paragraph" style:list-style-name="L1">
      <style:paragraph-properties fo:text-align="justify" style:justify-single-word="false"/>
      <style:text-properties fo:color="#000000" fo:font-weight="normal" officeooo:rsid="004befee" officeooo:paragraph-rsid="05977f6f" style:font-weight-asian="normal" style:font-weight-complex="normal"/>
    </style:style>
    <style:style style:name="P287" style:family="paragraph" style:parent-style-name="List_20_Paragraph" style:list-style-name="L1">
      <style:paragraph-properties fo:text-align="justify" style:justify-single-word="false"/>
      <style:text-properties fo:color="#000000" fo:font-weight="normal" officeooo:rsid="04b74b75" officeooo:paragraph-rsid="05977f6f" style:font-weight-asian="normal" style:font-weight-complex="normal"/>
    </style:style>
    <style:style style:name="P288" style:family="paragraph" style:parent-style-name="List_20_Paragraph" style:list-style-name="L1">
      <style:paragraph-properties fo:text-align="justify" style:justify-single-word="false"/>
      <style:text-properties fo:color="#000000" fo:font-weight="normal" officeooo:rsid="04b86888" officeooo:paragraph-rsid="05977f6f" style:font-weight-asian="normal" style:font-weight-complex="normal"/>
    </style:style>
    <style:style style:name="P289" style:family="paragraph" style:parent-style-name="List_20_Paragraph" style:list-style-name="L1">
      <style:paragraph-properties fo:text-align="justify" style:justify-single-word="false"/>
      <style:text-properties fo:color="#000000" fo:font-weight="normal" officeooo:rsid="04b956f4" officeooo:paragraph-rsid="05977f6f" style:font-weight-asian="normal" style:font-weight-complex="normal"/>
    </style:style>
    <style:style style:name="P290" style:family="paragraph" style:parent-style-name="List_20_Paragraph" style:list-style-name="L1">
      <style:paragraph-properties fo:text-align="justify" style:justify-single-word="false"/>
      <style:text-properties fo:color="#000000" fo:font-weight="normal" officeooo:rsid="04b9c78c" officeooo:paragraph-rsid="05977f6f" style:font-weight-asian="normal" style:font-weight-complex="normal"/>
    </style:style>
    <style:style style:name="P291" style:family="paragraph" style:parent-style-name="List_20_Paragraph" style:list-style-name="L1">
      <style:paragraph-properties fo:text-align="justify" style:justify-single-word="false"/>
      <style:text-properties fo:color="#000000" fo:font-weight="normal" officeooo:rsid="004d5489" officeooo:paragraph-rsid="05977f6f" style:font-weight-asian="normal" style:font-weight-complex="normal"/>
    </style:style>
    <style:style style:name="P292" style:family="paragraph" style:parent-style-name="List_20_Paragraph" style:list-style-name="L1">
      <style:paragraph-properties fo:text-align="justify" style:justify-single-word="false"/>
      <style:text-properties fo:color="#000000" fo:font-weight="normal" officeooo:rsid="004f3539" officeooo:paragraph-rsid="05977f6f" style:font-weight-asian="normal" style:font-weight-complex="normal"/>
    </style:style>
    <style:style style:name="P293" style:family="paragraph" style:parent-style-name="List_20_Paragraph" style:list-style-name="L1">
      <style:paragraph-properties fo:text-align="justify" style:justify-single-word="false"/>
      <style:text-properties fo:color="#000000" fo:font-weight="normal" officeooo:rsid="026d57b4" officeooo:paragraph-rsid="05977f6f" style:font-weight-asian="normal" style:font-weight-complex="normal"/>
    </style:style>
    <style:style style:name="P294" style:family="paragraph" style:parent-style-name="List_20_Paragraph" style:list-style-name="L1">
      <style:paragraph-properties fo:text-align="justify" style:justify-single-word="false"/>
      <style:text-properties fo:color="#000000" fo:font-weight="normal" officeooo:rsid="0484ddcb" officeooo:paragraph-rsid="05977f6f" style:font-weight-asian="normal" style:font-weight-complex="normal"/>
    </style:style>
    <style:style style:name="P295" style:family="paragraph" style:parent-style-name="List_20_Paragraph" style:list-style-name="L1">
      <style:paragraph-properties fo:text-align="justify" style:justify-single-word="false"/>
      <style:text-properties fo:color="#000000" fo:font-weight="normal" officeooo:rsid="048598e3" officeooo:paragraph-rsid="05977f6f" style:font-weight-asian="normal" style:font-weight-complex="normal"/>
    </style:style>
    <style:style style:name="P296" style:family="paragraph" style:parent-style-name="List_20_Paragraph" style:list-style-name="L1">
      <style:paragraph-properties fo:text-align="justify" style:justify-single-word="false"/>
      <style:text-properties fo:color="#000000" fo:font-weight="normal" officeooo:rsid="04873ba7" officeooo:paragraph-rsid="05977f6f" style:font-weight-asian="normal" style:font-weight-complex="normal"/>
    </style:style>
    <style:style style:name="P297" style:family="paragraph" style:parent-style-name="List_20_Paragraph" style:list-style-name="L1">
      <style:paragraph-properties fo:text-align="justify" style:justify-single-word="false"/>
      <style:text-properties fo:color="#000000" fo:font-weight="normal" officeooo:rsid="04888a48" officeooo:paragraph-rsid="05977f6f" style:font-weight-asian="normal" style:font-weight-complex="normal"/>
    </style:style>
    <style:style style:name="P298" style:family="paragraph" style:parent-style-name="List_20_Paragraph" style:list-style-name="L1">
      <style:paragraph-properties fo:text-align="justify" style:justify-single-word="false"/>
      <style:text-properties fo:color="#000000" fo:font-weight="normal" officeooo:rsid="04889dd7" officeooo:paragraph-rsid="05977f6f" style:font-weight-asian="normal" style:font-weight-complex="normal"/>
    </style:style>
    <style:style style:name="P299" style:family="paragraph" style:parent-style-name="List_20_Paragraph" style:list-style-name="L1">
      <style:paragraph-properties fo:text-align="justify" style:justify-single-word="false"/>
      <style:text-properties fo:color="#000000" fo:font-weight="normal" officeooo:rsid="0489cafd" officeooo:paragraph-rsid="05977f6f" style:font-weight-asian="normal" style:font-weight-complex="normal"/>
    </style:style>
    <style:style style:name="P300" style:family="paragraph" style:parent-style-name="List_20_Paragraph" style:list-style-name="L1">
      <style:paragraph-properties fo:text-align="justify" style:justify-single-word="false"/>
      <style:text-properties fo:color="#000000" fo:font-weight="normal" officeooo:rsid="048a9b20" officeooo:paragraph-rsid="05977f6f" style:font-weight-asian="normal" style:font-weight-complex="normal"/>
    </style:style>
    <style:style style:name="P301" style:family="paragraph" style:parent-style-name="List_20_Paragraph" style:list-style-name="L1">
      <style:paragraph-properties fo:text-align="justify" style:justify-single-word="false"/>
      <style:text-properties fo:color="#000000" fo:font-weight="normal" officeooo:rsid="048c34b8" officeooo:paragraph-rsid="05977f6f" style:font-weight-asian="normal" style:font-weight-complex="normal"/>
    </style:style>
    <style:style style:name="P302" style:family="paragraph" style:parent-style-name="List_20_Paragraph" style:list-style-name="L1">
      <style:paragraph-properties fo:text-align="justify" style:justify-single-word="false"/>
      <style:text-properties fo:color="#000000" fo:font-weight="normal" officeooo:rsid="048c7ab5" officeooo:paragraph-rsid="05977f6f" style:font-weight-asian="normal" style:font-weight-complex="normal"/>
    </style:style>
    <style:style style:name="P303" style:family="paragraph" style:parent-style-name="List_20_Paragraph" style:list-style-name="L1">
      <style:paragraph-properties fo:text-align="justify" style:justify-single-word="false"/>
      <style:text-properties officeooo:rsid="01fc5c0a" officeooo:paragraph-rsid="05897a83"/>
    </style:style>
    <style:style style:name="P304" style:family="paragraph" style:parent-style-name="List_20_Paragraph" style:list-style-name="L1" style:master-page-name="Standard">
      <style:paragraph-properties fo:text-align="justify" style:justify-single-word="false" style:page-number="auto"/>
      <style:text-properties officeooo:rsid="0145d31b" officeooo:paragraph-rsid="05897a83"/>
    </style:style>
    <style:style style:name="P305"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144d4" officeooo:paragraph-rsid="05897a83" style:font-name-asian="Times New Roman" style:font-weight-asian="normal" style:font-name-complex="Calibri2" style:font-weight-complex="normal"/>
    </style:style>
    <style:style style:name="P306"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0c259" officeooo:paragraph-rsid="05897a83" style:font-name-asian="Times New Roman" style:font-weight-asian="normal" style:font-name-complex="Calibri2" style:font-weight-complex="normal"/>
    </style:style>
    <style:style style:name="P307"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8b93a1" officeooo:paragraph-rsid="05897a83" style:font-name-asian="Times New Roman" style:font-weight-asian="normal" style:font-name-complex="Calibri2" style:font-weight-complex="normal"/>
    </style:style>
    <style:style style:name="P308" style:family="paragraph" style:parent-style-name="List_20_Paragraph" style:list-style-name="L1">
      <style:paragraph-properties fo:margin-top="0cm" fo:margin-bottom="0.353cm" loext:contextual-spacing="true" fo:text-align="justify" style:justify-single-word="false"/>
      <style:text-properties fo:color="#ff0000" fo:font-weight="normal" officeooo:rsid="03e7337f" officeooo:paragraph-rsid="05897a83" style:font-name-asian="Times New Roman" style:font-weight-asian="normal" style:font-name-complex="Calibri2" style:font-weight-complex="normal"/>
    </style:style>
    <style:style style:name="P309"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ec8ba7" officeooo:paragraph-rsid="05897a83" style:font-name-asian="Times New Roman" style:font-size-asian="9.60000038146973pt" style:font-weight-asian="bold" style:font-name-complex="Calibri2" style:font-size-complex="11pt" style:font-weight-complex="bold"/>
    </style:style>
    <style:style style:name="P310" style:family="paragraph" style:parent-style-name="List_20_Paragraph" style:list-style-name="L1">
      <style:paragraph-properties fo:margin-top="0cm" fo:margin-bottom="0.353cm" loext:contextual-spacing="true" fo:text-align="justify" style:justify-single-word="false"/>
      <style:text-properties fo:color="#ff0000" fo:font-size="11pt" fo:font-weight="bold" officeooo:rsid="01ec8ba7" officeooo:paragraph-rsid="05f3bfde" style:font-name-asian="Times New Roman" style:font-size-asian="9.60000038146973pt" style:font-weight-asian="bold" style:font-name-complex="Calibri2" style:font-size-complex="11pt" style:font-weight-complex="bold"/>
    </style:style>
    <style:style style:name="P311"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22d2a2" officeooo:paragraph-rsid="05897a83" style:font-name-asian="Times New Roman" style:font-size-asian="9.60000038146973pt" style:font-weight-asian="normal" style:font-name-complex="Calibri2" style:font-size-complex="11pt" style:font-weight-complex="normal"/>
    </style:style>
    <style:style style:name="P312"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22a5ab9" officeooo:paragraph-rsid="05897a83" style:font-name-asian="Times New Roman" style:font-size-asian="9.60000038146973pt" style:font-weight-asian="normal" style:font-name-complex="Calibri2" style:font-size-complex="11pt" style:font-weight-complex="normal"/>
    </style:style>
    <style:style style:name="P313"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b3b4fd" officeooo:paragraph-rsid="05897a83" style:font-name-asian="Times New Roman" style:font-size-asian="9.60000038146973pt" style:font-weight-asian="normal" style:font-name-complex="Calibri2" style:font-size-complex="11pt" style:font-weight-complex="normal"/>
    </style:style>
    <style:style style:name="P314" style:family="paragraph" style:parent-style-name="List_20_Paragraph" style:list-style-name="L1">
      <style:paragraph-properties fo:margin-top="0cm" fo:margin-bottom="0.353cm" loext:contextual-spacing="true" fo:text-align="justify" style:justify-single-word="false"/>
      <style:text-properties fo:color="#ff0000" fo:font-size="11pt" fo:font-weight="normal" officeooo:rsid="03e7337f" officeooo:paragraph-rsid="05897a83" style:font-name-asian="Times New Roman" style:font-size-asian="9.60000038146973pt" style:font-weight-asian="normal" style:font-name-complex="Calibri2" style:font-size-complex="11pt" style:font-weight-complex="normal"/>
    </style:style>
    <style:style style:name="P315"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743d1" officeooo:paragraph-rsid="05897a83" style:font-name-asian="Times New Roman" style:font-weight-asian="normal" style:font-name-complex="Calibri2" style:font-weight-complex="normal"/>
    </style:style>
    <style:style style:name="P316"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3987bd7" officeooo:paragraph-rsid="05897a83" style:font-name-asian="Times New Roman" style:font-weight-asian="normal" style:font-name-complex="Calibri2" style:font-weight-complex="normal"/>
    </style:style>
    <style:style style:name="P317"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6e4373" officeooo:paragraph-rsid="05897a83" style:font-name-asian="Times New Roman" style:font-weight-asian="normal" style:font-name-complex="Calibri2" style:font-weight-complex="normal"/>
    </style:style>
    <style:style style:name="P318" style:family="paragraph" style:parent-style-name="List_20_Paragraph" style:list-style-name="L1">
      <style:paragraph-properties fo:margin-top="0cm" fo:margin-bottom="0.353cm" loext:contextual-spacing="true" fo:text-align="justify" style:justify-single-word="false"/>
      <style:text-properties fo:color="#000000" fo:font-weight="normal" officeooo:rsid="00711c7f" officeooo:paragraph-rsid="05897a83" style:font-name-asian="Times New Roman" style:font-weight-asian="normal" style:font-name-complex="Calibri2" style:font-weight-complex="normal"/>
    </style:style>
    <style:style style:name="P319" style:family="paragraph" style:parent-style-name="List_20_Paragraph" style:list-style-name="L1">
      <style:paragraph-properties fo:margin-top="0cm" fo:margin-bottom="0.353cm" loext:contextual-spacing="true" fo:text-align="justify" style:justify-single-word="false"/>
      <style:text-properties fo:color="#000000" fo:font-size="11pt" fo:font-weight="normal" officeooo:rsid="011311bd" officeooo:paragraph-rsid="05897a83" style:font-name-asian="Times New Roman" style:font-size-asian="9.60000038146973pt" style:font-weight-asian="normal" style:font-name-complex="Calibri2" style:font-size-complex="11pt" style:font-weight-complex="normal"/>
    </style:style>
    <style:style style:name="P320" style:family="paragraph" style:parent-style-name="List_20_Paragraph" style:list-style-name="L1">
      <style:paragraph-properties fo:margin-top="0cm" fo:margin-bottom="0.353cm" loext:contextual-spacing="true" fo:text-align="justify" style:justify-single-word="false"/>
      <style:text-properties officeooo:paragraph-rsid="05897a83"/>
    </style:style>
    <style:style style:name="P321" style:family="paragraph" style:parent-style-name="List_20_Paragraph" style:list-style-name="L1">
      <style:paragraph-properties fo:margin-top="0cm" fo:margin-bottom="0.353cm" loext:contextual-spacing="true" fo:text-align="justify" style:justify-single-word="false"/>
      <style:text-properties fo:color="#007826" fo:font-weight="bold" officeooo:rsid="01e92c94" officeooo:paragraph-rsid="05897a83" style:font-name-asian="Times New Roman" style:font-weight-asian="bold" style:font-name-complex="Calibri2" style:font-weight-complex="bold"/>
    </style:style>
    <style:style style:name="P322"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22992d6" officeooo:paragraph-rsid="05897a83" style:font-name-asian="Times New Roman" style:font-size-asian="9.60000038146973pt" style:font-weight-asian="bold" style:font-name-complex="Calibri2" style:font-size-complex="11pt" style:font-weight-complex="bold"/>
    </style:style>
    <style:style style:name="P323"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ec8ba7" officeooo:paragraph-rsid="05897a83" style:font-name-asian="Times New Roman" style:font-size-asian="9.60000038146973pt" style:font-weight-asian="bold" style:font-name-complex="Calibri2" style:font-size-complex="11pt" style:font-weight-complex="bold"/>
    </style:style>
    <style:style style:name="P324" style:family="paragraph" style:parent-style-name="List_20_Paragraph" style:list-style-name="L1">
      <style:paragraph-properties fo:margin-top="0cm" fo:margin-bottom="0.353cm" loext:contextual-spacing="true" fo:text-align="justify" style:justify-single-word="false"/>
      <style:text-properties fo:color="#007826" fo:font-size="11pt" fo:font-weight="bold" officeooo:rsid="0147389a" officeooo:paragraph-rsid="05897a83" style:font-name-asian="Times New Roman" style:font-size-asian="9.60000038146973pt" style:font-weight-asian="bold" style:font-name-complex="Calibri2" style:font-size-complex="11pt" style:font-weight-complex="bold"/>
    </style:style>
    <style:style style:name="T1" style:family="text">
      <style:text-properties fo:color="#ff0000"/>
    </style:style>
    <style:style style:name="T2" style:family="text">
      <style:text-properties fo:color="#ff0000" fo:font-weight="normal" officeooo:rsid="00349fbf" style:font-weight-asian="normal" style:font-weight-complex="normal"/>
    </style:style>
    <style:style style:name="T3" style:family="text">
      <style:text-properties fo:color="#ff0000" fo:font-weight="normal" officeooo:rsid="00ca4da4" style:font-weight-asian="normal" style:font-weight-complex="normal"/>
    </style:style>
    <style:style style:name="T4" style:family="text">
      <style:text-properties fo:color="#ff0000" fo:font-weight="normal" officeooo:rsid="00ccbfa3" style:font-weight-asian="normal" style:font-weight-complex="normal"/>
    </style:style>
    <style:style style:name="T5" style:family="text">
      <style:text-properties fo:color="#ff0000" fo:font-weight="normal" officeooo:rsid="050a450e" style:font-name-asian="Times New Roman" style:font-weight-asian="normal" style:font-name-complex="Calibri2" style:font-weight-complex="normal"/>
    </style:style>
    <style:style style:name="T6" style:family="text">
      <style:text-properties fo:color="#ff0000" fo:font-weight="normal" officeooo:rsid="050f8966" style:font-name-asian="Times New Roman" style:font-weight-asian="normal" style:font-name-complex="Calibri2" style:font-weight-complex="normal"/>
    </style:style>
    <style:style style:name="T7" style:family="text">
      <style:text-properties fo:color="#ff0000" fo:font-size="11pt" fo:font-weight="normal" officeooo:rsid="01957912" style:font-size-asian="9.60000038146973pt" style:font-weight-asian="normal" style:font-size-complex="11pt" style:font-weight-complex="normal"/>
    </style:style>
    <style:style style:name="T8" style:family="text">
      <style:text-properties fo:color="#ff0000" fo:font-size="11pt" fo:font-weight="normal" officeooo:rsid="01af4bb9" style:font-size-asian="9.60000038146973pt" style:font-weight-asian="normal" style:font-size-complex="11pt" style:font-weight-complex="normal"/>
    </style:style>
    <style:style style:name="T9" style:family="text">
      <style:text-properties fo:color="#ff0000" fo:font-size="11pt" fo:font-weight="normal" officeooo:rsid="0147389a" style:font-size-asian="9.60000038146973pt" style:font-weight-asian="normal" style:font-size-complex="11pt" style:font-weight-complex="normal"/>
    </style:style>
    <style:style style:name="T10" style:family="text">
      <style:text-properties fo:color="#ff0000" fo:font-size="11pt" fo:font-weight="normal" officeooo:rsid="01b6f5d6" style:font-size-asian="9.60000038146973pt" style:font-weight-asian="normal" style:font-size-complex="11pt" style:font-weight-complex="normal"/>
    </style:style>
    <style:style style:name="T11" style:family="text">
      <style:text-properties fo:color="#ff0000" fo:font-size="11pt" fo:font-weight="normal" officeooo:rsid="05df327c" style:font-size-asian="9.60000038146973pt" style:font-weight-asian="normal" style:font-size-complex="11pt" style:font-weight-complex="normal"/>
    </style:style>
    <style:style style:name="T12" style:family="text">
      <style:text-properties fo:color="#ff0000" fo:font-size="11pt" fo:font-weight="normal" officeooo:rsid="0189d3c6" style:font-name-asian="Times New Roman" style:font-size-asian="9.60000038146973pt" style:font-weight-asian="normal" style:font-name-complex="Calibri2" style:font-size-complex="11pt" style:font-weight-complex="normal"/>
    </style:style>
    <style:style style:name="T13" style:family="text">
      <style:text-properties fo:color="#ff0000" fo:font-size="11pt" fo:font-weight="bold" officeooo:rsid="019f763b" style:font-size-asian="9.60000038146973pt" style:font-weight-asian="bold" style:font-size-complex="11pt" style:font-weight-complex="bold"/>
    </style:style>
    <style:style style:name="T14" style:family="text">
      <style:text-properties fo:color="#ff0000" fo:font-size="11pt" fo:font-weight="bold" officeooo:rsid="011dad5e" style:font-size-asian="9.60000038146973pt" style:font-weight-asian="bold" style:font-size-complex="11pt" style:font-weight-complex="bold"/>
    </style:style>
    <style:style style:name="T15" style:family="text">
      <style:text-properties fo:color="#ff0000" style:font-name="Calibri1" fo:font-size="11pt" fo:font-weight="bold" officeooo:rsid="036407b3" style:font-size-asian="11pt" style:font-weight-asian="bold" style:font-name-complex="Calibri2" style:font-size-complex="11pt" style:font-weight-complex="bold"/>
    </style:style>
    <style:style style:name="T16" style:family="text">
      <style:text-properties fo:color="#ff0000" style:font-name="Calibri1" fo:font-size="11pt" fo:font-weight="bold" officeooo:rsid="0366632f" style:font-size-asian="11pt" style:font-weight-asian="bold" style:font-name-complex="Calibri2" style:font-size-complex="11pt" style:font-weight-complex="bold"/>
    </style:style>
    <style:style style:name="T17" style:family="text">
      <style:text-properties fo:color="#ff0000" style:font-name="Calibri1" fo:font-size="11pt" fo:font-weight="bold" officeooo:rsid="03d6f228" style:font-size-asian="11pt" style:font-weight-asian="bold" style:font-name-complex="Calibri2" style:font-size-complex="11pt" style:font-weight-complex="bold"/>
    </style:style>
    <style:style style:name="T18" style:family="text">
      <style:text-properties fo:color="#ff0000" style:font-name="Calibri1" fo:font-size="11pt" fo:font-weight="bold" officeooo:rsid="01eede42" style:font-size-asian="11pt" style:font-weight-asian="bold" style:font-name-complex="Calibri2" style:font-size-complex="11pt" style:font-weight-complex="bold"/>
    </style:style>
    <style:style style:name="T19" style:family="text">
      <style:text-properties fo:color="#ff0000" style:font-name="Calibri1" fo:font-size="11pt" fo:font-weight="bold" officeooo:rsid="01d2fc02" style:font-size-asian="11pt" style:font-weight-asian="bold" style:font-name-complex="Calibri2" style:font-size-complex="11pt" style:font-weight-complex="bold"/>
    </style:style>
    <style:style style:name="T20" style:family="text">
      <style:text-properties fo:color="#ff0000" style:font-name="Calibri1" fo:font-size="11pt" fo:font-weight="bold" officeooo:rsid="037aff62" style:font-size-asian="11pt" style:font-weight-asian="bold" style:font-name-complex="Calibri2" style:font-size-complex="11pt" style:font-weight-complex="bold"/>
    </style:style>
    <style:style style:name="T21" style:family="text">
      <style:text-properties fo:color="#ff0000" style:font-name="Calibri1" fo:font-size="11pt" fo:font-weight="bold" officeooo:rsid="01d51d46" style:font-size-asian="11pt" style:font-weight-asian="bold" style:font-name-complex="Calibri2" style:font-size-complex="11pt" style:font-weight-complex="bold"/>
    </style:style>
    <style:style style:name="T22" style:family="text">
      <style:text-properties fo:color="#ff0000" style:font-name="Calibri1" fo:font-size="11pt" fo:font-weight="bold" officeooo:rsid="003e2e33" style:font-size-asian="11pt" style:font-weight-asian="bold" style:font-name-complex="Calibri2" style:font-size-complex="11pt" style:font-weight-complex="bold"/>
    </style:style>
    <style:style style:name="T23" style:family="text">
      <style:text-properties fo:color="#ff0000" style:font-name="Calibri1" fo:font-size="11pt" fo:font-weight="bold" officeooo:rsid="020ed386" style:font-name-asian="Times New Roman" style:font-size-asian="9.60000038146973pt" style:font-weight-asian="bold" style:font-name-complex="Calibri2" style:font-size-complex="11pt" style:font-weight-complex="bold"/>
    </style:style>
    <style:style style:name="T24" style:family="text">
      <style:text-properties fo:color="#ff0000" style:font-name="Calibri1" fo:font-size="11pt" fo:font-weight="normal" style:font-size-asian="11pt" style:font-weight-asian="normal" style:font-name-complex="Calibri2" style:font-size-complex="11pt" style:font-weight-complex="normal"/>
    </style:style>
    <style:style style:name="T25" style:family="text">
      <style:text-properties fo:color="#ff0000" style:font-name="Calibri1" fo:font-size="11pt" fo:font-weight="normal" officeooo:rsid="01b5c6fe" style:font-size-asian="11pt" style:font-weight-asian="normal" style:font-name-complex="Calibri2" style:font-size-complex="11pt" style:font-weight-complex="normal"/>
    </style:style>
    <style:style style:name="T26" style:family="text">
      <style:text-properties fo:color="#ff0000" style:font-name="Calibri1" fo:font-size="11pt" fo:font-weight="normal" officeooo:rsid="01914f78" style:font-size-asian="11pt" style:font-weight-asian="normal" style:font-name-complex="Calibri2" style:font-size-complex="11pt" style:font-weight-complex="normal"/>
    </style:style>
    <style:style style:name="T27" style:family="text">
      <style:text-properties fo:color="#ff0000" style:font-name="Calibri1" fo:font-size="11pt" fo:font-weight="normal" officeooo:rsid="01ce3849" style:font-size-asian="11pt" style:font-weight-asian="normal" style:font-name-complex="Calibri2" style:font-size-complex="11pt" style:font-weight-complex="normal"/>
    </style:style>
    <style:style style:name="T28" style:family="text">
      <style:text-properties fo:color="#ff0000" style:font-name="Calibri1" fo:font-size="11pt" fo:font-weight="normal" officeooo:rsid="01d00949" style:font-size-asian="11pt" style:font-weight-asian="normal" style:font-name-complex="Calibri2" style:font-size-complex="11pt" style:font-weight-complex="normal"/>
    </style:style>
    <style:style style:name="T29" style:family="text">
      <style:text-properties fo:color="#ff0000" style:font-name="Calibri1" fo:font-size="11pt" fo:font-weight="normal" officeooo:rsid="01d15e66" style:font-size-asian="11pt" style:font-weight-asian="normal" style:font-name-complex="Calibri2" style:font-size-complex="11pt" style:font-weight-complex="normal"/>
    </style:style>
    <style:style style:name="T30" style:family="text">
      <style:text-properties fo:color="#ff0000" style:font-name="Calibri1" fo:font-size="11pt" fo:font-weight="normal" officeooo:rsid="04dea505" style:font-size-asian="11pt" style:font-weight-asian="normal" style:font-name-complex="Calibri2" style:font-size-complex="11pt" style:font-weight-complex="normal"/>
    </style:style>
    <style:style style:name="T31" style:family="text">
      <style:text-properties fo:color="#ff0000" style:font-name="Calibri1" fo:font-size="11pt" fo:font-weight="normal" officeooo:rsid="01d5e2de" style:font-size-asian="11pt" style:font-weight-asian="normal" style:font-name-complex="Calibri2" style:font-size-complex="11pt" style:font-weight-complex="normal"/>
    </style:style>
    <style:style style:name="T32" style:family="text">
      <style:text-properties fo:color="#ff0000" style:font-name="Calibri1" fo:font-size="11pt" fo:font-weight="normal" officeooo:rsid="03806be3" style:font-size-asian="11pt" style:font-weight-asian="normal" style:font-name-complex="Calibri2" style:font-size-complex="11pt" style:font-weight-complex="normal"/>
    </style:style>
    <style:style style:name="T33" style:family="text">
      <style:text-properties fo:color="#ff0000" style:font-name="Calibri1" fo:font-size="11pt" fo:font-weight="normal" officeooo:rsid="01d7aa9c" style:font-size-asian="11pt" style:font-weight-asian="normal" style:font-name-complex="Calibri2" style:font-size-complex="11pt" style:font-weight-complex="normal"/>
    </style:style>
    <style:style style:name="T34" style:family="text">
      <style:text-properties fo:color="#ff0000" style:font-name="Calibri1" fo:font-size="11pt" fo:font-weight="normal" officeooo:rsid="03811669" style:font-size-asian="11pt" style:font-weight-asian="normal" style:font-name-complex="Calibri2" style:font-size-complex="11pt" style:font-weight-complex="normal"/>
    </style:style>
    <style:style style:name="T35" style:family="text">
      <style:text-properties fo:color="#ff0000" style:font-name="Calibri1" fo:font-size="11pt" fo:font-weight="normal" officeooo:rsid="0145d31b" style:font-name-asian="Times New Roman" style:font-size-asian="11pt" style:font-weight-asian="normal" style:font-name-complex="Calibri2" style:font-size-complex="11pt" style:font-weight-complex="normal"/>
    </style:style>
    <style:style style:name="T36" style:family="text">
      <style:text-properties fo:color="#ff0000" style:font-name="Courier 10 Pitch" fo:font-weight="bold" officeooo:rsid="00ccdd94" style:font-weight-asian="bold" style:font-weight-complex="bold"/>
    </style:style>
    <style:style style:name="T37" style:family="text">
      <style:text-properties fo:color="#ff0000" style:font-name="Courier 10 Pitch" fo:font-weight="bold" officeooo:rsid="00ccbfa3" style:font-weight-asian="bold" style:font-weight-complex="bold"/>
    </style:style>
    <style:style style:name="T38" style:family="text">
      <style:text-properties fo:color="#ff0000" officeooo:rsid="00ce771a"/>
    </style:style>
    <style:style style:name="T39" style:family="text">
      <style:text-properties fo:color="#ff0000" officeooo:rsid="04759b33"/>
    </style:style>
    <style:style style:name="T40" style:family="text">
      <style:text-properties fo:font-weight="normal" style:font-name-asian="Times New Roman" style:font-weight-asian="normal" style:font-name-complex="Calibri2" style:font-weight-complex="normal"/>
    </style:style>
    <style:style style:name="T41" style:family="text">
      <style:text-properties fo:font-weight="normal" officeooo:rsid="04912325" style:font-name-asian="Times New Roman" style:font-weight-asian="normal" style:font-name-complex="Calibri2" style:font-weight-complex="normal"/>
    </style:style>
    <style:style style:name="T42" style:family="text">
      <style:text-properties fo:font-weight="normal" officeooo:rsid="050a450e" style:font-name-asian="Times New Roman" style:font-weight-asian="normal" style:font-name-complex="Calibri2" style:font-weight-complex="normal"/>
    </style:style>
    <style:style style:name="T43" style:family="text">
      <style:text-properties fo:font-weight="normal" officeooo:rsid="050bca5a" style:font-name-asian="Times New Roman" style:font-weight-asian="normal" style:font-name-complex="Calibri2" style:font-weight-complex="normal"/>
    </style:style>
    <style:style style:name="T44" style:family="text">
      <style:text-properties fo:font-weight="normal" officeooo:rsid="050cfd0f" style:font-name-asian="Times New Roman" style:font-weight-asian="normal" style:font-name-complex="Calibri2" style:font-weight-complex="normal"/>
    </style:style>
    <style:style style:name="T45" style:family="text">
      <style:text-properties fo:font-weight="normal" officeooo:rsid="02b8597f" style:font-name-asian="Times New Roman" style:font-weight-asian="normal" style:font-name-complex="Calibri2" style:font-weight-complex="normal"/>
    </style:style>
    <style:style style:name="T46" style:family="text">
      <style:text-properties fo:font-weight="normal" style:font-weight-asian="normal" style:font-weight-complex="normal"/>
    </style:style>
    <style:style style:name="T47" style:family="text">
      <style:text-properties fo:font-weight="normal" officeooo:rsid="032b89ab" style:font-weight-asian="normal" style:font-weight-complex="normal"/>
    </style:style>
    <style:style style:name="T48" style:family="text">
      <style:text-properties fo:font-weight="normal" officeooo:rsid="035e6f1f" style:font-weight-asian="normal" style:font-weight-complex="normal"/>
    </style:style>
    <style:style style:name="T49" style:family="text">
      <style:text-properties fo:font-weight="normal" officeooo:rsid="02b33281" style:font-weight-asian="normal" style:font-weight-complex="normal"/>
    </style:style>
    <style:style style:name="T50" style:family="text">
      <style:text-properties fo:font-weight="normal" officeooo:rsid="02b8597f" style:font-weight-asian="normal" style:font-weight-complex="normal"/>
    </style:style>
    <style:style style:name="T51" style:family="text">
      <style:text-properties fo:font-weight="normal" officeooo:rsid="02c6cc37" style:font-weight-asian="normal" style:font-weight-complex="normal"/>
    </style:style>
    <style:style style:name="T52" style:family="text">
      <style:text-properties fo:font-weight="normal" officeooo:rsid="02a8ce8b" style:font-weight-asian="normal" style:font-weight-complex="normal"/>
    </style:style>
    <style:style style:name="T53" style:family="text">
      <style:text-properties fo:font-weight="normal" officeooo:rsid="02a7c6df" style:font-weight-asian="normal" style:font-weight-complex="normal"/>
    </style:style>
    <style:style style:name="T54" style:family="text">
      <style:text-properties fo:font-weight="normal" officeooo:rsid="02ca5e1a" style:font-weight-asian="normal" style:font-weight-complex="normal"/>
    </style:style>
    <style:style style:name="T55" style:family="text">
      <style:text-properties fo:font-weight="normal" officeooo:rsid="02cc3add" style:font-weight-asian="normal" style:font-weight-complex="normal"/>
    </style:style>
    <style:style style:name="T56" style:family="text">
      <style:text-properties fo:font-weight="normal" officeooo:rsid="02d1aadb" style:font-weight-asian="normal" style:font-weight-complex="normal"/>
    </style:style>
    <style:style style:name="T57" style:family="text">
      <style:text-properties fo:font-weight="normal" officeooo:rsid="02d2ed79" style:font-weight-asian="normal" style:font-weight-complex="normal"/>
    </style:style>
    <style:style style:name="T58" style:family="text">
      <style:text-properties fo:font-weight="normal" officeooo:rsid="00ca4da4" style:font-weight-asian="normal" style:font-weight-complex="normal"/>
    </style:style>
    <style:style style:name="T59" style:family="text">
      <style:text-properties fo:font-weight="normal" officeooo:rsid="0101fe85" style:font-weight-asian="normal" style:font-weight-complex="normal"/>
    </style:style>
    <style:style style:name="T60" style:family="text">
      <style:text-properties fo:font-weight="normal" officeooo:rsid="0624edbd" style:font-weight-asian="normal" style:font-weight-complex="normal"/>
    </style:style>
    <style:style style:name="T61" style:family="text">
      <style:text-properties fo:font-weight="normal" officeooo:rsid="06478017" style:font-weight-asian="normal" style:font-weight-complex="normal"/>
    </style:style>
    <style:style style:name="T62" style:family="text">
      <style:text-properties fo:font-size="11pt" style:font-size-asian="9.60000038146973pt" style:font-size-complex="11pt"/>
    </style:style>
    <style:style style:name="T63" style:family="text">
      <style:text-properties fo:font-size="11pt" officeooo:rsid="018992b2" style:font-size-asian="9.60000038146973pt" style:font-size-complex="11pt"/>
    </style:style>
    <style:style style:name="T64" style:family="text">
      <style:text-properties fo:font-size="11pt" officeooo:rsid="0187d593" style:font-size-asian="9.60000038146973pt" style:font-size-complex="11pt"/>
    </style:style>
    <style:style style:name="T65" style:family="text">
      <style:text-properties fo:font-size="11pt" officeooo:rsid="044ce6bb" style:font-size-asian="9.60000038146973pt" style:font-size-complex="11pt"/>
    </style:style>
    <style:style style:name="T66" style:family="text">
      <style:text-properties fo:font-size="11pt" officeooo:rsid="04587851" style:font-size-asian="9.60000038146973pt" style:font-size-complex="11pt"/>
    </style:style>
    <style:style style:name="T67" style:family="text">
      <style:text-properties fo:font-size="11pt" officeooo:rsid="0345fd51" style:font-size-asian="9.60000038146973pt" style:font-size-complex="11pt"/>
    </style:style>
    <style:style style:name="T68" style:family="text">
      <style:text-properties fo:font-size="11pt" officeooo:rsid="0189d3c6" style:font-size-asian="9.60000038146973pt" style:font-size-complex="11pt"/>
    </style:style>
    <style:style style:name="T69" style:family="text">
      <style:text-properties fo:font-size="11pt" officeooo:rsid="01b9ac51" style:font-size-asian="9.60000038146973pt" style:font-size-complex="11pt"/>
    </style:style>
    <style:style style:name="T70" style:family="text">
      <style:text-properties fo:font-size="11pt" fo:font-weight="normal" officeooo:rsid="03d432b7" style:font-size-asian="9.60000038146973pt" style:font-weight-asian="normal" style:font-size-complex="11pt" style:font-weight-complex="normal"/>
    </style:style>
    <style:style style:name="T71" style:family="text">
      <style:text-properties fo:font-size="11pt" style:font-name-asian="Times New Roman" style:font-size-asian="9.60000038146973pt" style:font-name-complex="Calibri2" style:font-size-complex="11pt"/>
    </style:style>
    <style:style style:name="T72" style:family="text">
      <style:text-properties fo:font-size="11pt" officeooo:rsid="03e83fbb" style:font-name-asian="Times New Roman" style:font-size-asian="9.60000038146973pt" style:font-name-complex="Calibri2" style:font-size-complex="11pt"/>
    </style:style>
    <style:style style:name="T73" style:family="text">
      <style:text-properties fo:font-size="11pt" fo:font-weight="bold" officeooo:rsid="011c3c48" style:font-size-asian="9.60000038146973pt" style:font-weight-asian="bold" style:font-size-complex="11pt" style:font-weight-complex="bold"/>
    </style:style>
    <style:style style:name="T74" style:family="text">
      <style:text-properties fo:font-size="11pt" fo:font-weight="bold" officeooo:rsid="03ac61f6" style:font-size-asian="9.60000038146973pt" style:font-weight-asian="bold" style:font-size-complex="11pt" style:font-weight-complex="bold"/>
    </style:style>
    <style:style style:name="T75" style:family="text">
      <style:text-properties fo:font-size="11pt" fo:font-weight="bold" officeooo:rsid="01290fef" style:font-size-asian="9.60000038146973pt" style:font-weight-asian="bold" style:font-size-complex="11pt" style:font-weight-complex="bold"/>
    </style:style>
    <style:style style:name="T76" style:family="text">
      <style:text-properties fo:font-size="11pt" fo:font-weight="bold" officeooo:rsid="03b64e04" style:font-size-asian="9.60000038146973pt" style:font-weight-asian="bold" style:font-size-complex="11pt" style:font-weight-complex="bold"/>
    </style:style>
    <style:style style:name="T77" style:family="text">
      <style:text-properties fo:font-size="11pt" fo:font-weight="bold" officeooo:rsid="013baf3a" style:font-size-asian="9.60000038146973pt" style:font-weight-asian="bold" style:font-size-complex="11pt" style:font-weight-complex="bold"/>
    </style:style>
    <style:style style:name="T78" style:family="text">
      <style:text-properties fo:font-size="11pt" fo:font-weight="bold" officeooo:rsid="0147389a" style:font-size-asian="9.60000038146973pt" style:font-weight-asian="bold" style:font-size-complex="11pt" style:font-weight-complex="bold"/>
    </style:style>
    <style:style style:name="T79" style:family="text">
      <style:text-properties fo:font-size="11pt" fo:font-weight="bold" officeooo:rsid="03dc8b24" style:font-size-asian="9.60000038146973pt" style:font-weight-asian="bold" style:font-size-complex="11pt" style:font-weight-complex="bold"/>
    </style:style>
    <style:style style:name="T80" style:family="text">
      <style:text-properties fo:font-size="11pt" fo:font-weight="bold" officeooo:rsid="05fc3d45" style:font-size-asian="9.60000038146973pt" style:font-weight-asian="bold" style:font-size-complex="11pt" style:font-weight-complex="bold"/>
    </style:style>
    <style:style style:name="T81" style:family="text">
      <style:text-properties fo:color="#007826"/>
    </style:style>
    <style:style style:name="T82" style:family="text">
      <style:text-properties fo:color="#007826" style:font-name="Calibri1" fo:font-size="11pt" fo:font-weight="normal" officeooo:rsid="0185871e" style:font-size-asian="11pt" style:font-weight-asian="normal" style:font-name-complex="Calibri2" style:font-size-complex="11pt" style:font-weight-complex="normal"/>
    </style:style>
    <style:style style:name="T83" style:family="text">
      <style:text-properties fo:color="#007826" style:font-name="Calibri1" fo:font-size="11pt" fo:font-weight="normal" officeooo:rsid="048216d8" style:font-size-asian="11pt" style:font-weight-asian="normal" style:font-name-complex="Calibri2" style:font-size-complex="11pt" style:font-weight-complex="normal"/>
    </style:style>
    <style:style style:name="T84" style:family="text">
      <style:text-properties fo:color="#007826" style:font-name="Calibri1" fo:font-size="11pt" fo:font-weight="normal" officeooo:rsid="0194c15d" style:font-size-asian="11pt" style:font-weight-asian="normal" style:font-name-complex="Calibri2" style:font-size-complex="11pt" style:font-weight-complex="normal"/>
    </style:style>
    <style:style style:name="T85" style:family="text">
      <style:text-properties fo:color="#007826" style:font-name="Calibri1" fo:font-size="11pt" fo:font-weight="normal" officeooo:rsid="019326c0" style:font-size-asian="11pt" style:font-weight-asian="normal" style:font-name-complex="Calibri2" style:font-size-complex="11pt" style:font-weight-complex="normal"/>
    </style:style>
    <style:style style:name="T86" style:family="text">
      <style:text-properties fo:color="#007826" style:font-name="Calibri1" fo:font-size="11pt" fo:font-weight="normal" officeooo:rsid="0195a5cf" style:font-size-asian="11pt" style:font-weight-asian="normal" style:font-name-complex="Calibri2" style:font-size-complex="11pt" style:font-weight-complex="normal"/>
    </style:style>
    <style:style style:name="T87" style:family="text">
      <style:text-properties fo:color="#007826" style:font-name="Calibri1" fo:font-size="11pt" fo:font-weight="normal" officeooo:rsid="01996196" style:font-size-asian="11pt" style:font-weight-asian="normal" style:font-name-complex="Calibri2" style:font-size-complex="11pt" style:font-weight-complex="normal"/>
    </style:style>
    <style:style style:name="T88" style:family="text">
      <style:text-properties fo:color="#007826" style:font-name="Calibri1" fo:font-size="11pt" fo:font-weight="normal" officeooo:rsid="048de2ca" style:font-size-asian="11pt" style:font-weight-asian="normal" style:font-name-complex="Calibri2" style:font-size-complex="11pt" style:font-weight-complex="normal"/>
    </style:style>
    <style:style style:name="T89" style:family="text">
      <style:text-properties fo:color="#007826" style:font-name="Calibri1" fo:font-size="11pt" fo:font-weight="normal" officeooo:rsid="019f3cd4" style:font-size-asian="11pt" style:font-weight-asian="normal" style:font-name-complex="Calibri2" style:font-size-complex="11pt" style:font-weight-complex="normal"/>
    </style:style>
    <style:style style:name="T90" style:family="text">
      <style:text-properties fo:color="#007826" style:font-name="Calibri1" fo:font-size="11pt" fo:font-weight="normal" officeooo:rsid="01a2c100" style:font-size-asian="11pt" style:font-weight-asian="normal" style:font-name-complex="Calibri2" style:font-size-complex="11pt" style:font-weight-complex="normal"/>
    </style:style>
    <style:style style:name="T91" style:family="text">
      <style:text-properties fo:color="#007826" style:font-name="Calibri1" fo:font-size="11pt" fo:font-weight="normal" officeooo:rsid="01a50249" style:font-size-asian="11pt" style:font-weight-asian="normal" style:font-name-complex="Calibri2" style:font-size-complex="11pt" style:font-weight-complex="normal"/>
    </style:style>
    <style:style style:name="T92" style:family="text">
      <style:text-properties fo:color="#007826" style:font-name="Calibri1" fo:font-size="11pt" fo:font-weight="normal" officeooo:rsid="01a5c6c7" style:font-size-asian="11pt" style:font-weight-asian="normal" style:font-name-complex="Calibri2" style:font-size-complex="11pt" style:font-weight-complex="normal"/>
    </style:style>
    <style:style style:name="T93" style:family="text">
      <style:text-properties fo:color="#007826" style:font-name="Calibri1" fo:font-size="11pt" fo:font-weight="normal" officeooo:rsid="018dcb40" style:font-size-asian="11pt" style:font-weight-asian="normal" style:font-name-complex="Calibri2" style:font-size-complex="11pt" style:font-weight-complex="normal"/>
    </style:style>
    <style:style style:name="T94" style:family="text">
      <style:text-properties fo:color="#007826" style:font-name="Calibri1" fo:font-size="11pt" fo:font-weight="normal" officeooo:rsid="018f6766" style:font-size-asian="11pt" style:font-weight-asian="normal" style:font-name-complex="Calibri2" style:font-size-complex="11pt" style:font-weight-complex="normal"/>
    </style:style>
    <style:style style:name="T95" style:family="text">
      <style:text-properties fo:color="#007826" style:font-name="Calibri1" fo:font-size="11pt" fo:font-weight="normal" officeooo:rsid="01a62474" style:font-size-asian="11pt" style:font-weight-asian="normal" style:font-name-complex="Calibri2" style:font-size-complex="11pt" style:font-weight-complex="normal"/>
    </style:style>
    <style:style style:name="T96" style:family="text">
      <style:text-properties fo:color="#007826" style:font-name="Calibri1" fo:font-size="11pt" fo:font-weight="normal" officeooo:rsid="01a6bafe" style:font-size-asian="11pt" style:font-weight-asian="normal" style:font-name-complex="Calibri2" style:font-size-complex="11pt" style:font-weight-complex="normal"/>
    </style:style>
    <style:style style:name="T97" style:family="text">
      <style:text-properties fo:color="#007826" style:font-name="Calibri1" fo:font-size="11pt" fo:font-weight="normal" officeooo:rsid="0154f1eb" style:font-size-asian="11pt" style:font-weight-asian="normal" style:font-name-complex="Calibri2" style:font-size-complex="11pt" style:font-weight-complex="normal"/>
    </style:style>
    <style:style style:name="T98" style:family="text">
      <style:text-properties fo:color="#007826" style:font-name="Calibri1" fo:font-size="11pt" fo:font-weight="normal" officeooo:rsid="01a75cec" style:font-size-asian="11pt" style:font-weight-asian="normal" style:font-name-complex="Calibri2" style:font-size-complex="11pt" style:font-weight-complex="normal"/>
    </style:style>
    <style:style style:name="T99" style:family="text">
      <style:text-properties fo:color="#007826" style:font-name="Calibri1" fo:font-size="11pt" fo:font-weight="normal" officeooo:rsid="01c4522c" style:font-size-asian="11pt" style:font-weight-asian="normal" style:font-name-complex="Calibri2" style:font-size-complex="11pt" style:font-weight-complex="normal"/>
    </style:style>
    <style:style style:name="T100" style:family="text">
      <style:text-properties fo:color="#007826" style:font-name="Calibri1" fo:font-size="11pt" fo:font-weight="normal" officeooo:rsid="01c21a4b" style:font-size-asian="11pt" style:font-weight-asian="normal" style:font-name-complex="Calibri2" style:font-size-complex="11pt" style:font-weight-complex="normal"/>
    </style:style>
    <style:style style:name="T101" style:family="text">
      <style:text-properties fo:color="#007826" style:font-name="Calibri1" fo:font-size="11pt" fo:font-weight="normal" officeooo:rsid="01c40b92" style:font-size-asian="11pt" style:font-weight-asian="normal" style:font-name-complex="Calibri2" style:font-size-complex="11pt" style:font-weight-complex="normal"/>
    </style:style>
    <style:style style:name="T102" style:family="text">
      <style:text-properties fo:color="#007826" style:font-name="Calibri1" fo:font-size="11pt" fo:font-weight="normal" officeooo:rsid="04f8b3d6" style:font-size-asian="11pt" style:font-weight-asian="normal" style:font-name-complex="Calibri2" style:font-size-complex="11pt" style:font-weight-complex="normal"/>
    </style:style>
    <style:style style:name="T103" style:family="text">
      <style:text-properties fo:color="#007826" style:font-name="Calibri1" fo:font-size="11pt" fo:font-weight="normal" officeooo:rsid="04f77cbc" style:font-size-asian="11pt" style:font-weight-asian="normal" style:font-name-complex="Calibri2" style:font-size-complex="11pt" style:font-weight-complex="normal"/>
    </style:style>
    <style:style style:name="T104" style:family="text">
      <style:text-properties fo:color="#007826" style:font-name="Calibri1" fo:font-size="11pt" fo:font-weight="normal" officeooo:rsid="01a8ecc6" style:font-size-asian="11pt" style:font-weight-asian="normal" style:font-name-complex="Calibri2" style:font-size-complex="11pt" style:font-weight-complex="normal"/>
    </style:style>
    <style:style style:name="T105" style:family="text">
      <style:text-properties fo:color="#007826" style:font-name="Calibri1" fo:font-size="11pt" fo:font-weight="normal" officeooo:rsid="01aba9cf" style:font-size-asian="11pt" style:font-weight-asian="normal" style:font-name-complex="Calibri2" style:font-size-complex="11pt" style:font-weight-complex="normal"/>
    </style:style>
    <style:style style:name="T106" style:family="text">
      <style:text-properties fo:color="#007826" style:font-name="Calibri1" fo:font-size="11pt" fo:font-weight="normal" officeooo:rsid="01ad178e" style:font-size-asian="11pt" style:font-weight-asian="normal" style:font-name-complex="Calibri2" style:font-size-complex="11pt" style:font-weight-complex="normal"/>
    </style:style>
    <style:style style:name="T107" style:family="text">
      <style:text-properties fo:color="#007826" style:font-name="Calibri1" fo:font-size="11pt" fo:font-weight="normal" officeooo:rsid="01ae4a3e" style:font-size-asian="11pt" style:font-weight-asian="normal" style:font-name-complex="Calibri2" style:font-size-complex="11pt" style:font-weight-complex="normal"/>
    </style:style>
    <style:style style:name="T108" style:family="text">
      <style:text-properties fo:color="#007826" style:font-name="Calibri1" fo:font-size="11pt" fo:font-weight="normal" officeooo:rsid="01b00398" style:font-size-asian="11pt" style:font-weight-asian="normal" style:font-name-complex="Calibri2" style:font-size-complex="11pt" style:font-weight-complex="normal"/>
    </style:style>
    <style:style style:name="T109" style:family="text">
      <style:text-properties fo:color="#007826" style:font-name="Calibri1" fo:font-size="11pt" fo:font-weight="normal" officeooo:rsid="01b0ecb4" style:font-size-asian="11pt" style:font-weight-asian="normal" style:font-name-complex="Calibri2" style:font-size-complex="11pt" style:font-weight-complex="normal"/>
    </style:style>
    <style:style style:name="T110" style:family="text">
      <style:text-properties fo:color="#007826" style:font-name="Calibri1" fo:font-size="11pt" fo:font-weight="normal" officeooo:rsid="01b2da4b" style:font-size-asian="11pt" style:font-weight-asian="normal" style:font-name-complex="Calibri2" style:font-size-complex="11pt" style:font-weight-complex="normal"/>
    </style:style>
    <style:style style:name="T111" style:family="text">
      <style:text-properties fo:color="#007826" style:font-name="Calibri1" fo:font-size="11pt" fo:font-weight="normal" officeooo:rsid="01b3392e" style:font-size-asian="11pt" style:font-weight-asian="normal" style:font-name-complex="Calibri2" style:font-size-complex="11pt" style:font-weight-complex="normal"/>
    </style:style>
    <style:style style:name="T112" style:family="text">
      <style:text-properties fo:color="#007826" style:font-name="Calibri1" fo:font-size="11pt" fo:font-weight="normal" officeooo:rsid="0157d393" style:font-size-asian="11pt" style:font-weight-asian="normal" style:font-name-complex="Calibri2" style:font-size-complex="11pt" style:font-weight-complex="normal"/>
    </style:style>
    <style:style style:name="T113" style:family="text">
      <style:text-properties fo:color="#007826" style:font-name="Calibri1" fo:font-size="11pt" fo:font-weight="normal" officeooo:rsid="01596fab" style:font-size-asian="11pt" style:font-weight-asian="normal" style:font-name-complex="Calibri2" style:font-size-complex="11pt" style:font-weight-complex="normal"/>
    </style:style>
    <style:style style:name="T114" style:family="text">
      <style:text-properties fo:color="#007826" style:font-name="Calibri1" fo:font-size="11pt" fo:font-weight="normal" officeooo:rsid="015aeb65" style:font-size-asian="11pt" style:font-weight-asian="normal" style:font-name-complex="Calibri2" style:font-size-complex="11pt" style:font-weight-complex="normal"/>
    </style:style>
    <style:style style:name="T115" style:family="text">
      <style:text-properties fo:color="#007826" style:font-name="Calibri1" fo:font-size="11pt" fo:font-weight="normal" officeooo:rsid="01528139" style:font-size-asian="11pt" style:font-weight-asian="normal" style:font-name-complex="Calibri2" style:font-size-complex="11pt" style:font-weight-complex="normal"/>
    </style:style>
    <style:style style:name="T116" style:family="text">
      <style:text-properties fo:color="#007826" style:font-name="Calibri1" fo:font-size="11pt" fo:font-weight="normal" officeooo:rsid="015c0bd2" style:font-size-asian="11pt" style:font-weight-asian="normal" style:font-name-complex="Calibri2" style:font-size-complex="11pt" style:font-weight-complex="normal"/>
    </style:style>
    <style:style style:name="T117" style:family="text">
      <style:text-properties fo:color="#007826" style:font-name="Calibri1" fo:font-size="11pt" fo:font-weight="normal" officeooo:rsid="015ced22" style:font-size-asian="11pt" style:font-weight-asian="normal" style:font-name-complex="Calibri2" style:font-size-complex="11pt" style:font-weight-complex="normal"/>
    </style:style>
    <style:style style:name="T118" style:family="text">
      <style:text-properties fo:color="#007826" style:font-name="Calibri1" fo:font-size="11pt" fo:font-weight="normal" officeooo:rsid="016591eb" style:font-size-asian="11pt" style:font-weight-asian="normal" style:font-name-complex="Calibri2" style:font-size-complex="11pt" style:font-weight-complex="normal"/>
    </style:style>
    <style:style style:name="T119" style:family="text">
      <style:text-properties fo:color="#007826" style:font-name="Calibri1" fo:font-size="11pt" fo:font-weight="normal" officeooo:rsid="015f01ad" style:font-size-asian="11pt" style:font-weight-asian="normal" style:font-name-complex="Calibri2" style:font-size-complex="11pt" style:font-weight-complex="normal"/>
    </style:style>
    <style:style style:name="T120" style:family="text">
      <style:text-properties fo:color="#007826" style:font-name="Calibri1" fo:font-size="11pt" fo:font-weight="normal" officeooo:rsid="01604590" style:font-size-asian="11pt" style:font-weight-asian="normal" style:font-name-complex="Calibri2" style:font-size-complex="11pt" style:font-weight-complex="normal"/>
    </style:style>
    <style:style style:name="T121" style:family="text">
      <style:text-properties fo:color="#007826" style:font-name="Calibri1" fo:font-size="11pt" fo:font-weight="normal" officeooo:rsid="016158d1" style:font-size-asian="11pt" style:font-weight-asian="normal" style:font-name-complex="Calibri2" style:font-size-complex="11pt" style:font-weight-complex="normal"/>
    </style:style>
    <style:style style:name="T122" style:family="text">
      <style:text-properties fo:color="#007826" style:font-name="Calibri1" fo:font-size="11pt" fo:font-weight="normal" officeooo:rsid="01616771" style:font-size-asian="11pt" style:font-weight-asian="normal" style:font-name-complex="Calibri2" style:font-size-complex="11pt" style:font-weight-complex="normal"/>
    </style:style>
    <style:style style:name="T123" style:family="text">
      <style:text-properties fo:color="#007826" style:font-name="Calibri1" fo:font-size="11pt" fo:font-weight="normal" officeooo:rsid="016343bd" style:font-size-asian="11pt" style:font-weight-asian="normal" style:font-name-complex="Calibri2" style:font-size-complex="11pt" style:font-weight-complex="normal"/>
    </style:style>
    <style:style style:name="T124" style:family="text">
      <style:text-properties fo:color="#007826" style:font-name="Calibri1" fo:font-size="11pt" fo:font-weight="normal" officeooo:rsid="01672d45" style:font-size-asian="11pt" style:font-weight-asian="normal" style:font-name-complex="Calibri2" style:font-size-complex="11pt" style:font-weight-complex="normal"/>
    </style:style>
    <style:style style:name="T125" style:family="text">
      <style:text-properties fo:color="#007826" style:font-name="Calibri1" fo:font-size="11pt" fo:font-weight="normal" officeooo:rsid="0167b0b5" style:font-size-asian="11pt" style:font-weight-asian="normal" style:font-name-complex="Calibri2" style:font-size-complex="11pt" style:font-weight-complex="normal"/>
    </style:style>
    <style:style style:name="T126" style:family="text">
      <style:text-properties fo:color="#007826" style:font-name="Calibri1" fo:font-size="11pt" fo:font-weight="normal" officeooo:rsid="016b36fb" style:font-size-asian="11pt" style:font-weight-asian="normal" style:font-name-complex="Calibri2" style:font-size-complex="11pt" style:font-weight-complex="normal"/>
    </style:style>
    <style:style style:name="T127" style:family="text">
      <style:text-properties fo:color="#007826" style:font-name="Calibri1" fo:font-size="11pt" fo:font-weight="normal" officeooo:rsid="01694106" style:font-size-asian="11pt" style:font-weight-asian="normal" style:font-name-complex="Calibri2" style:font-size-complex="11pt" style:font-weight-complex="normal"/>
    </style:style>
    <style:style style:name="T128" style:family="text">
      <style:text-properties fo:color="#007826" style:font-name="Calibri1" fo:font-size="11pt" fo:font-weight="normal" officeooo:rsid="016aa099" style:font-size-asian="11pt" style:font-weight-asian="normal" style:font-name-complex="Calibri2" style:font-size-complex="11pt" style:font-weight-complex="normal"/>
    </style:style>
    <style:style style:name="T129" style:family="text">
      <style:text-properties fo:color="#007826" style:font-name="Calibri1" fo:font-size="11pt" fo:font-weight="normal" officeooo:rsid="016bc98f" style:font-size-asian="11pt" style:font-weight-asian="normal" style:font-name-complex="Calibri2" style:font-size-complex="11pt" style:font-weight-complex="normal"/>
    </style:style>
    <style:style style:name="T130" style:family="text">
      <style:text-properties fo:color="#007826" style:font-name="Calibri1" fo:font-size="11pt" fo:font-weight="normal" officeooo:rsid="016cb423" style:font-size-asian="11pt" style:font-weight-asian="normal" style:font-name-complex="Calibri2" style:font-size-complex="11pt" style:font-weight-complex="normal"/>
    </style:style>
    <style:style style:name="T131" style:family="text">
      <style:text-properties fo:color="#007826" style:font-name="Calibri1" fo:font-size="11pt" fo:font-weight="normal" officeooo:rsid="0176f3fd" style:font-size-asian="11pt" style:font-weight-asian="normal" style:font-name-complex="Calibri2" style:font-size-complex="11pt" style:font-weight-complex="normal"/>
    </style:style>
    <style:style style:name="T132" style:family="text">
      <style:text-properties fo:color="#007826" style:font-name="Calibri1" fo:font-size="11pt" fo:font-weight="normal" officeooo:rsid="0177f5ba" style:font-size-asian="11pt" style:font-weight-asian="normal" style:font-name-complex="Calibri2" style:font-size-complex="11pt" style:font-weight-complex="normal"/>
    </style:style>
    <style:style style:name="T133" style:family="text">
      <style:text-properties fo:color="#007826" style:font-name="Calibri1" fo:font-size="11pt" fo:font-weight="normal" officeooo:rsid="0179b996" style:font-size-asian="11pt" style:font-weight-asian="normal" style:font-name-complex="Calibri2" style:font-size-complex="11pt" style:font-weight-complex="normal"/>
    </style:style>
    <style:style style:name="T134" style:family="text">
      <style:text-properties fo:color="#007826" style:font-name="Calibri1" fo:font-size="11pt" fo:font-weight="normal" officeooo:rsid="017a175e" style:font-size-asian="11pt" style:font-weight-asian="normal" style:font-name-complex="Calibri2" style:font-size-complex="11pt" style:font-weight-complex="normal"/>
    </style:style>
    <style:style style:name="T135" style:family="text">
      <style:text-properties fo:color="#007826" style:font-name="Calibri1" fo:font-size="11pt" fo:font-weight="normal" officeooo:rsid="017fbef7" style:font-size-asian="11pt" style:font-weight-asian="normal" style:font-name-complex="Calibri2" style:font-size-complex="11pt" style:font-weight-complex="normal"/>
    </style:style>
    <style:style style:name="T136" style:family="text">
      <style:text-properties fo:color="#007826" style:font-name="Calibri1" fo:font-size="11pt" fo:font-weight="normal" officeooo:rsid="0163c8ba" style:font-size-asian="11pt" style:font-weight-asian="normal" style:font-name-complex="Calibri2" style:font-size-complex="11pt" style:font-weight-complex="normal"/>
    </style:style>
    <style:style style:name="T137" style:family="text">
      <style:text-properties fo:color="#007826" style:font-name="Calibri1" fo:font-size="11pt" fo:font-weight="normal" officeooo:rsid="017bbe1d" style:font-size-asian="11pt" style:font-weight-asian="normal" style:font-name-complex="Calibri2" style:font-size-complex="11pt" style:font-weight-complex="normal"/>
    </style:style>
    <style:style style:name="T138" style:family="text">
      <style:text-properties fo:color="#007826" style:font-name="Calibri1" fo:font-size="11pt" fo:font-weight="normal" officeooo:rsid="014dcb64" style:font-size-asian="11pt" style:font-weight-asian="normal" style:font-name-complex="Calibri2" style:font-size-complex="11pt" style:font-weight-complex="normal"/>
    </style:style>
    <style:style style:name="T139" style:family="text">
      <style:text-properties fo:color="#007826" style:font-name="Calibri1" fo:font-size="11pt" fo:font-weight="normal" officeooo:rsid="01481b4d" style:font-size-asian="11pt" style:font-weight-asian="normal" style:font-name-complex="Calibri2" style:font-size-complex="11pt" style:font-weight-complex="normal"/>
    </style:style>
    <style:style style:name="T140" style:family="text">
      <style:text-properties fo:color="#007826" style:font-name="Calibri1" fo:font-size="11pt" fo:font-weight="normal" officeooo:rsid="0149742b" style:font-size-asian="11pt" style:font-weight-asian="normal" style:font-name-complex="Calibri2" style:font-size-complex="11pt" style:font-weight-complex="normal"/>
    </style:style>
    <style:style style:name="T141" style:family="text">
      <style:text-properties fo:color="#007826" style:font-name="Calibri1" fo:font-size="11pt" fo:font-weight="normal" officeooo:rsid="014abad9" style:font-size-asian="11pt" style:font-weight-asian="normal" style:font-name-complex="Calibri2" style:font-size-complex="11pt" style:font-weight-complex="normal"/>
    </style:style>
    <style:style style:name="T142" style:family="text">
      <style:text-properties fo:color="#007826" style:font-name="Calibri1" fo:font-size="11pt" fo:font-weight="normal" officeooo:rsid="01474cac" style:font-size-asian="11pt" style:font-weight-asian="normal" style:font-name-complex="Calibri2" style:font-size-complex="11pt" style:font-weight-complex="normal"/>
    </style:style>
    <style:style style:name="T143" style:family="text">
      <style:text-properties fo:color="#007826" style:font-name="Calibri1" fo:font-size="11pt" fo:font-weight="normal" officeooo:rsid="0518e3f7" style:font-size-asian="11pt" style:font-weight-asian="normal" style:font-name-complex="Calibri2" style:font-size-complex="11pt" style:font-weight-complex="normal"/>
    </style:style>
    <style:style style:name="T144" style:family="text">
      <style:text-properties fo:color="#007826" style:font-name="Calibri1" fo:font-size="11pt" fo:font-weight="bold" officeooo:rsid="035cae42" style:font-size-asian="11pt" style:font-weight-asian="bold" style:font-name-complex="Calibri2" style:font-size-complex="11pt" style:font-weight-complex="bold"/>
    </style:style>
    <style:style style:name="T145" style:family="text">
      <style:text-properties fo:color="#007826" style:font-name="Calibri1" fo:font-size="11pt" fo:font-weight="bold" officeooo:rsid="0360134d" style:font-size-asian="11pt" style:font-weight-asian="bold" style:font-name-complex="Calibri2" style:font-size-complex="11pt" style:font-weight-complex="bold"/>
    </style:style>
    <style:style style:name="T146" style:family="text">
      <style:text-properties fo:color="#007826" style:font-name="Calibri1" fo:font-size="11pt" fo:font-weight="bold" officeooo:rsid="01528139" style:font-size-asian="11pt" style:font-weight-asian="bold" style:font-name-complex="Calibri2" style:font-size-complex="11pt" style:font-weight-complex="bold"/>
    </style:style>
    <style:style style:name="T147" style:family="text">
      <style:text-properties fo:color="#007826" style:font-name="Calibri1" fo:font-size="11pt" fo:font-weight="bold" officeooo:rsid="0484dced" style:font-size-asian="11pt" style:font-weight-asian="bold" style:font-name-complex="Calibri2" style:font-size-complex="11pt" style:font-weight-complex="bold"/>
    </style:style>
    <style:style style:name="T148" style:family="text">
      <style:text-properties fo:color="#007826" style:font-name="Calibri1" fo:font-size="11pt" fo:font-weight="bold" officeooo:rsid="01c9fe96" style:font-size-asian="11pt" style:font-weight-asian="bold" style:font-name-complex="Calibri2" style:font-size-complex="11pt" style:font-weight-complex="bold"/>
    </style:style>
    <style:style style:name="T149" style:family="text">
      <style:text-properties fo:color="#007826" style:font-name="Calibri1" fo:font-size="11pt" fo:font-weight="bold" officeooo:rsid="0485a54e" style:font-size-asian="11pt" style:font-weight-asian="bold" style:font-name-complex="Calibri2" style:font-size-complex="11pt" style:font-weight-complex="bold"/>
    </style:style>
    <style:style style:name="T150" style:family="text">
      <style:text-properties fo:color="#007826" style:font-name="Calibri1" fo:font-size="11pt" fo:font-weight="bold" officeooo:rsid="048873a0" style:font-size-asian="11pt" style:font-weight-asian="bold" style:font-name-complex="Calibri2" style:font-size-complex="11pt" style:font-weight-complex="bold"/>
    </style:style>
    <style:style style:name="T151" style:family="text">
      <style:text-properties fo:color="#007826" style:font-name="Calibri1" fo:font-size="11pt" fo:font-weight="bold" officeooo:rsid="048e625c" style:font-size-asian="11pt" style:font-weight-asian="bold" style:font-name-complex="Calibri2" style:font-size-complex="11pt" style:font-weight-complex="bold"/>
    </style:style>
    <style:style style:name="T152" style:family="text">
      <style:text-properties fo:color="#007826" style:font-name="Calibri1" fo:font-size="11pt" fo:font-weight="bold" officeooo:rsid="048bad94" style:font-size-asian="11pt" style:font-weight-asian="bold" style:font-name-complex="Calibri2" style:font-size-complex="11pt" style:font-weight-complex="bold"/>
    </style:style>
    <style:style style:name="T153" style:family="text">
      <style:text-properties fo:color="#007826" style:font-name="Calibri1" fo:font-size="11pt" fo:font-weight="bold" officeooo:rsid="019ebc27" style:font-size-asian="11pt" style:font-weight-asian="bold" style:font-name-complex="Calibri2" style:font-size-complex="11pt" style:font-weight-complex="bold"/>
    </style:style>
    <style:style style:name="T154" style:family="text">
      <style:text-properties fo:color="#007826" style:font-name="Calibri1" fo:font-size="11pt" fo:font-weight="bold" officeooo:rsid="04945205" style:font-size-asian="11pt" style:font-weight-asian="bold" style:font-name-complex="Calibri2" style:font-size-complex="11pt" style:font-weight-complex="bold"/>
    </style:style>
    <style:style style:name="T155" style:family="text">
      <style:text-properties fo:color="#007826" style:font-name="Calibri1" fo:font-size="11pt" fo:font-weight="bold" officeooo:rsid="049779da" style:font-size-asian="11pt" style:font-weight-asian="bold" style:font-name-complex="Calibri2" style:font-size-complex="11pt" style:font-weight-complex="bold"/>
    </style:style>
    <style:style style:name="T156" style:family="text">
      <style:text-properties fo:color="#007826" style:font-name="Calibri1" fo:font-size="11pt" fo:font-weight="bold" officeooo:rsid="049292d4" style:font-size-asian="11pt" style:font-weight-asian="bold" style:font-name-complex="Calibri2" style:font-size-complex="11pt" style:font-weight-complex="bold"/>
    </style:style>
    <style:style style:name="T157" style:family="text">
      <style:text-properties fo:color="#007826" style:font-name="Calibri1" fo:font-size="11pt" fo:font-weight="bold" officeooo:rsid="049925d7" style:font-size-asian="11pt" style:font-weight-asian="bold" style:font-name-complex="Calibri2" style:font-size-complex="11pt" style:font-weight-complex="bold"/>
    </style:style>
    <style:style style:name="T158" style:family="text">
      <style:text-properties fo:color="#007826" style:font-name="Calibri1" fo:font-size="11pt" fo:font-weight="bold" officeooo:rsid="01a75cec" style:font-size-asian="11pt" style:font-weight-asian="bold" style:font-name-complex="Calibri2" style:font-size-complex="11pt" style:font-weight-complex="bold"/>
    </style:style>
    <style:style style:name="T159" style:family="text">
      <style:text-properties fo:color="#007826" style:font-name="Calibri1" fo:font-size="11pt" fo:font-weight="bold" officeooo:rsid="04f461d7" style:font-size-asian="11pt" style:font-weight-asian="bold" style:font-name-complex="Calibri2" style:font-size-complex="11pt" style:font-weight-complex="bold"/>
    </style:style>
    <style:style style:name="T160" style:family="text">
      <style:text-properties fo:color="#007826" style:font-name="Calibri1" fo:font-size="11pt" fo:font-weight="bold" officeooo:rsid="050ab8b2" style:font-size-asian="11pt" style:font-weight-asian="bold" style:font-name-complex="Calibri2" style:font-size-complex="11pt" style:font-weight-complex="bold"/>
    </style:style>
    <style:style style:name="T161" style:family="text">
      <style:text-properties fo:color="#007826" style:font-name="Calibri1" fo:font-size="11pt" fo:font-weight="bold" officeooo:rsid="050979d2" style:font-size-asian="11pt" style:font-weight-asian="bold" style:font-name-complex="Calibri2" style:font-size-complex="11pt" style:font-weight-complex="bold"/>
    </style:style>
    <style:style style:name="T162" style:family="text">
      <style:text-properties fo:color="#007826" style:font-name="Calibri1" fo:font-size="11pt" fo:font-weight="bold" officeooo:rsid="050685c2" style:font-size-asian="11pt" style:font-weight-asian="bold" style:font-name-complex="Calibri2" style:font-size-complex="11pt" style:font-weight-complex="bold"/>
    </style:style>
    <style:style style:name="T163" style:family="text">
      <style:text-properties fo:color="#007826" style:font-name="Calibri1" fo:font-size="11pt" fo:font-weight="bold" officeooo:rsid="05059149" style:font-size-asian="11pt" style:font-weight-asian="bold" style:font-name-complex="Calibri2" style:font-size-complex="11pt" style:font-weight-complex="bold"/>
    </style:style>
    <style:style style:name="T164" style:family="text">
      <style:text-properties fo:color="#007826" style:font-name="Calibri1" fo:font-size="11pt" fo:font-weight="bold" officeooo:rsid="05034ef7" style:font-size-asian="11pt" style:font-weight-asian="bold" style:font-name-complex="Calibri2" style:font-size-complex="11pt" style:font-weight-complex="bold"/>
    </style:style>
    <style:style style:name="T165" style:family="text">
      <style:text-properties fo:color="#007826" style:font-name="Calibri1" fo:font-size="11pt" fo:font-weight="bold" officeooo:rsid="0501d0fe" style:font-size-asian="11pt" style:font-weight-asian="bold" style:font-name-complex="Calibri2" style:font-size-complex="11pt" style:font-weight-complex="bold"/>
    </style:style>
    <style:style style:name="T166" style:family="text">
      <style:text-properties fo:color="#007826" style:font-name="Calibri1" fo:font-size="11pt" fo:font-weight="bold" officeooo:rsid="05005e95" style:font-size-asian="11pt" style:font-weight-asian="bold" style:font-name-complex="Calibri2" style:font-size-complex="11pt" style:font-weight-complex="bold"/>
    </style:style>
    <style:style style:name="T167" style:family="text">
      <style:text-properties fo:color="#007826" style:font-name="Calibri1" fo:font-size="11pt" fo:font-weight="bold" officeooo:rsid="04fec94c" style:font-size-asian="11pt" style:font-weight-asian="bold" style:font-name-complex="Calibri2" style:font-size-complex="11pt" style:font-weight-complex="bold"/>
    </style:style>
    <style:style style:name="T168" style:family="text">
      <style:text-properties fo:color="#007826" style:font-name="Calibri1" fo:font-size="11pt" fo:font-weight="bold" officeooo:rsid="051260cf" style:font-size-asian="11pt" style:font-weight-asian="bold" style:font-name-complex="Calibri2" style:font-size-complex="11pt" style:font-weight-complex="bold"/>
    </style:style>
    <style:style style:name="T169" style:family="text">
      <style:text-properties fo:color="#007826" style:font-name="Calibri1" fo:font-size="11pt" fo:font-weight="bold" officeooo:rsid="01672d45" style:font-size-asian="11pt" style:font-weight-asian="bold" style:font-name-complex="Calibri2" style:font-size-complex="11pt" style:font-weight-complex="bold"/>
    </style:style>
    <style:style style:name="T170" style:family="text">
      <style:text-properties fo:color="#007826" style:font-name="Calibri1" fo:font-size="11pt" fo:font-weight="bold" officeooo:rsid="016bc98f" style:font-size-asian="11pt" style:font-weight-asian="bold" style:font-name-complex="Calibri2" style:font-size-complex="11pt" style:font-weight-complex="bold"/>
    </style:style>
    <style:style style:name="T171" style:family="text">
      <style:text-properties fo:color="#007826" style:font-name="Calibri1" fo:font-size="11pt" fo:font-weight="bold" officeooo:rsid="0168c543" style:font-size-asian="11pt" style:font-weight-asian="bold" style:font-name-complex="Calibri2" style:font-size-complex="11pt" style:font-weight-complex="bold"/>
    </style:style>
    <style:style style:name="T172" style:family="text">
      <style:text-properties fo:color="#007826" style:font-name="Calibri1" fo:font-size="11pt" fo:font-weight="bold" officeooo:rsid="01694106" style:font-size-asian="11pt" style:font-weight-asian="bold" style:font-name-complex="Calibri2" style:font-size-complex="11pt" style:font-weight-complex="bold"/>
    </style:style>
    <style:style style:name="T173" style:family="text">
      <style:text-properties fo:color="#007826" style:font-name="Calibri1" fo:font-size="11pt" fo:font-weight="bold" officeooo:rsid="016cb423" style:font-size-asian="11pt" style:font-weight-asian="bold" style:font-name-complex="Calibri2" style:font-size-complex="11pt" style:font-weight-complex="bold"/>
    </style:style>
    <style:style style:name="T174" style:family="text">
      <style:text-properties fo:color="#007826" style:font-name="Calibri1" fo:font-size="11pt" fo:font-weight="bold" officeooo:rsid="0173257a" style:font-size-asian="11pt" style:font-weight-asian="bold" style:font-name-complex="Calibri2" style:font-size-complex="11pt" style:font-weight-complex="bold"/>
    </style:style>
    <style:style style:name="T175" style:family="text">
      <style:text-properties fo:color="#007826" style:font-name="Calibri1" fo:font-size="11pt" fo:font-weight="bold" officeooo:rsid="0173c2bb" style:font-size-asian="11pt" style:font-weight-asian="bold" style:font-name-complex="Calibri2" style:font-size-complex="11pt" style:font-weight-complex="bold"/>
    </style:style>
    <style:style style:name="T176" style:family="text">
      <style:text-properties fo:color="#007826" style:font-name="Calibri1" fo:font-size="11pt" fo:font-weight="bold" officeooo:rsid="017a175e" style:font-size-asian="11pt" style:font-weight-asian="bold" style:font-name-complex="Calibri2" style:font-size-complex="11pt" style:font-weight-complex="bold"/>
    </style:style>
    <style:style style:name="T177" style:family="text">
      <style:text-properties fo:color="#007826" style:font-name="Calibri1" fo:font-size="11pt" fo:font-weight="bold" officeooo:rsid="0512f36e" style:font-size-asian="11pt" style:font-weight-asian="bold" style:font-name-complex="Calibri2" style:font-size-complex="11pt" style:font-weight-complex="bold"/>
    </style:style>
    <style:style style:name="T178" style:family="text">
      <style:text-properties fo:color="#007826" style:font-name="Calibri1" fo:font-size="11pt" fo:font-weight="bold" officeooo:rsid="0515268d" style:font-size-asian="11pt" style:font-weight-asian="bold" style:font-name-complex="Calibri2" style:font-size-complex="11pt" style:font-weight-complex="bold"/>
    </style:style>
    <style:style style:name="T179" style:family="text">
      <style:text-properties fo:color="#007826" style:font-name="Calibri1" fo:font-size="11pt" fo:font-weight="bold" officeooo:rsid="05167ec4" style:font-size-asian="11pt" style:font-weight-asian="bold" style:font-name-complex="Calibri2" style:font-size-complex="11pt" style:font-weight-complex="bold"/>
    </style:style>
    <style:style style:name="T180" style:family="text">
      <style:text-properties fo:color="#007826" style:font-name="Calibri1" fo:font-size="11pt" fo:font-weight="bold" officeooo:rsid="0513e004" style:font-size-asian="11pt" style:font-weight-asian="bold" style:font-name-complex="Calibri2" style:font-size-complex="11pt" style:font-weight-complex="bold"/>
    </style:style>
    <style:style style:name="T181" style:family="text">
      <style:text-properties fo:color="#007826" style:font-name="Calibri1" fo:font-size="11pt" fo:font-weight="bold" officeooo:rsid="05179996" style:font-size-asian="11pt" style:font-weight-asian="bold" style:font-name-complex="Calibri2" style:font-size-complex="11pt" style:font-weight-complex="bold"/>
    </style:style>
    <style:style style:name="T182" style:family="text">
      <style:text-properties fo:color="#007826" style:font-name="Calibri1" fo:font-size="11pt" fo:font-weight="bold" officeooo:rsid="03602113" style:font-size-asian="11pt" style:font-weight-asian="bold" style:font-name-complex="Calibri2" style:font-size-complex="11pt" style:font-weight-complex="bold"/>
    </style:style>
    <style:style style:name="T183" style:family="text">
      <style:text-properties fo:color="#007826" style:font-name="Calibri1" fo:font-size="11pt" fo:font-weight="bold" officeooo:rsid="0362410b" style:font-size-asian="11pt" style:font-weight-asian="bold" style:font-name-complex="Calibri2" style:font-size-complex="11pt" style:font-weight-complex="bold"/>
    </style:style>
    <style:style style:name="T184" style:family="text">
      <style:text-properties fo:color="#007826" style:font-name="Calibri1" fo:font-size="11pt" fo:font-weight="bold" officeooo:rsid="052a9278" style:font-size-asian="11pt" style:font-weight-asian="bold" style:font-name-complex="Calibri2" style:font-size-complex="11pt" style:font-weight-complex="bold"/>
    </style:style>
    <style:style style:name="T185" style:family="text">
      <style:text-properties fo:color="#007826" style:font-name="Calibri1" fo:font-size="11pt" fo:font-weight="bold" officeooo:rsid="052b95e0" style:font-size-asian="11pt" style:font-weight-asian="bold" style:font-name-complex="Calibri2" style:font-size-complex="11pt" style:font-weight-complex="bold"/>
    </style:style>
    <style:style style:name="T186" style:family="text">
      <style:text-properties fo:color="#007826" style:font-name="Calibri1" fo:font-size="11pt" fo:font-weight="bold" officeooo:rsid="036349bc" style:font-size-asian="11pt" style:font-weight-asian="bold" style:font-name-complex="Calibri2" style:font-size-complex="11pt" style:font-weight-complex="bold"/>
    </style:style>
    <style:style style:name="T187" style:family="text">
      <style:text-properties fo:color="#007826" style:font-name="Calibri1" fo:font-size="11pt" fo:font-style="normal" fo:font-weight="bold" officeooo:rsid="05120432" style:font-size-asian="11pt" style:font-style-asian="normal" style:font-weight-asian="bold" style:font-name-complex="Calibri2" style:font-size-complex="11pt" style:font-style-complex="normal" style:font-weight-complex="bold"/>
    </style:style>
    <style:style style:name="T188" style:family="text">
      <style:text-properties fo:color="#007826" style:font-name="Calibri1" fo:font-size="11pt" fo:font-style="normal" fo:font-weight="normal" officeooo:rsid="0153347f" style:font-size-asian="11pt" style:font-style-asian="normal" style:font-weight-asian="normal" style:font-name-complex="Calibri2" style:font-size-complex="11pt" style:font-style-complex="normal" style:font-weight-complex="normal"/>
    </style:style>
    <style:style style:name="T189" style:family="text">
      <style:text-properties fo:color="#007826" fo:font-weight="normal" style:font-weight-asian="normal" style:font-weight-complex="normal"/>
    </style:style>
    <style:style style:name="T190" style:family="text">
      <style:text-properties fo:color="#007826" fo:font-weight="normal" officeooo:rsid="00fa4a83" style:font-weight-asian="normal" style:font-weight-complex="normal"/>
    </style:style>
    <style:style style:name="T191" style:family="text">
      <style:text-properties fo:color="#007826" fo:font-weight="normal" officeooo:rsid="01a54cc8" style:font-weight-asian="normal" style:font-weight-complex="normal"/>
    </style:style>
    <style:style style:name="T192" style:family="text">
      <style:text-properties fo:color="#007826" fo:font-weight="normal" officeooo:rsid="0624edbd" style:font-weight-asian="normal" style:font-weight-complex="normal"/>
    </style:style>
    <style:style style:name="T193" style:family="text">
      <style:text-properties fo:color="#007826" fo:font-size="11pt" officeooo:rsid="01a54cc8" style:font-size-asian="9.60000038146973pt" style:font-size-complex="11pt"/>
    </style:style>
    <style:style style:name="T194" style:family="text">
      <style:text-properties fo:color="#007826" fo:font-size="11pt" fo:font-weight="normal" officeooo:rsid="011dad5e" style:font-size-asian="9.60000038146973pt" style:font-weight-asian="normal" style:font-size-complex="11pt" style:font-weight-complex="normal"/>
    </style:style>
    <style:style style:name="T195" style:family="text">
      <style:text-properties fo:color="#007826" fo:font-size="11pt" fo:font-weight="normal" officeooo:rsid="0147389a" style:font-size-asian="9.60000038146973pt" style:font-weight-asian="normal" style:font-size-complex="11pt" style:font-weight-complex="normal"/>
    </style:style>
    <style:style style:name="T196" style:family="text">
      <style:text-properties fo:color="#007826" fo:font-size="11pt" fo:font-weight="normal" officeooo:rsid="01b4550f" style:font-size-asian="9.60000038146973pt" style:font-weight-asian="normal" style:font-size-complex="11pt" style:font-weight-complex="normal"/>
    </style:style>
    <style:style style:name="T197" style:family="text">
      <style:text-properties fo:color="#007826" fo:font-size="11pt" fo:font-weight="normal" officeooo:rsid="01ca669c" style:font-size-asian="9.60000038146973pt" style:font-weight-asian="normal" style:font-size-complex="11pt" style:font-weight-complex="normal"/>
    </style:style>
    <style:style style:name="T198" style:family="text">
      <style:text-properties fo:color="#007826" fo:font-size="11pt" fo:font-weight="normal" officeooo:rsid="0196a5e9" style:font-size-asian="9.60000038146973pt" style:font-weight-asian="normal" style:font-size-complex="11pt" style:font-weight-complex="normal"/>
    </style:style>
    <style:style style:name="T199" style:family="text">
      <style:text-properties fo:color="#007826" fo:font-size="11pt" fo:font-weight="normal" officeooo:rsid="011967ca" style:font-size-asian="9.60000038146973pt" style:font-weight-asian="normal" style:font-size-complex="11pt" style:font-weight-complex="normal"/>
    </style:style>
    <style:style style:name="T200" style:family="text">
      <style:text-properties fo:color="#007826" fo:font-size="11pt" fo:font-weight="normal" officeooo:rsid="03ab17ca" style:font-size-asian="9.60000038146973pt" style:font-weight-asian="normal" style:font-size-complex="11pt" style:font-weight-complex="normal"/>
    </style:style>
    <style:style style:name="T201" style:family="text">
      <style:text-properties fo:color="#007826" fo:font-size="11pt" fo:font-weight="normal" officeooo:rsid="012c6dbf" style:font-size-asian="9.60000038146973pt" style:font-weight-asian="normal" style:font-size-complex="11pt" style:font-weight-complex="normal"/>
    </style:style>
    <style:style style:name="T202" style:family="text">
      <style:text-properties fo:color="#007826" fo:font-size="11pt" fo:font-weight="normal" officeooo:rsid="011c3c48" style:font-size-asian="9.60000038146973pt" style:font-weight-asian="normal" style:font-size-complex="11pt" style:font-weight-complex="normal"/>
    </style:style>
    <style:style style:name="T203" style:family="text">
      <style:text-properties fo:color="#007826" fo:font-size="11pt" fo:font-weight="normal" officeooo:rsid="01271e94" style:font-size-asian="9.60000038146973pt" style:font-weight-asian="normal" style:font-size-complex="11pt" style:font-weight-complex="normal"/>
    </style:style>
    <style:style style:name="T204" style:family="text">
      <style:text-properties fo:color="#007826" fo:font-size="11pt" fo:font-weight="normal" officeooo:rsid="01290fef" style:font-size-asian="9.60000038146973pt" style:font-weight-asian="normal" style:font-size-complex="11pt" style:font-weight-complex="normal"/>
    </style:style>
    <style:style style:name="T205" style:family="text">
      <style:text-properties fo:color="#007826" fo:font-size="11pt" fo:font-weight="normal" officeooo:rsid="012f4fbc" style:font-size-asian="9.60000038146973pt" style:font-weight-asian="normal" style:font-size-complex="11pt" style:font-weight-complex="normal"/>
    </style:style>
    <style:style style:name="T206" style:family="text">
      <style:text-properties fo:color="#007826" fo:font-size="11pt" fo:font-weight="normal" officeooo:rsid="01404b1c" style:font-size-asian="9.60000038146973pt" style:font-weight-asian="normal" style:font-size-complex="11pt" style:font-weight-complex="normal"/>
    </style:style>
    <style:style style:name="T207" style:family="text">
      <style:text-properties fo:color="#007826" fo:font-size="11pt" fo:font-weight="normal" officeooo:rsid="015691dc" style:font-size-asian="9.60000038146973pt" style:font-weight-asian="normal" style:font-size-complex="11pt" style:font-weight-complex="normal"/>
    </style:style>
    <style:style style:name="T208" style:family="text">
      <style:text-properties fo:color="#007826" fo:font-size="11pt" fo:font-weight="normal" officeooo:rsid="0152dde6" style:font-size-asian="9.60000038146973pt" style:font-weight-asian="normal" style:font-size-complex="11pt" style:font-weight-complex="normal"/>
    </style:style>
    <style:style style:name="T209" style:family="text">
      <style:text-properties fo:color="#007826" fo:font-size="11pt" fo:font-weight="normal" officeooo:rsid="0159b23f" style:font-size-asian="9.60000038146973pt" style:font-weight-asian="normal" style:font-size-complex="11pt" style:font-weight-complex="normal"/>
    </style:style>
    <style:style style:name="T210" style:family="text">
      <style:text-properties fo:color="#007826" fo:font-size="11pt" fo:font-weight="normal" officeooo:rsid="01828db5" style:font-size-asian="9.60000038146973pt" style:font-weight-asian="normal" style:font-size-complex="11pt" style:font-weight-complex="normal"/>
    </style:style>
    <style:style style:name="T211" style:family="text">
      <style:text-properties fo:color="#007826" fo:font-size="11pt" fo:font-weight="normal" officeooo:rsid="01b5c4c1" style:font-size-asian="9.60000038146973pt" style:font-weight-asian="normal" style:font-size-complex="11pt" style:font-weight-complex="normal"/>
    </style:style>
    <style:style style:name="T212" style:family="text">
      <style:text-properties fo:color="#007826" fo:font-size="11pt" fo:font-weight="normal" officeooo:rsid="01ace14f" style:font-size-asian="9.60000038146973pt" style:font-weight-asian="normal" style:font-size-complex="11pt" style:font-weight-complex="normal"/>
    </style:style>
    <style:style style:name="T213" style:family="text">
      <style:text-properties fo:color="#007826" fo:font-size="11pt" fo:font-weight="normal" officeooo:rsid="019aa1cc" style:font-size-asian="9.60000038146973pt" style:font-weight-asian="normal" style:font-size-complex="11pt" style:font-weight-complex="normal"/>
    </style:style>
    <style:style style:name="T214" style:family="text">
      <style:text-properties fo:color="#007826" fo:font-size="11pt" fo:font-weight="normal" officeooo:rsid="019c9649" style:font-size-asian="9.60000038146973pt" style:font-weight-asian="normal" style:font-size-complex="11pt" style:font-weight-complex="normal"/>
    </style:style>
    <style:style style:name="T215" style:family="text">
      <style:text-properties fo:color="#007826" fo:font-size="11pt" fo:font-weight="normal" officeooo:rsid="057c6441" style:font-size-asian="9.60000038146973pt" style:font-weight-asian="normal" style:font-size-complex="11pt" style:font-weight-complex="normal"/>
    </style:style>
    <style:style style:name="T216" style:family="text">
      <style:text-properties fo:color="#007826" fo:font-size="11pt" fo:font-weight="normal" officeooo:rsid="0186c8ed" style:font-size-asian="9.60000038146973pt" style:font-weight-asian="normal" style:font-size-complex="11pt" style:font-weight-complex="normal"/>
    </style:style>
    <style:style style:name="T217" style:family="text">
      <style:text-properties fo:color="#007826" fo:font-size="11pt" fo:font-weight="normal" officeooo:rsid="0187d593" style:font-size-asian="9.60000038146973pt" style:font-weight-asian="normal" style:font-size-complex="11pt" style:font-weight-complex="normal"/>
    </style:style>
    <style:style style:name="T218" style:family="text">
      <style:text-properties fo:color="#007826" fo:font-size="11pt" fo:font-weight="normal" officeooo:rsid="01957912" style:font-size-asian="9.60000038146973pt" style:font-weight-asian="normal" style:font-size-complex="11pt" style:font-weight-complex="normal"/>
    </style:style>
    <style:style style:name="T219" style:family="text">
      <style:text-properties fo:color="#007826" fo:font-size="11pt" fo:font-weight="normal" officeooo:rsid="01a5c255" style:font-size-asian="9.60000038146973pt" style:font-weight-asian="normal" style:font-size-complex="11pt" style:font-weight-complex="normal"/>
    </style:style>
    <style:style style:name="T220" style:family="text">
      <style:text-properties fo:color="#007826" fo:font-size="11pt" fo:font-weight="normal" officeooo:rsid="01a54cc8" style:font-size-asian="9.60000038146973pt" style:font-weight-asian="normal" style:font-size-complex="11pt" style:font-weight-complex="normal"/>
    </style:style>
    <style:style style:name="T221" style:family="text">
      <style:text-properties fo:color="#007826" fo:font-size="11pt" fo:font-weight="normal" officeooo:rsid="01af4bb9" style:font-size-asian="9.60000038146973pt" style:font-weight-asian="normal" style:font-size-complex="11pt" style:font-weight-complex="normal"/>
    </style:style>
    <style:style style:name="T222" style:family="text">
      <style:text-properties fo:color="#007826" fo:font-size="11pt" fo:font-weight="normal" officeooo:rsid="05df327c" style:font-size-asian="9.60000038146973pt" style:font-weight-asian="normal" style:font-size-complex="11pt" style:font-weight-complex="normal"/>
    </style:style>
    <style:style style:name="T223" style:family="text">
      <style:text-properties fo:color="#007826" fo:font-size="11pt" fo:font-weight="normal" officeooo:rsid="06071cb6" style:font-size-asian="11pt" style:font-weight-asian="normal" style:font-name-complex="Calibri2" style:font-size-complex="11pt" style:font-weight-complex="normal"/>
    </style:style>
    <style:style style:name="T224" style:family="text">
      <style:text-properties fo:color="#007826" fo:font-size="11pt" fo:font-weight="normal" officeooo:rsid="01c43325" style:font-size-asian="11pt" style:font-weight-asian="normal" style:font-name-complex="Calibri2" style:font-size-complex="11pt" style:font-weight-complex="normal"/>
    </style:style>
    <style:style style:name="T225" style:family="text">
      <style:text-properties fo:color="#007826" fo:font-size="11pt" fo:font-weight="normal" officeooo:rsid="01c4b1b0" style:font-size-asian="11pt" style:font-weight-asian="normal" style:font-name-complex="Calibri2" style:font-size-complex="11pt" style:font-weight-complex="normal"/>
    </style:style>
    <style:style style:name="T226" style:family="text">
      <style:text-properties fo:color="#007826" fo:font-size="11pt" fo:font-weight="normal" officeooo:rsid="01c8407b" style:font-size-asian="11pt" style:font-weight-asian="normal" style:font-name-complex="Calibri2" style:font-size-complex="11pt" style:font-weight-complex="normal"/>
    </style:style>
    <style:style style:name="T227" style:family="text">
      <style:text-properties fo:color="#007826" fo:font-size="11pt" fo:font-weight="normal" officeooo:rsid="01c61289" style:font-size-asian="11pt" style:font-weight-asian="normal" style:font-name-complex="Calibri2" style:font-size-complex="11pt" style:font-weight-complex="normal"/>
    </style:style>
    <style:style style:name="T228" style:family="text">
      <style:text-properties fo:color="#007826" fo:font-size="11pt" fo:font-weight="normal" officeooo:rsid="01c68616" style:font-size-asian="11pt" style:font-weight-asian="normal" style:font-name-complex="Calibri2" style:font-size-complex="11pt" style:font-weight-complex="normal"/>
    </style:style>
    <style:style style:name="T229" style:family="text">
      <style:text-properties fo:color="#007826" fo:font-size="11pt" fo:font-weight="normal" officeooo:rsid="01c8abf4" style:font-size-asian="11pt" style:font-weight-asian="normal" style:font-name-complex="Calibri2" style:font-size-complex="11pt" style:font-weight-complex="normal"/>
    </style:style>
    <style:style style:name="T230" style:family="text">
      <style:text-properties fo:color="#007826" fo:font-size="11pt" fo:font-weight="normal" style:font-name-asian="Times New Roman" style:font-size-asian="9.60000038146973pt" style:font-weight-asian="normal" style:font-name-complex="Calibri2" style:font-size-complex="11pt" style:font-weight-complex="normal"/>
    </style:style>
    <style:style style:name="T231" style:family="text">
      <style:text-properties fo:color="#007826" fo:font-size="11pt" fo:font-weight="bold" officeooo:rsid="06071cb6" style:font-size-asian="11pt" style:font-weight-asian="bold" style:font-name-complex="Calibri2" style:font-size-complex="11pt" style:font-weight-complex="bold"/>
    </style:style>
    <style:style style:name="T232" style:family="text">
      <style:text-properties fo:color="#007826" fo:font-size="11pt" fo:font-weight="bold" officeooo:rsid="01c43325" style:font-size-asian="11pt" style:font-weight-asian="bold" style:font-name-complex="Calibri2" style:font-size-complex="11pt" style:font-weight-complex="bold"/>
    </style:style>
    <style:style style:name="T233" style:family="text">
      <style:text-properties fo:color="#007826" fo:font-size="11pt" fo:font-weight="bold" officeooo:rsid="01c44fc1" style:font-size-asian="11pt" style:font-weight-asian="bold" style:font-name-complex="Calibri2" style:font-size-complex="11pt" style:font-weight-complex="bold"/>
    </style:style>
    <style:style style:name="T234" style:family="text">
      <style:text-properties fo:color="#007826" fo:font-size="11pt" fo:font-weight="bold" officeooo:rsid="01c69d27" style:font-size-asian="11pt" style:font-weight-asian="bold" style:font-name-complex="Calibri2" style:font-size-complex="11pt" style:font-weight-complex="bold"/>
    </style:style>
    <style:style style:name="T235" style:family="text">
      <style:text-properties fo:color="#007826" fo:font-size="11pt" fo:font-weight="bold" officeooo:rsid="01a54cc8" style:font-size-asian="9.60000038146973pt" style:font-weight-asian="bold" style:font-size-complex="11pt" style:font-weight-complex="bold"/>
    </style:style>
    <style:style style:name="T236" style:family="text">
      <style:text-properties fo:color="#007826" style:text-position="super 58%" style:font-name="Calibri1" fo:font-size="11pt" fo:font-weight="normal" officeooo:rsid="04f77cbc" style:font-size-asian="11pt" style:font-weight-asian="normal" style:font-name-complex="Calibri2" style:font-size-complex="11pt" style:font-weight-complex="normal"/>
    </style:style>
    <style:style style:name="T237" style:family="text">
      <style:text-properties fo:color="#007826" officeooo:rsid="03a54d61"/>
    </style:style>
    <style:style style:name="T238" style:family="text">
      <style:text-properties fo:color="#007826" officeooo:rsid="0168c261"/>
    </style:style>
    <style:style style:name="T239" style:family="text">
      <style:text-properties fo:color="#007826" officeooo:rsid="016c7712"/>
    </style:style>
    <style:style style:name="T240" style:family="text">
      <style:text-properties fo:color="#007826" officeooo:rsid="016f7f26"/>
    </style:style>
    <style:style style:name="T241" style:family="text">
      <style:text-properties fo:color="#007826" officeooo:rsid="0171b26d"/>
    </style:style>
    <style:style style:name="T242" style:family="text">
      <style:text-properties fo:color="#007826" officeooo:rsid="01735be8"/>
    </style:style>
    <style:style style:name="T243" style:family="text">
      <style:text-properties fo:color="#007826" officeooo:rsid="0174d02a"/>
    </style:style>
    <style:style style:name="T244" style:family="text">
      <style:text-properties fo:color="#007826" officeooo:rsid="01798609"/>
    </style:style>
    <style:style style:name="T245" style:family="text">
      <style:text-properties fo:color="#007826" officeooo:rsid="04b63a07"/>
    </style:style>
    <style:style style:name="T246" style:family="text">
      <style:text-properties fo:color="#007826" officeooo:rsid="00515624"/>
    </style:style>
    <style:style style:name="T247" style:family="text">
      <style:text-properties fo:color="#007826" officeooo:rsid="00503802"/>
    </style:style>
    <style:style style:name="T248" style:family="text">
      <style:text-properties fo:color="#007826" officeooo:rsid="00547260"/>
    </style:style>
    <style:style style:name="T249" style:family="text">
      <style:text-properties fo:color="#007826" officeooo:rsid="02769635"/>
    </style:style>
    <style:style style:name="T250" style:family="text">
      <style:text-properties fo:color="#007826" officeooo:rsid="02784701"/>
    </style:style>
    <style:style style:name="T251" style:family="text">
      <style:text-properties fo:color="#007826" fo:font-weight="bold" style:font-weight-asian="bold" style:font-weight-complex="bold"/>
    </style:style>
    <style:style style:name="T252" style:family="text">
      <style:text-properties fo:color="#007826" fo:font-weight="bold" officeooo:rsid="0147389a" style:font-weight-asian="bold" style:font-weight-complex="bold"/>
    </style:style>
    <style:style style:name="T253" style:family="text">
      <style:text-properties fo:color="#007826" fo:font-weight="bold" officeooo:rsid="03d5c26c" style:font-weight-asian="bold" style:font-weight-complex="bold"/>
    </style:style>
    <style:style style:name="T254" style:family="text">
      <style:text-properties fo:color="#007826" officeooo:rsid="048de736"/>
    </style:style>
    <style:style style:name="T255" style:family="text">
      <style:text-properties fo:color="#007826" officeooo:rsid="04790ef1"/>
    </style:style>
    <style:style style:name="T256" style:family="text">
      <style:text-properties fo:color="#007826" officeooo:rsid="0478190c"/>
    </style:style>
    <style:style style:name="T257" style:family="text">
      <style:text-properties fo:color="#007826" officeooo:rsid="00718795"/>
    </style:style>
    <style:style style:name="T258" style:family="text">
      <style:text-properties fo:color="#007826" officeooo:rsid="0113ab14"/>
    </style:style>
    <style:style style:name="T259" style:family="text">
      <style:text-properties fo:color="#007826" officeooo:rsid="014568d5"/>
    </style:style>
    <style:style style:name="T260" style:family="text">
      <style:text-properties fo:color="#007826" officeooo:rsid="0147389a"/>
    </style:style>
    <style:style style:name="T261" style:family="text">
      <style:text-properties officeooo:rsid="02172a25"/>
    </style:style>
    <style:style style:name="T262" style:family="text">
      <style:text-properties fo:font-weight="bold" style:font-weight-asian="bold" style:font-weight-complex="bold"/>
    </style:style>
    <style:style style:name="T263" style:family="text">
      <style:text-properties fo:font-weight="bold" officeooo:rsid="030db1a0" style:font-weight-asian="bold" style:font-weight-complex="bold"/>
    </style:style>
    <style:style style:name="T264" style:family="text">
      <style:text-properties fo:font-weight="bold" officeooo:rsid="031ef27e" style:font-weight-asian="bold" style:font-weight-complex="bold"/>
    </style:style>
    <style:style style:name="T265" style:family="text">
      <style:text-properties fo:font-weight="bold" officeooo:rsid="03141248" style:font-weight-asian="bold" style:font-weight-complex="bold"/>
    </style:style>
    <style:style style:name="T266" style:family="text">
      <style:text-properties fo:font-weight="bold" officeooo:rsid="01e8672d" style:font-weight-asian="bold" style:font-weight-complex="bold"/>
    </style:style>
    <style:style style:name="T267" style:family="text">
      <style:text-properties fo:font-weight="bold" officeooo:rsid="032a1efc" style:font-weight-asian="bold" style:font-weight-complex="bold"/>
    </style:style>
    <style:style style:name="T268" style:family="text">
      <style:text-properties fo:font-weight="bold" officeooo:rsid="01704544" style:font-weight-asian="bold" style:font-weight-complex="bold"/>
    </style:style>
    <style:style style:name="T269" style:family="text">
      <style:text-properties fo:font-weight="bold" officeooo:rsid="00fa4a83" style:font-weight-asian="bold" style:font-weight-complex="bold"/>
    </style:style>
    <style:style style:name="T270" style:family="text">
      <style:text-properties fo:font-weight="bold" officeooo:rsid="00fb1523" style:font-weight-asian="bold" style:font-weight-complex="bold"/>
    </style:style>
    <style:style style:name="T271" style:family="text">
      <style:text-properties fo:font-weight="bold" officeooo:rsid="028fc9d0" style:font-weight-asian="bold" style:font-weight-complex="bold"/>
    </style:style>
    <style:style style:name="T272" style:family="text">
      <style:text-properties fo:font-weight="bold" officeooo:rsid="0298ef34" style:font-weight-asian="bold" style:font-weight-complex="bold"/>
    </style:style>
    <style:style style:name="T273" style:family="text">
      <style:text-properties fo:font-weight="bold" officeooo:rsid="00422d8b" style:font-weight-asian="bold" style:font-weight-complex="bold"/>
    </style:style>
    <style:style style:name="T274" style:family="text">
      <style:text-properties fo:font-weight="bold" officeooo:rsid="00455bd4" style:font-weight-asian="bold" style:font-weight-complex="bold"/>
    </style:style>
    <style:style style:name="T275" style:family="text">
      <style:text-properties fo:font-weight="bold" officeooo:rsid="01d69f61" style:font-weight-asian="bold" style:font-weight-complex="bold"/>
    </style:style>
    <style:style style:name="T276" style:family="text">
      <style:text-properties fo:font-weight="bold" officeooo:rsid="02dd96ce" style:font-weight-asian="bold" style:font-weight-complex="bold"/>
    </style:style>
    <style:style style:name="T277" style:family="text">
      <style:text-properties fo:font-weight="bold" officeooo:rsid="043c67c7" style:font-weight-asian="bold" style:font-weight-complex="bold"/>
    </style:style>
    <style:style style:name="T278" style:family="text">
      <style:text-properties fo:font-weight="bold" officeooo:rsid="050a450e" style:font-name-asian="Times New Roman" style:font-weight-asian="bold" style:font-name-complex="Calibri2" style:font-weight-complex="bold"/>
    </style:style>
    <style:style style:name="T279" style:family="text">
      <style:text-properties officeooo:rsid="0231d035"/>
    </style:style>
    <style:style style:name="T280" style:family="text">
      <style:text-properties officeooo:rsid="02320f77"/>
    </style:style>
    <style:style style:name="T281" style:family="text">
      <style:text-properties officeooo:rsid="03f49f04"/>
    </style:style>
    <style:style style:name="T282" style:family="text">
      <style:text-properties officeooo:rsid="0404e263"/>
    </style:style>
    <style:style style:name="T283" style:family="text">
      <style:text-properties officeooo:rsid="0406d457"/>
    </style:style>
    <style:style style:name="T284" style:family="text">
      <style:text-properties officeooo:rsid="040835a0"/>
    </style:style>
    <style:style style:name="T285" style:family="text">
      <style:text-properties officeooo:rsid="02542fb9"/>
    </style:style>
    <style:style style:name="T286" style:family="text">
      <style:text-properties style:font-name="Courier 10 Pitch" fo:font-size="11pt" fo:font-weight="bold" officeooo:rsid="03fa53d0" style:font-size-asian="9.60000038146973pt" style:font-weight-asian="bold" style:font-size-complex="11pt" style:font-weight-complex="bold"/>
    </style:style>
    <style:style style:name="T287" style:family="text">
      <style:text-properties style:font-name="Courier 10 Pitch" fo:font-size="11pt" fo:font-weight="bold" officeooo:rsid="0409c727" style:font-size-asian="9.60000038146973pt" style:font-weight-asian="bold" style:font-size-complex="11pt" style:font-weight-complex="bold"/>
    </style:style>
    <style:style style:name="T288" style:family="text">
      <style:text-properties officeooo:rsid="02b24baa"/>
    </style:style>
    <style:style style:name="T289" style:family="text">
      <style:text-properties officeooo:rsid="00349fbf"/>
    </style:style>
    <style:style style:name="T290" style:family="text">
      <style:text-properties officeooo:rsid="0169a1c9"/>
    </style:style>
    <style:style style:name="T291" style:family="text">
      <style:text-properties officeooo:rsid="030db1a0"/>
    </style:style>
    <style:style style:name="T292" style:family="text">
      <style:text-properties officeooo:rsid="031b2772"/>
    </style:style>
    <style:style style:name="T293" style:family="text">
      <style:text-properties officeooo:rsid="01e8672d"/>
    </style:style>
    <style:style style:name="T294" style:family="text">
      <style:text-properties officeooo:rsid="0042c228"/>
    </style:style>
    <style:style style:name="T295" style:family="text">
      <style:text-properties officeooo:rsid="0091a152"/>
    </style:style>
    <style:style style:name="T296" style:family="text">
      <style:text-properties officeooo:rsid="003c0b3a"/>
    </style:style>
    <style:style style:name="T297" style:family="text">
      <style:text-properties officeooo:rsid="0050a1cb"/>
    </style:style>
    <style:style style:name="T298" style:family="text">
      <style:text-properties officeooo:rsid="038cd509"/>
    </style:style>
    <style:style style:name="T299" style:family="text">
      <style:text-properties officeooo:rsid="032b89ab"/>
    </style:style>
    <style:style style:name="T300" style:family="text">
      <style:text-properties officeooo:rsid="011139f8"/>
    </style:style>
    <style:style style:name="T301" style:family="text">
      <style:text-properties style:text-position="super 58%" fo:font-size="11pt" fo:font-weight="bold" officeooo:rsid="03dc8b24" style:font-size-asian="9.60000038146973pt" style:font-weight-asian="bold" style:font-size-complex="11pt" style:font-weight-complex="bold"/>
    </style:style>
    <style:style style:name="T302" style:family="text">
      <style:text-properties style:text-position="super 58%" fo:font-weight="bold" officeooo:rsid="02e6306a" style:font-weight-asian="bold" style:font-weight-complex="bold"/>
    </style:style>
    <style:style style:name="T303" style:family="text">
      <style:text-properties officeooo:rsid="043c1c88"/>
    </style:style>
    <style:style style:name="T304" style:family="text">
      <style:text-properties officeooo:rsid="042a9d70"/>
    </style:style>
    <style:style style:name="T305" style:family="text">
      <style:text-properties officeooo:rsid="0426bab6"/>
    </style:style>
    <style:style style:name="T306" style:family="text">
      <style:text-properties officeooo:rsid="04258048"/>
    </style:style>
    <style:style style:name="T307" style:family="text">
      <style:text-properties officeooo:rsid="042ae055"/>
    </style:style>
    <style:style style:name="T308" style:family="text">
      <style:text-properties officeooo:rsid="042cb64b"/>
    </style:style>
    <style:style style:name="T309" style:family="text">
      <style:text-properties officeooo:rsid="04759b33"/>
    </style:style>
    <style:style style:name="T310" style:family="text">
      <style:text-properties officeooo:rsid="00e93835"/>
    </style:style>
    <style:style style:name="T311" style:family="text">
      <style:text-properties officeooo:rsid="035e6f1f"/>
    </style:style>
    <style:style style:name="T312" style:family="text">
      <style:text-properties officeooo:rsid="00affdfd"/>
    </style:style>
    <style:style style:name="T313" style:family="text">
      <style:text-properties officeooo:rsid="02a8ce8b"/>
    </style:style>
    <style:style style:name="T314" style:family="text">
      <style:text-properties officeooo:rsid="0043f4df"/>
    </style:style>
    <style:style style:name="T315" style:family="text">
      <style:text-properties officeooo:rsid="00455bd4"/>
    </style:style>
    <style:style style:name="T316" style:family="text">
      <style:text-properties officeooo:rsid="009d05fa"/>
    </style:style>
    <style:style style:name="T317" style:family="text">
      <style:text-properties officeooo:rsid="02f457e7"/>
    </style:style>
    <style:style style:name="T318" style:family="text">
      <style:text-properties officeooo:rsid="01d69f61"/>
    </style:style>
    <style:style style:name="T319" style:family="text">
      <style:text-properties officeooo:rsid="02dc633c"/>
    </style:style>
    <style:style style:name="T320" style:family="text">
      <style:text-properties officeooo:rsid="02dd96ce"/>
    </style:style>
    <style:style style:name="T321" style:family="text">
      <style:text-properties officeooo:rsid="02ca5e1a"/>
    </style:style>
    <style:style style:name="T322" style:family="text">
      <style:text-properties officeooo:rsid="02cc3add"/>
    </style:style>
    <style:style style:name="T323" style:family="text">
      <style:text-properties officeooo:rsid="029df5b3"/>
    </style:style>
    <style:style style:name="T324" style:family="text">
      <style:text-properties officeooo:rsid="02fd5e8e"/>
    </style:style>
    <style:style style:name="T325" style:family="text">
      <style:text-properties officeooo:rsid="00aacd5c"/>
    </style:style>
    <style:style style:name="T326" style:family="text">
      <style:text-properties officeooo:rsid="02b8597f"/>
    </style:style>
    <style:style style:name="T327" style:family="text">
      <style:text-properties officeooo:rsid="04ee4c28"/>
    </style:style>
    <style:style style:name="T328" style:family="text">
      <style:text-properties officeooo:rsid="0558a940"/>
    </style:style>
    <style:style style:name="T329" style:family="text">
      <style:text-properties officeooo:rsid="055c58e2"/>
    </style:style>
    <style:style style:name="T330" style:family="text">
      <style:text-properties officeooo:rsid="055da146"/>
    </style:style>
    <style:style style:name="T331" style:family="text">
      <style:text-properties officeooo:rsid="055f2af2"/>
    </style:style>
    <style:style style:name="T332" style:family="text">
      <style:text-properties officeooo:rsid="056666da"/>
    </style:style>
    <style:style style:name="T333" style:family="text">
      <style:text-properties officeooo:rsid="057537f3"/>
    </style:style>
    <style:style style:name="T334" style:family="text">
      <style:text-properties officeooo:rsid="01b6f5d6"/>
    </style:style>
    <style:style style:name="T335" style:family="text">
      <style:text-properties officeooo:rsid="0177f6f6"/>
    </style:style>
    <style:style style:name="T336" style:family="text">
      <style:text-properties officeooo:rsid="046147aa"/>
    </style:style>
    <style:style style:name="T337" style:family="text">
      <style:text-properties officeooo:rsid="016b478d"/>
    </style:style>
    <style:style style:name="T338" style:family="text">
      <style:text-properties officeooo:rsid="01b9ac51"/>
    </style:style>
    <style:style style:name="T339" style:family="text">
      <style:text-properties officeooo:rsid="059a7104"/>
    </style:style>
    <style:style style:name="T340" style:family="text">
      <style:text-properties officeooo:rsid="05a219ea"/>
    </style:style>
    <style:style style:name="T341" style:family="text">
      <style:text-properties style:font-name-asian="Times New Roman" style:font-name-complex="Calibri2"/>
    </style:style>
    <style:style style:name="T342" style:family="text">
      <style:text-properties officeooo:rsid="00349fbf" style:font-name-asian="Times New Roman" style:font-name-complex="Calibri2"/>
    </style:style>
    <style:style style:name="T343" style:family="text">
      <style:text-properties officeooo:rsid="0263715d" style:font-name-asian="Times New Roman" style:font-name-complex="Calibri2"/>
    </style:style>
    <style:style style:name="T344" style:family="text">
      <style:text-properties officeooo:rsid="05df327c"/>
    </style:style>
    <style:style style:name="T345" style:family="text">
      <style:text-properties officeooo:rsid="043c67c7"/>
    </style:style>
    <style:style style:name="T346" style:family="text">
      <style:text-properties officeooo:rsid="0638e315"/>
    </style:style>
    <style:style style:name="T347" style:family="text">
      <style:text-properties officeooo:rsid="06478017"/>
    </style:style>
    <style:style style:name="T348" style:family="text">
      <style:text-properties officeooo:rsid="0649d77c"/>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472207781827377349" text:style-name="L1">
        <text:list-item>
          <text:p text:style-name="P304"><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2"><text:span text:style-name="Strong_20_Emphasis"><text:span text:style-name="T18">Some Important formulas:</text:span></text:span></text:p>
        </text:list-item>
        <text:list-item>
          <text:p text:style-name="P3"><text:span text:style-name="Strong_20_Emphasis"><text:span text:style-name="T18">Some Important formulas:</text:span></text:span></text:p>
        </text:list-item>
        <text:list-item>
          <text:p text:style-name="P3"><text:span text:style-name="Strong_20_Emphasis"><text:span text:style-name="T18">Some Important formulas:</text:span></text:span></text:p>
        </text:list-item>
        <text:list-item>
          <text:p text:style-name="P4"><text:span text:style-name="Strong_20_Emphasis"><text:span text:style-name="T18">Some Important formulas:</text:span></text:span></text:p>
        </text:list-item>
        <text:list-item>
          <text:p text:style-name="P4"><text:span text:style-name="Strong_20_Emphasis"><text:span text:style-name="T18">Some Important formulas:</text:span></text:span></text:p>
        </text:list-item>
        <text:list-item>
          <text:p text:style-name="P4"><text:span text:style-name="Strong_20_Emphasis"><text:span text:style-name="T18">Some Important formulas:</text:span></text:span></text:p>
        </text:list-item>
        <text:list-item>
          <text:p text:style-name="P4"><text:span text:style-name="Strong_20_Emphasis"><text:span text:style-name="T18">Some Important formulas:</text:span></text:span></text:p>
        </text:list-item>
        <text:list-item>
          <text:p text:style-name="P5"><text:span text:style-name="Strong_20_Emphasis"><text:span text:style-name="T18">Some Important formulas:</text:span></text:span></text:p>
        </text:list-item>
        <text:list-item>
          <text:p text:style-name="P8">ReverseLinkedList</text:p>
        </text:list-item>
        <text:list-item>
          <text:p text:style-name="P9">ReverseLinkedList</text:p>
        </text:list-item>
        <text:list-item>
          <text:p text:style-name="P9">ReverseDoublyLinkedList</text:p>
        </text:list-item>
        <text:list-item>
          <text:p text:style-name="P10">ReverseDoublyLinkedList</text:p>
        </text:list-item>
        <text:list-item>
          <text:p text:style-name="P11">ReverseDoublyLinkedList</text:p>
        </text:list-item>
        <text:list-item>
          <text:p text:style-name="P15">Recursive inorder, preorder, postorder of BST:</text:p>
          <text:p text:style-name="P117"><text:a xlink:type="simple" xlink:href="https://www.geeksforgeeks.org/tree-traversals-inorder-preorder-and-postorder/" text:style-name="Internet_20_link" text:visited-style-name="Visited_20_Internet_20_Link"><text:span text:style-name="T62">https://www.geeksforgeeks.org/tree-traversals-inorder-preorder-and-postorder/</text:span></text:a></text:p>
        </text:list-item>
        <text:list-item>
          <text:p text:style-name="P131">IterativePreorder,</text:p>
          <text:p text:style-name="P133">project TreeTraversalterative</text:p>
        </text:list-item>
        <text:list-item>
          <text:p text:style-name="P131">IterativeInorder,</text:p>
          <text:p text:style-name="P133">project TreeTraversalterative</text:p>
        </text:list-item>
        <text:list-item>
          <text:p text:style-name="P131">IterativePostorder,</text:p>
          <text:p text:style-name="P133">project TreeTraversalterative</text:p>
        </text:list-item>
        <text:list-item>
          <text:p text:style-name="P63">Print Ancestors <text:span text:style-name="T333">recursively</text:span> of a given node in Binary Tree:</text:p>
          <text:p text:style-name="P160"><text:a xlink:type="simple" xlink:href="http://www.geeksforgeeks.org/print-ancestors-of-a-given-node-in-binary-tree/" text:style-name="Internet_20_link" text:visited-style-name="Visited_20_Internet_20_Link"><text:span text:style-name="T13">http://www.geeksforgeeks.org/print-ancestors-of-a-given-node-in-binary-tree/</text:span></text:a></text:p>
        </text:list-item>
        <text:list-item>
          <text:p text:style-name="P131">IterativeAncestors,</text:p>
          <text:p text:style-name="P131"><text:span text:style-name="T67">project </text:span><text:span text:style-name="T66">PrintAncestorsIterative</text:span></text:p>
        </text:list-item>
        <text:list-item>
          <text:p text:style-name="P65"><text:span text:style-name="T341">Detect and remove loop in a linked list</text:span><text:span text:style-name="T342"> (four techniques):</text:span></text:p>
        </text:list-item>
        <text:list-item>
          <text:p text:style-name="P12">Detect and remove loop in a linked list<text:span text:style-name="T289"> (four techniques):</text:span></text:p>
          <text:p text:style-name="P169"><text:bookmark-start text:name="__DdeLink__2824_146117282811111"/><text:a xlink:type="simple" xlink:href="http://www.geeksforgeeks.org/detect-and-remove-loop-in-a-linked-list/" text:style-name="Internet_20_link" text:visited-style-name="Visited_20_Internet_20_Link"><text:span text:style-name="T2">http://www.geeksforgeeks.org/detect-and-remove-loop-in-a-linked-list/</text:span></text:a><text:bookmark-end text:name="__DdeLink__2824_146117282811111"/></text:p>
          <text:p text:style-name="P136">Second technique is kth node AFTER head</text:p>
          <text:p text:style-name="P87">And learn the implementation of <text:span text:style-name="T290">optimized method 2: Without counting nodes is loop</text:span></text:p>
        </text:list-item>
        <text:list-item>
          <text:p text:style-name="P17">Closest Pair of Points <text:span text:style-name="T339">(learn sortByX and sortByY methods)</text:span>:</text:p>
        </text:list-item>
        <text:list-item>
          <text:p text:style-name="P18">Closest Pair of Points <text:span text:style-name="T339">(learn sortByX and sortByY methods)</text:span>:</text:p>
          <text:p text:style-name="P20">project ClosestPairOfPoints</text:p>
          <text:p text:style-name="P89">http://www.geeksforgeeks.org/closest-pair-of-points/</text:p>
        </text:list-item>
        <text:list-item>
          <text:p text:style-name="P89"><text:span text:style-name="T266">Subset sum problem: </text:span><text:span text:style-name="T293">Subset sum problem is to find subset of elements that are selected from a given set whose sum adds up to a given number K. We are </text:span><text:soft-page-break/><text:span text:style-name="T293">considering the set contains non-negative values. It is assumed that the input set is unique (no duplicates are presented).</text:span></text:p>
          <text:p text:style-name="P89">https://www.youtube.com/watch?v=WRT8kmFOQTw</text:p>
          <text:p text:style-name="P89">http://krishnalearnings.blogspot.com/2015/08/sumset-sum-problem-java-and-backtracking.html</text:p>
        </text:list-item>
        <text:list-item>
          <text:p text:style-name="P89"><text:span text:style-name="T262">Partition problem: </text:span>(three solutions):</text:p>
          <text:p text:style-name="P89">1st solution: sort the array and then find that whether it is possible to make sum / 2 or not.</text:p>
          <text:p text:style-name="P89">2nd solution: recursive,</text:p>
          <text:p text:style-name="P89">3rd solution: dynamic,</text:p>
          <text:p text:style-name="P21">see project PartitionProblem</text:p>
        </text:list-item>
        <text:list-item>
          <text:p text:style-name="P89"><text:span text:style-name="T263">Tug of war:</text:span><text:span text:style-name="T291"> Given a set of n integers, divide the set in two subsets of n/2 sizes each such that the difference of the sum of two subsets is as minimum as possible. </text:span><text:bookmark text:name="more-1155941"/><text:span text:style-name="T291">If n is even, then sizes of two subsets must be strictly n/2 and if n is odd, then size of one subset must be (n-1)/2 and size of other subset must be (n+1)/2.</text:span></text:p>
          <text:p text:style-name="P89">http://www.geeksforgeeks.org/tug-of-war/</text:p>
        </text:list-item>
        <text:list-item>
          <text:p text:style-name="P22">Egg Dropping Puzzle:</text:p>
          <text:p text:style-name="P18"><text:span text:style-name="T48">time-complexity=&gt; </text:span>O(nk^2),<text:span text:style-name="T46"> </text:span><text:span text:style-name="T48">space complexity=&gt;</text:span><text:span text:style-name="T311"> </text:span>O(nk)</text:p>
          <text:p text:style-name="P89">http://www.geeksforgeeks.org/dynamic-programming-set-11-egg-dropping-puzzle/</text:p>
        </text:list-item>
        <text:list-item>
          <text:p text:style-name="P18">Cutting a rod:</text:p>
          <text:p text:style-name="P89">http://www.geeksforgeeks.org/dynamic-programming-set-13-cutting-a-rod/</text:p>
        </text:list-item>
        <text:list-item>
          <text:p text:style-name="P23">Word wrap problem:</text:p>
          <text:p text:style-name="P23">See project TextJustification</text:p>
          <text:p text:style-name="P89">https://www.youtube.com/watch?v=RORuwHiblPc</text:p>
          <text:p text:style-name="P89">https://github.com/mission-peace/interview/blob/master/src/com/interview/dynamic/TextJustification.java</text:p>
        </text:list-item>
        <text:list-item>
          <text:p text:style-name="P138">Minimum number of jumps to reach the end <text:span text:style-name="T340">(don’t read recursive)</text:span>:</text:p>
          <text:p text:style-name="P140">project MinimumJumps</text:p>
          <text:p text:style-name="P24">Time complexity of dynamic programming solution : O(n2) in worst case</text:p>
          <text:p text:style-name="P89">http://www.geeksforgeeks.org/minimum-number-of-jumps-to-reach-end-of-a-given-array/</text:p>
        </text:list-item>
        <text:list-item>
          <text:p text:style-name="P18">Largest Sum Contiguous subarray:</text:p>
          <text:p text:style-name="P26">project LargestSumContiguousSubarray</text:p>
          <text:p text:style-name="P89">http://www.geeksforgeeks.org/largest-sum-contiguous-subarray/</text:p>
        </text:list-item>
        <text:list-item>
          <text:p text:style-name="P67">Project BSTPreOrder</text:p>
        </text:list-item>
        <text:list-item>
          <text:p text:style-name="P142">Lexicographic rank of a string with duplicate characters</text:p>
          <text:p text:style-name="P305"><text:a xlink:type="simple" xlink:href="https://www.geeksforgeeks.org/lexicographic-rank-string-duplicate-characters/" text:style-name="Internet_20_link" text:visited-style-name="Visited_20_Internet_20_Link"><text:span text:style-name="T335">https://www.geeksforgeeks.org/lexicographic-rank-string-duplicate-characters/</text:span></text:a></text:p>
        </text:list-item>
        <text:list-item>
          <text:p text:style-name="P143"><text:span text:style-name="T280">project </text:span>PrintAllCombinations,</text:p>
          <text:p text:style-name="P306"><text:a xlink:type="simple" xlink:href="https://javahungry.blogspot.com/2014/02/algorithm-for-combinations-of-string-java-code-with-example.html" text:style-name="Internet_20_link" text:visited-style-name="Visited_20_Internet_20_Link"><text:span text:style-name="T336">https://javahungry.blogspot.com/2014/02/algorithm-for-combinations-of-string-java-code-with-example.html</text:span></text:a></text:p>
        </text:list-item>
        <text:list-item>
          <text:p text:style-name="P309">smallest window in a string containing all characters of another string</text:p>
        </text:list-item>
        <text:list-item>
          <text:p text:style-name="P309">smallest window in a string containing all characters of another string</text:p>
          <text:p text:style-name="P311"><text:a xlink:type="simple" xlink:href="http://www.geeksforgeeks.org/find-the-smallest-window-in-a-string-containing-all-characters-of-another-string/" text:style-name="Internet_20_link" text:visited-style-name="Visited_20_Internet_20_Link"><text:span text:style-name="T337">http://www.geeksforgeeks.org/find-the-smallest-window-in-a-string-containing-all-characters-of-another-string/</text:span></text:a></text:p>
        </text:list-item>
        <text:list-item>
          <text:p text:style-name="P2"><text:soft-page-break/><text:span text:style-name="Strong_20_Emphasis"><text:span text:style-name="T27">Tail Recursion:</text:span></text:span></text:p>
          <text:p text:style-name="P150">Must see how to write a factorial program in tail recursion.</text:p>
          <text:p text:style-name="P171"><text:a xlink:type="simple" xlink:href="http://www.geeksforgeeks.org/tail-recursion/" text:style-name="Internet_20_link" text:visited-style-name="Visited_20_Internet_20_Link"><text:span text:style-name="T1">http://www.geeksforgeeks.org/tail-recursion/</text:span></text:a></text:p>
          <text:p text:style-name="P171"><text:a xlink:type="simple" xlink:href="http://www.geeksforgeeks.org/tail-call-elimination/" text:style-name="Internet_20_link" text:visited-style-name="Visited_20_Internet_20_Link"><text:span text:style-name="T1">http://www.geeksforgeeks.org/tail-call-elimination/</text:span></text:a></text:p>
        </text:list-item>
        <text:list-item>
          <text:p text:style-name="P2"><text:span text:style-name="Strong_20_Emphasis"><text:span text:style-name="T28">Length of linked list: iterative and recursive,</text:span></text:span></text:p>
          <text:p text:style-name="P172"><text:a xlink:type="simple" xlink:href="http://quiz.geeksforgeeks.org/find-length-of-a-linked-list-iterative-and-recursive/" text:style-name="Internet_20_link" text:visited-style-name="Visited_20_Internet_20_Link"><text:span text:style-name="Strong_20_Emphasis"><text:span text:style-name="T24">http://quiz.geeksforgeeks.org/find-length-of-a-linked-list-iterative-and-recursive/</text:span></text:span></text:a></text:p>
        </text:list-item>
        <text:list-item>
          <text:p text:style-name="P2"><text:span text:style-name="Strong_20_Emphasis"><text:span text:style-name="T29">Print linked list in reverse order,</text:span></text:span></text:p>
          <text:p text:style-name="P173"><text:a xlink:type="simple" xlink:href="http://www.geeksforgeeks.org/write-a-recursive-function-to-print-reverse-of-a-linked-list/" text:style-name="Internet_20_link" text:visited-style-name="Visited_20_Internet_20_Link"><text:span text:style-name="Strong_20_Emphasis"><text:span text:style-name="T24">http://www.geeksforgeeks.org/write-a-recursive-function-to-print-reverse-of-a-linked-list/</text:span></text:span></text:a></text:p>
        </text:list-item>
        <text:list-item>
          <text:p text:style-name="P2"><text:span text:style-name="Strong_20_Emphasis"><text:span text:style-name="T19">Fibonacci:</text:span></text:span></text:p>
        </text:list-item>
        <text:list-item>
          <text:p text:style-name="P2"><text:span text:style-name="Strong_20_Emphasis"><text:span text:style-name="T19">Fibonacci:</text:span></text:span></text:p>
        </text:list-item>
        <text:list-item>
          <text:p text:style-name="P2"><text:span text:style-name="Strong_20_Emphasis"><text:span text:style-name="T19">Fibonacci:</text:span></text:span></text:p>
          <text:p text:style-name="P2"><text:span text:style-name="Strong_20_Emphasis"><text:span text:style-name="T30">fib, fibRecursive, fibTailRecursive, fibDPMemoization, fibDPTabulation, fibUsingFormula, fibFormulaMemoization, fibMatrixMultiplication, fibOptimizedMatrixMultiplication</text:span></text:span></text:p>
          <text:p text:style-name="P2"><text:span text:style-name="Strong_20_Emphasis"><text:span text:style-name="T20">project Fibonacci</text:span></text:span></text:p>
        </text:list-item>
        <text:list-item>
          <text:p text:style-name="P2"><text:span text:style-name="Strong_20_Emphasis"><text:span text:style-name="T21">Binary Search with its time and space complexity,</text:span></text:span></text:p>
          <text:p text:style-name="P307"><text:span text:style-name="T298">Time complexity: </text:span>The time complexity of Binary Search can be written as</text:p>
          <text:p text:style-name="P307"><text:s text:c="13"/>T(n) = T(n/2) + c </text:p>
          <text:p text:style-name="P307">The solution of the recurrence is (log n).</text:p>
          <text:p text:style-name="P307">Auxiliary Space: O(1) in case of iterative implementation. In case of recursive implementation, O(Logn) recursion call stack space.</text:p>
        </text:list-item>
        <text:list-item>
          <text:p text:style-name="P151"><text:span text:style-name="T278">Bucket Sort algorithm</text:span><text:span text:style-name="T42"> </text:span><text:span text:style-name="T43">(can be used for decimal values as well, </text:span><text:span text:style-name="T44">counting sort can’t be used for this</text:span><text:span text:style-name="T43">)</text:span><text:span text:style-name="T42">:</text:span></text:p>
          <text:p text:style-name="P161"><text:a xlink:type="simple" xlink:href="https://www.geeksforgeeks.org/bucket-sort-2/" text:style-name="Internet_20_link" text:visited-style-name="Visited_20_Internet_20_Link"><text:span text:style-name="T5">https://www.geeksforgeeks.org/bucket-sort-2/</text:span></text:a></text:p>
        </text:list-item>
        <text:list-item>
          <text:p text:style-name="P135">How to sort bucket sort and radix sort for negative numbers:</text:p>
          <text:p text:style-name="P161"><text:a xlink:type="simple" xlink:href="https://www.geeksforgeeks.org/bucket-sort-to-sort-an-array-with-negative-numbers/" text:style-name="Internet_20_link" text:visited-style-name="Visited_20_Internet_20_Link"><text:span text:style-name="T6">https://www.geeksforgeeks.org/bucket-sort-to-sort-an-array-with-negative-numbers/</text:span></text:a></text:p>
        </text:list-item>
        <text:list-item>
          <text:p text:style-name="P2"><text:span text:style-name="Strong_20_Emphasis"><text:span text:style-name="T22">Sorting directory material</text:span></text:span></text:p>
        </text:list-item>
        <text:list-item>
          <text:p text:style-name="P2"><text:span text:style-name="Strong_20_Emphasis"><text:span text:style-name="T22">Sorting directory material</text:span></text:span></text:p>
        </text:list-item>
        <text:list-item>
          <text:p text:style-name="P2"><text:span text:style-name="Strong_20_Emphasis"><text:span text:style-name="T22">Sorting directory material</text:span></text:span></text:p>
        </text:list-item>
        <text:list-item>
          <text:p text:style-name="P2"><text:span text:style-name="Strong_20_Emphasis"><text:span text:style-name="T31">Sorting,</text:span></text:span></text:p>
        </text:list-item>
        <text:list-item>
          <text:p text:style-name="P2"><text:span text:style-name="Strong_20_Emphasis"><text:span text:style-name="T31">Sorting,</text:span></text:span></text:p>
        </text:list-item>
        <text:list-item>
          <text:p text:style-name="P2"><text:span text:style-name="Strong_20_Emphasis"><text:span text:style-name="T31">Sorting,</text:span></text:span></text:p>
        </text:list-item>
        <text:list-item>
          <text:p text:style-name="P2"><text:span text:style-name="Strong_20_Emphasis"><text:span text:style-name="T31">Sorting,</text:span></text:span></text:p>
        </text:list-item>
        <text:list-item>
          <text:p text:style-name="P2"><text:span text:style-name="Strong_20_Emphasis"><text:span text:style-name="T31">Sorting,</text:span></text:span></text:p>
        </text:list-item>
        <text:list-item>
          <text:p text:style-name="P2"><text:span text:style-name="Strong_20_Emphasis"><text:span text:style-name="T31">Sorting,</text:span></text:span></text:p>
          <text:p text:style-name="P2"><text:span text:style-name="Strong_20_Emphasis"><text:span text:style-name="T32">project Sorting</text:span></text:span></text:p>
        </text:list-item>
        <text:list-item>
          <text:p text:style-name="P2"><text:span text:style-name="Strong_20_Emphasis"><text:span text:style-name="T33">Circular Array,</text:span></text:span></text:p>
          <text:p text:style-name="P2"><text:span text:style-name="Strong_20_Emphasis"><text:span text:style-name="T34">project CircularArray</text:span></text:span></text:p>
        </text:list-item>
        <text:list-item>
          <text:p text:style-name="P2"><text:span text:style-name="Strong_20_Emphasis"><text:span text:style-name="T33">LRUCache,</text:span></text:span></text:p>
          <text:p text:style-name="P2"><text:span text:style-name="Strong_20_Emphasis"><text:span text:style-name="T34">project LLD_LRUCache</text:span></text:span></text:p>
        </text:list-item>
        <text:list-item>
          <text:p text:style-name="P119">project MatrixSpiral,</text:p>
        </text:list-item>
        <text:list-item>
          <text:p text:style-name="P119">project MatrixSpiral,</text:p>
        </text:list-item>
        <text:list-item>
          <text:p text:style-name="P120">project MatrixRotate,</text:p>
        </text:list-item>
        <text:list-item>
          <text:p text:style-name="P120">project MatrixRotate,</text:p>
        </text:list-item>
        <text:list-item>
          <text:p text:style-name="P152"><text:span text:style-name="T41">D</text:span><text:span text:style-name="T40">LL,</text:span></text:p>
        </text:list-item>
        <text:list-item>
          <text:p text:style-name="P152"><text:span text:style-name="T41">D</text:span><text:span text:style-name="T40">LL,</text:span></text:p>
        </text:list-item>
        <text:list-item>
          <text:p text:style-name="P152"><text:span text:style-name="T41">D</text:span><text:span text:style-name="T40">LL,</text:span></text:p>
        </text:list-item>
        <text:list-item>
          <text:p text:style-name="P121"><text:soft-page-break/>BST,</text:p>
        </text:list-item>
        <text:list-item>
          <text:p text:style-name="P121">BST,</text:p>
        </text:list-item>
        <text:list-item>
          <text:p text:style-name="P121">BST,</text:p>
        </text:list-item>
        <text:list-item>
          <text:p text:style-name="P122">AVL,</text:p>
        </text:list-item>
        <text:list-item>
          <text:p text:style-name="P122">AVL,</text:p>
        </text:list-item>
        <text:list-item>
          <text:p text:style-name="P122">AVL,</text:p>
        </text:list-item>
        <text:list-item>
          <text:p text:style-name="P123">project MinHeap,</text:p>
        </text:list-item>
        <text:list-item>
          <text:p text:style-name="P123">project MinHeap,</text:p>
        </text:list-item>
        <text:list-item>
          <text:p text:style-name="P246">Number of substrings of a string</text:p>
          <text:p text:style-name="P315"><text:a xlink:type="simple" xlink:href="https://www.geeksforgeeks.org/number-substrings-string/" text:style-name="Internet_20_link" text:visited-style-name="Visited_20_Internet_20_Link"><text:span text:style-name="T254">https://www.geeksforgeeks.org/number-substrings-string/</text:span></text:a></text:p>
        </text:list-item>
        <text:list-item>
          <text:p text:style-name="P260">print all substrings of a given string:</text:p>
          <text:p text:style-name="P272">length = 1 to n</text:p>
          <text:p text:style-name="P272">i = 0 to <text:span text:style-name="T261">(n - length)</text:span></text:p>
          <text:p text:style-name="P273">j = i + length – 1</text:p>
          <text:p text:style-name="P273">k = i to j</text:p>
          <text:p text:style-name="P315"><text:a xlink:type="simple" xlink:href="https://www.geeksforgeeks.org/program-print-substrings-given-string/" text:style-name="Internet_20_link" text:visited-style-name="Visited_20_Internet_20_Link"><text:span text:style-name="T255">https://www.geeksforgeeks.org/program-print-substrings-given-string/</text:span></text:a></text:p>
        </text:list-item>
        <text:list-item>
          <text:p text:style-name="P260">k closest elements to a given value</text:p>
          <text:p text:style-name="P315"><text:a xlink:type="simple" xlink:href="http://www.geeksforgeeks.org/find-k-closest-elements-given-value/" text:style-name="Internet_20_link" text:visited-style-name="Visited_20_Internet_20_Link"><text:span text:style-name="T256">http://www.geeksforgeeks.org/find-k-closest-elements-given-value/</text:span></text:a></text:p>
        </text:list-item>
        <text:list-item>
          <text:p text:style-name="P260">Sort an array in wave form</text:p>
          <text:p text:style-name="P316"><text:a xlink:type="simple" xlink:href="https://www.geeksforgeeks.org/sort-array-wave-form-2/" text:style-name="Internet_20_link" text:visited-style-name="Visited_20_Internet_20_Link"><text:span text:style-name="T81">https://www.geeksforgeeks.org/sort-array-wave-form-2/</text:span></text:a></text:p>
        </text:list-item>
        <text:list-item>
          <text:p text:style-name="P247">K’th Smallest/Largest Element in Unsorted Array</text:p>
          <text:p text:style-name="P317"><text:a xlink:type="simple" xlink:href="http://www.geeksforgeeks.org/kth-smallestlargest-element-unsorted-array/" text:style-name="Internet_20_link" text:visited-style-name="Visited_20_Internet_20_Link"><text:span text:style-name="T81">http://www.geeksforgeeks.org/kth-smallestlargest-element-unsorted-array/</text:span></text:a></text:p>
        </text:list-item>
        <text:list-item>
          <text:p text:style-name="P248">find the pair in sorted array whose sum is closest to x</text:p>
          <text:p text:style-name="P318"><text:a xlink:type="simple" xlink:href="http://quiz.geeksforgeeks.org/given-sorted-array-number-x-find-pair-array-whose-sum-closest-x/" text:style-name="Internet_20_link" text:visited-style-name="Visited_20_Internet_20_Link"><text:span text:style-name="T257">http://quiz.geeksforgeeks.org/given-sorted-array-number-x-find-pair-array-whose-sum-closest-x/</text:span></text:a></text:p>
        </text:list-item>
        <text:list-item>
          <text:p text:style-name="P321">all subsets of a given set in Java</text:p>
          <text:p text:style-name="P319"><text:a xlink:type="simple" xlink:href="http://www.geeksforgeeks.org/finding-all-subsets-of-a-given-set-in-java/" text:style-name="Internet_20_link" text:visited-style-name="Visited_20_Internet_20_Link"><text:span text:style-name="T258">http://www.geeksforgeeks.org/finding-all-subsets-of-a-given-set-in-java/</text:span></text:a></text:p>
        </text:list-item>
        <text:list-item>
          <text:p text:style-name="P322">Project RotateArray</text:p>
          <text:p text:style-name="P312"><text:a xlink:type="simple" xlink:href="https://www.geeksforgeeks.org/array-rotation/" text:style-name="Internet_20_link" text:visited-style-name="Visited_20_Internet_20_Link"><text:span text:style-name="T81">https://www.geeksforgeeks.org/array-rotation/</text:span></text:a></text:p>
        </text:list-item>
        <text:list-item>
          <text:p text:style-name="P323">subarray with given sum</text:p>
          <text:p text:style-name="P313"><text:a xlink:type="simple" xlink:href="http://www.geeksforgeeks.org/find-subarray-with-given-sum/" text:style-name="Internet_20_link" text:visited-style-name="Visited_20_Internet_20_Link"><text:span text:style-name="T259">http://www.geeksforgeeks.org/find-subarray-with-given-sum/</text:span></text:a></text:p>
        </text:list-item>
        <text:list-item>
          <text:p text:style-name="P324">Given an array arr[], find the maximum j – i such that arr[j] &gt; arr[i]:</text:p>
          <text:p text:style-name="P313"><text:a xlink:type="simple" xlink:href="http://www.geeksforgeeks.org/given-an-array-arr-find-the-maximum-j-i-such-that-arrj-arri/" text:style-name="Internet_20_link" text:visited-style-name="Visited_20_Internet_20_Link"><text:span text:style-name="T81">http://www.geeksforgeeks.org/given-an-array-arr-find-the-maximum-j-i-such-that-arrj-arri/</text:span></text:a><text:span text:style-name="T260"> </text:span><text:span text:style-name="T252">(</text:span><text:span text:style-name="T253">not second method</text:span><text:span text:style-name="T252">)</text:span></text:p>
        </text:list-item>
        <text:list-item>
          <text:p text:style-name="P309">smallest window in a string containing all characters of another string</text:p>
        </text:list-item>
        <text:list-item>
          <text:p text:style-name="P309">smallest window in a string containing all characters of another string</text:p>
          <text:p text:style-name="P311"><text:a xlink:type="simple" xlink:href="http://www.geeksforgeeks.org/find-the-smallest-window-in-a-string-containing-all-characters-of-another-string/" text:style-name="Internet_20_link" text:visited-style-name="Visited_20_Internet_20_Link"><text:span text:style-name="T337">http://www.geeksforgeeks.org/find-the-smallest-window-in-a-string-containing-all-characters-of-another-string/</text:span></text:a></text:p>
        </text:list-item>
        <text:list-item>
          <text:p text:style-name="P143"><text:span text:style-name="T279">project </text:span>PrintAllPermutations:</text:p>
          <text:p text:style-name="P125">print permutations and print permutations with repitition,</text:p>
        </text:list-item>
        <text:list-item>
          <text:p text:style-name="P143"><text:span text:style-name="T285">Lexicographical permutations of a string</text:span>,</text:p>
          <text:p text:style-name="P305"><text:a xlink:type="simple" xlink:href="https://www.geeksforgeeks.org/lexicographic-permutations-of-string/" text:style-name="Internet_20_link" text:visited-style-name="Visited_20_Internet_20_Link">https://www.geeksforgeeks.org/lexicographic-permutations-of-string/</text:a></text:p>
        </text:list-item>
        <text:list-item>
          <text:p text:style-name="P142">Lexicographic rank of a string with duplicate characters</text:p>
          <text:p text:style-name="P305"><text:a xlink:type="simple" xlink:href="https://www.geeksforgeeks.org/lexicographic-rank-string-duplicate-characters/" text:style-name="Internet_20_link" text:visited-style-name="Visited_20_Internet_20_Link"><text:span text:style-name="T335">https://www.geeksforgeeks.org/lexicographic-rank-string-duplicate-characters/</text:span></text:a></text:p>
        </text:list-item>
        <text:list-item>
          <text:p text:style-name="P143"><text:span text:style-name="T280">project </text:span>PrintAllCombinations,</text:p>
          <text:p text:style-name="P306"><text:a xlink:type="simple" xlink:href="https://javahungry.blogspot.com/2014/02/algorithm-for-combinations-of-string-java-code-with-example.html" text:style-name="Internet_20_link" text:visited-style-name="Visited_20_Internet_20_Link"><text:span text:style-name="T336">https://javahungry.blogspot.com/2014/02/algorithm-for-combinations-of-string-java-code-with-example.html</text:span></text:a></text:p>
        </text:list-item>
        <text:list-item>
          <text:p text:style-name="P142"><text:soft-page-break/>Excel column name from a given column number</text:p>
          <text:p text:style-name="P308"><text:a xlink:type="simple" xlink:href="https://www.geeksforgeeks.org/find-excel-column-name-given-number/" text:style-name="Internet_20_link" text:visited-style-name="Visited_20_Internet_20_Link">https://www.geeksforgeeks.org/find-excel-column-name-given-number/</text:a></text:p>
        </text:list-item>
        <text:list-item>
          <text:p text:style-name="P144"><text:span text:style-name="T63">Number of </text:span><text:span text:style-name="T64">all possible words from phone digits </text:span><text:span text:style-name="T65">(have 0 and 1 check at the top in the for loop)</text:span><text:span text:style-name="T64">:</text:span></text:p>
          <text:p text:style-name="P145"><text:span text:style-name="T64">p</text:span><text:span text:style-name="T62">roject PhoneDigitStringsDemo</text:span></text:p>
          <text:p text:style-name="P320"><text:a xlink:type="simple" xlink:href="http://www.geeksforgeeks.org/find-possible-words-phone-digits/" text:style-name="Internet_20_link" text:visited-style-name="Visited_20_Internet_20_Link"><text:span text:style-name="T12">http://www.geeksforgeeks.org/find-possible-words-phone-digits/</text:span></text:a></text:p>
        </text:list-item>
        <text:list-item>
          <text:p text:style-name="P142">Rearrange a string so that all same characters become d distance away:</text:p>
          <text:p text:style-name="P146"><text:span text:style-name="T288">class </text:span>DdistanceStringRearrange <text:span text:style-name="T288">of P</text:span>roject DDistanceStringRearrange</text:p>
          <text:p text:style-name="P308"><text:a xlink:type="simple" xlink:href="http://www.geeksforgeeks.org/rearrange-a-string-so-that-all-same-characters-become-at-least-d-distance-away/" text:style-name="Internet_20_link" text:visited-style-name="Visited_20_Internet_20_Link"><text:span text:style-name="T68">http://www.geeksforgeeks.org/rearrange-a-string-so-that-all-same-characters-become-at-least-d-distance-away/</text:span></text:a></text:p>
        </text:list-item>
        <text:list-item>
          <text:p text:style-name="P222">Check if a string is substring of another:</text:p>
          <text:p text:style-name="P100"><text:a xlink:type="simple" xlink:href="https://www.geeksforgeeks.org/check-string-substring-another/" text:style-name="Internet_20_link" text:visited-style-name="Visited_20_Internet_20_Link"><text:span text:style-name="T81">https://www.geeksforgeeks.org/check-string-substring-another/</text:span></text:a></text:p>
          <text:p text:style-name="P224">For some other time:</text:p>
          <text:p text:style-name="P103"><text:a xlink:type="simple" xlink:href="https://www.geeksforgeeks.org/kmp-algorithm-for-pattern-searching/" text:style-name="Internet_20_link" text:visited-style-name="Visited_20_Internet_20_Link"><text:span text:style-name="T81">https://www.geeksforgeeks.org/kmp-algorithm-for-pattern-searching/</text:span></text:a></text:p>
        </text:list-item>
        <text:list-item>
          <text:p text:style-name="P224">Write your own atoi():</text:p>
          <text:p text:style-name="P106"><text:a xlink:type="simple" xlink:href="https://www.programcreek.com/2012/12/leetcode-string-to-integer-atoi/" text:style-name="Internet_20_link" text:visited-style-name="Visited_20_Internet_20_Link"><text:span text:style-name="T81">https://www.programcreek.com/2012/12/leetcode-string-to-integer-atoi/</text:span></text:a></text:p>
        </text:list-item>
        <text:list-item>
          <text:p text:style-name="P227">Count triplets with sum smaller than a given value:</text:p>
          <text:p text:style-name="P109"><text:a xlink:type="simple" xlink:href="https://www.geeksforgeeks.org/count-triplets-with-sum-smaller-that-a-given-value/" text:style-name="Internet_20_link" text:visited-style-name="Visited_20_Internet_20_Link"><text:span text:style-name="T81">https://www.geeksforgeeks.org/count-triplets-with-sum-smaller-that-a-given-value/</text:span></text:a></text:p>
        </text:list-item>
        <text:list-item>
          <text:p text:style-name="P84">Minimum number of operations required to convert number x to y:</text:p>
          <text:p text:style-name="P84">project MinimumOperationsRequired</text:p>
          <text:p text:style-name="P114">https://www.geeksforgeeks.org/minimum-number-operation-required-convert-number-x-y/</text:p>
        </text:list-item>
        <text:list-item>
          <text:p text:style-name="P84">Minimum number of coins that make a change:</text:p>
          <text:p text:style-name="P114">https://www.geeksforgeeks.org/find-minimum-number-of-coins-that-make-a-change/</text:p>
        </text:list-item>
        <text:list-item>
          <text:p text:style-name="P84">Greedy approach won't give optimal solution:</text:p>
          <text:p text:style-name="P114">http://quiz.geeksforgeeks.org/greedy-algorithm-to-find-minimum-number-of-coins/</text:p>
        </text:list-item>
        <text:list-item>
          <text:p text:style-name="P84">Longest common substring:</text:p>
          <text:p text:style-name="P114">https://www.geeksforgeeks.org/longest-common-substring-dp-29/</text:p>
        </text:list-item>
        <text:list-item>
          <text:p text:style-name="P84">Find the longest path in a matrix with given constraints:</text:p>
          <text:p text:style-name="P114">https://www.geeksforgeeks.org/find-the-longest-path-in-a-matrix-with-given-constraints/</text:p>
        </text:list-item>
        <text:list-item>
          <text:p text:style-name="P84">Shortest common supersequence:</text:p>
          <text:p text:style-name="P114">https://www.geeksforgeeks.org/shortest-common-supersequence/</text:p>
        </text:list-item>
        <text:list-item>
          <text:p text:style-name="P84">Optimal strategy for a game:</text:p>
          <text:p text:style-name="P114">https://www.geeksforgeeks.org/optimal-strategy-for-a-game-dp-31/</text:p>
        </text:list-item>
        <text:list-item>
          <text:p text:style-name="P84">Serialize and deserialize binary tree (How to store a general Binary Tree?):</text:p>
          <text:p text:style-name="P114">https://www.geeksforgeeks.org/serialize-deserialize-binary-tree/</text:p>
          <text:p text:style-name="P114">https://howtodoinjava.com/java/collections/arraylist/serialize-deserialize-arraylist/</text:p>
        </text:list-item>
        <text:list-item>
          <text:p text:style-name="P84">Convert a given Binary Tree to Doubly Linked List:</text:p>
          <text:p text:style-name="P114">https://www.geeksforgeeks.org/convert-given-binary-tree-doubly-linked-list-set-3/</text:p>
        </text:list-item>
        <text:list-item>
          <text:p text:style-name="P84">Find the length of largest subarray with 0 sum:</text:p>
          <text:p text:style-name="P114">https://www.geeksforgeeks.org/find-the-largest-subarray-with-0-sum/</text:p>
        </text:list-item>
        <text:list-item>
          <text:p text:style-name="P69"><text:span text:style-name="T346">M</text:span>aximum sum such that no two elements are adjacent:</text:p>
          <text:p text:style-name="P112">See project MaximumSumNonAdjacent</text:p>
          <text:p text:style-name="P113"><text:soft-page-break/><text:a xlink:type="simple" xlink:href="https://www.geeksforgeeks.org/maximum-sum-such-that-no-two-elements-are-adjacent/" text:style-name="Internet_20_link" text:visited-style-name="Visited_20_Internet_20_Link">https://www.geeksforgeeks.org/maximum-sum-such-that-no-two-elements-are-adjacent/</text:a></text:p>
        </text:list-item>
        <text:list-item>
          <text:p text:style-name="P73">Find the smallest missing number <text:span text:style-name="T332">(find that in log n time)</text:span>:</text:p>
          <text:p text:style-name="P161"><text:a xlink:type="simple" xlink:href="http://www.geeksforgeeks.org/find-the-first-missing-number/" text:style-name="Internet_20_link" text:visited-style-name="Visited_20_Internet_20_Link"><text:span text:style-name="T9">http://www.geeksforgeeks.org/find-the-first-missing-number/</text:span></text:a></text:p>
        </text:list-item>
        <text:list-item>
          <text:p text:style-name="P153"><text:span text:style-name="T262">Palindrome: </text:span><text:span text:style-name="T59">See project Palindrome(all approaches),</text:span></text:p>
        </text:list-item>
        <text:list-item>
          <text:p text:style-name="P126"><text:span text:style-name="T262">Reverse the String: </text:span>See project StringReverse</text:p>
        </text:list-item>
        <text:list-item>
          <text:p text:style-name="P127"><text:span text:style-name="T268">Count n</text:span><text:span text:style-name="T262">umber of words in a String: </text:span><text:span text:style-name="T300">See project NumberOfWords</text:span></text:p>
        </text:list-item>
        <text:list-item>
          <text:p text:style-name="P128"><text:span text:style-name="T262">Index of last occurrence of a character in a String: </text:span>See project LastOccurence</text:p>
        </text:list-item>
        <text:list-item>
          <text:p text:style-name="P129"><text:span text:style-name="T267">Recursive </text:span><text:span text:style-name="T262">Tower of Hanoi: </text:span><text:span text:style-name="T299">See project TowerOfHanoiRecursive</text:span></text:p>
        </text:list-item>
        <text:list-item>
          <text:p text:style-name="P147">Iterative Tower of Hanoi: <text:span text:style-name="T47">See project TowerOfHanoiIterative</text:span></text:p>
        </text:list-item>
        <text:list-item>
          <text:p text:style-name="P74">Implement Queue using Stacks <text:span text:style-name="T330">(code of third method as well)</text:span>:</text:p>
          <text:p text:style-name="P162"><text:a xlink:type="simple" xlink:href="http://www.geeksforgeeks.org/queue-using-stacks/" text:style-name="Internet_20_link" text:visited-style-name="Visited_20_Internet_20_Link"><text:span text:style-name="T7">http://www.geeksforgeeks.org/queue-using-stacks/</text:span></text:a></text:p>
        </text:list-item>
        <text:list-item>
          <text:p text:style-name="P76">Length of the longest valid substring:</text:p>
          <text:p text:style-name="P162"><text:a xlink:type="simple" xlink:href="http://www.geeksforgeeks.org/length-of-the-longest-valid-substring/" text:style-name="Internet_20_link" text:visited-style-name="Visited_20_Internet_20_Link"><text:span text:style-name="T8">http://www.geeksforgeeks.org/length-of-the-longest-valid-substring/</text:span></text:a></text:p>
        </text:list-item>
        <text:list-item>
          <text:p text:style-name="P79">project DuplicateParenthesis</text:p>
        </text:list-item>
        <text:list-item>
          <text:p text:style-name="P67">Project BSTPreOrder</text:p>
        </text:list-item>
        <text:list-item>
          <text:p text:style-name="P80">Design a stack that supports getMin() in O(1) time and O(1) extra space</text:p>
          <text:p text:style-name="P81">First lets see simple O(1) time and O(n) extra space method:</text:p>
          <text:p text:style-name="P174"><text:a xlink:type="simple" xlink:href="https://www.geeksforgeeks.org/design-and-implement-special-stack-data-structure/" text:style-name="Internet_20_link" text:visited-style-name="Visited_20_Internet_20_Link"><text:span text:style-name="T10">https://www.geeksforgeeks.org/design-and-implement-special-stack-data-structure/</text:span></text:a></text:p>
          <text:p text:style-name="P81">Now<text:span text:style-name="T334"> lets see simple O(1) time and O(</text:span>1<text:span text:style-name="T334">) extra space method:</text:span></text:p>
          <text:p text:style-name="P1"><text:span text:style-name="T281">(see the example given on the page. peek() method can also be implemented in the class using pop(), copy in a variable, push() and return the variable.)</text:span>:</text:p>
          <text:p text:style-name="P82">getMin():</text:p>
          <text:p text:style-name="P154">push():</text:p>
          <text:p text:style-name="P155"><text:s text:c="4"/>actual_Insert = 2 * insert – minElement;</text:p>
          <text:p text:style-name="P156"><text:s text:c="4"/>minElement = insert;</text:p>
          <text:p text:style-name="P154">pop():</text:p>
          <text:p text:style-name="P157"><text:s text:c="4"/>returned = minElement;</text:p>
          <text:p text:style-name="P158"><text:s text:c="4"/>newMinElement = 2 * minElement – actual_removed;</text:p>
          <text:p text:style-name="P82"/>
          <text:p text:style-name="P82">getM<text:span text:style-name="T282">ax</text:span>():</text:p>
          <text:p text:style-name="P154">push():</text:p>
          <text:p text:style-name="P155"><text:s text:c="4"/>actual_Insert = 2 * insert – m<text:span text:style-name="T283">ax</text:span>Element;</text:p>
          <text:p text:style-name="P156"><text:s text:c="4"/>m<text:span text:style-name="T283">ax</text:span>Element = insert;</text:p>
          <text:p text:style-name="P154">pop():</text:p>
          <text:p text:style-name="P157"><text:s text:c="4"/>returned = m<text:span text:style-name="T284">ax</text:span>Element;</text:p>
          <text:p text:style-name="P151"><text:span text:style-name="T286"><text:s text:c="4"/>newM</text:span><text:span text:style-name="T287">ax</text:span><text:span text:style-name="T286">Element = 2 * m</text:span><text:span text:style-name="T287">ax</text:span><text:span text:style-name="T286">Element – actual_removed;</text:span></text:p>
          <text:p text:style-name="P161"><text:a xlink:type="simple" xlink:href="http://www.geeksforgeeks.org/design-a-stack-that-supports-getmin-in-o1-time-and-o1-extra-space/" text:style-name="Internet_20_link" text:visited-style-name="Visited_20_Internet_20_Link"><text:span text:style-name="T10"/></text:a></text:p>
          <text:p text:style-name="P161"><text:a xlink:type="simple" xlink:href="http://www.geeksforgeeks.org/design-a-stack-that-supports-getmin-in-o1-time-and-o1-extra-space/" text:style-name="Internet_20_link" text:visited-style-name="Visited_20_Internet_20_Link"><text:span text:style-name="T10">http://www.geeksforgeeks.org/design-a-stack-that-supports-getmin-in-o1-time-and-o1-extra-space/</text:span></text:a></text:p>
          <text:p text:style-name="P175"><text:a xlink:type="simple" xlink:href="https://www.geeksforgeeks.org/find-maximum-in-a-stack-in-o1-time-and-o1-extra-space/" text:style-name="Internet_20_link" text:visited-style-name="Visited_20_Internet_20_Link"><text:span text:style-name="T10">https://www.geeksforgeeks.org/find-maximum-in-a-stack-in-o1-time-and-o1-extra-space/</text:span></text:a></text:p>
          <text:p text:style-name="P93"/>
        </text:list-item>
        <text:list-item>
          <text:p text:style-name="P27">project KstackProblem</text:p>
          <text:p text:style-name="P314"><text:soft-page-break/><text:a xlink:type="simple" xlink:href="http://www.geeksforgeeks.org/efficiently-implement-k-stacks-single-array/" text:style-name="Internet_20_link" text:visited-style-name="Visited_20_Internet_20_Link"><text:span text:style-name="T338">http://www.geeksforgeeks.org/efficiently-implement-k-stacks-single-array/</text:span></text:a></text:p>
        </text:list-item>
        <text:list-item>
          <text:p text:style-name="P148"><text:span text:style-name="T72">p</text:span><text:span text:style-name="T71">roject RectArea</text:span></text:p>
          <text:p text:style-name="P308"><text:a xlink:type="simple" xlink:href="http://www.geeksforgeeks.org/largest-rectangle-under-histogram/" text:style-name="Internet_20_link" text:visited-style-name="Visited_20_Internet_20_Link"><text:span text:style-name="T69">http://www.geeksforgeeks.org/largest-rectangle-under-histogram/</text:span></text:a></text:p>
        </text:list-item>
        <text:list-item>
          <text:p text:style-name="P211"><text:span text:style-name="T344">Sort an array of 0s, 1s and 2s</text:span>:</text:p>
          <text:p text:style-name="P163"><text:a xlink:type="simple" xlink:href="https://www.geeksforgeeks.org/sort-an-array-of-0s-1s-and-2s/" text:style-name="Internet_20_link" text:visited-style-name="Visited_20_Internet_20_Link"><text:span text:style-name="T222">https://www.geeksforgeeks.org/sort-an-array-of-0s-1s-and-2s/</text:span></text:a></text:p>
        </text:list-item>
        <text:list-item>
          <text:p text:style-name="P303"><text:span text:style-name="T230">ExtendsThread</text:span></text:p>
        </text:list-item>
        <text:list-item>
          <text:p text:style-name="P229">ImplementsRunnable</text:p>
        </text:list-item>
        <text:list-item>
          <text:p text:style-name="P229">ThreadInterrupt_1,</text:p>
        </text:list-item>
        <text:list-item>
          <text:p text:style-name="P229">ThreadInterrupt_2,</text:p>
        </text:list-item>
        <text:list-item>
          <text:p text:style-name="P229">ThreadInterrupt_3,</text:p>
        </text:list-item>
        <text:list-item>
          <text:p text:style-name="P229">ThreadInterrupt_4,</text:p>
        </text:list-item>
        <text:list-item>
          <text:p text:style-name="P229">ShutdownHook</text:p>
        </text:list-item>
        <text:list-item>
          <text:p text:style-name="P229">SuspendResume</text:p>
        </text:list-item>
        <text:list-item>
          <text:p text:style-name="P229">Deadlock_1,</text:p>
        </text:list-item>
        <text:list-item>
          <text:p text:style-name="P229">Deadlock_2,</text:p>
        </text:list-item>
        <text:list-item>
          <text:p text:style-name="P229">Deadlock_3,</text:p>
        </text:list-item>
        <text:list-item>
          <text:p text:style-name="P229">ConcurrentHashMapDemo</text:p>
        </text:list-item>
        <text:list-item>
          <text:p text:style-name="P229">ThreadLocal</text:p>
        </text:list-item>
        <text:list-item>
          <text:p text:style-name="P229">TimerTask</text:p>
        </text:list-item>
        <text:list-item>
          <text:p text:style-name="P229">ForkJoin</text:p>
        </text:list-item>
        <text:list-item>
          <text:p text:style-name="P229">RecursiveAction</text:p>
        </text:list-item>
        <text:list-item>
          <text:p text:style-name="P229">RecursiveTask</text:p>
        </text:list-item>
        <text:list-item>
          <text:p text:style-name="P229">JavaAtomic</text:p>
        </text:list-item>
        <text:list-item>
          <text:p text:style-name="P229">Notification</text:p>
        </text:list-item>
        <text:list-item>
          <text:p text:style-name="P229">CountDownLatch</text:p>
        </text:list-item>
        <text:list-item>
          <text:p text:style-name="P229">CyclicBarrier_1,</text:p>
        </text:list-item>
        <text:list-item>
          <text:p text:style-name="P229">CyclicBarrier_2,</text:p>
        </text:list-item>
        <text:list-item>
          <text:p text:style-name="P229">Phaser</text:p>
        </text:list-item>
        <text:list-item>
          <text:p text:style-name="P229">ReentrantLock</text:p>
        </text:list-item>
        <text:list-item>
          <text:p text:style-name="P229">ProducerConsumerSimple</text:p>
        </text:list-item>
        <text:list-item>
          <text:p text:style-name="P229">ProducerConsumerSemaphore</text:p>
        </text:list-item>
        <text:list-item>
          <text:p text:style-name="P229">ProducerConsumerBlockingQueue</text:p>
        </text:list-item>
        <text:list-item>
          <text:p text:style-name="P229">ThreadPool_1</text:p>
        </text:list-item>
        <text:list-item>
          <text:p text:style-name="P229">ThreadPool_2</text:p>
        </text:list-item>
        <text:list-item>
          <text:p text:style-name="P229">ThreadPool,</text:p>
        </text:list-item>
        <text:list-item>
          <text:p text:style-name="P229">ThreadPool,</text:p>
        </text:list-item>
        <text:list-item>
          <text:p text:style-name="P229">DPObjectPool,</text:p>
        </text:list-item>
        <text:list-item>
          <text:p text:style-name="P229">DPObjectPool,</text:p>
        </text:list-item>
        <text:list-item>
          <text:p text:style-name="P229">AsynchLogger,</text:p>
        </text:list-item>
        <text:list-item>
          <text:p text:style-name="P229">AsynchLogger,</text:p>
        </text:list-item>
        <text:list-item>
          <text:p text:style-name="P180">Egg Dropping Puzzle:</text:p>
          <text:p text:style-name="P176"><text:span text:style-name="T48">time-complexity=&gt; </text:span>O(nk^2),<text:span text:style-name="T46"> </text:span><text:span text:style-name="T48">space complexity=&gt;</text:span><text:span text:style-name="T311"> </text:span>O(nk)</text:p>
          <text:p text:style-name="P230">http://www.geeksforgeeks.org/dynamic-programming-set-11-egg-dropping-puzzle/</text:p>
        </text:list-item>
        <text:list-item>
          <text:p text:style-name="P176">Cutting a rod:</text:p>
          <text:p text:style-name="P230">http://www.geeksforgeeks.org/dynamic-programming-set-13-cutting-a-rod/</text:p>
        </text:list-item>
        <text:list-item>
          <text:p text:style-name="P181">Word wrap problem:</text:p>
          <text:p text:style-name="P181">See project TextJustification</text:p>
          <text:p text:style-name="P230">https://www.youtube.com/watch?v=RORuwHiblPc</text:p>
          <text:p text:style-name="P230"><text:soft-page-break/>https://github.com/mission-peace/interview/blob/master/src/com/interview/dynamic/TextJustification.java</text:p>
        </text:list-item>
        <text:list-item>
          <text:p text:style-name="P257">Minimum number of jumps to reach the end <text:span text:style-name="T340">(don’t read recursive)</text:span>:</text:p>
          <text:p text:style-name="P258">project MinimumJumps</text:p>
          <text:p text:style-name="P182">Time complexity of dynamic programming solution : O(n2) in worst case</text:p>
          <text:p text:style-name="P231">http://www.geeksforgeeks.org/minimum-number-of-jumps-to-reach-end-of-a-given-array/</text:p>
        </text:list-item>
        <text:list-item>
          <text:p text:style-name="P177">Largest Sum Contiguous subarray:</text:p>
          <text:p text:style-name="P183">project LargestSumContiguousSubarray</text:p>
          <text:p text:style-name="P230">http://www.geeksforgeeks.org/largest-sum-contiguous-subarray/</text:p>
        </text:list-item>
        <text:list-item>
          <text:p text:style-name="P176">Disjoint-set data structure:</text:p>
        </text:list-item>
        <text:list-item>
          <text:p text:style-name="P176">Binomial Tree:</text:p>
          <text:p text:style-name="P274"><text:a xlink:type="simple" xlink:href="https://www.youtube.com/watch?v=zlF6e_qGqKA" text:style-name="Internet_20_link" text:visited-style-name="Visited_20_Internet_20_Link"><text:span text:style-name="T189">https://www.youtube.com/watch?v=zlF6e_qGqKA</text:span></text:a></text:p>
        </text:list-item>
        <text:list-item>
          <text:p text:style-name="P176">Binary Heap:</text:p>
          <text:p text:style-name="P275"><text:a xlink:type="simple" xlink:href="https://en.wikipedia.org/wiki/Heapsort#/media/File:Heapsort-example.gif" text:style-name="Internet_20_link" text:visited-style-name="Visited_20_Internet_20_Link"><text:span text:style-name="T192">https://en.wikipedia.org/wiki/Heapsort#/media/File:Heapsort-example.gif</text:span></text:a></text:p>
          <text:p text:style-name="P275"><text:a xlink:type="simple" xlink:href="https://www.geeksforgeeks.org/binary-heap/" text:style-name="Internet_20_link" text:visited-style-name="Visited_20_Internet_20_Link"><text:span text:style-name="T189">https://www.geeksforgeeks.org/binary-heap/</text:span></text:a></text:p>
        </text:list-item>
        <text:list-item>
          <text:p text:style-name="P176">Binomial Heap:</text:p>
          <text:p text:style-name="P281"><text:a xlink:type="simple" xlink:href="https://www.geeksforgeeks.org/binomial-heap-2/" text:style-name="Internet_20_link" text:visited-style-name="Visited_20_Internet_20_Link"><text:span text:style-name="T249">https://www.geeksforgeeks.org/binomial-heap-2/</text:span></text:a></text:p>
          <text:p text:style-name="P282"><text:a xlink:type="simple" xlink:href="https://youtu.be/e_gh1aD4v-A" text:style-name="Internet_20_link" text:visited-style-name="Visited_20_Internet_20_Link"><text:span text:style-name="T81">https://youtu.be/e_gh1aD4v-A</text:span></text:a></text:p>
          <text:p text:style-name="P283"><text:a xlink:type="simple" xlink:href="https://www.youtube.com/watch?v=hbf_h8Ytv04" text:style-name="Internet_20_link" text:visited-style-name="Visited_20_Internet_20_Link"><text:span text:style-name="T81">https://www.youtube.com/watch?v=hbf_h8Ytv04</text:span></text:a></text:p>
        </text:list-item>
        <text:list-item>
          <text:p text:style-name="P176">Fibonacci Heap:</text:p>
          <text:p text:style-name="P277"><text:a xlink:type="simple" xlink:href="https://www.geeksforgeeks.org/fibonacci-heap-set-1-introduction/" text:style-name="Internet_20_link" text:visited-style-name="Visited_20_Internet_20_Link"><text:span text:style-name="T250">https://www.geeksforgeeks.org/fibonacci-heap-set-1-introduction/</text:span></text:a></text:p>
          <text:p text:style-name="P271"><text:span text:style-name="T271">Don’t read the algorithm of fibonacci heap, </text:span><text:span text:style-name="T272">not required.</text:span></text:p>
        </text:list-item>
        <text:list-item>
          <text:p text:style-name="P176">Priority Queue:</text:p>
          <text:p text:style-name="P259">(heap + map): between time 0.55 to 5.55 of following video:</text:p>
          <text:p text:style-name="P278"><text:a xlink:type="simple" xlink:href="https://www.youtube.com/watch?v=oP2-8ysT3QQ" text:style-name="Internet_20_link" text:visited-style-name="Visited_20_Internet_20_Link"><text:span text:style-name="T81">https://www.youtube.com/watch?v=oP2-8ysT3QQ</text:span></text:a></text:p>
        </text:list-item>
        <text:list-item>
          <text:p text:style-name="P176">Time complexity of building a binary heap:</text:p>
          <text:p text:style-name="P279"><text:a xlink:type="simple" xlink:href="https://www.geeksforgeeks.org/time-complexity-of-building-a-heap/" text:style-name="Internet_20_link" text:visited-style-name="Visited_20_Internet_20_Link"><text:span text:style-name="T81">https://www.geeksforgeeks.org/time-complexity-of-building-a-heap/</text:span></text:a></text:p>
        </text:list-item>
        <text:list-item>
          <text:p text:style-name="P176">Comparison of different heaps:</text:p>
        </text:list-item>
        <text:list-item>
          <text:p text:style-name="P261"><text:span text:style-name="T62">Check if a string is substring of another:</text:span></text:p>
          <text:p text:style-name="P101"><text:a xlink:type="simple" xlink:href="https://www.geeksforgeeks.org/check-string-substring-another/" text:style-name="Internet_20_link" text:visited-style-name="Visited_20_Internet_20_Link"><text:span text:style-name="T81">https://www.geeksforgeeks.org/check-string-substring-another/</text:span></text:a></text:p>
          <text:p text:style-name="P223">For some other time:</text:p>
          <text:p text:style-name="P104"><text:a xlink:type="simple" xlink:href="https://www.geeksforgeeks.org/kmp-algorithm-for-pattern-searching/" text:style-name="Internet_20_link" text:visited-style-name="Visited_20_Internet_20_Link"><text:span text:style-name="T81">https://www.geeksforgeeks.org/kmp-algorithm-for-pattern-searching/</text:span></text:a></text:p>
        </text:list-item>
        <text:list-item>
          <text:p text:style-name="P225">Write your own atoi():</text:p>
          <text:p text:style-name="P107"><text:a xlink:type="simple" xlink:href="https://www.programcreek.com/2012/12/leetcode-string-to-integer-atoi/" text:style-name="Internet_20_link" text:visited-style-name="Visited_20_Internet_20_Link"><text:span text:style-name="T81">https://www.programcreek.com/2012/12/leetcode-string-to-integer-atoi/</text:span></text:a></text:p>
        </text:list-item>
        <text:list-item>
          <text:p text:style-name="P226">Count triplets with sum smaller than a given value:</text:p>
          <text:p text:style-name="P110"><text:a xlink:type="simple" xlink:href="https://www.geeksforgeeks.org/count-triplets-with-sum-smaller-that-a-given-value/" text:style-name="Internet_20_link" text:visited-style-name="Visited_20_Internet_20_Link"><text:span text:style-name="T81">https://www.geeksforgeeks.org/count-triplets-with-sum-smaller-that-a-given-value/</text:span></text:a></text:p>
        </text:list-item>
        <text:list-item>
          <text:p text:style-name="P262">Huffman encoding <text:span text:style-name="T312">algorithm </text:span>(Page no. 431):</text:p>
          <text:p text:style-name="P265"><text:span text:style-name="T262">time complexity:</text:span> <text:span text:style-name="T313">using binary mean heap- </text:span>O(n log n)</text:p>
          <text:p text:style-name="P266">decode 001011101 seeing Figure 16.4(b) (Page no. 430)</text:p>
        </text:list-item>
        <text:list-item>
          <text:p text:style-name="P263"><text:span text:style-name="T314">Ps</text:span>eudo code of BFS <text:span text:style-name="T315">(Page no. 595): Coloring of node is very important in BFS.</text:span></text:p>
          <text:p text:style-name="P184">time complexity: <text:span text:style-name="T49">O (V + E)</text:span></text:p>
        </text:list-item>
        <text:list-item>
          <text:p text:style-name="P232"><text:span text:style-name="T273">DFS </text:span><text:span text:style-name="T274">(Page no. 603): </text:span><text:span text:style-name="T326">O (V + E)</text:span></text:p>
        </text:list-item>
        <text:list-item>
          <text:p text:style-name="P228"><text:span text:style-name="T341">Topological sort </text:span><text:span text:style-name="T343">of a DAG</text:span><text:span text:style-name="T341"> (Page no. 612): </text:span><text:span text:style-name="T45">O (V + E)</text:span></text:p>
        </text:list-item>
        <text:list-item>
          <text:p text:style-name="P185">Strongly Connected components (Page no. 615): <text:span text:style-name="T50">O (V + E)</text:span></text:p>
        </text:list-item>
        <text:list-item>
          <text:p text:style-name="P186">Generic MST <text:span text:style-name="T316">(Page no. 626):</text:span></text:p>
        </text:list-item>
        <text:list-item>
          <text:p text:style-name="P187">Some definitions: cut, crosses, respect, light edge (Page no. 626)</text:p>
        </text:list-item>
        <text:list-item>
          <text:p text:style-name="P28"><text:span text:style-name="T317">MST-</text:span>Kruskal (Page no. 631):<text:span text:style-name="T46"> </text:span><text:span text:style-name="T51">O(E log V)</text:span></text:p>
        </text:list-item>
        <text:list-item>
          <text:p text:style-name="P29"><text:soft-page-break/><text:span text:style-name="T317">MST-</text:span>Prim (Page no. 634):<text:span text:style-name="T46"> </text:span><text:span text:style-name="T52">using binary mean heap- </text:span><text:span text:style-name="T53">O(</text:span><text:span text:style-name="T54">E</text:span><text:span text:style-name="T53"> log </text:span><text:span text:style-name="T54">V</text:span><text:span text:style-name="T53">), </text:span><text:span text:style-name="T52">using fibonacci heap- </text:span><text:span text:style-name="T53">O(</text:span><text:span text:style-name="T55">E + V Log V</text:span><text:span text:style-name="T53">)</text:span></text:p>
        </text:list-item>
        <text:list-item>
          <text:p text:style-name="P29">Initialize single source (Page no. 648):</text:p>
        </text:list-item>
        <text:list-item>
          <text:p text:style-name="P29">Relax (Page no. 649):</text:p>
        </text:list-item>
        <text:list-item>
          <text:p text:style-name="P30">Bellman-Ford algorithm<text:span text:style-name="T318">(SSSP)</text:span> (Page no. 651): <text:span text:style-name="T319">can run for -ve weights and cycle as well. time complexity:</text:span><text:span text:style-name="T56"> </text:span><text:span text:style-name="T57">O(VE)</text:span></text:p>
        </text:list-item>
        <text:list-item>
          <text:p text:style-name="P30">Dag-Shortest-Paths<text:span text:style-name="T318">(SSSP)</text:span> (Page no. 655): <text:span text:style-name="T320">can’t run for cycle. time complexity:</text:span><text:span text:style-name="T56"> </text:span><text:span text:style-name="T57">O(V + E)</text:span></text:p>
        </text:list-item>
        <text:list-item>
          <text:p text:style-name="P130"><text:span text:style-name="T262">Dijkstra’s algorithm</text:span><text:span text:style-name="T275">(SSSP)</text:span><text:span text:style-name="T262"> (Page no. 658): </text:span><text:span text:style-name="T276">can’t run for -ve weights -</text:span> <text:span text:style-name="T323">Dijkstra’s algorithm is a greedy approach but still it gives optimal solution. The key is that each time it adds a vertex u to set S, we have u.d = delta(s, u).</text:span></text:p>
          <text:p text:style-name="P95"><text:span text:style-name="T262">time complexity:</text:span> <text:span text:style-name="T313">using array of vertices- </text:span>O(<text:span text:style-name="T321">V</text:span><text:span text:style-name="T302">2</text:span>)<text:span text:style-name="T262">, </text:span><text:s/><text:span text:style-name="T313">using binary min heap- </text:span>O(<text:span text:style-name="T322">E log V</text:span>)<text:span text:style-name="T262">,</text:span> <text:span text:style-name="T313">using fibonacci heap- </text:span>O(<text:span text:style-name="T322">E + V Log V</text:span>)</text:p>
        </text:list-item>
        <text:list-item>
          <text:p text:style-name="P149"><text:span text:style-name="T325">Time complexities of all pairs s</text:span>hortest path (Page no. 684):</text:p>
          <text:p text:style-name="P96"><text:span text:style-name="T324">One technique is b</text:span>y running SSSP for all vertices. <text:span text:style-name="T324">To find the time complexities for these techniques, multiply all time complexities of SSSP by V.</text:span></text:p>
        </text:list-item>
        <text:list-item>
          <text:p text:style-name="P176">Theory of DP, Greedy, Divide and Conquer</text:p>
        </text:list-item>
        <text:list-item>
          <text:p text:style-name="P176">Theory of DP, Greedy, Divide and Conquer</text:p>
        </text:list-item>
        <text:list-item>
          <text:p text:style-name="P85">Minimum number of operations required to convert number x to y:</text:p>
          <text:p text:style-name="P85">project MinimumOperationsRequired</text:p>
          <text:p text:style-name="P115">https://www.geeksforgeeks.org/minimum-number-operation-required-convert-number-x-y/</text:p>
        </text:list-item>
        <text:list-item>
          <text:p text:style-name="P85">Minimum number of coins that make a change:</text:p>
          <text:p text:style-name="P115">https://www.geeksforgeeks.org/find-minimum-number-of-coins-that-make-a-change/</text:p>
        </text:list-item>
        <text:list-item>
          <text:p text:style-name="P85">Greedy approach won't give optimal solution:</text:p>
          <text:p text:style-name="P115">http://quiz.geeksforgeeks.org/greedy-algorithm-to-find-minimum-number-of-coins/</text:p>
        </text:list-item>
        <text:list-item>
          <text:p text:style-name="P85">Longest common substring:</text:p>
          <text:p text:style-name="P115">https://www.geeksforgeeks.org/longest-common-substring-dp-29/</text:p>
        </text:list-item>
        <text:list-item>
          <text:p text:style-name="P85">Find the longest path in a matrix with given constraints:</text:p>
          <text:p text:style-name="P115">https://www.geeksforgeeks.org/find-the-longest-path-in-a-matrix-with-given-constraints/</text:p>
        </text:list-item>
        <text:list-item>
          <text:p text:style-name="P85">Shortest common supersequence:</text:p>
          <text:p text:style-name="P115">https://www.geeksforgeeks.org/shortest-common-supersequence/</text:p>
        </text:list-item>
        <text:list-item>
          <text:p text:style-name="P85">Optimal strategy for a game:</text:p>
          <text:p text:style-name="P115">https://www.geeksforgeeks.org/optimal-strategy-for-a-game-dp-31/</text:p>
        </text:list-item>
        <text:list-item>
          <text:p text:style-name="P85">Serialize and deserialize binary tree (How to store a general Binary Tree?):</text:p>
          <text:p text:style-name="P115">https://www.geeksforgeeks.org/serialize-deserialize-binary-tree/</text:p>
          <text:p text:style-name="P115">https://howtodoinjava.com/java/collections/arraylist/serialize-deserialize-arraylist/</text:p>
        </text:list-item>
        <text:list-item>
          <text:p text:style-name="P85">Convert a given Binary Tree to Doubly Linked List:</text:p>
          <text:p text:style-name="P115">https://www.geeksforgeeks.org/convert-given-binary-tree-doubly-linked-list-set-3/</text:p>
        </text:list-item>
        <text:list-item>
          <text:p text:style-name="P85">Find the length of largest subarray with 0 sum:</text:p>
          <text:p text:style-name="P115">https://www.geeksforgeeks.org/find-the-largest-subarray-with-0-sum/</text:p>
        </text:list-item>
        <text:list-item>
          <text:p text:style-name="P92">https://www.geeksforgeeks.org/difference-between-deterministic-and-non-deterministic-algorithms/</text:p>
        </text:list-item>
        <text:list-item>
          <text:p text:style-name="P89"><text:soft-page-break/>http://www.geeksforgeeks.org/greedy-algorithms-set-1-activity-selection-problem/</text:p>
        </text:list-item>
        <text:list-item>
          <text:p text:style-name="P89">http://www.geeksforgeeks.org/greedy-algorithms-set-3-huffman-coding-set-2/</text:p>
        </text:list-item>
        <text:list-item>
          <text:p text:style-name="P89">http://www.geeksforgeeks.org/job-sequencing-problem-set-1-greedy-algorithm/</text:p>
        </text:list-item>
        <text:list-item>
          <text:p text:style-name="P91"><text:span text:style-name="T277">K center problem: </text:span><text:span text:style-name="T345">There is no polynomial time solution available for this problem as the problem is a known NP-Hard problem. A polynomial time Greedy approximate algorithm is given here, which is never worse that twice the optimal solution. </text:span><text:span text:style-name="T277">The greedy solution works only if the distances between cities follow </text:span><text:a xlink:type="simple" xlink:href="http://en.wikipedia.org/wiki/Triangle_inequality" text:style-name="Internet_20_link" text:visited-style-name="Visited_20_Internet_20_Link">Triangular </text:a><text:a xlink:type="simple" xlink:href="http://en.wikipedia.org/wiki/Triangle_inequality" text:style-name="Internet_20_link" text:visited-style-name="Visited_20_Internet_20_Link">Inequality</text:a><text:span text:style-name="T345"> (Distance between two points is always smaller than sum of distances through a third point).</text:span></text:p>
          <text:p text:style-name="P89">http://www.geeksforgeeks.org/k-centers-problem-set-1-greedy-approximate-algorithm/</text:p>
        </text:list-item>
        <text:list-item>
          <text:p text:style-name="P89">http://www.geeksforgeeks.org/write-a-c-program-to-calculate-powxn/</text:p>
        </text:list-item>
        <text:list-item>
          <text:p text:style-name="P18">Closest Pair of Points:</text:p>
        </text:list-item>
        <text:list-item>
          <text:p text:style-name="P18">Closest Pair of Points:</text:p>
          <text:p text:style-name="P20">project ClosestPairOfPoints</text:p>
          <text:p text:style-name="P97">The problem is to find the closest pair of points in a set of points in x-y plane. The problem can be solved in O(n^2) time by calculating distances of every pair of points and comparing the distances to find the minimum. The Divide and Conquer algorithm solves the problem in O(nLogn) time.</text:p>
          <text:p text:style-name="P89">http://www.geeksforgeeks.org/closest-pair-of-points/</text:p>
        </text:list-item>
        <text:list-item>
          <text:p text:style-name="P89">http://www.geeksforgeeks.org/median-of-two-sorted-arrays/</text:p>
        </text:list-item>
        <text:list-item>
          <text:p text:style-name="P18">Inversion Count:</text:p>
          <text:p text:style-name="P161"><text:span text:style-name="T3">(</text:span><text:span text:style-name="T4">During merging: </text:span><text:span text:style-name="Source_20_Text"><text:span text:style-name="T36">inv_count = </text:span></text:span><text:span text:style-name="Source_20_Text"><text:span text:style-name="T37">inv_count + </text:span></text:span><text:span text:style-name="Source_20_Text"><text:span text:style-name="T36">(mid – i);</text:span></text:span><text:span text:style-name="T3">)</text:span></text:p>
          <text:p text:style-name="P159"><text:span text:style-name="T58">F</text:span><text:span text:style-name="T46">or more details:</text:span></text:p>
          <text:p text:style-name="P284"><text:a xlink:type="simple" xlink:href="http://www.geeksforgeeks.org/counting-inversions/" text:style-name="Internet_20_link" text:visited-style-name="Visited_20_Internet_20_Link"><text:span text:style-name="T38">http://www.geeksforgeeks.org/counting-inversions/</text:span></text:a></text:p>
        </text:list-item>
        <text:list-item>
          <text:p text:style-name="P18">Backtracking: <text:span text:style-name="T46">Backtracking is an algorithmic paradigm that tries different solutions until finds a solution that “works”. Problems which are typically solved using backtracking technique have following property in common:</text:span></text:p>
          <text:list>
            <text:list-item>
              <text:p text:style-name="P89">These problems can only be solved by trying every possible configuration and each configuration is tried only once.</text:p>
            </text:list-item>
            <text:list-item>
              <text:p text:style-name="P89">A Naive solution for these problems is to try all configurations and output a configuration that follows given problem constraints.</text:p>
            </text:list-item>
            <text:list-item>
              <text:p text:style-name="P89">Backtracking works in incremental way and is an optimization over the Naive solution where all possible configurations are generated and tried.</text:p>
            </text:list-item>
          </text:list>
        </text:list-item>
        <text:list-item>
          <text:p text:style-name="P143"><text:span text:style-name="T279">project </text:span>PrintAllPermutations:</text:p>
          <text:p text:style-name="P125">print permutations and print permutations with repitition,</text:p>
        </text:list-item>
        <text:list-item>
          <text:p text:style-name="P143"><text:span text:style-name="T285">Lexicographical permutations of a string</text:span>,</text:p>
          <text:p text:style-name="P305"><text:a xlink:type="simple" xlink:href="https://www.geeksforgeeks.org/lexicographic-permutations-of-string/" text:style-name="Internet_20_link" text:visited-style-name="Visited_20_Internet_20_Link">https://www.geeksforgeeks.org/lexicographic-permutations-of-string/</text:a></text:p>
        </text:list-item>
        <text:list-item>
          <text:p text:style-name="P142">Lexicographic rank of a string with duplicate characters</text:p>
          <text:p text:style-name="P305"><text:a xlink:type="simple" xlink:href="https://www.geeksforgeeks.org/lexicographic-rank-string-duplicate-characters/" text:style-name="Internet_20_link" text:visited-style-name="Visited_20_Internet_20_Link"><text:span text:style-name="T335">https://www.geeksforgeeks.org/lexicographic-rank-string-duplicate-characters/</text:span></text:a></text:p>
        </text:list-item>
        <text:list-item>
          <text:p text:style-name="P143"><text:span text:style-name="T280">project </text:span>PrintAllCombinations,</text:p>
          <text:p text:style-name="P306"><text:a xlink:type="simple" xlink:href="https://javahungry.blogspot.com/2014/02/algorithm-for-combinations-of-string-java-code-with-example.html" text:style-name="Internet_20_link" text:visited-style-name="Visited_20_Internet_20_Link"><text:span text:style-name="T336">https://javahungry.blogspot.com/2014/02/algorithm-for-combinations-of-string-java-code-with-example.html</text:span></text:a></text:p>
        </text:list-item>
        <text:list-item>
          <text:p text:style-name="P31">Knight tour problem:</text:p>
          <text:p text:style-name="P89">http://www.geeksforgeeks.org/backtracking-set-1-the-knights-tour-problem/</text:p>
        </text:list-item>
        <text:list-item>
          <text:p text:style-name="P32">n-queen problem:</text:p>
          <text:p text:style-name="P89"><text:soft-page-break/>http://www.geeksforgeeks.org/backtracking-set-3-n-queen-problem/</text:p>
        </text:list-item>
        <text:list-item>
          <text:p text:style-name="P33">Rat in a maze:</text:p>
          <text:p text:style-name="P89">http://www.geeksforgeeks.org/backttracking-set-2-rat-in-a-maze/</text:p>
        </text:list-item>
        <text:list-item>
          <text:p text:style-name="P34">Shortest path in a binary maze:</text:p>
          <text:p text:style-name="P89">https://www.geeksforgeeks.org/shortest-path-in-a-binary-maze/</text:p>
        </text:list-item>
        <text:list-item>
          <text:p text:style-name="P35">Number of ways to reach destination in a maze:</text:p>
          <text:p text:style-name="P89">https://www.geeksforgeeks.org/count-number-ways-reach-destination-maze/</text:p>
        </text:list-item>
        <text:list-item>
          <text:p text:style-name="P89"><text:span text:style-name="T264">Sudoku Problem</text:span><text:span text:style-name="T265">:</text:span></text:p>
          <text:p text:style-name="P89">http://www.geeksforgeeks.org/backtracking-set-7-suduku/</text:p>
        </text:list-item>
        <text:list-item>
          <text:p text:style-name="P89"><text:span text:style-name="T266">Subset sum problem: </text:span><text:span text:style-name="T293">Subset sum problem is to find subset of elements that are selected from a given set whose sum adds up to a given number K. We are considering the set contains non-negative values. It is assumed that the input set is unique (no duplicates are presented).</text:span></text:p>
          <text:p text:style-name="P89">https://www.youtube.com/watch?v=WRT8kmFOQTw</text:p>
          <text:p text:style-name="P89">http://krishnalearnings.blogspot.com/2015/08/sumset-sum-problem-java-and-backtracking.html</text:p>
        </text:list-item>
        <text:list-item>
          <text:p text:style-name="P89"><text:span text:style-name="T262">Partition problem: </text:span>(three solutions):</text:p>
          <text:p text:style-name="P89">1st solution: sort the array and then find that whether it is possible to make sum / 2 or not.</text:p>
          <text:p text:style-name="P89">2nd solution: recursive,</text:p>
          <text:p text:style-name="P89">3rd solution: dynamic,</text:p>
          <text:p text:style-name="P21">see project PartitionProblem</text:p>
        </text:list-item>
        <text:list-item>
          <text:p text:style-name="P89"><text:span text:style-name="T263">Tug of war:</text:span><text:span text:style-name="T291"> Given a set of n integers, divide the set in two subsets of n/2 sizes each such that the difference of the sum of two subsets is as minimum as possible. </text:span><text:bookmark text:name="more-115594"/><text:span text:style-name="T291">If n is even, then sizes of two subsets must be strictly n/2 and if n is odd, then size of one subset must be (n-1)/2 and size of other subset must be (n+1)/2.</text:span></text:p>
          <text:p text:style-name="P89">http://www.geeksforgeeks.org/tug-of-war/</text:p>
        </text:list-item>
        <text:list-item>
          <text:p text:style-name="P7"><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6"><text:span text:style-name="Strong_20_Emphasis"><text:span text:style-name="T18">Some Important formulas:</text:span></text:span></text:p>
        </text:list-item>
        <text:list-item>
          <text:p text:style-name="P13">ReverseLinkedList</text:p>
        </text:list-item>
        <text:list-item>
          <text:p text:style-name="P14">ReverseLinkedList</text:p>
        </text:list-item>
        <text:list-item>
          <text:p text:style-name="P14">ReverseDoublyLinkedList</text:p>
        </text:list-item>
        <text:list-item>
          <text:p text:style-name="P14"><text:soft-page-break/>ReverseDoublyLinkedList</text:p>
        </text:list-item>
        <text:list-item>
          <text:p text:style-name="P13">ReverseDoublyLinkedList</text:p>
        </text:list-item>
        <text:list-item>
          <text:p text:style-name="P16">Recursive inorder, preorder, postorder of BST:</text:p>
          <text:p text:style-name="P118"><text:a xlink:type="simple" xlink:href="https://www.geeksforgeeks.org/tree-traversals-inorder-preorder-and-postorder/" text:style-name="Internet_20_link" text:visited-style-name="Visited_20_Internet_20_Link"><text:span text:style-name="T62">https://www.geeksforgeeks.org/tree-traversals-inorder-preorder-and-postorder/</text:span></text:a></text:p>
        </text:list-item>
        <text:list-item>
          <text:p text:style-name="P132">IterativePreorder,</text:p>
          <text:p text:style-name="P134">project TreeTraversalterative</text:p>
        </text:list-item>
        <text:list-item>
          <text:p text:style-name="P132">IterativeInorder,</text:p>
          <text:p text:style-name="P134">project TreeTraversalterative</text:p>
        </text:list-item>
        <text:list-item>
          <text:p text:style-name="P132">IterativePostorder,</text:p>
          <text:p text:style-name="P134">project TreeTraversalterative</text:p>
        </text:list-item>
        <text:list-item>
          <text:p text:style-name="P64">Print Ancestors <text:span text:style-name="T333">recursively</text:span> of a given node in Binary Tree:</text:p>
          <text:p text:style-name="P164"><text:a xlink:type="simple" xlink:href="http://www.geeksforgeeks.org/print-ancestors-of-a-given-node-in-binary-tree/" text:style-name="Internet_20_link" text:visited-style-name="Visited_20_Internet_20_Link"><text:span text:style-name="T13">http://www.geeksforgeeks.org/print-ancestors-of-a-given-node-in-binary-tree/</text:span></text:a></text:p>
        </text:list-item>
        <text:list-item>
          <text:p text:style-name="P132">IterativeAncestors,</text:p>
          <text:p text:style-name="P132"><text:span text:style-name="T67">project </text:span><text:span text:style-name="T66">PrintAncestorsIterative</text:span></text:p>
        </text:list-item>
        <text:list-item>
          <text:p text:style-name="P66"><text:span text:style-name="T341">Detect and remove loop in a linked list</text:span><text:span text:style-name="T342"> (four techniques):</text:span></text:p>
        </text:list-item>
        <text:list-item>
          <text:p text:style-name="P13">Detect and remove loop in a linked list<text:span text:style-name="T289"> (four techniques):</text:span></text:p>
          <text:p text:style-name="P170"><text:bookmark-start text:name="__DdeLink__2824_1461172828111111"/><text:a xlink:type="simple" xlink:href="http://www.geeksforgeeks.org/detect-and-remove-loop-in-a-linked-list/" text:style-name="Internet_20_link" text:visited-style-name="Visited_20_Internet_20_Link"><text:span text:style-name="T2">http://www.geeksforgeeks.org/detect-and-remove-loop-in-a-linked-list/</text:span></text:a><text:bookmark-end text:name="__DdeLink__2824_1461172828111111"/></text:p>
          <text:p text:style-name="P137">Second technique is kth node AFTER head</text:p>
          <text:p text:style-name="P88">And learn the implementation of <text:span text:style-name="T290">optimized method 2: Without counting nodes is loop</text:span></text:p>
        </text:list-item>
        <text:list-item>
          <text:p text:style-name="P94">ThreadPool,</text:p>
        </text:list-item>
        <text:list-item>
          <text:p text:style-name="P94">ThreadPool,</text:p>
        </text:list-item>
        <text:list-item>
          <text:p text:style-name="P94">DPObjectPool,</text:p>
        </text:list-item>
        <text:list-item>
          <text:p text:style-name="P94">DPObjectPool,</text:p>
        </text:list-item>
        <text:list-item>
          <text:p text:style-name="P94">AsynchLogger,</text:p>
        </text:list-item>
        <text:list-item>
          <text:p text:style-name="P94">AsynchLogger,</text:p>
        </text:list-item>
        <text:list-item>
          <text:p text:style-name="P36">Dynamic Programming:</text:p>
          <text:p text:style-name="P89">http://www.geeksforgeeks.org/dynamic-programming-set-1/</text:p>
          <text:p text:style-name="P89">http://www.geeksforgeeks.org/dynamic-programming-set-2-optimal-substructure-property/</text:p>
        </text:list-item>
        <text:list-item>
          <text:p text:style-name="P18">LIS:</text:p>
          <text:p text:style-name="P37">project LIS</text:p>
          <text:p text:style-name="P89">http://www.geeksforgeeks.org/dynamic-programming-set-3-longest-increasing-subsequence/</text:p>
        </text:list-item>
        <text:list-item>
          <text:p text:style-name="P18">Longest Bitonic Subsequence:</text:p>
          <text:p text:style-name="P89">http://www.geeksforgeeks.org/dynamic-programming-set-15-longest-bitonic-subsequence/</text:p>
        </text:list-item>
        <text:list-item>
          <text:p text:style-name="P18">Building Bridges:</text:p>
          <text:p text:style-name="P89"><text:a xlink:type="simple" xlink:href="http://www.geeksforgeeks.org/dynamic-programming-set-14-variations-of-lis/" text:style-name="Internet_20_link" text:visited-style-name="Visited_20_Internet_20_Link">http://www.geeksforgeeks.org/dynamic-programming-set-14-variations-of-lis/</text:a></text:p>
        </text:list-item>
        <text:list-item>
          <text:p text:style-name="P18">Compare method of the below page is most important:</text:p>
          <text:p text:style-name="P89">https://www.geeksforgeeks.org/dynamic-programming-building-bridges/</text:p>
        </text:list-item>
        <text:list-item>
          <text:p text:style-name="P18">Maximum Sum Increasing Subsequence:</text:p>
          <text:p text:style-name="P89">http://www.geeksforgeeks.org/dynamic-programming-set-14-maximum-sum-increasing-subsequence/</text:p>
        </text:list-item>
        <text:list-item>
          <text:p text:style-name="P18">Maximum Length Chain of Pairs:</text:p>
          <text:p text:style-name="P89">http://www.geeksforgeeks.org/dynamic-programming-set-20-maximum-length-chain-of-pairs/</text:p>
        </text:list-item>
        <text:list-item>
          <text:p text:style-name="P18">Box Stack<text:span text:style-name="T292">ing problem</text:span>:</text:p>
          <text:p text:style-name="P38"><text:soft-page-break/>project BoxStack</text:p>
          <text:p text:style-name="P89">https://www.youtube.com/watch?v=9mod_xRB-O0</text:p>
          <text:p text:style-name="P230"><text:a xlink:type="simple" xlink:href="https://www.geeksforgeeks.org/box-stacking-problem-dp-22/" text:style-name="Internet_20_link" text:visited-style-name="Visited_20_Internet_20_Link"><text:span text:style-name="T1">https://www.geeksforgeeks.org/box-stacking-problem-dp-22/</text:span></text:a></text:p>
        </text:list-item>
        <text:list-item>
          <text:p text:style-name="P39">Matrix Chain Multiplication:</text:p>
          <text:p text:style-name="P40">project MCM</text:p>
          <text:p text:style-name="P89">http://www.geeksforgeeks.org/dynamic-programming-set-8-matrix-chain-multiplication/</text:p>
        </text:list-item>
        <text:list-item>
          <text:p text:style-name="P41">Longest Palindromic Subsequence <text:span text:style-name="T327">(see both recursive and DP)</text:span>:</text:p>
          <text:p text:style-name="P41">project LPS</text:p>
          <text:p text:style-name="P89">http://www.geeksforgeeks.org/dynamic-programming-set-12-longest-palindromic-subsequence/</text:p>
        </text:list-item>
        <text:list-item>
          <text:p text:style-name="P41">Longest Palindromic Substring:</text:p>
          <text:p text:style-name="P42">project LPStr</text:p>
        </text:list-item>
        <text:list-item>
          <text:p text:style-name="P18">OptimalBST:</text:p>
          <text:p text:style-name="P43">project OptimalBST</text:p>
          <text:p text:style-name="P89">See only recursive solution from geeksforgeeks: </text:p>
          <text:p text:style-name="P89">http://www.geeksforgeeks.org/dynamic-programming-set-24-optimal-binary-search-tree/</text:p>
          <text:p text:style-name="P89">See dp solution from tushar roy video at the following link: </text:p>
          <text:p text:style-name="P89">https://www.youtube.com/watch?v=hgA4xxlVvfQ</text:p>
        </text:list-item>
        <text:list-item>
          <text:p text:style-name="P18">Palindrome partitioning:</text:p>
          <text:p text:style-name="P89">http://www.geeksforgeeks.org/dynamic-programming-set-17-palindrome-partitioning/</text:p>
        </text:list-item>
        <text:list-item>
          <text:p text:style-name="P18"><text:span text:style-name="T310">Longest Common Subsequence</text:span>:</text:p>
          <text:p text:style-name="P44">project LCS</text:p>
          <text:p text:style-name="P89">http://www.geeksforgeeks.org/dynamic-programming-set-4-longest-common-subsequence/</text:p>
        </text:list-item>
        <text:list-item>
          <text:p text:style-name="P18">Edit Distance:</text:p>
          <text:p text:style-name="P89">http://www.geeksforgeeks.org/dynamic-programming-set-5-edit-distance/</text:p>
        </text:list-item>
        <text:list-item>
          <text:p text:style-name="P18">Min Cost Path:</text:p>
          <text:p text:style-name="P89">http://www.geeksforgeeks.org/dynamic-programming-set-6-min-cost-path/</text:p>
        </text:list-item>
        <text:list-item>
          <text:p text:style-name="P18">CoinChange:</text:p>
          <text:p text:style-name="P45">project CoinChange</text:p>
          <text:p text:style-name="P89">http://www.geeksforgeeks.org/dynamic-programming-set-7-coin-change/</text:p>
        </text:list-item>
        <text:list-item>
          <text:p text:style-name="P46">Binomial Coefficient:</text:p>
          <text:p text:style-name="P47">project BinomialCoefficient</text:p>
          <text:p text:style-name="P89">http://www.geeksforgeeks.org/dynamic-programming-set-9-binomial-coefficient/</text:p>
        </text:list-item>
        <text:list-item>
          <text:p text:style-name="P48">0-1 Knapsack Problem:</text:p>
          <text:p text:style-name="P49">project KnapsackProblem</text:p>
          <text:p text:style-name="P89">http://www.geeksforgeeks.org/dynamic-programming-set-10-0-1-knapsack-problem/</text:p>
        </text:list-item>
        <text:list-item>
          <text:p text:style-name="P22">Egg Dropping Puzzle:</text:p>
          <text:p text:style-name="P18"><text:span text:style-name="T48">time-complexity=&gt; </text:span>O(nk^2),<text:span text:style-name="T46"> </text:span><text:span text:style-name="T48">space complexity=&gt;</text:span><text:span text:style-name="T311"> </text:span>O(nk)</text:p>
          <text:p text:style-name="P89">http://www.geeksforgeeks.org/dynamic-programming-set-11-egg-dropping-puzzle/</text:p>
        </text:list-item>
        <text:list-item>
          <text:p text:style-name="P18">Cutting a rod:</text:p>
          <text:p text:style-name="P89">http://www.geeksforgeeks.org/dynamic-programming-set-13-cutting-a-rod/</text:p>
        </text:list-item>
        <text:list-item>
          <text:p text:style-name="P23">Word wrap problem:</text:p>
          <text:p text:style-name="P23">See project TextJustification</text:p>
          <text:p text:style-name="P89"><text:soft-page-break/>https://www.youtube.com/watch?v=RORuwHiblPc</text:p>
          <text:p text:style-name="P89">https://github.com/mission-peace/interview/blob/master/src/com/interview/dynamic/TextJustification.java</text:p>
        </text:list-item>
        <text:list-item>
          <text:p text:style-name="P139">Minimum number of jumps to reach the end <text:span text:style-name="T340">(don’t read recursive)</text:span>:</text:p>
          <text:p text:style-name="P141">project MinimumJumps</text:p>
          <text:p text:style-name="P25">Time complexity of dynamic programming solution : O(n2) in worst case</text:p>
          <text:p text:style-name="P90">http://www.geeksforgeeks.org/minimum-number-of-jumps-to-reach-end-of-a-given-array/</text:p>
        </text:list-item>
        <text:list-item>
          <text:p text:style-name="P19">Maximum size square submatrix with all 1s:</text:p>
          <text:p text:style-name="P89">http://www.geeksforgeeks.org/maximum-size-sub-matrix-with-all-1s-in-a-binary-matrix/</text:p>
        </text:list-item>
        <text:list-item>
          <text:p text:style-name="P18">Ugly numbers:</text:p>
          <text:p text:style-name="P89">http://www.geeksforgeeks.org/ugly-numbers/</text:p>
        </text:list-item>
        <text:list-item>
          <text:p text:style-name="P18">Largest Sum Contiguous subarray:</text:p>
          <text:p text:style-name="P26">project LargestSumContiguousSubarray</text:p>
          <text:p text:style-name="P89">http://www.geeksforgeeks.org/largest-sum-contiguous-subarray/</text:p>
        </text:list-item>
        <text:list-item>
          <text:p text:style-name="P70">Check if a string is substring of another:</text:p>
          <text:p text:style-name="P102"><text:a xlink:type="simple" xlink:href="https://www.geeksforgeeks.org/check-string-substring-another/" text:style-name="Internet_20_link" text:visited-style-name="Visited_20_Internet_20_Link">https://www.geeksforgeeks.org/check-string-substring-another/</text:a></text:p>
          <text:p text:style-name="P71">For some other time:</text:p>
          <text:p text:style-name="P105"><text:a xlink:type="simple" xlink:href="https://www.geeksforgeeks.org/kmp-algorithm-for-pattern-searching/" text:style-name="Internet_20_link" text:visited-style-name="Visited_20_Internet_20_Link">https://www.geeksforgeeks.org/kmp-algorithm-for-pattern-searching/</text:a></text:p>
        </text:list-item>
        <text:list-item>
          <text:p text:style-name="P83">Write your own atoi():</text:p>
          <text:p text:style-name="P108"><text:a xlink:type="simple" xlink:href="https://www.programcreek.com/2012/12/leetcode-string-to-integer-atoi/" text:style-name="Internet_20_link" text:visited-style-name="Visited_20_Internet_20_Link">https://www.programcreek.com/2012/12/leetcode-string-to-integer-atoi/</text:a></text:p>
        </text:list-item>
        <text:list-item>
          <text:p text:style-name="P72">Count triplets with sum smaller than a given value:</text:p>
          <text:p text:style-name="P111"><text:a xlink:type="simple" xlink:href="https://www.geeksforgeeks.org/count-triplets-with-sum-smaller-that-a-given-value/" text:style-name="Internet_20_link" text:visited-style-name="Visited_20_Internet_20_Link">https://www.geeksforgeeks.org/count-triplets-with-sum-smaller-that-a-given-value/</text:a></text:p>
        </text:list-item>
        <text:list-item>
          <text:p text:style-name="P86">Minimum number of operations required to convert number x to y:</text:p>
          <text:p text:style-name="P86">project MinimumOperationsRequired</text:p>
          <text:p text:style-name="P116">https://www.geeksforgeeks.org/minimum-number-operation-required-convert-number-x-y/</text:p>
        </text:list-item>
        <text:list-item>
          <text:p text:style-name="P86">Minimum number of coins that make a change:</text:p>
          <text:p text:style-name="P116">https://www.geeksforgeeks.org/find-minimum-number-of-coins-that-make-a-change/</text:p>
        </text:list-item>
        <text:list-item>
          <text:p text:style-name="P86">Greedy approach won't give optimal solution:</text:p>
          <text:p text:style-name="P116">http://quiz.geeksforgeeks.org/greedy-algorithm-to-find-minimum-number-of-coins/</text:p>
        </text:list-item>
        <text:list-item>
          <text:p text:style-name="P86">Longest common substring:</text:p>
          <text:p text:style-name="P116">https://www.geeksforgeeks.org/longest-common-substring-dp-29/</text:p>
        </text:list-item>
        <text:list-item>
          <text:p text:style-name="P86">Find the longest path in a matrix with given constraints:</text:p>
          <text:p text:style-name="P116">https://www.geeksforgeeks.org/find-the-longest-path-in-a-matrix-with-given-constraints/</text:p>
        </text:list-item>
        <text:list-item>
          <text:p text:style-name="P86">Shortest common supersequence:</text:p>
          <text:p text:style-name="P116">https://www.geeksforgeeks.org/shortest-common-supersequence/</text:p>
        </text:list-item>
        <text:list-item>
          <text:p text:style-name="P86">Optimal strategy for a game:</text:p>
          <text:p text:style-name="P116">https://www.geeksforgeeks.org/optimal-strategy-for-a-game-dp-31/</text:p>
        </text:list-item>
        <text:list-item>
          <text:p text:style-name="P86">Serialize and deserialize binary tree (How to store a general Binary Tree?):</text:p>
          <text:p text:style-name="P116">https://www.geeksforgeeks.org/serialize-deserialize-binary-tree/</text:p>
          <text:p text:style-name="P116">https://howtodoinjava.com/java/collections/arraylist/serialize-deserialize-arraylist/</text:p>
        </text:list-item>
        <text:list-item>
          <text:p text:style-name="P86">Convert a given Binary Tree to Doubly Linked List:</text:p>
          <text:p text:style-name="P116"><text:soft-page-break/>https://www.geeksforgeeks.org/convert-given-binary-tree-doubly-linked-list-set-3/</text:p>
        </text:list-item>
        <text:list-item>
          <text:p text:style-name="P86">Find the length of largest subarray with 0 sum:</text:p>
          <text:p text:style-name="P116">https://www.geeksforgeeks.org/find-the-largest-subarray-with-0-sum/</text:p>
        </text:list-item>
        <text:list-item>
          <text:p text:style-name="P51">WaysToReachNthStair:</text:p>
        </text:list-item>
        <text:list-item>
          <text:p text:style-name="P50">WaysToReachNthStair:</text:p>
          <text:p text:style-name="P98"><text:span text:style-name="T309">p</text:span>roject <text:span text:style-name="T309">WaysToReachNthStair</text:span></text:p>
          <text:p text:style-name="P285"><text:a xlink:type="simple" xlink:href="https://www.geeksforgeeks.org/count-ways-reach-nth-stair/" text:style-name="Internet_20_link" text:visited-style-name="Visited_20_Internet_20_Link"><text:span text:style-name="T39">https://www.geeksforgeeks.org/count-ways-reach-nth-stair/</text:span></text:a></text:p>
          <text:p text:style-name="P280"><text:a xlink:type="simple" xlink:href="https://www.geeksforgeeks.org/count-ways-reach-nth-stair-using-step-1-2-3/" text:style-name="Internet_20_link" text:visited-style-name="Visited_20_Internet_20_Link"><text:span text:style-name="T39">https://www.geeksforgeeks.org/count-ways-reach-nth-stair-using-step-1-2-3/</text:span></text:a></text:p>
        </text:list-item>
        <text:list-item>
          <text:p text:style-name="P124">project MinHeap,</text:p>
        </text:list-item>
        <text:list-item>
          <text:p text:style-name="P123">project MinHeap,</text:p>
        </text:list-item>
        <text:list-item>
          <text:p text:style-name="P310">smallest window in a string containing all characters of another string</text:p>
        </text:list-item>
        <text:list-item>
          <text:p text:style-name="P309">smallest window in a string containing all characters of another string</text:p>
          <text:p text:style-name="P311"><text:a xlink:type="simple" xlink:href="http://www.geeksforgeeks.org/find-the-smallest-window-in-a-string-containing-all-characters-of-another-string/" text:style-name="Internet_20_link" text:visited-style-name="Visited_20_Internet_20_Link"><text:span text:style-name="T337">http://www.geeksforgeeks.org/find-the-smallest-window-in-a-string-containing-all-characters-of-another-string/</text:span></text:a></text:p>
        </text:list-item>
        <text:list-item>
          <text:p text:style-name="P2"><text:span text:style-name="Strong_20_Emphasis"><text:span text:style-name="T19">Fibonacci:</text:span></text:span></text:p>
        </text:list-item>
        <text:list-item>
          <text:p text:style-name="P2"><text:span text:style-name="Strong_20_Emphasis"><text:span text:style-name="T19">Fibonacci:</text:span></text:span></text:p>
        </text:list-item>
        <text:list-item>
          <text:p text:style-name="P2"><text:span text:style-name="Strong_20_Emphasis"><text:span text:style-name="T19">Fibonacci:</text:span></text:span></text:p>
          <text:p text:style-name="P2"><text:span text:style-name="Strong_20_Emphasis"><text:span text:style-name="T30">fib, fibRecursive, fibTailRecursive, fibDPMemoization, fibDPTabulation, fibUsingFormula, fibFormulaMemoization, fibMatrixMultiplication, fibOptimizedMatrixMultiplication</text:span></text:span></text:p>
          <text:p text:style-name="P2"><text:span text:style-name="Strong_20_Emphasis"><text:span text:style-name="T20">project Fibonacci</text:span></text:span></text:p>
        </text:list-item>
        <text:list-item>
          <text:p text:style-name="P68">Maximum sum such that no two elements are adjacent:</text:p>
          <text:p text:style-name="P112">See project MaximumSumNonAdjacent</text:p>
          <text:p text:style-name="P113"><text:a xlink:type="simple" xlink:href="https://www.geeksforgeeks.org/maximum-sum-such-that-no-two-elements-are-adjacent/" text:style-name="Internet_20_link" text:visited-style-name="Visited_20_Internet_20_Link">https://www.geeksforgeeks.org/maximum-sum-such-that-no-two-elements-are-adjacent/</text:a></text:p>
        </text:list-item>
        <text:list-item>
          <text:p text:style-name="P73">Find the smallest missing number <text:span text:style-name="T332">(find that in log n time)</text:span>:</text:p>
          <text:p text:style-name="P161"><text:a xlink:type="simple" xlink:href="http://www.geeksforgeeks.org/find-the-first-missing-number/" text:style-name="Internet_20_link" text:visited-style-name="Visited_20_Internet_20_Link"><text:span text:style-name="T9">http://www.geeksforgeeks.org/find-the-first-missing-number/</text:span></text:a></text:p>
        </text:list-item>
        <text:list-item>
          <text:p text:style-name="P153"><text:span text:style-name="T262">Palindrome: </text:span><text:span text:style-name="T59">See project Palindrome(all approaches),</text:span></text:p>
        </text:list-item>
        <text:list-item>
          <text:p text:style-name="P126"><text:span text:style-name="T262">Reverse the String: </text:span>See project StringReverse</text:p>
        </text:list-item>
        <text:list-item>
          <text:p text:style-name="P127"><text:span text:style-name="T268">Count n</text:span><text:span text:style-name="T262">umber of words in a String: </text:span><text:span text:style-name="T300">See project NumberOfWords</text:span></text:p>
        </text:list-item>
        <text:list-item>
          <text:p text:style-name="P128"><text:span text:style-name="T262">Index of last occurrence of a character in a String: </text:span>See project LastOccurence</text:p>
        </text:list-item>
        <text:list-item>
          <text:p text:style-name="P129"><text:span text:style-name="T267">Recursive </text:span><text:span text:style-name="T262">Tower of Hanoi: </text:span><text:span text:style-name="T299">See project TowerOfHanoiRecursive</text:span></text:p>
        </text:list-item>
        <text:list-item>
          <text:p text:style-name="P147">Iterative Tower of Hanoi: <text:span text:style-name="T47">See project TowerOfHanoiIterative</text:span></text:p>
        </text:list-item>
        <text:list-item>
          <text:p text:style-name="P75">Implement Queue using Stacks <text:span text:style-name="T330">(code of third method as well)</text:span>:</text:p>
          <text:p text:style-name="P165"><text:a xlink:type="simple" xlink:href="http://www.geeksforgeeks.org/queue-using-stacks/" text:style-name="Internet_20_link" text:visited-style-name="Visited_20_Internet_20_Link"><text:span text:style-name="T7">http://www.geeksforgeeks.org/queue-using-stacks/</text:span></text:a></text:p>
        </text:list-item>
        <text:list-item>
          <text:p text:style-name="P77">Length of the longest valid substring:</text:p>
          <text:p text:style-name="P165"><text:a xlink:type="simple" xlink:href="http://www.geeksforgeeks.org/length-of-the-longest-valid-substring/" text:style-name="Internet_20_link" text:visited-style-name="Visited_20_Internet_20_Link"><text:span text:style-name="T8">http://www.geeksforgeeks.org/length-of-the-longest-valid-substring/</text:span></text:a></text:p>
        </text:list-item>
        <text:list-item>
          <text:p text:style-name="P166"><text:span text:style-name="Strong_20_Emphasis"><text:span text:style-name="T185">P</text:span></text:span><text:span text:style-name="Strong_20_Emphasis"><text:span text:style-name="T184">uzzles Section::::::::::::::::::::::::::::::::::::::::::::::::::::::::::::::::::::::::::::</text:span></text:span></text:p>
        </text:list-item>
        <text:list-item>
          <text:p text:style-name="P178">Time Complexity:</text:p>
        </text:list-item>
        <text:list-item>
          <text:p text:style-name="P178">Time Complexity:</text:p>
        </text:list-item>
        <text:list-item>
          <text:p text:style-name="P178">Time Complexity:</text:p>
        </text:list-item>
        <text:list-item>
          <text:p text:style-name="P178">Time Complexity:</text:p>
        </text:list-item>
        <text:list-item>
          <text:p text:style-name="P178">Time Complexity:</text:p>
        </text:list-item>
        <text:list-item>
          <text:p text:style-name="P178">Time Complexity:</text:p>
          <text:p text:style-name="P286"><text:a xlink:type="simple" xlink:href="https://www.geeksforgeeks.org/time-complexity-where-loop-variable-is-incremented-by-1-2-3-4/" text:style-name="Internet_20_link" text:visited-style-name="Visited_20_Internet_20_Link"><text:span text:style-name="T245">https://www.geeksforgeeks.org/time-complexity-where-loop-variable-is-incremented-by-1-2-3-4/</text:span></text:a></text:p>
          <text:p text:style-name="P287"><text:soft-page-break/><text:a xlink:type="simple" xlink:href="https://www.geeksforgeeks.org/a-time-complexity-question/" text:style-name="Internet_20_link" text:visited-style-name="Visited_20_Internet_20_Link"><text:span text:style-name="T245">https://www.geeksforgeeks.org/a-time-complexity-question/</text:span></text:a></text:p>
          <text:p text:style-name="P288"><text:a xlink:type="simple" xlink:href="https://www.interviewbit.com/problems/nestedcmpl3/" text:style-name="Internet_20_link" text:visited-style-name="Visited_20_Internet_20_Link"><text:span text:style-name="T245">https://www.interviewbit.com/problems/nestedcmpl3/</text:span></text:a></text:p>
          <text:p text:style-name="P289"><text:a xlink:type="simple" xlink:href="https://www.interviewbit.com/problems/choose1/" text:style-name="Internet_20_link" text:visited-style-name="Visited_20_Internet_20_Link"><text:span text:style-name="T245">https://www.interviewbit.com/problems/choose1/</text:span></text:a></text:p>
          <text:p text:style-name="P290"><text:a xlink:type="simple" xlink:href="https://www.interviewbit.com/problems/reccmpl2/" text:style-name="Internet_20_link" text:visited-style-name="Visited_20_Internet_20_Link"><text:span text:style-name="T245">https://www.interviewbit.com/problems/reccmpl2/</text:span></text:a></text:p>
          <text:p text:style-name="P264"/>
          <text:p text:style-name="P286"><text:a xlink:type="simple" xlink:href="http://www.geeksforgeeks.org/analysis-of-algorithms-set-4-analysis-of-loops/" text:style-name="Internet_20_link" text:visited-style-name="Visited_20_Internet_20_Link"><text:span text:style-name="T81">http://www.geeksforgeeks.org/analysis-of-algorithms-set-4-analysis-of-loops/</text:span></text:a></text:p>
          <text:p text:style-name="P291"><text:a xlink:type="simple" xlink:href="http://www.geeksforgeeks.org/analysis-algorithm-set-4-master-method-solving-recurrences/" text:style-name="Internet_20_link" text:visited-style-name="Visited_20_Internet_20_Link">http://www.geeksforgeeks.org/analysis-algorithm-set-4-master-method-solving-recurrences/</text:a><text:span text:style-name="T81"> (only substitution)</text:span></text:p>
          <text:p text:style-name="P292"><text:a xlink:type="simple" xlink:href="http://www.geeksforgeeks.org/time-complexity-where-loop-variable-is-incremented-by-1-2-3-4/" text:style-name="Internet_20_link" text:visited-style-name="Visited_20_Internet_20_Link"><text:span text:style-name="T246">http://www.geeksforgeeks.org/time-complexity-where-loop-variable-is-incremented-by-1-2-3-4/</text:span></text:a></text:p>
          <text:p text:style-name="P292"><text:a xlink:type="simple" xlink:href="http://www.geeksforgeeks.org/a-time-complexity-question/" text:style-name="Internet_20_link" text:visited-style-name="Visited_20_Internet_20_Link"><text:span text:style-name="T247">http://www.geeksforgeeks.org/a-time-complexity-question/</text:span></text:a></text:p>
          <text:p text:style-name="P292"><text:a xlink:type="simple" xlink:href="http://quiz.geeksforgeeks.org/performance-of-loops-a-caching-question/" text:style-name="Internet_20_link" text:visited-style-name="Visited_20_Internet_20_Link"><text:span text:style-name="T248">http://quiz.geeksforgeeks.org/performance-of-loops-a-caching-question/</text:span></text:a></text:p>
          <text:p text:style-name="P292"><text:a xlink:type="simple" xlink:href="http://www.geeksforgeeks.org/analysis-algorithm-set-5-amortized-analysis-introduction/" text:style-name="Internet_20_link" text:visited-style-name="Visited_20_Internet_20_Link"><text:span text:style-name="T81">http://www.geeksforgeeks.org/analysis-algorithm-set-5-amortized-analysis-introduction/</text:span></text:a></text:p>
          <text:p text:style-name="P293"><text:a xlink:type="simple" xlink:href="https://www.geeksforgeeks.org/time-complexity-of-building-a-heap/" text:style-name="Internet_20_link" text:visited-style-name="Visited_20_Internet_20_Link"><text:span text:style-name="T81">https://www.geeksforgeeks.org/time-complexity-of-building-a-heap/</text:span></text:a></text:p>
          <text:p text:style-name="P294"><text:a xlink:type="simple" xlink:href="https://www.interviewbit.com/problems/nestedcmpl3/" text:style-name="Internet_20_link" text:visited-style-name="Visited_20_Internet_20_Link"><text:span text:style-name="T81">https://www.interviewbit.com/problems/nestedcmpl3/</text:span></text:a></text:p>
          <text:p text:style-name="P295"><text:a xlink:type="simple" xlink:href="https://www.interviewbit.com/problems/loopcmpl2/" text:style-name="Internet_20_link" text:visited-style-name="Visited_20_Internet_20_Link"><text:span text:style-name="T81">https://www.interviewbit.com/problems/loopcmpl2/</text:span></text:a></text:p>
          <text:p text:style-name="P296"><text:a xlink:type="simple" xlink:href="https://www.interviewbit.com/problems/gcdcmpl/" text:style-name="Internet_20_link" text:visited-style-name="Visited_20_Internet_20_Link"><text:span text:style-name="T81">https://www.interviewbit.com/problems/gcdcmpl/</text:span></text:a></text:p>
          <text:p text:style-name="P297"><text:a xlink:type="simple" xlink:href="https://www.interviewbit.com/problems/choose1/" text:style-name="Internet_20_link" text:visited-style-name="Visited_20_Internet_20_Link"><text:span text:style-name="T81">https://www.interviewbit.com/problems/choose1/</text:span></text:a></text:p>
          <text:p text:style-name="P298"><text:a xlink:type="simple" xlink:href="https://www.interviewbit.com/problems/choose2/" text:style-name="Internet_20_link" text:visited-style-name="Visited_20_Internet_20_Link"><text:span text:style-name="T81">https://www.interviewbit.com/problems/choose2/</text:span></text:a></text:p>
          <text:p text:style-name="P299"><text:a xlink:type="simple" xlink:href="https://www.interviewbit.com/problems/reccmpl1/" text:style-name="Internet_20_link" text:visited-style-name="Visited_20_Internet_20_Link"><text:span text:style-name="T81">https://www.interviewbit.com/problems/reccmpl1/</text:span></text:a></text:p>
          <text:p text:style-name="P300"><text:a xlink:type="simple" xlink:href="https://www.interviewbit.com/problems/reccmpl2/" text:style-name="Internet_20_link" text:visited-style-name="Visited_20_Internet_20_Link"><text:span text:style-name="T81">https://www.interviewbit.com/problems/reccmpl2/</text:span></text:a></text:p>
          <text:p text:style-name="P301"><text:a xlink:type="simple" xlink:href="https://www.interviewbit.com/problems/reccmpl3/" text:style-name="Internet_20_link" text:visited-style-name="Visited_20_Internet_20_Link"><text:span text:style-name="T81">https://www.interviewbit.com/problems/reccmpl3/</text:span></text:a></text:p>
          <text:p text:style-name="P302"><text:a xlink:type="simple" xlink:href="https://www.interviewbit.com/problems/amortized1/" text:style-name="Internet_20_link" text:visited-style-name="Visited_20_Internet_20_Link"><text:span text:style-name="T81">https://www.interviewbit.com/problems/amortized1/</text:span></text:a></text:p>
        </text:list-item>
        <text:list-item>
          <text:p text:style-name="P189"><text:span text:style-name="T347">Check if a binary tree is BST or not (only method 4):</text:span></text:p>
          <text:p text:style-name="P245"><text:a xlink:type="simple" xlink:href="https://www.geeksforgeeks.org/a-program-to-check-if-a-binary-tree-is-bst-or-not/" text:style-name="Internet_20_link" text:visited-style-name="Visited_20_Internet_20_Link"><text:span text:style-name="T347">https://www.geeksforgeeks.org/a-program-to-check-if-a-binary-tree-is-bst-or-not/</text:span></text:a></text:p>
        </text:list-item>
        <text:list-item>
          <text:p text:style-name="P189"><text:span text:style-name="T347">Lowest Common Ancestor in a Binary Tree (only first method):</text:span></text:p>
          <text:p text:style-name="P245"><text:a xlink:type="simple" xlink:href="https://www.geeksforgeeks.org/lowest-common-ancestor-binary-tree-set-1/" text:style-name="Internet_20_link" text:visited-style-name="Visited_20_Internet_20_Link"><text:span text:style-name="T347">https://www.geeksforgeeks.org/lowest-common-ancestor-binary-tree-set-1/</text:span></text:a></text:p>
        </text:list-item>
        <text:list-item>
          <text:p text:style-name="P189"><text:span text:style-name="T347">How to determine if a binary tree is height-balanced:</text:span></text:p>
          <text:p text:style-name="P245"><text:a xlink:type="simple" xlink:href="https://www.geeksforgeeks.org/how-to-determine-if-a-binary-tree-is-balanced/" text:style-name="Internet_20_link" text:visited-style-name="Visited_20_Internet_20_Link"><text:span text:style-name="T347">https://www.geeksforgeeks.org/how-to-determine-if-a-binary-tree-is-balanced/</text:span></text:a></text:p>
        </text:list-item>
        <text:list-item>
          <text:p text:style-name="P189"><text:span text:style-name="T347">Write Code to Determine if Two Trees are Identical:</text:span></text:p>
          <text:p text:style-name="P245"><text:a xlink:type="simple" xlink:href="https://www.geeksforgeeks.org/write-c-code-to-determine-if-two-trees-are-identical/" text:style-name="Internet_20_link" text:visited-style-name="Visited_20_Internet_20_Link"><text:span text:style-name="T347">https://www.geeksforgeeks.org/write-c-code-to-determine-if-two-trees-are-identical/</text:span></text:a></text:p>
        </text:list-item>
        <text:list-item>
          <text:p text:style-name="P189"><text:span text:style-name="T347">Symmetric Tree (Mirror Image of itself):</text:span></text:p>
          <text:p text:style-name="P245"><text:a xlink:type="simple" xlink:href="https://www.geeksforgeeks.org/symmetric-tree-tree-which-is-mirror-image-of-itself/" text:style-name="Internet_20_link" text:visited-style-name="Visited_20_Internet_20_Link"><text:span text:style-name="T347">https://www.geeksforgeeks.org/symmetric-tree-tree-which-is-mirror-image-of-itself/</text:span></text:a></text:p>
        </text:list-item>
        <text:list-item>
          <text:p text:style-name="P189"><text:span text:style-name="T347">Check if two trees are Mirror:</text:span></text:p>
          <text:p text:style-name="P245"><text:a xlink:type="simple" xlink:href="https://www.geeksforgeeks.org/check-if-two-trees-are-mirror/" text:style-name="Internet_20_link" text:visited-style-name="Visited_20_Internet_20_Link"><text:span text:style-name="T347">https://www.geeksforgeeks.org/check-if-two-trees-are-mirror/</text:span></text:a></text:p>
        </text:list-item>
        <text:list-item>
          <text:p text:style-name="P189"><text:span text:style-name="T347">Convert a Binary Tree into its Mirror Tree:</text:span></text:p>
          <text:p text:style-name="P245"><text:a xlink:type="simple" xlink:href="https://www.geeksforgeeks.org/write-an-efficient-c-function-to-convert-a-tree-into-its-mirror-tree/" text:style-name="Internet_20_link" text:visited-style-name="Visited_20_Internet_20_Link"><text:span text:style-name="T347">https://www.geeksforgeeks.org/write-an-efficient-c-function-to-convert-a-tree-into-its-mirror-tree/</text:span></text:a></text:p>
        </text:list-item>
        <text:list-item>
          <text:p text:style-name="P189"><text:span text:style-name="T347">K’th largest element in a stream (An Efficient Solution):</text:span></text:p>
          <text:p text:style-name="P245"><text:a xlink:type="simple" xlink:href="https://www.geeksforgeeks.org/kth-largest-element-in-a-stream/" text:style-name="Internet_20_link" text:visited-style-name="Visited_20_Internet_20_Link"><text:span text:style-name="T347">https://www.geeksforgeeks.org/kth-largest-element-in-a-stream/</text:span></text:a></text:p>
        </text:list-item>
        <text:list-item>
          <text:p text:style-name="P189"><text:span text:style-name="T347">Merge k sorted arrays (Another efficient solution):</text:span></text:p>
          <text:p text:style-name="P245"><text:span text:style-name="T347">https://www.geeksforgeeks.org/merge-k-sorted-arrays/Another efficient solution</text:span></text:p>
        </text:list-item>
        <text:list-item>
          <text:p text:style-name="P189"><text:span text:style-name="T347">Rearrange characters in a string such that no two adjacent are same:</text:span></text:p>
          <text:p text:style-name="P245"><text:a xlink:type="simple" xlink:href="https://www.geeksforgeeks.org/rearrange-characters-string-no-two-adjacent/" text:style-name="Internet_20_link" text:visited-style-name="Visited_20_Internet_20_Link"><text:span text:style-name="T347">https://www.geeksforgeeks.org/rearrange-characters-string-no-two-adjacent/</text:span></text:a></text:p>
        </text:list-item>
        <text:list-item>
          <text:p text:style-name="P189"><text:span text:style-name="T347">Median in a stream of integers:</text:span></text:p>
          <text:p text:style-name="P245"><text:soft-page-break/><text:a xlink:type="simple" xlink:href="https://www.youtube.com/watch?v=XpLJmPzpcCg" text:style-name="Internet_20_link" text:visited-style-name="Visited_20_Internet_20_Link"><text:span text:style-name="T347">https://www.youtube.com/watch?v=XpLJmPzpcCg</text:span></text:a></text:p>
          <text:p text:style-name="P245"><text:a xlink:type="simple" xlink:href="https://www.geeksforgeeks.org/median-of-stream-of-integers-running-integers/" text:style-name="Internet_20_link" text:visited-style-name="Visited_20_Internet_20_Link"><text:span text:style-name="T347">https://www.geeksforgeeks.org/median-of-stream-of-integers-running-integers/</text:span></text:a></text:p>
        </text:list-item>
        <text:list-item>
          <text:p text:style-name="P189"><text:span text:style-name="T347">Sort an array according to the order defined by another array (only logic of method 3 and 4):</text:span></text:p>
          <text:p text:style-name="P245"><text:a xlink:type="simple" xlink:href="https://www.geeksforgeeks.org/sort-array-according-order-defined-another-array/" text:style-name="Internet_20_link" text:visited-style-name="Visited_20_Internet_20_Link"><text:span text:style-name="T347">https://www.geeksforgeeks.org/sort-array-according-order-defined-another-array/</text:span></text:a></text:p>
        </text:list-item>
        <text:list-item>
          <text:p text:style-name="P189"><text:span text:style-name="T347">Sort elements by frequency:</text:span></text:p>
          <text:p text:style-name="P189"><text:span text:style-name="T347">logic of method 3 and 4 of the following link: </text:span><text:a xlink:type="simple" xlink:href="https://www.geeksforgeeks.org/sort-array-according-order-defined-another-array/" text:style-name="Internet_20_link" text:visited-style-name="Visited_20_Internet_20_Link"><text:span text:style-name="T61">https://www.geeksforgeeks.org/sort-array-according-order-defined-another-array/</text:span></text:a></text:p>
          <text:p text:style-name="P245"><text:a xlink:type="simple" xlink:href="https://www.geeksforgeeks.org/sort-elements-by-frequency/" text:style-name="Internet_20_link" text:visited-style-name="Visited_20_Internet_20_Link"/></text:p>
          <text:p text:style-name="P245"><text:a xlink:type="simple" xlink:href="https://www.geeksforgeeks.org/sort-elements-by-frequency/" text:style-name="Internet_20_link" text:visited-style-name="Visited_20_Internet_20_Link"><text:span text:style-name="T347">https://www.geeksforgeeks.org/sort-elements-by-frequency/</text:span></text:a></text:p>
        </text:list-item>
        <text:list-item>
          <text:p text:style-name="P189"><text:span text:style-name="T347">Find common elements in three sorted arrays:</text:span></text:p>
          <text:p text:style-name="P245"><text:span text:style-name="T347">Put elements of arrays in separate hashmaps. And for each element of the smallest array, check all the hashmaps. If it is present in all the hashmaps, add the element in the common list.</text:span></text:p>
          <text:p text:style-name="P245"><text:a xlink:type="simple" xlink:href="https://www.geeksforgeeks.org/find-common-elements-three-sorted-arrays/" text:style-name="Internet_20_link" text:visited-style-name="Visited_20_Internet_20_Link"><text:span text:style-name="T347">https://www.geeksforgeeks.org/find-common-elements-three-sorted-arrays/</text:span></text:a></text:p>
        </text:list-item>
        <text:list-item>
          <text:p text:style-name="P189"><text:span text:style-name="T347">Find a pair of elements swapping which makes sum of two arrays same (only method 4):</text:span></text:p>
          <text:p text:style-name="P245"><text:a xlink:type="simple" xlink:href="https://www.geeksforgeeks.org/find-a-pair-swapping-which-makes-sum-of-two-arrays-same/" text:style-name="Internet_20_link" text:visited-style-name="Visited_20_Internet_20_Link"><text:span text:style-name="T347">https://www.geeksforgeeks.org/find-a-pair-swapping-which-makes-sum-of-two-arrays-same/</text:span></text:a></text:p>
        </text:list-item>
        <text:list-item>
          <text:p text:style-name="P189"><text:span text:style-name="T348">Intersection point of two Linked Lists (only first, second, third and seventh method):</text:span></text:p>
          <text:p text:style-name="P189"><text:a xlink:type="simple" xlink:href="https://www.geeksforgeeks.org/write-a-function-to-get-the-intersection-point-of-two-linked-lists/" text:style-name="Internet_20_link" text:visited-style-name="Visited_20_Internet_20_Link"><text:span text:style-name="T61">https://www.geeksforgeeks.org/write-a-function-to-get-the-intersection-point-of-two-linked-lists/</text:span></text:a></text:p>
        </text:list-item>
        <text:list-item>
          <text:p text:style-name="P189">String matching where one string contains wildcard characters:</text:p>
          <text:p text:style-name="P190">project WildcardCharacterMatching</text:p>
          <text:p text:style-name="P161"><text:a xlink:type="simple" xlink:href="http://www.geeksforgeeks.org/wildcard-character-matching/" text:style-name="Internet_20_link" text:visited-style-name="Visited_20_Internet_20_Link"><text:span text:style-name="T81">http://www.geeksforgeeks.org/wildcard-character-matching/</text:span></text:a><text:span text:style-name="T216"> (Just think about the solution)</text:span></text:p>
        </text:list-item>
        <text:list-item>
          <text:p text:style-name="P267"><text:span text:style-name="T269">Find a triplet </text:span><text:span text:style-name="T270">in an array</text:span><text:span text:style-name="T269"> that sum to a given value:</text:span></text:p>
          <text:p text:style-name="P276"><text:a xlink:type="simple" xlink:href="http://www.geeksforgeeks.org/find-a-triplet-that-sum-to-a-given-value/" text:style-name="Internet_20_link" text:visited-style-name="Visited_20_Internet_20_Link"><text:span text:style-name="T81">http://www.geeksforgeeks.org/find-a-triplet-that-sum-to-a-given-value/</text:span></text:a><text:span text:style-name="T190"> </text:span><text:span text:style-name="T237">(only first two techniques)</text:span></text:p>
        </text:list-item>
        <text:list-item>
          <text:p text:style-name="P191">Find the two repeating elements in a given array:</text:p>
          <text:p text:style-name="P161"><text:a xlink:type="simple" xlink:href="http://www.geeksforgeeks.org/find-the-two-repeating-elements-in-a-given-array/" text:style-name="Internet_20_link" text:visited-style-name="Visited_20_Internet_20_Link"><text:span text:style-name="T199">http://www.geeksforgeeks.org/find-the-two-repeating-elements-in-a-given-array/</text:span></text:a></text:p>
        </text:list-item>
        <text:list-item>
          <text:p text:style-name="P192">Find duplicates in O(n) time and O(1) extra space:</text:p>
          <text:p text:style-name="P161"><text:a xlink:type="simple" xlink:href="https://www.geeksforgeeks.org/duplicates-array-using-o1-extra-space-set-2/" text:style-name="Internet_20_link" text:visited-style-name="Visited_20_Internet_20_Link"><text:span text:style-name="T200">https://www.geeksforgeeks.org/duplicates-array-using-o1-extra-space-set-2/</text:span></text:a></text:p>
        </text:list-item>
        <text:list-item>
          <text:p text:style-name="P192">Find the maximum repeating number in O(n) time and O(1) extra space:</text:p>
          <text:p text:style-name="P161"><text:a xlink:type="simple" xlink:href="http://www.geeksforgeeks.org/find-the-maximum-repeating-number-in-ok-time/" text:style-name="Internet_20_link" text:visited-style-name="Visited_20_Internet_20_Link"><text:span text:style-name="T201">http://www.geeksforgeeks.org/find-the-maximum-repeating-number-in-ok-time/</text:span></text:a></text:p>
        </text:list-item>
        <text:list-item>
          <text:p text:style-name="P267"><text:span text:style-name="T73">Segragate 0s and 1s in an array </text:span><text:span text:style-name="T74">(only first two methods)</text:span><text:span text:style-name="T73">:</text:span></text:p>
          <text:p text:style-name="P161"><text:a xlink:type="simple" xlink:href="http://www.geeksforgeeks.org/segregate-0s-and-1s-in-an-array-by-traversing-array-once/" text:style-name="Internet_20_link" text:visited-style-name="Visited_20_Internet_20_Link"><text:span text:style-name="T202">http://www.geeksforgeeks.org/segregate-0s-and-1s-in-an-array-by-traversing-array-once/</text:span></text:a></text:p>
        </text:list-item>
        <text:list-item>
          <text:p text:style-name="P78"><text:span text:style-name="T344">Sort an array of 0s, 1s and 2s</text:span>:</text:p>
          <text:p text:style-name="P167"><text:a xlink:type="simple" xlink:href="https://www.geeksforgeeks.org/sort-an-array-of-0s-1s-and-2s/" text:style-name="Internet_20_link" text:visited-style-name="Visited_20_Internet_20_Link"><text:span text:style-name="T11">https://www.geeksforgeeks.org/sort-an-array-of-0s-1s-and-2s/</text:span></text:a></text:p>
        </text:list-item>
        <text:list-item>
          <text:p text:style-name="P193">Merge an array of size n into another array of size m+n:</text:p>
          <text:p text:style-name="P161"><text:a xlink:type="simple" xlink:href="http://www.geeksforgeeks.org/merge-one-array-of-size-n-into-another-one-of-size-mn/" text:style-name="Internet_20_link" text:visited-style-name="Visited_20_Internet_20_Link"><text:span text:style-name="T203">http://www.geeksforgeeks.org/merge-one-array-of-size-n-into-another-one-of-size-mn/</text:span></text:a></text:p>
        </text:list-item>
        <text:list-item>
          <text:p text:style-name="P267"><text:span text:style-name="T75">Majority element </text:span><text:span text:style-name="T76">(not Moore’s voting algorithm)</text:span><text:span text:style-name="T75">:</text:span></text:p>
          <text:p text:style-name="P161"><text:a xlink:type="simple" xlink:href="http://www.geeksforgeeks.org/majority-element/" text:style-name="Internet_20_link" text:visited-style-name="Visited_20_Internet_20_Link"><text:span text:style-name="T204">http://www.geeksforgeeks.org/majority-element/</text:span></text:a></text:p>
        </text:list-item>
        <text:list-item>
          <text:p text:style-name="P194"><text:soft-page-break/>Given an array A[] and a number x, check for pair in A[] with sum as x:</text:p>
          <text:p text:style-name="P161"><text:a xlink:type="simple" xlink:href="http://www.geeksforgeeks.org/write-a-c-program-that-given-a-set-a-of-n-numbers-and-another-number-x-determines-whether-or-not-there-exist-two-elements-in-s-whose-sum-is-exactly-x/" text:style-name="Internet_20_link" text:visited-style-name="Visited_20_Internet_20_Link"><text:span text:style-name="T205">http://www.geeksforgeeks.org/write-a-c-program-that-given-a-set-a-of-n-numbers-and-another-number-x-determines-whether-or-not-there-exist-two-elements-in-s-whose-sum-is-exactly-x/</text:span></text:a></text:p>
        </text:list-item>
        <text:list-item>
          <text:p text:style-name="P195">Find a sorted subsequence of size 3 in linear time:</text:p>
          <text:p text:style-name="P161"><text:a xlink:type="simple" xlink:href="http://www.geeksforgeeks.org/find-a-sorted-subsequence-of-size-3-in-linear-time/" text:style-name="Internet_20_link" text:visited-style-name="Visited_20_Internet_20_Link"><text:span text:style-name="T205">http://www.geeksforgeeks.org/find-a-sorted-subsequence-of-size-3-in-linear-time/</text:span></text:a></text:p>
        </text:list-item>
        <text:list-item>
          <text:p text:style-name="P196">Find the two numbers with odd occurrences in an unsorted array:</text:p>
          <text:p text:style-name="P161"><text:a xlink:type="simple" xlink:href="http://www.geeksforgeeks.org/find-the-two-numbers-with-odd-occurences-in-an-unsorted-array/" text:style-name="Internet_20_link" text:visited-style-name="Visited_20_Internet_20_Link"><text:span text:style-name="T206">http://www.geeksforgeeks.org/find-the-two-numbers-with-odd-occurences-in-an-unsorted-array/</text:span></text:a></text:p>
        </text:list-item>
        <text:list-item>
          <text:p text:style-name="P197">Find the smallest positive number missing from an unsorted array:</text:p>
          <text:p text:style-name="P161"><text:a xlink:type="simple" xlink:href="http://www.geeksforgeeks.org/find-the-smallest-positive-number-missing-from-an-unsorted-array/" text:style-name="Internet_20_link" text:visited-style-name="Visited_20_Internet_20_Link"><text:span text:style-name="T194">http://www.geeksforgeeks.org/find-the-smallest-positive-number-missing-from-an-unsorted-array/</text:span></text:a></text:p>
        </text:list-item>
        <text:list-item>
          <text:p text:style-name="P267"><text:span text:style-name="T77">Count smaller elements on right side </text:span><text:span text:style-name="T70">(traverse the array from right to left and add in AVL tree)</text:span><text:span text:style-name="T77">:</text:span></text:p>
          <text:p text:style-name="P161"><text:a xlink:type="simple" xlink:href="http://www.geeksforgeeks.org/count-smaller-elements-on-right-side/" text:style-name="Internet_20_link" text:visited-style-name="Visited_20_Internet_20_Link"><text:span text:style-name="T195">http://www.geeksforgeeks.org/count-smaller-elements-on-right-side/</text:span></text:a></text:p>
        </text:list-item>
        <text:list-item>
          <text:p text:style-name="P198">Find the minimum distance between two numbers:</text:p>
          <text:p text:style-name="P161"><text:a xlink:type="simple" xlink:href="http://www.geeksforgeeks.org/find-the-minimum-distance-between-two-numbers/" text:style-name="Internet_20_link" text:visited-style-name="Visited_20_Internet_20_Link"><text:span text:style-name="T195">http://www.geeksforgeeks.org/find-the-minimum-distance-between-two-numbers/</text:span></text:a></text:p>
        </text:list-item>
        <text:list-item>
          <text:p text:style-name="P267"><text:span text:style-name="T78">Next Power of 2 </text:span><text:span text:style-name="T79">(not the 4</text:span><text:span text:style-name="T301">th</text:span><text:span text:style-name="T79"> method)</text:span><text:span text:style-name="T78">:</text:span></text:p>
          <text:p text:style-name="P161"><text:a xlink:type="simple" xlink:href="http://www.geeksforgeeks.org/next-power-of-2/" text:style-name="Internet_20_link" text:visited-style-name="Visited_20_Internet_20_Link"><text:span text:style-name="T195">http://www.geeksforgeeks.org/next-power-of-2/</text:span></text:a></text:p>
        </text:list-item>
        <text:list-item>
          <text:p text:style-name="P199">Count set bits in an integer:</text:p>
          <text:p text:style-name="P161"><text:a xlink:type="simple" xlink:href="http://www.geeksforgeeks.org/count-set-bits-in-an-integer/" text:style-name="Internet_20_link" text:visited-style-name="Visited_20_Internet_20_Link"><text:span text:style-name="T207">http://www.geeksforgeeks.org/count-set-bits-in-an-integer/</text:span></text:a></text:p>
        </text:list-item>
        <text:list-item>
          <text:p text:style-name="P200">Count number of bits to be flipped to convert A to B:</text:p>
          <text:p text:style-name="P161"><text:a xlink:type="simple" xlink:href="http://www.geeksforgeeks.org/count-number-of-bits-to-be-flipped-to-convert-a-to-b/" text:style-name="Internet_20_link" text:visited-style-name="Visited_20_Internet_20_Link"><text:span text:style-name="T208">http://www.geeksforgeeks.org/count-number-of-bits-to-be-flipped-to-convert-a-to-b/</text:span></text:a></text:p>
        </text:list-item>
        <text:list-item>
          <text:p text:style-name="P199">Add 1 to a given number:</text:p>
          <text:p text:style-name="P161"><text:a xlink:type="simple" xlink:href="http://www.geeksforgeeks.org/add-1-to-a-given-number/" text:style-name="Internet_20_link" text:visited-style-name="Visited_20_Internet_20_Link"><text:span text:style-name="T209">http://www.geeksforgeeks.org/add-1-to-a-given-number/</text:span></text:a></text:p>
        </text:list-item>
        <text:list-item>
          <text:p text:style-name="P201">Rotate bits of a number:</text:p>
          <text:p text:style-name="P161"><text:a xlink:type="simple" xlink:href="http://www.geeksforgeeks.org/rotate-bits-of-an-integer/" text:style-name="Internet_20_link" text:visited-style-name="Visited_20_Internet_20_Link"><text:span text:style-name="T209">http://www.geeksforgeeks.org/rotate-bits-of-an-integer/</text:span></text:a></text:p>
        </text:list-item>
        <text:list-item>
          <text:p text:style-name="P249">Remove all duplicates from a given string:</text:p>
          <text:p text:style-name="P161"><text:a xlink:type="simple" xlink:href="http://www.geeksforgeeks.org/remove-all-duplicates-from-the-input-string/" text:style-name="Internet_20_link" text:visited-style-name="Visited_20_Internet_20_Link"><text:span text:style-name="T238">http://www.geeksforgeeks.org/remove-all-duplicates-from-the-input-string/</text:span></text:a></text:p>
        </text:list-item>
        <text:list-item>
          <text:p text:style-name="P250">Reverse words in a given string:</text:p>
          <text:p text:style-name="P161"><text:a xlink:type="simple" xlink:href="http://www.geeksforgeeks.org/reverse-words-in-a-given-string/" text:style-name="Internet_20_link" text:visited-style-name="Visited_20_Internet_20_Link"><text:span text:style-name="T239">http://www.geeksforgeeks.org/reverse-words-in-a-given-string/</text:span></text:a></text:p>
        </text:list-item>
        <text:list-item>
          <text:p text:style-name="P250">Given a string, find its first non-repeating character:</text:p>
          <text:p text:style-name="P161"><text:a xlink:type="simple" xlink:href="http://www.geeksforgeeks.org/given-a-string-find-its-first-non-repeating-character/" text:style-name="Internet_20_link" text:visited-style-name="Visited_20_Internet_20_Link"><text:span text:style-name="T240">http://www.geeksforgeeks.org/given-a-string-find-its-first-non-repeating-character/</text:span></text:a></text:p>
        </text:list-item>
        <text:list-item>
          <text:p text:style-name="P251">A Program to check if strings are rotations of each other or not:</text:p>
          <text:p text:style-name="P161"><text:a xlink:type="simple" xlink:href="http://www.geeksforgeeks.org/a-program-to-check-if-strings-are-rotations-of-each-other-or-not/" text:style-name="Internet_20_link" text:visited-style-name="Visited_20_Internet_20_Link"><text:span text:style-name="T240">http://www.geeksforgeeks.org/a-program-to-check-if-strings-are-rotations-of-each-other-or-not/</text:span></text:a></text:p>
        </text:list-item>
        <text:list-item>
          <text:p text:style-name="P250">Given a sequence of words, print all anagrams together:</text:p>
          <text:p text:style-name="P161"><text:a xlink:type="simple" xlink:href="http://www.geeksforgeeks.org/given-a-sequence-of-words-print-all-anagrams-together/" text:style-name="Internet_20_link" text:visited-style-name="Visited_20_Internet_20_Link"><text:span text:style-name="T241">http://www.geeksforgeeks.org/given-a-sequence-of-words-print-all-anagrams-together/</text:span></text:a></text:p>
        </text:list-item>
        <text:list-item>
          <text:p text:style-name="P252">Longest Palindromic Substring <text:span text:style-name="T328">(DP Solution is enough, just see this solution, don’t learn)</text:span>:</text:p>
          <text:p text:style-name="P161"><text:a xlink:type="simple" xlink:href="http://www.geeksforgeeks.org/longest-palindromic-substring-set-2/" text:style-name="Internet_20_link" text:visited-style-name="Visited_20_Internet_20_Link"><text:span text:style-name="T242">http://www.geeksforgeeks.org/longest-palindromic-substring-set-2/</text:span></text:a></text:p>
          <text:p text:style-name="P253">Manacher’s algorithm can do this in O(n) time as well. (No need to learn the algorithm)</text:p>
        </text:list-item>
        <text:list-item>
          <text:p text:style-name="P254"><text:soft-page-break/>Check whether two strings are anagram of each other:</text:p>
          <text:p text:style-name="P161"><text:a xlink:type="simple" xlink:href="http://www.geeksforgeeks.org/check-whether-two-strings-are-anagram-of-each-other/" text:style-name="Internet_20_link" text:visited-style-name="Visited_20_Internet_20_Link"><text:span text:style-name="T243">http://www.geeksforgeeks.org/check-whether-two-strings-are-anagram-of-each-other/</text:span></text:a></text:p>
        </text:list-item>
        <text:list-item>
          <text:p text:style-name="P255">Check whether a given string is an interleaving of two other given strings:</text:p>
          <text:p text:style-name="P161"><text:a xlink:type="simple" xlink:href="http://www.geeksforgeeks.org/check-whether-a-given-string-is-an-interleaving-of-two-other-given-strings/" text:style-name="Internet_20_link" text:visited-style-name="Visited_20_Internet_20_Link"><text:span text:style-name="T244">http://www.geeksforgeeks.org/check-whether-a-given-string-is-an-interleaving-of-two-other-given-strings/</text:span></text:a></text:p>
        </text:list-item>
        <text:list-item>
          <text:p text:style-name="P256">Given a sorted dictionary of an alien language, find order of characters:</text:p>
          <text:p text:style-name="P161"><text:a xlink:type="simple" xlink:href="http://www.geeksforgeeks.org/given-sorted-dictionary-find-precedence-characters/" text:style-name="Internet_20_link" text:visited-style-name="Visited_20_Internet_20_Link"><text:span text:style-name="T244">http://www.geeksforgeeks.org/given-sorted-dictionary-find-precedence-characters/</text:span></text:a></text:p>
        </text:list-item>
        <text:list-item>
          <text:p text:style-name="P202">Check if a given string is a rotation of a palindrome <text:span text:style-name="T329">(Don’t read Manecher’s algorithm for Longest Palindromic substring)</text:span>:</text:p>
          <text:p text:style-name="P161"><text:a xlink:type="simple" xlink:href="http://www.geeksforgeeks.org/check-given-string-rotation-palindrome/" text:style-name="Internet_20_link" text:visited-style-name="Visited_20_Internet_20_Link"><text:span text:style-name="T210">http://www.geeksforgeeks.org/check-given-string-rotation-palindrome/</text:span></text:a></text:p>
        </text:list-item>
        <text:list-item>
          <text:p text:style-name="P203">Find the first non-repeating character from a stream of characters:</text:p>
          <text:p text:style-name="P161"><text:a xlink:type="simple" xlink:href="http://www.geeksforgeeks.org/find-first-non-repeating-character-stream-characters/" text:style-name="Internet_20_link" text:visited-style-name="Visited_20_Internet_20_Link"><text:span text:style-name="T217">http://www.geeksforgeeks.org/find-first-non-repeating-character-stream-characters/</text:span></text:a></text:p>
        </text:list-item>
        <text:list-item>
          <text:p text:style-name="P204">Next Greater Element:</text:p>
          <text:p text:style-name="P161"><text:a xlink:type="simple" xlink:href="http://www.geeksforgeeks.org/next-greater-element/" text:style-name="Internet_20_link" text:visited-style-name="Visited_20_Internet_20_Link"><text:span text:style-name="T81">http://www.geeksforgeeks.org/next-greater-element/</text:span></text:a></text:p>
        </text:list-item>
        <text:list-item>
          <text:p text:style-name="P206">Check for balanced parentheses in an expression:</text:p>
          <text:p text:style-name="P161"><text:a xlink:type="simple" xlink:href="http://www.geeksforgeeks.org/check-for-balanced-parentheses-in-an-expression/" text:style-name="Internet_20_link" text:visited-style-name="Visited_20_Internet_20_Link"><text:span text:style-name="T198">http://www.geeksforgeeks.org/check-for-balanced-parentheses-in-an-expression/</text:span></text:a></text:p>
        </text:list-item>
        <text:list-item>
          <text:p text:style-name="P206">Implement two stacks in an array <text:span text:style-name="T331">(code of this program)</text:span>:</text:p>
          <text:p text:style-name="P161"><text:a xlink:type="simple" xlink:href="http://www.geeksforgeeks.org/implement-two-stacks-in-an-array/" text:style-name="Internet_20_link" text:visited-style-name="Visited_20_Internet_20_Link"><text:span text:style-name="T198">http://www.geeksforgeeks.org/implement-two-stacks-in-an-array/</text:span></text:a></text:p>
        </text:list-item>
        <text:list-item>
          <text:p text:style-name="P204">The Celebrity Problem:</text:p>
          <text:p text:style-name="P161"><text:a xlink:type="simple" xlink:href="http://www.geeksforgeeks.org/the-celebrity-problem/" text:style-name="Internet_20_link" text:visited-style-name="Visited_20_Internet_20_Link"><text:span text:style-name="T81">http://www.geeksforgeeks.org/the-celebrity-problem/</text:span></text:a><text:span text:style-name="T213"> </text:span><text:span text:style-name="T214">(</text:span><text:span text:style-name="T215">Using two pointers method only.</text:span><text:span text:style-name="T214">)</text:span></text:p>
        </text:list-item>
        <text:list-item>
          <text:p text:style-name="P207">Merge Overlapping Intervals:</text:p>
          <text:p text:style-name="P161"><text:a xlink:type="simple" xlink:href="http://www.geeksforgeeks.org/merging-intervals/" text:style-name="Internet_20_link" text:visited-style-name="Visited_20_Internet_20_Link"><text:span text:style-name="T81">http://www.geeksforgeeks.org/merging-intervals/</text:span></text:a><text:span text:style-name="T219"> </text:span><text:span text:style-name="T220">(only </text:span><text:span text:style-name="Strong_20_Emphasis"><text:span text:style-name="T81">simple approach </text:span></text:span><text:span text:style-name="Strong_20_Emphasis"><text:span text:style-name="T191">and </text:span></text:span><text:span text:style-name="Strong_20_Emphasis"><text:span text:style-name="T193">efficient approach</text:span></text:span><text:span text:style-name="T220">)</text:span></text:p>
        </text:list-item>
        <text:list-item>
          <text:p text:style-name="P208">Design a stack with operations on middle element:</text:p>
          <text:p text:style-name="P161"><text:a xlink:type="simple" xlink:href="http://www.geeksforgeeks.org/design-a-stack-with-find-middle-operation/" text:style-name="Internet_20_link" text:visited-style-name="Visited_20_Internet_20_Link"><text:span text:style-name="T235">http://www.geeksforgeeks.org/design-a-stack-with-find-middle-operation/</text:span></text:a></text:p>
        </text:list-item>
        <text:list-item>
          <text:p text:style-name="P209">Implement a stack using single queue:</text:p>
          <text:p text:style-name="P161"><text:a xlink:type="simple" xlink:href="http://www.geeksforgeeks.org/implement-a-stack-using-single-queue/" text:style-name="Internet_20_link" text:visited-style-name="Visited_20_Internet_20_Link"><text:span text:style-name="T212">http://www.geeksforgeeks.org/implement-a-stack-using-single-queue/</text:span></text:a></text:p>
        </text:list-item>
        <text:list-item>
          <text:p text:style-name="P205">Implement Queue using Stacks <text:span text:style-name="T330">(code of third method as well)</text:span>:</text:p>
          <text:p text:style-name="P168"><text:a xlink:type="simple" xlink:href="http://www.geeksforgeeks.org/queue-using-stacks/" text:style-name="Internet_20_link" text:visited-style-name="Visited_20_Internet_20_Link"><text:span text:style-name="T218">http://www.geeksforgeeks.org/queue-using-stacks/</text:span></text:a></text:p>
        </text:list-item>
        <text:list-item>
          <text:p text:style-name="P210">Length of the longest valid substring:</text:p>
          <text:p text:style-name="P161"><text:a xlink:type="simple" xlink:href="http://www.geeksforgeeks.org/length-of-the-longest-valid-substring/" text:style-name="Internet_20_link" text:visited-style-name="Visited_20_Internet_20_Link"><text:span text:style-name="T221">http://www.geeksforgeeks.org/length-of-the-longest-valid-substring/</text:span></text:a></text:p>
        </text:list-item>
        <text:list-item>
          <text:p text:style-name="P212">Minimum number of bracket reversals needed to make an expression balanced:</text:p>
          <text:p text:style-name="P161"><text:a xlink:type="simple" xlink:href="http://www.geeksforgeeks.org/minimum-number-of-bracket-reversals-needed-to-make-an-expression-balanced/" text:style-name="Internet_20_link" text:visited-style-name="Visited_20_Internet_20_Link"><text:span text:style-name="T81">http://www.geeksforgeeks.org/minimum-number-of-bracket-reversals-needed-to-make-an-expression-balanced/</text:span></text:a><text:span text:style-name="T196"> </text:span><text:span text:style-name="T211">(can also see the code)</text:span></text:p>
        </text:list-item>
        <text:list-item>
          <text:p text:style-name="P213">Level Order Tree Traversal:</text:p>
          <text:p text:style-name="P161"><text:a xlink:type="simple" xlink:href="http://www.geeksforgeeks.org/level-order-tree-traversal/" text:style-name="Internet_20_link" text:visited-style-name="Visited_20_Internet_20_Link"><text:span text:style-name="T81">http://www.geeksforgeeks.org/level-order-tree-traversal/</text:span></text:a><text:span text:style-name="T196"> (See both the techniques, more important is technique using queue)</text:span></text:p>
        </text:list-item>
        <text:list-item>
          <text:p text:style-name="P161"><text:span text:style-name="Strong_20_Emphasis"><text:span text:style-name="T231">Five</text:span></text:span><text:span text:style-name="Strong_20_Emphasis"><text:span text:style-name="T223"> </text:span></text:span><text:span text:style-name="Strong_20_Emphasis"><text:span text:style-name="T231">integer</text:span></text:span><text:span text:style-name="Strong_20_Emphasis"><text:span text:style-name="T223"> </text:span></text:span><text:span text:style-name="Strong_20_Emphasis"><text:span text:style-name="T231">type</text:span></text:span><text:span text:style-name="Strong_20_Emphasis"><text:span text:style-name="T223"> </text:span></text:span><text:span text:style-name="Strong_20_Emphasis"><text:span text:style-name="T231">arrays are given.</text:span></text:span><text:span text:style-name="Strong_20_Emphasis"><text:span text:style-name="T223"> </text:span></text:span><text:span text:style-name="Strong_20_Emphasis"><text:span text:style-name="T232">A</text:span></text:span><text:span text:style-name="Strong_20_Emphasis"><text:span text:style-name="T231">rray</text:span></text:span><text:span text:style-name="Strong_20_Emphasis"><text:span text:style-name="T223"> </text:span></text:span><text:span text:style-name="Strong_20_Emphasis"><text:span text:style-name="T231">size</text:span></text:span><text:span text:style-name="Strong_20_Emphasis"><text:span text:style-name="T223"> </text:span></text:span><text:span text:style-name="Strong_20_Emphasis"><text:span text:style-name="T231">could</text:span></text:span><text:span text:style-name="Strong_20_Emphasis"><text:span text:style-name="T223"> </text:span></text:span><text:span text:style-name="Strong_20_Emphasis"><text:span text:style-name="T232">be</text:span></text:span><text:span text:style-name="Strong_20_Emphasis"><text:span text:style-name="T224"> </text:span></text:span><text:span text:style-name="Strong_20_Emphasis"><text:span text:style-name="T231">same</text:span></text:span><text:span text:style-name="Strong_20_Emphasis"><text:span text:style-name="T223"> </text:span></text:span><text:span text:style-name="Strong_20_Emphasis"><text:span text:style-name="T232">or</text:span></text:span><text:span text:style-name="Strong_20_Emphasis"><text:span text:style-name="T224"> </text:span></text:span><text:span text:style-name="Strong_20_Emphasis"><text:span text:style-name="T231">different</text:span></text:span><text:span text:style-name="Strong_20_Emphasis"><text:span text:style-name="T223">. </text:span></text:span><text:span text:style-name="Strong_20_Emphasis"><text:span text:style-name="T233">R</text:span></text:span><text:span text:style-name="Strong_20_Emphasis"><text:span text:style-name="T231">eturn</text:span></text:span><text:span text:style-name="Strong_20_Emphasis"><text:span text:style-name="T223"> </text:span></text:span><text:span text:style-name="Strong_20_Emphasis"><text:span text:style-name="T231">5</text:span></text:span><text:span text:style-name="Strong_20_Emphasis"><text:span text:style-name="T223"> </text:span></text:span><text:span text:style-name="Strong_20_Emphasis"><text:span text:style-name="T231">greatest</text:span></text:span><text:span text:style-name="Strong_20_Emphasis"><text:span text:style-name="T223"> </text:span></text:span><text:span text:style-name="Strong_20_Emphasis"><text:span text:style-name="T231">number</text:span></text:span><text:span text:style-name="Strong_20_Emphasis"><text:span text:style-name="T223"> </text:span></text:span><text:span text:style-name="Strong_20_Emphasis"><text:span text:style-name="T231">from</text:span></text:span><text:span text:style-name="Strong_20_Emphasis"><text:span text:style-name="T223"> </text:span></text:span><text:span text:style-name="Strong_20_Emphasis"><text:span text:style-name="T231">all</text:span></text:span><text:span text:style-name="Strong_20_Emphasis"><text:span text:style-name="T223"> </text:span></text:span><text:span text:style-name="Strong_20_Emphasis"><text:span text:style-name="T231">5</text:span></text:span><text:span text:style-name="Strong_20_Emphasis"><text:span text:style-name="T223"> </text:span></text:span><text:span text:style-name="Strong_20_Emphasis"><text:span text:style-name="T231">arrays</text:span></text:span><text:span text:style-name="Strong_20_Emphasis"><text:span text:style-name="T223">.</text:span></text:span></text:p>
          <text:p text:style-name="P161"><text:soft-page-break/><text:span text:style-name="Strong_20_Emphasis"><text:span text:style-name="T234">Method 1: </text:span></text:span><text:span text:style-name="Strong_20_Emphasis"><text:span text:style-name="T225">Sort all the arrays in the decreasing order. Then pick the first five elements from </text:span></text:span><text:span text:style-name="Strong_20_Emphasis"><text:span text:style-name="T226">all the five arrays</text:span></text:span><text:span text:style-name="Strong_20_Emphasis"><text:span text:style-name="T227"> and store </text:span></text:span><text:span text:style-name="Strong_20_Emphasis"><text:span text:style-name="T225">all the</text:span></text:span><text:span text:style-name="Strong_20_Emphasis"><text:span text:style-name="T227">se elements in a </text:span></text:span><text:span text:style-name="Strong_20_Emphasis"><text:span text:style-name="T228">result</text:span></text:span><text:span text:style-name="Strong_20_Emphasis"><text:span text:style-name="T227"> </text:span></text:span><text:span text:style-name="Strong_20_Emphasis"><text:span text:style-name="T225">array of size </text:span></text:span><text:span text:style-name="Strong_20_Emphasis"><text:span text:style-name="T226">2</text:span></text:span><text:span text:style-name="Strong_20_Emphasis"><text:span text:style-name="T225">5. Then sort this result array in the decreasing order and return the first five elements </text:span></text:span><text:span text:style-name="Strong_20_Emphasis"><text:span text:style-name="T229">of this array </text:span></text:span><text:span text:style-name="Strong_20_Emphasis"><text:span text:style-name="T225">as the result.</text:span></text:span></text:p>
          <text:p text:style-name="P161"><text:span text:style-name="Strong_20_Emphasis"><text:span text:style-name="T234">Method 2: </text:span></text:span><text:span text:style-name="Strong_20_Emphasis"><text:span text:style-name="T225">Sort all the arrays in the decreasing order. </text:span></text:span><text:span text:style-name="Strong_20_Emphasis"><text:span text:style-name="T227">Then rearrange these sorted arrays in the sequence of decreasing value of first element. </text:span></text:span><text:span text:style-name="Strong_20_Emphasis"><text:span text:style-name="T225">Then pick the first five elements from </text:span></text:span><text:span text:style-name="Strong_20_Emphasis"><text:span text:style-name="T227">the first array (having the largest first element), first four elements from the second array, first three elements from the third array, first two elements from the second array, and the first element from the fifth array (having the smallest first element) and store </text:span></text:span><text:span text:style-name="Strong_20_Emphasis"><text:span text:style-name="T225">all the</text:span></text:span><text:span text:style-name="Strong_20_Emphasis"><text:span text:style-name="T227">se elements in a </text:span></text:span><text:span text:style-name="Strong_20_Emphasis"><text:span text:style-name="T228">result</text:span></text:span><text:span text:style-name="Strong_20_Emphasis"><text:span text:style-name="T227"> </text:span></text:span><text:span text:style-name="Strong_20_Emphasis"><text:span text:style-name="T225">array of size </text:span></text:span><text:span text:style-name="Strong_20_Emphasis"><text:span text:style-name="T227">1</text:span></text:span><text:span text:style-name="Strong_20_Emphasis"><text:span text:style-name="T225">5. Then sort this result array in the decreasing order and return the first five elements </text:span></text:span><text:span text:style-name="Strong_20_Emphasis"><text:span text:style-name="T229">of this array </text:span></text:span><text:span text:style-name="Strong_20_Emphasis"><text:span text:style-name="T225">as the result.</text:span></text:span></text:p>
        </text:list-item>
        <text:list-item>
          <text:p text:style-name="P214">Union and Intersection of two sorted arrays:</text:p>
          <text:p text:style-name="P161"><text:a xlink:type="simple" xlink:href="http://www.geeksforgeeks.org/union-and-intersection-of-two-sorted-arrays-2/" text:style-name="Internet_20_link" text:visited-style-name="Visited_20_Internet_20_Link"><text:span text:style-name="T197">http://www.geeksforgeeks.org/union-and-intersection-of-two-sorted-arrays-2/</text:span></text:a></text:p>
        </text:list-item>
        <text:list-item>
          <text:p text:style-name="P179">Implement stack using two queues:</text:p>
          <text:p text:style-name="P233">Suppose we are going to push and pop 3 characters A, B and C. Suppose the two stacks are q1 and q2.</text:p>
          <text:p text:style-name="P215">push():</text:p>
          <text:p text:style-name="P234">(i) Check if both the stacks are empty, push the data in any stack.</text:p>
          <text:p text:style-name="P234">(ii) If any of the stack already has data, then push the new characters in that queue only.</text:p>
          <text:p text:style-name="P215">pop():</text:p>
          <text:p text:style-name="P235"><text:span text:style-name="T303">(i) </text:span>check if both the queue is empty, then return stackUnderflowException.</text:p>
          <text:p text:style-name="P236"><text:span text:style-name="T303">(ii) </text:span>If size of any queue is more than zero, then for the queue having size more than zero:</text:p>
          <text:p text:style-name="P268"><text:s text:c="8"/>Queue queue, otherQueue;</text:p>
          <text:p text:style-name="P268"><text:s text:c="8"/>if (q1.size() &gt; 0) {</text:p>
          <text:p text:style-name="P268"><text:s text:c="16"/>queue = q1;</text:p>
          <text:p text:style-name="P268"><text:s text:c="16"/>otherQueue = q2;</text:p>
          <text:p text:style-name="P268"><text:s text:c="8"/>} else {</text:p>
          <text:p text:style-name="P268"><text:s text:c="16"/>queue = q<text:span text:style-name="T304">2</text:span>;</text:p>
          <text:p text:style-name="P268"><text:s text:c="16"/>otherQueue = q<text:span text:style-name="T304">1</text:span>;</text:p>
          <text:p text:style-name="P268"><text:s text:c="8"/>}</text:p>
          <text:p text:style-name="P269"><text:s text:c="8"/>while(<text:span text:style-name="T305">q</text:span>ueue.<text:span text:style-name="T305">size()</text:span> &gt; 0) {</text:p>
          <text:p text:style-name="P269"><text:s text:c="16"/><text:span text:style-name="T306">char element = queue.pop();</text:span></text:p>
          <text:p text:style-name="P270"><text:s text:c="16"/>if (queue.size() &gt; 0)</text:p>
          <text:p text:style-name="P269"><text:s text:c="24"/><text:span text:style-name="T307">otherQueue.push(element);</text:span></text:p>
          <text:p text:style-name="P269"><text:s text:c="16"/><text:span text:style-name="T308">else</text:span></text:p>
          <text:p text:style-name="P269"><text:s text:c="24"/><text:span text:style-name="T308">return element;</text:span></text:p>
          <text:p text:style-name="P269"><text:s text:c="8"/>}</text:p>
          <text:p text:style-name="P161"><text:a xlink:type="simple" xlink:href="http://www.geeksforgeeks.org/implement-stack-using-queue/" text:style-name="Internet_20_link" text:visited-style-name="Visited_20_Internet_20_Link"><text:span text:style-name="T198">http://www.geeksforgeeks.org/implement-stack-using-queue/</text:span></text:a></text:p>
        </text:list-item>
        <text:list-item>
          <text:p text:style-name="P216">Count the triplet:</text:p>
          <text:p text:style-name="P237"><text:a xlink:type="simple" xlink:href="https://practice.geeksforgeeks.org/problems/count-the-triplets/0" text:style-name="Internet_20_link" text:visited-style-name="Visited_20_Internet_20_Link">https://practice.geeksforgeeks.org/problems/count-the-triplets/0</text:a></text:p>
        </text:list-item>
        <text:list-item>
          <text:p text:style-name="P217">Pythagorean Triplet in an array:</text:p>
          <text:p text:style-name="P238"><text:a xlink:type="simple" xlink:href="https://www.geeksforgeeks.org/find-pythagorean-triplet-in-an-unsorted-array/" text:style-name="Internet_20_link" text:visited-style-name="Visited_20_Internet_20_Link">https://www.geeksforgeeks.org/find-pythagorean-triplet-in-an-unsorted-array/</text:a></text:p>
        </text:list-item>
        <text:list-item>
          <text:p text:style-name="P218">Count Triplets such that one of the numbers can be written as sum of the other two:</text:p>
          <text:p text:style-name="P239"><text:soft-page-break/>Use two loops with i = 0 to &lt;n; j = i+1 to &lt;n; and push the elements from j+1 to &lt;n in a Hashmap and then check if any of the following three is present in the hashmap: (arr[i] + arr[j]), (arr[i] - arr[j]), (arr[j] - arr[i]), </text:p>
          <text:p text:style-name="P240"><text:a xlink:type="simple" xlink:href="https://www.geeksforgeeks.org/count-triplets-such-that-one-of-the-numbers-can-be-written-as-sum-of-the-other-two/" text:style-name="Internet_20_link" text:visited-style-name="Visited_20_Internet_20_Link">https://www.geeksforgeeks.org/count-triplets-such-that-one-of-the-numbers-can-be-written-as-sum-of-the-other-two/</text:a></text:p>
        </text:list-item>
        <text:list-item>
          <text:p text:style-name="P218">Rearrange array alternatively:</text:p>
          <text:p text:style-name="P241"><text:a xlink:type="simple" xlink:href="https://practice.geeksforgeeks.org/problems/-rearrange-array-alternately/0/" text:style-name="Internet_20_link" text:visited-style-name="Visited_20_Internet_20_Link">https://practice.geeksforgeeks.org/problems/-rearrange-array-alternately/0/</text:a></text:p>
        </text:list-item>
        <text:list-item>
          <text:p text:style-name="P219">Arrange given numbers to form the biggest number:</text:p>
          <text:p text:style-name="P242"><text:a xlink:type="simple" xlink:href="https://www.geeksforgeeks.org/arrange-given-numbers-form-biggest-number-set-2/" text:style-name="Internet_20_link" text:visited-style-name="Visited_20_Internet_20_Link">https://www.geeksforgeeks.org/arrange-given-numbers-form-biggest-number-set-2/</text:a></text:p>
        </text:list-item>
        <text:list-item>
          <text:p text:style-name="P220">Leaders in an array:</text:p>
          <text:p text:style-name="P243"><text:a xlink:type="simple" xlink:href="https://www.geeksforgeeks.org/leaders-in-an-array/" text:style-name="Internet_20_link" text:visited-style-name="Visited_20_Internet_20_Link">https://www.geeksforgeeks.org/leaders-in-an-array/</text:a></text:p>
        </text:list-item>
        <text:list-item>
          <text:p text:style-name="P221">Minimum number of platforms:</text:p>
          <text:p text:style-name="P244"><text:a xlink:type="simple" xlink:href="https://www.geeksforgeeks.org/minimum-number-platforms-required-railwaybus-station/" text:style-name="Internet_20_link" text:visited-style-name="Visited_20_Internet_20_Link">https://www.geeksforgeeks.org/minimum-number-platforms-required-railwaybus-station/</text:a></text:p>
        </text:list-item>
        <text:list-item>
          <text:p text:style-name="P188">String matching where one string contains wildcard characters:</text:p>
          <text:p text:style-name="P190">project WildcardCharacterMatching</text:p>
          <text:p text:style-name="P161"><text:a xlink:type="simple" xlink:href="http://www.geeksforgeeks.org/wildcard-character-matching/" text:style-name="Internet_20_link" text:visited-style-name="Visited_20_Internet_20_Link"><text:span text:style-name="T81">http://www.geeksforgeeks.org/wildcard-character-matching/</text:span></text:a><text:span text:style-name="T216"> (Just think about the solution)</text:span></text:p>
        </text:list-item>
        <text:list-item>
          <text:p text:style-name="P2"><text:span text:style-name="Strong_20_Emphasis"><text:span text:style-name="T184">G</text:span></text:span><text:span text:style-name="Strong_20_Emphasis"><text:span text:style-name="T144">irl or boy problem:</text:span></text:span></text:p>
          <text:p text:style-name="P2"><text:a xlink:type="simple" xlink:href="https://www.geeksforgeeks.org/puzzle-44-girl-or-boy/" text:style-name="Internet_20_link" text:visited-style-name="Visited_20_Internet_20_Link"><text:span text:style-name="Strong_20_Emphasis"><text:span text:style-name="T82">https://www.geeksforgeeks.org/puzzle-44-girl-or-boy/</text:span></text:span></text:a></text:p>
          <text:p text:style-name="P2"><text:span text:style-name="Strong_20_Emphasis"><text:span text:style-name="T82">Answer: 13 / 27 </text:span></text:span><text:span text:style-name="Strong_20_Emphasis"><text:span text:style-name="T83">(the two crossing lines are for one of the boy born on tuesday.)</text:span></text:span></text:p>
        </text:list-item>
        <text:list-item>
          <text:p text:style-name="P2"><text:span text:style-name="Strong_20_Emphasis"><text:span text:style-name="T145">Red-green-yellow balls:</text:span></text:span></text:p>
          <text:p text:style-name="P2"><text:a xlink:type="simple" xlink:href="http://www.mytechinterviews.com/red-green-and-yellow-balls" text:style-name="Internet_20_link" text:visited-style-name="Visited_20_Internet_20_Link"><text:span text:style-name="Strong_20_Emphasis"><text:span text:style-name="T146">http://www.mytechinterviews.com/red-green-and-yellow-balls</text:span></text:span></text:a></text:p>
        </text:list-item>
        <text:list-item>
          <text:p text:style-name="P2"><text:span text:style-name="Strong_20_Emphasis"><text:span text:style-name="T147">12 Identical balls problem:</text:span></text:span></text:p>
          <text:p text:style-name="P2"><text:a xlink:type="simple" xlink:href="http://www.mytechinterviews.com/12-identical-balls-problem" text:style-name="Internet_20_link" text:visited-style-name="Visited_20_Internet_20_Link"><text:span text:style-name="Strong_20_Emphasis"><text:span text:style-name="T146">http://www.mytechinterviews.com/12-identical-balls-problem</text:span></text:span></text:a></text:p>
          <text:p text:style-name="P2"><text:span text:style-name="Strong_20_Emphasis"><text:span text:style-name="T148">1, 2, 5 <text:s text:c="3"/>==== <text:s text:c="3"/>3, 6, 9</text:span></text:span></text:p>
        </text:list-item>
        <text:list-item>
          <text:p text:style-name="P2"><text:span text:style-name="Strong_20_Emphasis"><text:span text:style-name="T149">Hourglass question 1:</text:span></text:span></text:p>
          <text:p text:style-name="P2"><text:a xlink:type="simple" xlink:href="https://www.interviewbit.com/problems/measure-time-by-hourglass/" text:style-name="Internet_20_link" text:visited-style-name="Visited_20_Internet_20_Link"><text:span text:style-name="Strong_20_Emphasis"><text:span text:style-name="T84">https://www.interviewbit.com/problems/measure-time-by-hourglass/</text:span></text:span></text:a></text:p>
          <text:p text:style-name="P2"><text:a xlink:type="simple" xlink:href="https://www.youtube.com/watch?v=kcqYIuo6yZE" text:style-name="Internet_20_link" text:visited-style-name="Visited_20_Internet_20_Link"><text:span text:style-name="Strong_20_Emphasis"><text:span text:style-name="T85">https://www.youtube.com/watch?v=kcqYIuo6yZE</text:span></text:span></text:a></text:p>
        </text:list-item>
        <text:list-item>
          <text:p text:style-name="P2"><text:span text:style-name="Strong_20_Emphasis"><text:span text:style-name="T150">100 people in a circle:</text:span></text:span></text:p>
          <text:p text:style-name="P2"><text:a xlink:type="simple" xlink:href="https://www.interviewbit.com/problems/100-people-in-a-circle/" text:style-name="Internet_20_link" text:visited-style-name="Visited_20_Internet_20_Link"><text:span text:style-name="Strong_20_Emphasis"><text:span text:style-name="T86">https://www.interviewbit.com/problems/100-people-in-a-circle/</text:span></text:span></text:a></text:p>
          <text:p text:style-name="P2"><text:span text:style-name="Strong_20_Emphasis"><text:span text:style-name="T87">Consider the case when there are 2^n numbers in the circle. Each time the number reduces by half and the number 1 remains till the end.</text:span></text:span></text:p>
          <text:p text:style-name="P2"><text:span text:style-name="Strong_20_Emphasis"><text:span text:style-name="T87">In the given question, 1 kills 2, 3 kills 4 and so on till 71 kills 72. 36 people have been killed till now. 64 people remain in the circle. 64 is a power of 2. So the first guy after 72 will be the new number 1 in a circle of 2^6. So 73 will survive.</text:span></text:span></text:p>
        </text:list-item>
        <text:list-item>
          <text:p text:style-name="P2"><text:span text:style-name="Strong_20_Emphasis"><text:span text:style-name="T151">S</text:span></text:span><text:span text:style-name="Strong_20_Emphasis"><text:span text:style-name="T152">ix colored cubes </text:span></text:span><text:span text:style-name="Strong_20_Emphasis"><text:span text:style-name="T151">(read geeksforgeeks solution if required)</text:span></text:span><text:span text:style-name="Strong_20_Emphasis"><text:span text:style-name="T152">:</text:span></text:span></text:p>
          <text:p text:style-name="P2"><text:a xlink:type="simple" xlink:href="https://www.interviewbit.com/problems/six-colored-cubes/" text:style-name="Internet_20_link" text:visited-style-name="Visited_20_Internet_20_Link"><text:span text:style-name="Strong_20_Emphasis"><text:span text:style-name="T153">https://www.interviewbit.com/problems/six-colored-cubes/</text:span></text:span></text:a></text:p>
          <text:p text:style-name="P2"><text:a xlink:type="simple" xlink:href="https://www.geeksforgeeks.org/puzzle-six-colored-cube/" text:style-name="Internet_20_link" text:visited-style-name="Visited_20_Internet_20_Link"><text:span text:style-name="Strong_20_Emphasis"><text:span text:style-name="T88">https://www.geeksforgeeks.org/puzzle-six-colored-cube/</text:span></text:span></text:a></text:p>
          <text:p text:style-name="P2"><text:span text:style-name="Strong_20_Emphasis"><text:span text:style-name="T89">Consider the face that has red color. There are five faces remaining. The face that is exactly opposite to the red face can be colored in 5 ways. The remaining 4 faces form a circular permutation, that can be colored in (4-1)! ways.</text:span></text:span></text:p>
          <text:p text:style-name="P2"><text:span text:style-name="Strong_20_Emphasis"><text:span text:style-name="T89">So total ways = 5∗3!=30</text:span></text:span></text:p>
        </text:list-item>
        <text:list-item>
          <text:p text:style-name="P2"><text:span text:style-name="Strong_20_Emphasis"><text:span text:style-name="T154">Equilateral triangle using matchsticks:</text:span></text:span></text:p>
          <text:p text:style-name="P2"><text:a xlink:type="simple" xlink:href="https://www.geeksforgeeks.org/equilateral-triangles-using-matchsticks/" text:style-name="Internet_20_link" text:visited-style-name="Visited_20_Internet_20_Link"><text:span text:style-name="Strong_20_Emphasis"><text:span text:style-name="T90">https://www.geeksforgeeks.org/equilateral-triangles-using-matchsticks/</text:span></text:span></text:a></text:p>
        </text:list-item>
        <text:list-item>
          <text:p text:style-name="P2"><text:span text:style-name="Strong_20_Emphasis"><text:span text:style-name="T155">Breaking chocolate bars:</text:span></text:span></text:p>
          <text:p text:style-name="P2"><text:a xlink:type="simple" xlink:href="https://www.interviewbit.com/problems/breaking-chocolate-bars/" text:style-name="Internet_20_link" text:visited-style-name="Visited_20_Internet_20_Link"><text:span text:style-name="Strong_20_Emphasis"><text:span text:style-name="T91">https://www.interviewbit.com/problems/breaking-chocolate-bars/</text:span></text:span></text:a></text:p>
          <text:p text:style-name="P2"><text:soft-page-break/><text:span text:style-name="Strong_20_Emphasis"><text:span text:style-name="T92">You need m×n - 1 steps. By breaking an existing piece horizontally or vertically, you merely increase the total number of pieces by one.</text:span></text:span></text:p>
          <text:p text:style-name="P2"><text:span text:style-name="Strong_20_Emphasis"><text:span text:style-name="T92">You already have 1 piece, so need m×n - 1 steps to get to m×n pieces.</text:span></text:span></text:p>
        </text:list-item>
        <text:list-item>
          <text:p text:style-name="P2"><text:span text:style-name="Strong_20_Emphasis"><text:span text:style-name="T156">Make a statement:</text:span></text:span></text:p>
          <text:p text:style-name="P2"><text:a xlink:type="simple" xlink:href="https://www.interviewbit.com/problems/make-a-statement/" text:style-name="Internet_20_link" text:visited-style-name="Visited_20_Internet_20_Link"><text:span text:style-name="Strong_20_Emphasis"><text:span text:style-name="T93">https://www.interviewbit.com/problems/make-a-statement/</text:span></text:span></text:a></text:p>
          <text:p text:style-name="P2"><text:a xlink:type="simple" xlink:href="https://everything2.com/title/Two+offers+solution" text:style-name="Internet_20_link" text:visited-style-name="Visited_20_Internet_20_Link"><text:span text:style-name="Strong_20_Emphasis"><text:span text:style-name="T94">https://everything2.com/title/Two+offers+solution</text:span></text:span></text:a></text:p>
        </text:list-item>
        <text:list-item>
          <text:p text:style-name="P2"><text:span text:style-name="Strong_20_Emphasis"><text:span text:style-name="T156">Spinning disc:</text:span></text:span></text:p>
          <text:p text:style-name="P2"><text:a xlink:type="simple" xlink:href="https://www.interviewbit.com/problems/spinning-discs-direction/" text:style-name="Internet_20_link" text:visited-style-name="Visited_20_Internet_20_Link"><text:span text:style-name="Strong_20_Emphasis"><text:span text:style-name="T95">https://www.interviewbit.com/problems/spinning-discs-direction/</text:span></text:span></text:a></text:p>
          <text:p text:style-name="P2"><text:a xlink:type="simple" xlink:href="https://everything2.com/title/Spinning+disc+solution" text:style-name="Internet_20_link" text:visited-style-name="Visited_20_Internet_20_Link"><text:span text:style-name="Strong_20_Emphasis"><text:span text:style-name="T96">https://everything2.com/title/Spinning+disc+solution</text:span></text:span></text:a></text:p>
        </text:list-item>
        <text:list-item>
          <text:p text:style-name="P2"><text:span text:style-name="Strong_20_Emphasis"><text:span text:style-name="T157">Good processor:</text:span></text:span></text:p>
          <text:p text:style-name="P2"><text:a xlink:type="simple" xlink:href="https://www.interviewbit.com/problems/good-processor/" text:style-name="Internet_20_link" text:visited-style-name="Visited_20_Internet_20_Link"><text:span text:style-name="Strong_20_Emphasis"><text:span text:style-name="T97">https://www.interviewbit.com/problems/good-processor/</text:span></text:span></text:a></text:p>
          <text:p text:style-name="P2"><text:span text:style-name="Strong_20_Emphasis"><text:span text:style-name="T98"><text:s text:c="8"/>Let the processors be numbered 1...n. Begin by asking processor 1 if processor 2 is good. If the answer is "no", remove these two processors from the list and start over. Note that you removed one good processor and one bad processor from the list, so more than half of the remaining processors are still good.</text:span></text:span></text:p>
          <text:p text:style-name="P2"><text:span text:style-name="Strong_20_Emphasis"><text:span text:style-name="T98"><text:s text:c="8"/>If processor 1 says processor 2 is good, continue by asking processor 2 about processor 3, 3 about 4, etc., until you get a "no" answer. Suppose it is processor j that says processor j+1 is bad. Remove both processors j and j+1 from the list (as before, more than half of the remaining processors are still good, since one of the two you removed was good and one was bad), and continue by asking processor j-1 about processor j (the processor that was after j+1 before you removed it and the original processor j).</text:span></text:span></text:p>
          <text:p text:style-name="P2"><text:span text:style-name="Strong_20_Emphasis"><text:span text:style-name="T98"><text:s text:c="8"/>You are creating a "chain" of processors who each think the next processor in the chain is good. So these processors are either all good or all bad. </text:span></text:span><text:span text:style-name="Strong_20_Emphasis"><text:span text:style-name="T158">Once this chain comprises more than half of the processors in the remaining list, you know that all these processors are good.</text:span></text:span><text:span text:style-name="Strong_20_Emphasis"><text:span text:style-name="T98"> Or, if you've removed so many processors that only one remain (that must be good) or only two remain (both of them must be good).</text:span></text:span></text:p>
          <text:p text:style-name="P2"><text:span text:style-name="Strong_20_Emphasis"><text:span text:style-name="T98"><text:s text:c="8"/>To show that this involves at most n-2 steps, note that every processor is asked about at most once, and the first processor is never asked about. Also, the last processor is never asked about either, since you stop once the chain is longer than half the list.</text:span></text:span></text:p>
          <text:p text:style-name="P2"><text:span text:style-name="Strong_20_Emphasis"><text:span text:style-name="T99">Example c</text:span></text:span><text:span text:style-name="Strong_20_Emphasis"><text:span text:style-name="T100">ondition when n – 2 steps will be required:</text:span></text:span></text:p>
          <text:p text:style-name="P2"><text:span text:style-name="Strong_20_Emphasis"><text:span text:style-name="T101">G G G G G G B B B B B <text:s text:c="5"/>(9 steps will be required. </text:span></text:span><text:span text:style-name="Strong_20_Emphasis"><text:span text:style-name="T102">There is no need to</text:span></text:span><text:span text:style-name="Strong_20_Emphasis"><text:span text:style-name="T103"> ask second processor about 11</text:span></text:span><text:span text:style-name="Strong_20_Emphasis"><text:span text:style-name="T236">th</text:span></text:span><text:span text:style-name="Strong_20_Emphasis"><text:span text:style-name="T103">, because at this step we are sure that the previous processors are good processors.</text:span></text:span><text:span text:style-name="Strong_20_Emphasis"><text:span text:style-name="T101">)</text:span></text:span></text:p>
        </text:list-item>
        <text:list-item>
          <text:p text:style-name="P2"><text:span text:style-name="Strong_20_Emphasis"><text:span text:style-name="T159">Min elevator trips:</text:span></text:span></text:p>
          <text:p text:style-name="P2"><text:a xlink:type="simple" xlink:href="https://www.interviewbit.com/problems/min-elevator-trips/" text:style-name="Internet_20_link" text:visited-style-name="Visited_20_Internet_20_Link"><text:span text:style-name="Strong_20_Emphasis"><text:span text:style-name="T104">https://www.interviewbit.com/problems/min-elevator-trips/</text:span></text:span></text:a></text:p>
          <text:p text:style-name="P2"><text:a xlink:type="simple" xlink:href="https://github.com/sharkdp/great-puzzles/blob/master/puzzles/21-wires/solution.md" text:style-name="Internet_20_link" text:visited-style-name="Visited_20_Internet_20_Link"><text:span text:style-name="Strong_20_Emphasis"><text:span text:style-name="T104">https://github.com/sharkdp/great-puzzles/blob/master/puzzles/21-wires/solution.md</text:span></text:span></text:a></text:p>
        </text:list-item>
        <text:list-item>
          <text:p text:style-name="P2"><text:span text:style-name="Strong_20_Emphasis"><text:span text:style-name="T160">Number of handshakes:</text:span></text:span></text:p>
          <text:p text:style-name="P2"><text:a xlink:type="simple" xlink:href="https://www.geeksforgeeks.org/puzzle-handshake/" text:style-name="Internet_20_link" text:visited-style-name="Visited_20_Internet_20_Link"><text:span text:style-name="Strong_20_Emphasis"><text:span text:style-name="T105">https://www.geeksforgeeks.org/puzzle-handshake/</text:span></text:span></text:a></text:p>
        </text:list-item>
        <text:list-item>
          <text:p text:style-name="P2"><text:span text:style-name="Strong_20_Emphasis"><text:span text:style-name="T161">Planes around the world:</text:span></text:span></text:p>
          <text:p text:style-name="P2"><text:a xlink:type="simple" xlink:href="https://www.mathsisfun.com/puzzles/planes-around-the-world-solution.html" text:style-name="Internet_20_link" text:visited-style-name="Visited_20_Internet_20_Link"><text:span text:style-name="Strong_20_Emphasis"><text:span text:style-name="T106">https://www.mathsisfun.com/puzzles/planes-around-the-world-solution.html</text:span></text:span></text:a></text:p>
        </text:list-item>
        <text:list-item>
          <text:p text:style-name="P2"><text:span text:style-name="Strong_20_Emphasis"><text:span text:style-name="T162">Marbles in jar:</text:span></text:span></text:p>
          <text:p text:style-name="P2"><text:a xlink:type="simple" xlink:href="https://www.interviewbit.com/problems/marbles-in-jar/" text:style-name="Internet_20_link" text:visited-style-name="Visited_20_Internet_20_Link"><text:span text:style-name="Strong_20_Emphasis"><text:span text:style-name="T107">https://www.interviewbit.com/problems/marbles-in-jar/</text:span></text:span></text:a></text:p>
        </text:list-item>
        <text:list-item>
          <text:p text:style-name="P2"><text:soft-page-break/><text:span text:style-name="Strong_20_Emphasis"><text:span text:style-name="T163">Next number:</text:span></text:span></text:p>
          <text:p text:style-name="P2"><text:a xlink:type="simple" xlink:href="https://www.interviewbit.com/problems/next-number/" text:style-name="Internet_20_link" text:visited-style-name="Visited_20_Internet_20_Link"><text:span text:style-name="Strong_20_Emphasis"><text:span text:style-name="T108">https://www.interviewbit.com/problems/next-number/</text:span></text:span></text:a></text:p>
        </text:list-item>
        <text:list-item>
          <text:p text:style-name="P2"><text:span text:style-name="Strong_20_Emphasis"><text:span text:style-name="T164">Last palindrome date:</text:span></text:span></text:p>
          <text:p text:style-name="P2"><text:a xlink:type="simple" xlink:href="https://www.geeksforgeeks.org/puzzle-30-last-palindrome-data/" text:style-name="Internet_20_link" text:visited-style-name="Visited_20_Internet_20_Link"><text:span text:style-name="Strong_20_Emphasis"><text:span text:style-name="T109">https://www.geeksforgeeks.org/puzzle-30-last-palindrome-data/</text:span></text:span></text:a></text:p>
        </text:list-item>
        <text:list-item>
          <text:p text:style-name="P2"><text:span text:style-name="Strong_20_Emphasis"><text:span text:style-name="T165">Prisoners and poison:</text:span></text:span></text:p>
          <text:p text:style-name="P2"><text:a xlink:type="simple" xlink:href="https://www.interviewbit.com/problems/prisoners-and-poison/" text:style-name="Internet_20_link" text:visited-style-name="Visited_20_Internet_20_Link"><text:span text:style-name="Strong_20_Emphasis"><text:span text:style-name="T97">https://www.interviewbit.com/problems/prisoners-and-poison/</text:span></text:span></text:a></text:p>
        </text:list-item>
        <text:list-item>
          <text:p text:style-name="P2"><text:span text:style-name="Strong_20_Emphasis"><text:span text:style-name="T166">Gates of heaven:</text:span></text:span></text:p>
          <text:p text:style-name="P2"><text:a xlink:type="simple" xlink:href="https://www.interviewbit.com/problems/gates-of-heaven/" text:style-name="Internet_20_link" text:visited-style-name="Visited_20_Internet_20_Link"><text:span text:style-name="Strong_20_Emphasis"><text:span text:style-name="T110">https://www.interviewbit.com/problems/gates-of-heaven/</text:span></text:span></text:a></text:p>
          <text:p text:style-name="P2"><text:a xlink:type="simple" xlink:href="http://www.crazyforcode.com/heaven-hell-puzzle/" text:style-name="Internet_20_link" text:visited-style-name="Visited_20_Internet_20_Link"><text:span text:style-name="Strong_20_Emphasis"><text:span text:style-name="T110">http://www.crazyforcode.com/heaven-hell-puzzle/</text:span></text:span></text:a></text:p>
        </text:list-item>
        <text:list-item>
          <text:p text:style-name="P2"><text:span text:style-name="Strong_20_Emphasis"><text:span text:style-name="T167">Two numbers:</text:span></text:span></text:p>
          <text:p text:style-name="P2"><text:a xlink:type="simple" xlink:href="https://www.interviewbit.com/problems/two-numbers/" text:style-name="Internet_20_link" text:visited-style-name="Visited_20_Internet_20_Link"><text:span text:style-name="Strong_20_Emphasis"><text:span text:style-name="T111">https://www.interviewbit.com/problems/two-numbers/</text:span></text:span></text:a></text:p>
        </text:list-item>
        <text:list-item>
          <text:p text:style-name="P2"><text:a xlink:type="simple" xlink:href="http://www.mytechinterviews.com/random-byte-from-a-stream-of-bytes" text:style-name="Internet_20_link" text:visited-style-name="Visited_20_Internet_20_Link"><text:span text:style-name="Strong_20_Emphasis"><text:span text:style-name="T97">http://www.mytechinterviews.com/random-byte-from-a-stream-of-bytes</text:span></text:span></text:a></text:p>
          <text:p text:style-name="P2"><text:span text:style-name="Strong_20_Emphasis"><text:span text:style-name="T112">Maintain the count of totalNumberOfBytes </text:span></text:span><text:span text:style-name="Strong_20_Emphasis"><text:span text:style-name="T113">and update it after coming of each byte and get a random number among 1 to </text:span></text:span><text:span text:style-name="Strong_20_Emphasis"><text:span text:style-name="T112">totalNumberOfBytes </text:span></text:span><text:span text:style-name="Strong_20_Emphasis"><text:span text:style-name="T114">after coming of each byte and if this random number is the largest possible number of the range means equal to </text:span></text:span><text:span text:style-name="Strong_20_Emphasis"><text:span text:style-name="T112">totalNumberOfBytes, </text:span></text:span><text:span text:style-name="Strong_20_Emphasis"><text:span text:style-name="T114">then store the coming byte into the storage location otherwise not.</text:span></text:span></text:p>
        </text:list-item>
        <text:list-item>
          <text:p text:style-name="P2"><text:span text:style-name="Strong_20_Emphasis"><text:span text:style-name="T187">Tunnel trouble:</text:span></text:span></text:p>
          <text:p text:style-name="P2"><text:a xlink:type="simple" xlink:href="http://www.mytechinterviews.com/tunnel-trouble" text:style-name="Internet_20_link" text:visited-style-name="Visited_20_Internet_20_Link"><text:span text:style-name="Strong_20_Emphasis"><text:span text:style-name="T188">http://www.mytechinterviews.com/tunnel-trouble</text:span></text:span></text:a></text:p>
        </text:list-item>
        <text:list-item>
          <text:p text:style-name="P2"><text:span text:style-name="Strong_20_Emphasis"><text:span text:style-name="T168">Red green yellow balls problem:</text:span></text:span></text:p>
          <text:p text:style-name="P2"><text:a xlink:type="simple" xlink:href="http://www.mytechinterviews.com/red-green-and-yellow-balls" text:style-name="Internet_20_link" text:visited-style-name="Visited_20_Internet_20_Link"><text:span text:style-name="Strong_20_Emphasis"><text:span text:style-name="T115">http://www.mytechinterviews.com/red-green-and-yellow-balls</text:span></text:span></text:a></text:p>
          <text:p text:style-name="P2"><text:span text:style-name="Strong_20_Emphasis"><text:span text:style-name="T116">Suppose the balls are R1, R2, G1, G2, Y1 and Y2. Suppose the heavy balls are 2 Kg and the light balls are 1 Kg.</text:span></text:span></text:p>
          <text:p text:style-name="P2"><text:span text:style-name="Strong_20_Emphasis"><text:span text:style-name="T117">Now first weigh R1G1 on one side and R2Y1 on the other side. Three cases arises:</text:span></text:span></text:p>
          <text:list>
            <text:list-item>
              <text:p text:style-name="P2"><text:span text:style-name="Strong_20_Emphasis"><text:span text:style-name="T118">B</text:span></text:span><text:span text:style-name="Strong_20_Emphasis"><text:span text:style-name="T119">oth sides are equal: Then weigh R1 against R2. If R1 is heavier then </text:span></text:span><text:span text:style-name="Strong_20_Emphasis"><text:span text:style-name="T120">G1 must be lighter, R2 must be lighter and Y1 must be </text:span></text:span><text:span text:style-name="Strong_20_Emphasis"><text:span text:style-name="T121">heavier</text:span></text:span><text:span text:style-name="Strong_20_Emphasis"><text:span text:style-name="T120">. </text:span></text:span><text:span text:style-name="Strong_20_Emphasis"><text:span text:style-name="T122">Then the heavier balls will be {R1, G2, Y1} and lighter balls will be {R2, G1, Y2}.</text:span></text:span></text:p>
            </text:list-item>
            <text:list-item>
              <text:p text:style-name="P2"><text:span text:style-name="Strong_20_Emphasis"><text:span text:style-name="T123">If R1G1 is heavy: </text:span></text:span><text:span text:style-name="Strong_20_Emphasis"><text:span text:style-name="T124">two conditions:</text:span></text:span></text:p>
              <text:list>
                <text:list-item>
                  <text:p text:style-name="P2"><text:span text:style-name="Strong_20_Emphasis"><text:span text:style-name="T169">R1G1 is 3 Kg:</text:span></text:span></text:p>
                  <text:list>
                    <text:list-item>
                      <text:p text:style-name="P161"><text:span text:style-name="Strong_20_Emphasis"><text:span text:style-name="T125">R1 = 1 Kg, G1 = 2 Kg </text:span></text:span><text:span text:style-name="Strong_20_Emphasis"><text:span text:style-name="T126">(</text:span></text:span><text:span text:style-name="Strong_20_Emphasis"><text:span text:style-name="T170">Invalid</text:span></text:span><text:span text:style-name="Strong_20_Emphasis"><text:span text:style-name="T126"> because in this case, R1G1 side can only be equal or lighter but can’t be heavier because on the other side, R2 must be of two Kgs.)</text:span></text:span></text:p>
                    </text:list-item>
                    <text:list-item>
                      <text:p text:style-name="P161"><text:span text:style-name="Strong_20_Emphasis"><text:span text:style-name="T171">R1 = 2 Kg, G1 = 1 Kg <text:s text:c="2"/>=&gt;</text:span></text:span></text:p>
                      <text:list>
                        <text:list-item>
                          <text:p text:style-name="P161"><text:span text:style-name="Strong_20_Emphasis"><text:span text:style-name="T172">R2 = 1 Kg, Y1 = 1 Kg</text:span></text:span></text:p>
                        </text:list-item>
                        <text:list-item>
                          <text:p text:style-name="P161"><text:span text:style-name="Strong_20_Emphasis"><text:span text:style-name="T127">R2 = </text:span></text:span><text:span text:style-name="Strong_20_Emphasis"><text:span text:style-name="T128">1</text:span></text:span><text:span text:style-name="Strong_20_Emphasis"><text:span text:style-name="T127"> Kg, Y1 = </text:span></text:span><text:span text:style-name="Strong_20_Emphasis"><text:span text:style-name="T128">2</text:span></text:span><text:span text:style-name="Strong_20_Emphasis"><text:span text:style-name="T127"> Kg </text:span></text:span><text:span text:style-name="Strong_20_Emphasis"><text:span text:style-name="T129">(</text:span></text:span><text:span text:style-name="Strong_20_Emphasis"><text:span text:style-name="T173">Invalid</text:span></text:span><text:span text:style-name="Strong_20_Emphasis"><text:span text:style-name="T130"> because in this case, both sides will be 3 Kg and so equal.</text:span></text:span><text:span text:style-name="Strong_20_Emphasis"><text:span text:style-name="T129">)</text:span></text:span></text:p>
                        </text:list-item>
                      </text:list>
                    </text:list-item>
                  </text:list>
                </text:list-item>
                <text:list-item>
                  <text:p text:style-name="P161"><text:span text:style-name="Strong_20_Emphasis"><text:span text:style-name="T169">R1G1 is 4 Kg:</text:span></text:span></text:p>
                  <text:list>
                    <text:list-item>
                      <text:p text:style-name="P161"><text:span text:style-name="Strong_20_Emphasis"><text:span text:style-name="T174">R1 = 2 Kg, G1 = 2 Kg <text:s text:c="2"/>=&gt;</text:span></text:span></text:p>
                      <text:list>
                        <text:list-item>
                          <text:p text:style-name="P161"><text:span text:style-name="Strong_20_Emphasis"><text:span text:style-name="T172">R2 = 1 Kg, Y1 = </text:span></text:span><text:span text:style-name="Strong_20_Emphasis"><text:span text:style-name="T175">1</text:span></text:span><text:span text:style-name="Strong_20_Emphasis"><text:span text:style-name="T172"> Kg</text:span></text:span></text:p>
                        </text:list-item>
                        <text:list-item>
                          <text:p text:style-name="P161"><text:span text:style-name="Strong_20_Emphasis"><text:span text:style-name="T172">R2 = 1 Kg, Y1 = </text:span></text:span><text:span text:style-name="Strong_20_Emphasis"><text:span text:style-name="T175">2</text:span></text:span><text:span text:style-name="Strong_20_Emphasis"><text:span text:style-name="T172"> Kg</text:span></text:span></text:p>
                        </text:list-item>
                      </text:list>
                    </text:list-item>
                  </text:list>
                </text:list-item>
              </text:list>
              <text:p text:style-name="P2"><text:span text:style-name="Strong_20_Emphasis"><text:span text:style-name="T131"/></text:span></text:p>
              <text:p text:style-name="P2"><text:span text:style-name="Strong_20_Emphasis"><text:span text:style-name="T131">Now weigh G1Y1 with G2Y2 and following combinations are possible:</text:span></text:span></text:p>
              <text:p text:style-name="P2"><text:span text:style-name="Strong_20_Emphasis"><text:span text:style-name="T132">G1 = 1 Kg, Y1 = 1 Kg <text:s text:c="6"/>and <text:s text:c="6"/>G2 = 2 Kg, Y2 = 2 Kg,</text:span></text:span></text:p>
              <text:p text:style-name="P2"><text:span text:style-name="Strong_20_Emphasis"><text:span text:style-name="T132">G1 = 1 Kg, Y1 = </text:span></text:span><text:span text:style-name="Strong_20_Emphasis"><text:span text:style-name="T133">2</text:span></text:span><text:span text:style-name="Strong_20_Emphasis"><text:span text:style-name="T132"> Kg <text:s text:c="6"/>and <text:s text:c="6"/>G2 = 2 Kg, Y2 = </text:span></text:span><text:span text:style-name="Strong_20_Emphasis"><text:span text:style-name="T133">1</text:span></text:span><text:span text:style-name="Strong_20_Emphasis"><text:span text:style-name="T132"> Kg, </text:span></text:span><text:span text:style-name="Strong_20_Emphasis"><text:span text:style-name="T134">(</text:span></text:span><text:span text:style-name="Strong_20_Emphasis"><text:span text:style-name="T176">Invalid</text:span></text:span><text:span text:style-name="Strong_20_Emphasis"><text:span text:style-name="T134">, see above)</text:span></text:span></text:p>
              <text:p text:style-name="P2"><text:span text:style-name="Strong_20_Emphasis"><text:span text:style-name="T132">G1 = </text:span></text:span><text:span text:style-name="Strong_20_Emphasis"><text:span text:style-name="T133">2</text:span></text:span><text:span text:style-name="Strong_20_Emphasis"><text:span text:style-name="T132"> Kg, Y1 = 1 Kg <text:s text:c="6"/>and <text:s text:c="6"/>G2 = </text:span></text:span><text:span text:style-name="Strong_20_Emphasis"><text:span text:style-name="T133">1</text:span></text:span><text:span text:style-name="Strong_20_Emphasis"><text:span text:style-name="T132"> Kg, Y2 = 2 Kg,</text:span></text:span></text:p>
              <text:p text:style-name="P2"><text:span text:style-name="Strong_20_Emphasis"><text:span text:style-name="T132">G1 = </text:span></text:span><text:span text:style-name="Strong_20_Emphasis"><text:span text:style-name="T133">2</text:span></text:span><text:span text:style-name="Strong_20_Emphasis"><text:span text:style-name="T132"> Kg, Y1 = </text:span></text:span><text:span text:style-name="Strong_20_Emphasis"><text:span text:style-name="T133">2</text:span></text:span><text:span text:style-name="Strong_20_Emphasis"><text:span text:style-name="T132"> Kg <text:s text:c="6"/>and <text:s text:c="6"/>G2 = </text:span></text:span><text:span text:style-name="Strong_20_Emphasis"><text:span text:style-name="T133">1</text:span></text:span><text:span text:style-name="Strong_20_Emphasis"><text:span text:style-name="T132"> Kg, Y2 = </text:span></text:span><text:span text:style-name="Strong_20_Emphasis"><text:span text:style-name="T133">1</text:span></text:span><text:span text:style-name="Strong_20_Emphasis"><text:span text:style-name="T132"> Kg,</text:span></text:span></text:p>
              <text:p text:style-name="P2"><text:span text:style-name="Strong_20_Emphasis"><text:span text:style-name="T135">Now the heavier set can easily be deduced.</text:span></text:span></text:p>
            </text:list-item>
            <text:list-item>
              <text:p text:style-name="P2"><text:soft-page-break/><text:span text:style-name="Strong_20_Emphasis"><text:span text:style-name="T136">If R2Y1 is heavy: </text:span></text:span><text:span text:style-name="Strong_20_Emphasis"><text:span text:style-name="T137">similar to B</text:span></text:span></text:p>
            </text:list-item>
          </text:list>
        </text:list-item>
        <text:list-item>
          <text:p text:style-name="P2"><text:span text:style-name="Strong_20_Emphasis"><text:span text:style-name="T177">12 Identical balls problem:</text:span></text:span></text:p>
          <text:p text:style-name="P2"><text:a xlink:type="simple" xlink:href="http://www.mytechinterviews.com/12-identical-balls-problem" text:style-name="Internet_20_link" text:visited-style-name="Visited_20_Internet_20_Link"><text:span text:style-name="Strong_20_Emphasis"><text:span text:style-name="T115">http://www.mytechinterviews.com/12-identical-balls-problem</text:span></text:span></text:a></text:p>
        </text:list-item>
        <text:list-item>
          <text:p text:style-name="P2"><text:span text:style-name="Strong_20_Emphasis"><text:span text:style-name="T178">Chessboard and dominoes puzzle:</text:span></text:span></text:p>
          <text:p text:style-name="P2"><text:a xlink:type="simple" xlink:href="https://www.youtube.com/watch?v=RLm8t9tO8H0" text:style-name="Internet_20_link" text:visited-style-name="Visited_20_Internet_20_Link"><text:span text:style-name="Strong_20_Emphasis"><text:span text:style-name="T138">https://www.youtube.com/watch?v=RLm8t9tO8H0</text:span></text:span></text:a></text:p>
        </text:list-item>
        <text:list-item>
          <text:p text:style-name="P2"><text:span text:style-name="Strong_20_Emphasis"><text:span text:style-name="T179">The Monty Hall Problem:</text:span></text:span></text:p>
          <text:p text:style-name="P2"><text:a xlink:type="simple" xlink:href="https://www.youtube.com/watch?v=mhlc7peGlGg" text:style-name="Internet_20_link" text:visited-style-name="Visited_20_Internet_20_Link"><text:span text:style-name="Strong_20_Emphasis"><text:span text:style-name="T139">https://www.youtube.com/watch?v=mhlc7peGlGg</text:span></text:span></text:a></text:p>
          <text:p text:style-name="P2"><text:span text:style-name="Strong_20_Emphasis"><text:span text:style-name="T140">The idea is that initially the chance of picking the goat was 66% and the chance of picking the car was 33%. </text:span></text:span><text:span text:style-name="Strong_20_Emphasis"><text:span text:style-name="T141">And if it was a goat, then when you will swap, it will 100% be a car only.</text:span></text:span></text:p>
        </text:list-item>
        <text:list-item>
          <text:p text:style-name="P2"><text:span text:style-name="Strong_20_Emphasis"><text:span text:style-name="T180">Five pirates puzzle:</text:span></text:span></text:p>
          <text:p text:style-name="P2"><text:a xlink:type="simple" xlink:href="https://www.youtube.com/watch?v=r2ubVzU9b5o" text:style-name="Internet_20_link" text:visited-style-name="Visited_20_Internet_20_Link"><text:span text:style-name="Strong_20_Emphasis"><text:span text:style-name="T142">https://www.youtube.com/watch?v=r2ubVzU9b5o</text:span></text:span></text:a></text:p>
        </text:list-item>
        <text:list-item>
          <text:p text:style-name="P2"><text:span text:style-name="Strong_20_Emphasis"><text:span text:style-name="T181">Six pirates and one gold coin:</text:span></text:span></text:p>
          <text:p text:style-name="P2"><text:a xlink:type="simple" xlink:href="http://www.mytechinterviews.com/6-pirates-fight-for-1-gold-coin" text:style-name="Internet_20_link" text:visited-style-name="Visited_20_Internet_20_Link"><text:span text:style-name="Strong_20_Emphasis"><text:span text:style-name="T143">http://www.mytechinterviews.com/6-pirates-fight-for-1-gold-coin</text:span></text:span></text:a></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list-item>
        <text:list-item>
          <text:p text:style-name="P2"><text:span text:style-name="Strong_20_Emphasis"><text:span text:style-name="T182">MyTechInterviews </text:span></text:span><text:span text:style-name="Strong_20_Emphasis"><text:span text:style-name="T183">puzzles</text:span></text:span><text:span text:style-name="Strong_20_Emphasis"><text:span text:style-name="T182">:</text:span></text:span></text:p>
          <text:p text:style-name="P2"><text:a xlink:type="simple" xlink:href="http://www.mytechinterviews.com/category/puzzles" text:style-name="Internet_20_link" text:visited-style-name="Visited_20_Internet_20_Link"><text:span text:style-name="Strong_20_Emphasis"><text:span text:style-name="T142">http://www.mytechinterviews.com/category/puzzles</text:span></text:span></text:a></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list-item>
        <text:list-item>
          <text:p text:style-name="P2"><text:span text:style-name="Strong_20_Emphasis"><text:span text:style-name="T186">GeeksForGeeks puzzles:</text:span></text:span></text:p>
          <text:p text:style-name="P2"><text:a xlink:type="simple" xlink:href="https://www.geeksforgeeks.org/puzzles/" text:style-name="Internet_20_link" text:visited-style-name="Visited_20_Internet_20_Link"><text:span text:style-name="Strong_20_Emphasis"><text:span text:style-name="T142">https://www.geeksforgeeks.org/puzzles/</text:span></text:span></text:a></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pan text:style-name="Strong_20_Emphasis"><text:span text:style-name="T15">InterviewBit puzzles:</text:span></text:span></text:p>
        </text:list-item>
        <text:list-item>
          <text:p text:style-name="P2"><text:soft-page-break/><text:span text:style-name="Strong_20_Emphasis"><text:span text:style-name="T15">InterviewBit puzzles:</text:span></text:span></text:p>
        </text:list-item>
        <text:list-item>
          <text:p text:style-name="P2"><text:span text:style-name="Strong_20_Emphasis"><text:span text:style-name="T15">InterviewBit puzzles:</text:span></text:span></text:p>
          <text:p text:style-name="P2"><text:a xlink:type="simple" xlink:href="https://www.interviewbit.com/puzzles/" text:style-name="Internet_20_link" text:visited-style-name="Visited_20_Internet_20_Link"><text:span text:style-name="Strong_20_Emphasis"><text:span text:style-name="T25">https://www.interviewbit.com/puzzles/</text:span></text:span></text:a></text:p>
        </text:list-item>
        <text:list-item>
          <text:p text:style-name="P2"><text:span text:style-name="Strong_20_Emphasis"><text:span text:style-name="T16">ManrajGrover puzzles </text:span></text:span><text:span text:style-name="Strong_20_Emphasis"><text:span text:style-name="T17">(Don’t read it)</text:span></text:span><text:span text:style-name="Strong_20_Emphasis"><text:span text:style-name="T16">:</text:span></text:span></text:p>
          <text:p text:style-name="P2"><text:a xlink:type="simple" xlink:href="https://github.com/manrajgrover/Puzzles/blob/master/README.md" text:style-name="Internet_20_link" text:visited-style-name="Visited_20_Internet_20_Link"><text:span text:style-name="Strong_20_Emphasis"><text:span text:style-name="T26">https://github.com/manrajgrover/Puzzles/blob/master/README.md</text:span></text:span></text:a></text:p>
        </text:list-item>
        <text:list-item>
          <text:p text:style-name="P52">Expression Evaluation: 6.9 – 6.14,</text:p>
        </text:list-item>
        <text:list-item>
          <text:p text:style-name="P53"><text:span text:style-name="T294">I</text:span>ntroduction of Tree: 7.1 – 7.5 (upto extended tree),</text:p>
        </text:list-item>
        <text:list-item>
          <text:p text:style-name="P54">Height, depth and level of a node in a tree:</text:p>
          <text:p text:style-name="P55"><text:a xlink:type="simple" xlink:href="http://typeocaml.com/2014/11/26/height-depth-and-level-of-a-tree/" text:style-name="Internet_20_link" text:visited-style-name="Visited_20_Internet_20_Link"><text:span text:style-name="T295">http://typeocaml.com/2014/11/26/height-depth-and-level-of-a-tree/</text:span></text:a></text:p>
        </text:list-item>
        <text:list-item>
          <text:p text:style-name="P56">Header Nodes and Threads: 7.20 – 7.23,</text:p>
        </text:list-item>
        <text:list-item>
          <text:p text:style-name="P57">BST: 7.23 – 7.35,</text:p>
        </text:list-item>
        <text:list-item>
          <text:p text:style-name="P58">AVL Tree: <text:span text:style-name="T296">7.35 to 7.46,</text:span></text:p>
        </text:list-item>
        <text:list-item>
          <text:p text:style-name="P59">m-way search tree: 7.46 – 7.5<text:span text:style-name="T297">1</text:span>,</text:p>
        </text:list-item>
        <text:list-item>
          <text:p text:style-name="P60">B tree: 7.51 – 7.55,</text:p>
        </text:list-item>
        <text:list-item>
          <text:p text:style-name="P61">Heap and Heapsort: 7.55 – 7.65,</text:p>
        </text:list-item>
        <text:list-item>
          <text:p text:style-name="P58">Red-Black tree:</text:p>
          <text:p text:style-name="P58">Red Black tree.odt</text:p>
        </text:list-item>
        <text:list-item>
          <text:p text:style-name="P62">abc</text:p>
        </text:list-item>
        <text:list-item>
          <text:p text:style-name="P99"><text:span text:style-name="Strong_20_Emphasis"><text:span text:style-name="T3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style:font-family-generic="swiss"/>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Heading" style:class="text"/>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1410</meta:editing-cycles>
    <meta:creation-date>2016-08-16T07:20:00</meta:creation-date>
    <dc:date>2019-11-19T23:17:54.014802275</dc:date>
    <meta:editing-duration>P42DT4H5M32S</meta:editing-duration>
    <meta:generator>LibreOffice/5.1.6.2$Linux_X86_64 LibreOffice_project/10m0$Build-2</meta:generator>
    <meta:document-statistic meta:table-count="0" meta:image-count="0" meta:object-count="0" meta:page-count="25" meta:paragraph-count="945" meta:word-count="5502" meta:character-count="51910" meta:non-whitespace-character-count="47478"/>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